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4" table:number-rows-spanned="1" table:style-name="ce3">
            <text:p>Calculations</text:p>
          </table:table-cell>
          <table:covered-table-cell table:number-columns-repeated="3"/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MILP</text:p>
          </table:table-cell>
          <table:table-cell office:value-type="string" table:style-name="ce2">
            <text:p>Nonlinear</text:p>
          </table:table-cell>
          <table:table-cell office:value-type="string" table:style-name="ce2">
            <text:p>Exhaustive</text:p>
          </table:table-cell>
          <table:table-cell office:value-type="string" table:style-name="ce2">
            <text:p>Quick</text:p>
          </table:table-cell>
          <table:table-cell office:value-type="string" table:style-name="ce2">
            <text:p>Difference</text:p>
          </table:table-cell>
          <table:table-cell table:number-columns-repeated="16379"/>
        </table:table-row>
        <table:table-row table:style-name="ro1">
          <table:table-cell office:value-type="float" office:value="4256.1599999998298" table:formula="of:=MAX(['milp-acc-energy-usage'.B:.B])" table:style-name="ce2">
            <text:p>4256.16</text:p>
          </table:table-cell>
          <table:table-cell office:value-type="float" office:value="5919.23" table:formula="of:=MAX(['sa-nonlinear-acc-energy-usage'.B:.B])" table:style-name="ce2">
            <text:p>5919.23</text:p>
          </table:table-cell>
          <table:table-cell office:value-type="float" office:value="4797.7460000000001" table:formula="of:=MAX(['sa-exhaustive-acc-energy-usage'.B:.B])" table:style-name="ce2">
            <text:p>4797.746</text:p>
          </table:table-cell>
          <table:table-cell office:value-type="float" office:value="6303.1704" table:formula="of:=MAX(['sa-quick-acc-energy-usage'.B:.B])" table:style-name="ce2">
            <text:p>6303.1704</text:p>
          </table:table-cell>
          <table:table-cell office:value-type="float" office:value="1663.0700000001698" table:formula="of:=[.B3]-[.A3]" table:style-name="ce2">
            <text:p>1663.07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milp-acc-energy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0.72" table:style-name="ce2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1.44" table:style-name="ce2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2.16" table:style-name="ce2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2.88" table:style-name="ce2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3.6" table:style-name="ce2">
            <text:p>3.6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4.32" table:style-name="ce2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5.04" table:style-name="ce2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5.76" table:style-name="ce2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6.48" table:style-name="ce2">
            <text:p>6.48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7.2" table:style-name="ce2">
            <text:p>7.2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7.92" table:style-name="ce2">
            <text:p>7.92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8.64" table:style-name="ce2">
            <text:p>8.64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9.36" table:style-name="ce2">
            <text:p>9.36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10.08" table:style-name="ce2">
            <text:p>10.08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10.8" table:style-name="ce2">
            <text:p>10.8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11.52" table:style-name="ce2">
            <text:p>11.52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12.24" table:style-name="ce2">
            <text:p>12.24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12.96" table:style-name="ce2">
            <text:p>12.96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13.68" table:style-name="ce2">
            <text:p>13.68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14.4" table:style-name="ce2">
            <text:p>14.4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15.12" table:style-name="ce2">
            <text:p>15.12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15.84" table:style-name="ce2">
            <text:p>15.84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16.559999999999999" table:style-name="ce2">
            <text:p>16.56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17.28" table:style-name="ce2">
            <text:p>17.28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18" table:style-name="ce2">
            <text:p>18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18.72" table:style-name="ce2">
            <text:p>18.72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19.440000000000001" table:style-name="ce2">
            <text:p>19.44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20.16" table:style-name="ce2">
            <text:p>20.16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20.88" table:style-name="ce2">
            <text:p>20.88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21.6" table:style-name="ce2">
            <text:p>21.6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22.32" table:style-name="ce2">
            <text:p>22.32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23.04" table:style-name="ce2">
            <text:p>23.04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23.76" table:style-name="ce2">
            <text:p>23.76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46.32" table:style-name="ce2">
            <text:p>46.32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68.88" table:style-name="ce2">
            <text:p>68.88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91.44" table:style-name="ce2">
            <text:p>91.44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114" table:style-name="ce2">
            <text:p>114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136.56" table:style-name="ce2">
            <text:p>136.56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159.84" table:style-name="ce2">
            <text:p>159.84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183.12" table:style-name="ce2">
            <text:p>183.12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206.4" table:style-name="ce2">
            <text:p>206.4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229.68" table:style-name="ce2">
            <text:p>229.68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252.96" table:style-name="ce2">
            <text:p>252.96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276.24" table:style-name="ce2">
            <text:p>276.24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299.52" table:style-name="ce2">
            <text:p>299.52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322.8" table:style-name="ce2">
            <text:p>322.8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346.08" table:style-name="ce2">
            <text:p>346.08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369.36" table:style-name="ce2">
            <text:p>369.36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392.64" table:style-name="ce2">
            <text:p>392.64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415.92" table:style-name="ce2">
            <text:p>415.92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439.2" table:style-name="ce2">
            <text:p>439.2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462.48" table:style-name="ce2">
            <text:p>462.48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463.92" table:style-name="ce2">
            <text:p>463.92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465.36" table:style-name="ce2">
            <text:p>465.36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466.8" table:style-name="ce2">
            <text:p>466.8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468.24" table:style-name="ce2">
            <text:p>468.24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491.520000000001" table:style-name="ce2">
            <text:p>491.52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514.80000000000098" table:style-name="ce2">
            <text:p>514.8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538.08000000000095" table:style-name="ce2">
            <text:p>538.08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561.36000000000104" table:style-name="ce2">
            <text:p>561.36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584.64000000000101" table:style-name="ce2">
            <text:p>584.64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607.92000000000098" table:style-name="ce2">
            <text:p>607.92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631.20000000000095" table:style-name="ce2">
            <text:p>631.2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654.48000000000104" table:style-name="ce2">
            <text:p>654.48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677.76000000000101" table:style-name="ce2">
            <text:p>677.76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701.04000000000099" table:style-name="ce2">
            <text:p>701.04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702.48000000000104" table:style-name="ce2">
            <text:p>702.48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703.92000000000098" table:style-name="ce2">
            <text:p>703.92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705.36000000000104" table:style-name="ce2">
            <text:p>705.36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706.80000000000098" table:style-name="ce2">
            <text:p>706.8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708.24000000000206" table:style-name="ce2">
            <text:p>708.24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709.680000000002" table:style-name="ce2">
            <text:p>709.68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711.12000000000205" table:style-name="ce2">
            <text:p>711.12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712.56000000000199" table:style-name="ce2">
            <text:p>712.56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714.00000000000205" table:style-name="ce2">
            <text:p>714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715.44000000000199" table:style-name="ce2">
            <text:p>715.44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716.88000000000204" table:style-name="ce2">
            <text:p>716.88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718.32000000000198" table:style-name="ce2">
            <text:p>718.32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719.76000000000204" table:style-name="ce2">
            <text:p>719.76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721.20000000000198" table:style-name="ce2">
            <text:p>721.2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722.64000000000203" table:style-name="ce2">
            <text:p>722.64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724.08000000000197" table:style-name="ce2">
            <text:p>724.08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725.52000000000203" table:style-name="ce2">
            <text:p>725.52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748.800000000002" table:style-name="ce2">
            <text:p>748.8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772.08000000000197" table:style-name="ce2">
            <text:p>772.08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817.20000000000198" table:style-name="ce2">
            <text:p>817.2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862.32000000000301" table:style-name="ce2">
            <text:p>862.32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907.44000000000301" table:style-name="ce2">
            <text:p>907.44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952.56000000000301" table:style-name="ce2">
            <text:p>952.56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998.40000000000305" table:style-name="ce2">
            <text:p>998.4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1044.24" table:style-name="ce2">
            <text:p>1044.24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1090.08" table:style-name="ce2">
            <text:p>1090.08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1135.92" table:style-name="ce2">
            <text:p>1135.92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1160.6400000000001" table:style-name="ce2">
            <text:p>1160.64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1163.52" table:style-name="ce2">
            <text:p>1163.52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1166.4000000000001" table:style-name="ce2">
            <text:p>1166.4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1169.28" table:style-name="ce2">
            <text:p>1169.28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1172.1600000000001" table:style-name="ce2">
            <text:p>1172.16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1175.04" table:style-name="ce2">
            <text:p>1175.04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1177.92" table:style-name="ce2">
            <text:p>1177.92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1180.8" table:style-name="ce2">
            <text:p>1180.8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1183.68" table:style-name="ce2">
            <text:p>1183.68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1186.56" table:style-name="ce2">
            <text:p>1186.56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1189.44" table:style-name="ce2">
            <text:p>1189.44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1192.32" table:style-name="ce2">
            <text:p>1192.32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1195.2" table:style-name="ce2">
            <text:p>1195.2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1198.08" table:style-name="ce2">
            <text:p>1198.08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1200.96" table:style-name="ce2">
            <text:p>1200.96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1203.8399999999999" table:style-name="ce2">
            <text:p>1203.84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1206.72" table:style-name="ce2">
            <text:p>1206.72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1209.5999999999999" table:style-name="ce2">
            <text:p>1209.6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1212.48" table:style-name="ce2">
            <text:p>1212.48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1215.3600000000099" table:style-name="ce2">
            <text:p>1215.36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1217.52000000001" table:style-name="ce2">
            <text:p>1217.52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1220.4000000000101" table:style-name="ce2">
            <text:p>1220.4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1223.28000000001" table:style-name="ce2">
            <text:p>1223.28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1226.1600000000101" table:style-name="ce2">
            <text:p>1226.16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1229.04000000001" table:style-name="ce2">
            <text:p>1229.04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1231.9200000000101" table:style-name="ce2">
            <text:p>1231.92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1234.80000000001" table:style-name="ce2">
            <text:p>1234.8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1237.6800000000101" table:style-name="ce2">
            <text:p>1237.68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1240.5600000000099" table:style-name="ce2">
            <text:p>1240.56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1243.4400000000101" table:style-name="ce2">
            <text:p>1243.44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1246.3200000000099" table:style-name="ce2">
            <text:p>1246.32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1249.20000000001" table:style-name="ce2">
            <text:p>1249.2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1252.0800000000099" table:style-name="ce2">
            <text:p>1252.08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1254.96000000001" table:style-name="ce2">
            <text:p>1254.96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1257.1200000000099" table:style-name="ce2">
            <text:p>1257.12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1259.28000000001" table:style-name="ce2">
            <text:p>1259.28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1261.4400000000101" table:style-name="ce2">
            <text:p>1261.44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1263.6000000000099" table:style-name="ce2">
            <text:p>1263.6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1287.6000000000099" table:style-name="ce2">
            <text:p>1287.6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1311.6000000000099" table:style-name="ce2">
            <text:p>1311.6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1335.6000000000099" table:style-name="ce2">
            <text:p>1335.6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1359.6000000000099" table:style-name="ce2">
            <text:p>1359.6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1383.6000000000099" table:style-name="ce2">
            <text:p>1383.6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1407.6000000000099" table:style-name="ce2">
            <text:p>1407.6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1431.6000000000099" table:style-name="ce2">
            <text:p>1431.6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1455.6000000000099" table:style-name="ce2">
            <text:p>1455.6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1479.6000000000099" table:style-name="ce2">
            <text:p>1479.6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1503.6000000000099" table:style-name="ce2">
            <text:p>1503.6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1527.6000000000099" table:style-name="ce2">
            <text:p>1527.6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1551.6000000000099" table:style-name="ce2">
            <text:p>1551.6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1553.76000000001" table:style-name="ce2">
            <text:p>1553.76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1555.9200000000101" table:style-name="ce2">
            <text:p>1555.92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1558.0800000000099" table:style-name="ce2">
            <text:p>1558.08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1560.24000000001" table:style-name="ce2">
            <text:p>1560.24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1562.4000000000101" table:style-name="ce2">
            <text:p>1562.4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1564.5600000000099" table:style-name="ce2">
            <text:p>1564.56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1566.72000000001" table:style-name="ce2">
            <text:p>1566.72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1568.8800000000101" table:style-name="ce2">
            <text:p>1568.88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1571.04000000001" table:style-name="ce2">
            <text:p>1571.04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1573.20000000001" table:style-name="ce2">
            <text:p>1573.2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1575.3600000000099" table:style-name="ce2">
            <text:p>1575.36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1577.52000000001" table:style-name="ce2">
            <text:p>1577.52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1579.6800000000101" table:style-name="ce2">
            <text:p>1579.68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1581.8400000000099" table:style-name="ce2">
            <text:p>1581.84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1584.00000000001" table:style-name="ce2">
            <text:p>1584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1586.1600000000101" table:style-name="ce2">
            <text:p>1586.16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1588.3200000000099" table:style-name="ce2">
            <text:p>1588.32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1590.48000000001" table:style-name="ce2">
            <text:p>1590.48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1592.6400000000101" table:style-name="ce2">
            <text:p>1592.64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1594.80000000001" table:style-name="ce2">
            <text:p>1594.8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1596.96000000001" table:style-name="ce2">
            <text:p>1596.96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1599.1200000000099" table:style-name="ce2">
            <text:p>1599.12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1601.28000000001" table:style-name="ce2">
            <text:p>1601.28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1603.4400000000101" table:style-name="ce2">
            <text:p>1603.44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1605.6000000000099" table:style-name="ce2">
            <text:p>1605.6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1607.76000000001" table:style-name="ce2">
            <text:p>1607.76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1609.9200000000101" table:style-name="ce2">
            <text:p>1609.92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1612.0800000000099" table:style-name="ce2">
            <text:p>1612.08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1614.24000000001" table:style-name="ce2">
            <text:p>1614.24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1616.4000000000101" table:style-name="ce2">
            <text:p>1616.4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1638.96000000001" table:style-name="ce2">
            <text:p>1638.96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1661.52000000001" table:style-name="ce2">
            <text:p>1661.52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1684.0800000000099" table:style-name="ce2">
            <text:p>1684.08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1706.6400000000101" table:style-name="ce2">
            <text:p>1706.64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1729.20000000001" table:style-name="ce2">
            <text:p>1729.2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1751.76000000001" table:style-name="ce2">
            <text:p>1751.76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1774.3200000000099" table:style-name="ce2">
            <text:p>1774.32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1796.8800000000101" table:style-name="ce2">
            <text:p>1796.88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1820.1600000000101" table:style-name="ce2">
            <text:p>1820.16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1843.4400000000101" table:style-name="ce2">
            <text:p>1843.44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1866.72000000001" table:style-name="ce2">
            <text:p>1866.72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1890.00000000001" table:style-name="ce2">
            <text:p>1890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1913.28000000001" table:style-name="ce2">
            <text:p>1913.28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1936.5600000000099" table:style-name="ce2">
            <text:p>1936.56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1959.8400000000099" table:style-name="ce2">
            <text:p>1959.84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1983.1200000000099" table:style-name="ce2">
            <text:p>1983.12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2006.4000000000101" table:style-name="ce2">
            <text:p>2006.4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2029.6800000000101" table:style-name="ce2">
            <text:p>2029.68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2052.96000000001" table:style-name="ce2">
            <text:p>2052.96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2076.2400000000098" table:style-name="ce2">
            <text:p>2076.24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2099.52000000001" table:style-name="ce2">
            <text:p>2099.52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2122.8000000000102" table:style-name="ce2">
            <text:p>2122.8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2146.0800000000099" table:style-name="ce2">
            <text:p>2146.08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2147.52000000001" table:style-name="ce2">
            <text:p>2147.52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2170.8000000000102" table:style-name="ce2">
            <text:p>2170.8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2194.0800000000099" table:style-name="ce2">
            <text:p>2194.08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2217.3600000000101" table:style-name="ce2">
            <text:p>2217.36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2240.6400000000099" table:style-name="ce2">
            <text:p>2240.64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2263.9200000000101" table:style-name="ce2">
            <text:p>2263.92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2287.2000000000098" table:style-name="ce2">
            <text:p>2287.2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2310.48000000001" table:style-name="ce2">
            <text:p>2310.48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2333.7600000000102" table:style-name="ce2">
            <text:p>2333.76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2357.04000000001" table:style-name="ce2">
            <text:p>2357.04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2380.3200000000002" table:style-name="ce2">
            <text:p>2380.32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2425.44" table:style-name="ce2">
            <text:p>2425.44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2470.56" table:style-name="ce2">
            <text:p>2470.56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2493.84" table:style-name="ce2">
            <text:p>2493.84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2517.12" table:style-name="ce2">
            <text:p>2517.12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2540.4" table:style-name="ce2">
            <text:p>2540.4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2563.6799999999998" table:style-name="ce2">
            <text:p>2563.68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2586.96" table:style-name="ce2">
            <text:p>2586.96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2610.2399999999998" table:style-name="ce2">
            <text:p>2610.24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2633.52" table:style-name="ce2">
            <text:p>2633.52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2656.08" table:style-name="ce2">
            <text:p>2656.08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2678.64" table:style-name="ce2">
            <text:p>2678.64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2701.2" table:style-name="ce2">
            <text:p>2701.2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2723.76" table:style-name="ce2">
            <text:p>2723.76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2746.32" table:style-name="ce2">
            <text:p>2746.32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2747.04" table:style-name="ce2">
            <text:p>2747.04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2747.76" table:style-name="ce2">
            <text:p>2747.76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2749.2" table:style-name="ce2">
            <text:p>2749.2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2750.64" table:style-name="ce2">
            <text:p>2750.64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2752.08" table:style-name="ce2">
            <text:p>2752.08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2753.52" table:style-name="ce2">
            <text:p>2753.52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2776.8" table:style-name="ce2">
            <text:p>2776.8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2800.08" table:style-name="ce2">
            <text:p>2800.08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2823.36" table:style-name="ce2">
            <text:p>2823.36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2846.64" table:style-name="ce2">
            <text:p>2846.64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2869.92" table:style-name="ce2">
            <text:p>2869.92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2893.2" table:style-name="ce2">
            <text:p>2893.2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2916.48" table:style-name="ce2">
            <text:p>2916.48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2939.76" table:style-name="ce2">
            <text:p>2939.76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2963.04" table:style-name="ce2">
            <text:p>2963.04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2986.32" table:style-name="ce2">
            <text:p>2986.32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3009.6" table:style-name="ce2">
            <text:p>3009.6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3032.88" table:style-name="ce2">
            <text:p>3032.88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3056.16" table:style-name="ce2">
            <text:p>3056.16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3057.6" table:style-name="ce2">
            <text:p>3057.6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3059.04" table:style-name="ce2">
            <text:p>3059.04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3060.48" table:style-name="ce2">
            <text:p>3060.48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3061.92" table:style-name="ce2">
            <text:p>3061.92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3063.36" table:style-name="ce2">
            <text:p>3063.36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3064.7999999999902" table:style-name="ce2">
            <text:p>3064.8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3066.2399999999898" table:style-name="ce2">
            <text:p>3066.24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3067.6799999999898" table:style-name="ce2">
            <text:p>3067.68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3069.1199999999899" table:style-name="ce2">
            <text:p>3069.12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3070.5599999999899" table:style-name="ce2">
            <text:p>3070.56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3071.99999999999" table:style-name="ce2">
            <text:p>3072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3073.4399999999901" table:style-name="ce2">
            <text:p>3073.44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3074.8799999999901" table:style-name="ce2">
            <text:p>3074.88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3076.3199999999902" table:style-name="ce2">
            <text:p>3076.32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3077.7599999999902" table:style-name="ce2">
            <text:p>3077.76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3079.1999999999898" table:style-name="ce2">
            <text:p>3079.2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3080.6399999999899" table:style-name="ce2">
            <text:p>3080.64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3082.0799999999899" table:style-name="ce2">
            <text:p>3082.08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3083.51999999999" table:style-name="ce2">
            <text:p>3083.52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3084.95999999999" table:style-name="ce2">
            <text:p>3084.96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3108.2399999999898" table:style-name="ce2">
            <text:p>3108.24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3131.51999999999" table:style-name="ce2">
            <text:p>3131.52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3132.95999999999" table:style-name="ce2">
            <text:p>3132.96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3134.3999999999901" table:style-name="ce2">
            <text:p>3134.4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3135.8399999999901" table:style-name="ce2">
            <text:p>3135.84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3137.2799999999902" table:style-name="ce2">
            <text:p>3137.28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3138.7199999999898" table:style-name="ce2">
            <text:p>3138.72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3140.1599999999899" table:style-name="ce2">
            <text:p>3140.16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3141.5999999999899" table:style-name="ce2">
            <text:p>3141.6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3143.03999999999" table:style-name="ce2">
            <text:p>3143.04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3144.47999999999" table:style-name="ce2">
            <text:p>3144.48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3145.9199999999801" table:style-name="ce2">
            <text:p>3145.92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3147.3599999999801" table:style-name="ce2">
            <text:p>3147.36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3148.7999999999802" table:style-name="ce2">
            <text:p>3148.8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3150.2399999999798" table:style-name="ce2">
            <text:p>3150.24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3151.6799999999798" table:style-name="ce2">
            <text:p>3151.68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3153.1199999999799" table:style-name="ce2">
            <text:p>3153.12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3154.5599999999799" table:style-name="ce2">
            <text:p>3154.56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3155.99999999998" table:style-name="ce2">
            <text:p>3156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3157.43999999998" table:style-name="ce2">
            <text:p>3157.44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3158.8799999999801" table:style-name="ce2">
            <text:p>3158.88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3160.3199999999802" table:style-name="ce2">
            <text:p>3160.32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3161.7599999999802" table:style-name="ce2">
            <text:p>3161.76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3163.1999999999798" table:style-name="ce2">
            <text:p>3163.2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3164.6399999999799" table:style-name="ce2">
            <text:p>3164.64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3165.3599999999801" table:style-name="ce2">
            <text:p>3165.36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3166.0799999999799" table:style-name="ce2">
            <text:p>3166.08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3166.7999999999802" table:style-name="ce2">
            <text:p>3166.8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3168.2399999999798" table:style-name="ce2">
            <text:p>3168.24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3169.6799999999798" table:style-name="ce2">
            <text:p>3169.68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3171.1199999999799" table:style-name="ce2">
            <text:p>3171.12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3172.5599999999799" table:style-name="ce2">
            <text:p>3172.56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3173.99999999998" table:style-name="ce2">
            <text:p>3174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3175.43999999998" table:style-name="ce2">
            <text:p>3175.44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3176.8799999999801" table:style-name="ce2">
            <text:p>3176.88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3178.3199999999802" table:style-name="ce2">
            <text:p>3178.32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3179.7599999999802" table:style-name="ce2">
            <text:p>3179.76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3181.1999999999798" table:style-name="ce2">
            <text:p>3181.2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3182.6399999999699" table:style-name="ce2">
            <text:p>3182.64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3184.0799999999699" table:style-name="ce2">
            <text:p>3184.08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3185.51999999997" table:style-name="ce2">
            <text:p>3185.52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3186.95999999997" table:style-name="ce2">
            <text:p>3186.96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3188.3999999999701" table:style-name="ce2">
            <text:p>3188.4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3189.8399999999701" table:style-name="ce2">
            <text:p>3189.84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3213.1199999999699" table:style-name="ce2">
            <text:p>3213.12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3236.3999999999701" table:style-name="ce2">
            <text:p>3236.4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3259.6799999999698" table:style-name="ce2">
            <text:p>3259.68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3282.95999999997" table:style-name="ce2">
            <text:p>3282.96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3306.2399999999702" table:style-name="ce2">
            <text:p>3306.24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3329.51999999997" table:style-name="ce2">
            <text:p>3329.52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3352.7999999999702" table:style-name="ce2">
            <text:p>3352.8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3376.0799999999699" table:style-name="ce2">
            <text:p>3376.08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3399.3599999999701" table:style-name="ce2">
            <text:p>3399.36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3400.7999999999702" table:style-name="ce2">
            <text:p>3400.8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3402.2399999999702" table:style-name="ce2">
            <text:p>3402.24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3403.6799999999698" table:style-name="ce2">
            <text:p>3403.68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3405.1199999999699" table:style-name="ce2">
            <text:p>3405.12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3406.5599999999699" table:style-name="ce2">
            <text:p>3406.56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3407.99999999997" table:style-name="ce2">
            <text:p>3408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3409.43999999997" table:style-name="ce2">
            <text:p>3409.44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3410.8799999999701" table:style-name="ce2">
            <text:p>3410.88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3412.3199999999702" table:style-name="ce2">
            <text:p>3412.32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3413.7599999999702" table:style-name="ce2">
            <text:p>3413.76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3415.1999999999698" table:style-name="ce2">
            <text:p>3415.2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3416.6399999999699" table:style-name="ce2">
            <text:p>3416.64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3418.0799999999699" table:style-name="ce2">
            <text:p>3418.08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3419.51999999996" table:style-name="ce2">
            <text:p>3419.52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3420.95999999996" table:style-name="ce2">
            <text:p>3420.96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3422.3999999999601" table:style-name="ce2">
            <text:p>3422.4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3423.8399999999601" table:style-name="ce2">
            <text:p>3423.84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3425.2799999999602" table:style-name="ce2">
            <text:p>3425.28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3427.43999999996" table:style-name="ce2">
            <text:p>3427.44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3429.5999999999599" table:style-name="ce2">
            <text:p>3429.6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3431.7599999999602" table:style-name="ce2">
            <text:p>3431.76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3433.9199999999601" table:style-name="ce2">
            <text:p>3433.92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3436.0799999999599" table:style-name="ce2">
            <text:p>3436.08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3438.2399999999602" table:style-name="ce2">
            <text:p>3438.24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3440.3999999999601" table:style-name="ce2">
            <text:p>3440.4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3442.5599999999599" table:style-name="ce2">
            <text:p>3442.56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3444.7199999999598" table:style-name="ce2">
            <text:p>3444.72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3446.8799999999601" table:style-name="ce2">
            <text:p>3446.88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3449.0399999999599" table:style-name="ce2">
            <text:p>3449.04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3451.1999999999598" table:style-name="ce2">
            <text:p>3451.2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3453.3599999999601" table:style-name="ce2">
            <text:p>3453.36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3455.51999999995" table:style-name="ce2">
            <text:p>3455.52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3457.6799999999498" table:style-name="ce2">
            <text:p>3457.68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3459.8399999999501" table:style-name="ce2">
            <text:p>3459.84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3461.99999999995" table:style-name="ce2">
            <text:p>3462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3464.1599999999498" table:style-name="ce2">
            <text:p>3464.16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3466.3199999999501" table:style-name="ce2">
            <text:p>3466.32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3468.47999999995" table:style-name="ce2">
            <text:p>3468.48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3470.6399999999499" table:style-name="ce2">
            <text:p>3470.64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3472.7999999999502" table:style-name="ce2">
            <text:p>3472.8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3474.95999999995" table:style-name="ce2">
            <text:p>3474.96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3477.1199999999499" table:style-name="ce2">
            <text:p>3477.12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3479.2799999999502" table:style-name="ce2">
            <text:p>3479.28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3481.43999999995" table:style-name="ce2">
            <text:p>3481.44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3483.5999999999499" table:style-name="ce2">
            <text:p>3483.6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3485.7599999999502" table:style-name="ce2">
            <text:p>3485.76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3487.9199999999501" table:style-name="ce2">
            <text:p>3487.92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3490.0799999999499" table:style-name="ce2">
            <text:p>3490.08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3492.2399999999402" table:style-name="ce2">
            <text:p>3492.24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3494.3999999999401" table:style-name="ce2">
            <text:p>3494.4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3496.5599999999399" table:style-name="ce2">
            <text:p>3496.56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3498.7199999999398" table:style-name="ce2">
            <text:p>3498.72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3500.8799999999401" table:style-name="ce2">
            <text:p>3500.88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3503.0399999999399" table:style-name="ce2">
            <text:p>3503.04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3505.1999999999398" table:style-name="ce2">
            <text:p>3505.2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3507.3599999999401" table:style-name="ce2">
            <text:p>3507.36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3509.51999999994" table:style-name="ce2">
            <text:p>3509.52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3511.6799999999398" table:style-name="ce2">
            <text:p>3511.68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3513.8399999999401" table:style-name="ce2">
            <text:p>3513.84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3515.99999999994" table:style-name="ce2">
            <text:p>3516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3518.8799999999401" table:style-name="ce2">
            <text:p>3518.88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3521.7599999999402" table:style-name="ce2">
            <text:p>3521.76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3524.6399999999398" table:style-name="ce2">
            <text:p>3524.64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3527.51999999993" table:style-name="ce2">
            <text:p>3527.52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3530.3999999999301" table:style-name="ce2">
            <text:p>3530.4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3533.2799999999302" table:style-name="ce2">
            <text:p>3533.28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3536.1599999999298" table:style-name="ce2">
            <text:p>3536.16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3539.0399999999299" table:style-name="ce2">
            <text:p>3539.04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3541.91999999993" table:style-name="ce2">
            <text:p>3541.92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3544.7999999999302" table:style-name="ce2">
            <text:p>3544.8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3547.6799999999298" table:style-name="ce2">
            <text:p>3547.68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3550.5599999999299" table:style-name="ce2">
            <text:p>3550.56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3553.43999999993" table:style-name="ce2">
            <text:p>3553.44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3556.3199999999301" table:style-name="ce2">
            <text:p>3556.32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3559.1999999999298" table:style-name="ce2">
            <text:p>3559.2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3562.0799999999299" table:style-name="ce2">
            <text:p>3562.08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3564.95999999992" table:style-name="ce2">
            <text:p>3564.96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3567.8399999999201" table:style-name="ce2">
            <text:p>3567.84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3570.7199999999202" table:style-name="ce2">
            <text:p>3570.72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3573.5999999999199" table:style-name="ce2">
            <text:p>3573.6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3576.47999999992" table:style-name="ce2">
            <text:p>3576.48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3579.3599999999201" table:style-name="ce2">
            <text:p>3579.36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3582.2399999999202" table:style-name="ce2">
            <text:p>3582.24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3585.1199999999199" table:style-name="ce2">
            <text:p>3585.12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3587.99999999992" table:style-name="ce2">
            <text:p>3588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3590.8799999999201" table:style-name="ce2">
            <text:p>3590.88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3593.7599999999202" table:style-name="ce2">
            <text:p>3593.76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3596.6399999999198" table:style-name="ce2">
            <text:p>3596.64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3599.5199999999099" table:style-name="ce2">
            <text:p>3599.52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3602.3999999999101" table:style-name="ce2">
            <text:p>3602.4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3605.2799999999102" table:style-name="ce2">
            <text:p>3605.28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3608.1599999999098" table:style-name="ce2">
            <text:p>3608.16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3611.0399999999099" table:style-name="ce2">
            <text:p>3611.04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3613.91999999991" table:style-name="ce2">
            <text:p>3613.92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3616.7999999999101" table:style-name="ce2">
            <text:p>3616.8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3619.6799999999098" table:style-name="ce2">
            <text:p>3619.68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3622.5599999999099" table:style-name="ce2">
            <text:p>3622.56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3625.43999999991" table:style-name="ce2">
            <text:p>3625.44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3628.3199999999101" table:style-name="ce2">
            <text:p>3628.32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3631.1999999999098" table:style-name="ce2">
            <text:p>3631.2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3634.0799999999099" table:style-name="ce2">
            <text:p>3634.08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3636.9599999999" table:style-name="ce2">
            <text:p>3636.96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3639.8399999999001" table:style-name="ce2">
            <text:p>3639.84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3642.7199999999002" table:style-name="ce2">
            <text:p>3642.72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3644.8799999999001" table:style-name="ce2">
            <text:p>3644.88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3647.0399999998999" table:style-name="ce2">
            <text:p>3647.04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3649.1999999998998" table:style-name="ce2">
            <text:p>3649.2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3651.3599999999001" table:style-name="ce2">
            <text:p>3651.36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3654.2399999999002" table:style-name="ce2">
            <text:p>3654.24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3657.1199999998998" table:style-name="ce2">
            <text:p>3657.12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3659.9999999999" table:style-name="ce2">
            <text:p>3660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3662.8799999999001" table:style-name="ce2">
            <text:p>3662.88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3665.7599999999002" table:style-name="ce2">
            <text:p>3665.76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3668.6399999998998" table:style-name="ce2">
            <text:p>3668.64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3671.5199999998899" table:style-name="ce2">
            <text:p>3671.52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3674.39999999989" table:style-name="ce2">
            <text:p>3674.4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3677.2799999998902" table:style-name="ce2">
            <text:p>3677.28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3680.1599999998898" table:style-name="ce2">
            <text:p>3680.16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3683.0399999998899" table:style-name="ce2">
            <text:p>3683.04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3685.91999999989" table:style-name="ce2">
            <text:p>3685.92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3688.7999999998901" table:style-name="ce2">
            <text:p>3688.8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3691.6799999998898" table:style-name="ce2">
            <text:p>3691.68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3694.5599999998899" table:style-name="ce2">
            <text:p>3694.56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3697.43999999989" table:style-name="ce2">
            <text:p>3697.44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3700.3199999998901" table:style-name="ce2">
            <text:p>3700.32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3703.1999999998902" table:style-name="ce2">
            <text:p>3703.2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3706.0799999998899" table:style-name="ce2">
            <text:p>3706.08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3708.95999999988" table:style-name="ce2">
            <text:p>3708.96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3711.8399999998801" table:style-name="ce2">
            <text:p>3711.84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3714.7199999998802" table:style-name="ce2">
            <text:p>3714.72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3717.5999999998799" table:style-name="ce2">
            <text:p>3717.6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3720.47999999988" table:style-name="ce2">
            <text:p>3720.48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3723.3599999998801" table:style-name="ce2">
            <text:p>3723.36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3726.2399999998802" table:style-name="ce2">
            <text:p>3726.24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3729.1199999998798" table:style-name="ce2">
            <text:p>3729.12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3731.9999999998799" table:style-name="ce2">
            <text:p>3732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3734.8799999998801" table:style-name="ce2">
            <text:p>3734.88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3737.7599999998802" table:style-name="ce2">
            <text:p>3737.76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3740.6399999998798" table:style-name="ce2">
            <text:p>3740.64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3743.5199999998699" table:style-name="ce2">
            <text:p>3743.52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3746.39999999987" table:style-name="ce2">
            <text:p>3746.4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3749.2799999998701" table:style-name="ce2">
            <text:p>3749.28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3752.1599999998698" table:style-name="ce2">
            <text:p>3752.16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3755.0399999998699" table:style-name="ce2">
            <text:p>3755.04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3757.91999999987" table:style-name="ce2">
            <text:p>3757.92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3760.0799999998699" table:style-name="ce2">
            <text:p>3760.08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3762.2399999998702" table:style-name="ce2">
            <text:p>3762.24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3764.39999999987" table:style-name="ce2">
            <text:p>3764.4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3766.5599999998699" table:style-name="ce2">
            <text:p>3766.56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3768.7199999998702" table:style-name="ce2">
            <text:p>3768.72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3770.8799999998701" table:style-name="ce2">
            <text:p>3770.88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3773.0399999998699" table:style-name="ce2">
            <text:p>3773.04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3775.1999999998702" table:style-name="ce2">
            <text:p>3775.2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3777.3599999998701" table:style-name="ce2">
            <text:p>3777.36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3779.5199999998599" table:style-name="ce2">
            <text:p>3779.52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3781.6799999998598" table:style-name="ce2">
            <text:p>3781.68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3783.8399999998601" table:style-name="ce2">
            <text:p>3783.84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3785.9999999998599" table:style-name="ce2">
            <text:p>3786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3788.1599999998598" table:style-name="ce2">
            <text:p>3788.16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3790.3199999998601" table:style-name="ce2">
            <text:p>3790.32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3793.1999999998602" table:style-name="ce2">
            <text:p>3793.2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3796.0799999998599" table:style-name="ce2">
            <text:p>3796.08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3798.95999999986" table:style-name="ce2">
            <text:p>3798.96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3801.8399999998601" table:style-name="ce2">
            <text:p>3801.84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3804.7199999998602" table:style-name="ce2">
            <text:p>3804.72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3807.5999999998598" table:style-name="ce2">
            <text:p>3807.6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3809.7599999998602" table:style-name="ce2">
            <text:p>3809.76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3812.6399999998598" table:style-name="ce2">
            <text:p>3812.64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3815.5199999998499" table:style-name="ce2">
            <text:p>3815.52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3818.39999999985" table:style-name="ce2">
            <text:p>3818.4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3821.2799999998501" table:style-name="ce2">
            <text:p>3821.28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3824.1599999998498" table:style-name="ce2">
            <text:p>3824.16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3827.0399999998499" table:style-name="ce2">
            <text:p>3827.04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3829.91999999985" table:style-name="ce2">
            <text:p>3829.92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3832.7999999998501" table:style-name="ce2">
            <text:p>3832.8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3835.6799999998502" table:style-name="ce2">
            <text:p>3835.68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3838.5599999998499" table:style-name="ce2">
            <text:p>3838.56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3841.43999999985" table:style-name="ce2">
            <text:p>3841.44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3844.3199999998501" table:style-name="ce2">
            <text:p>3844.32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3847.1999999998502" table:style-name="ce2">
            <text:p>3847.2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3850.0799999998499" table:style-name="ce2">
            <text:p>3850.08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3852.95999999984" table:style-name="ce2">
            <text:p>3852.96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3855.8399999998401" table:style-name="ce2">
            <text:p>3855.84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3858.7199999998402" table:style-name="ce2">
            <text:p>3858.72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3861.5999999998398" table:style-name="ce2">
            <text:p>3861.6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3864.4799999998399" table:style-name="ce2">
            <text:p>3864.48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3867.3599999998401" table:style-name="ce2">
            <text:p>3867.36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3870.2399999998402" table:style-name="ce2">
            <text:p>3870.24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3873.1199999998398" table:style-name="ce2">
            <text:p>3873.12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3875.9999999998399" table:style-name="ce2">
            <text:p>3876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3878.87999999984" table:style-name="ce2">
            <text:p>3878.88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3881.7599999998401" table:style-name="ce2">
            <text:p>3881.76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3884.6399999998398" table:style-name="ce2">
            <text:p>3884.64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3887.5199999998299" table:style-name="ce2">
            <text:p>3887.52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3890.39999999983" table:style-name="ce2">
            <text:p>3890.4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3893.2799999998301" table:style-name="ce2">
            <text:p>3893.28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3896.1599999998298" table:style-name="ce2">
            <text:p>3896.16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3899.0399999998299" table:style-name="ce2">
            <text:p>3899.04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3901.91999999983" table:style-name="ce2">
            <text:p>3901.92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3904.7999999998301" table:style-name="ce2">
            <text:p>3904.8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3907.6799999998302" table:style-name="ce2">
            <text:p>3907.68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3910.5599999998299" table:style-name="ce2">
            <text:p>3910.56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3913.43999999983" table:style-name="ce2">
            <text:p>3913.44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3916.3199999998301" table:style-name="ce2">
            <text:p>3916.32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3919.1999999998302" table:style-name="ce2">
            <text:p>3919.2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3922.0799999998299" table:style-name="ce2">
            <text:p>3922.08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3924.95999999982" table:style-name="ce2">
            <text:p>3924.96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3927.8399999998201" table:style-name="ce2">
            <text:p>3927.84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3930.7199999998202" table:style-name="ce2">
            <text:p>3930.72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3933.5999999998198" table:style-name="ce2">
            <text:p>3933.6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3936.4799999998199" table:style-name="ce2">
            <text:p>3936.48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3939.35999999982" table:style-name="ce2">
            <text:p>3939.36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3942.2399999998202" table:style-name="ce2">
            <text:p>3942.24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3945.1199999998198" table:style-name="ce2">
            <text:p>3945.12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3947.9999999998199" table:style-name="ce2">
            <text:p>3948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3950.87999999982" table:style-name="ce2">
            <text:p>3950.88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3953.7599999998201" table:style-name="ce2">
            <text:p>3953.76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3955.1999999998202" table:style-name="ce2">
            <text:p>3955.2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3956.6399999998198" table:style-name="ce2">
            <text:p>3956.64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3958.0799999998198" table:style-name="ce2">
            <text:p>3958.08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3959.5199999998099" table:style-name="ce2">
            <text:p>3959.52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3960.95999999981" table:style-name="ce2">
            <text:p>3960.96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3962.39999999981" table:style-name="ce2">
            <text:p>3962.4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3964.5599999998099" table:style-name="ce2">
            <text:p>3964.56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3966.7199999998102" table:style-name="ce2">
            <text:p>3966.72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3968.87999999981" table:style-name="ce2">
            <text:p>3968.88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3971.0399999998099" table:style-name="ce2">
            <text:p>3971.04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3973.1999999998102" table:style-name="ce2">
            <text:p>3973.2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3975.35999999981" table:style-name="ce2">
            <text:p>3975.36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3977.5199999998099" table:style-name="ce2">
            <text:p>3977.52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3979.6799999998102" table:style-name="ce2">
            <text:p>3979.68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3981.8399999998101" table:style-name="ce2">
            <text:p>3981.84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3984.7199999998102" table:style-name="ce2">
            <text:p>3984.72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3987.5999999998098" table:style-name="ce2">
            <text:p>3987.6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3990.4799999998099" table:style-name="ce2">
            <text:p>3990.48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3993.35999999981" table:style-name="ce2">
            <text:p>3993.36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3996.2399999998001" table:style-name="ce2">
            <text:p>3996.24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3999.1199999997998" table:style-name="ce2">
            <text:p>3999.12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4001.9999999997999" table:style-name="ce2">
            <text:p>4002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4004.8799999998" table:style-name="ce2">
            <text:p>4004.88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4007.7599999998001" table:style-name="ce2">
            <text:p>4007.76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4010.6399999997998" table:style-name="ce2">
            <text:p>4010.64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4013.5199999997999" table:style-name="ce2">
            <text:p>4013.52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4015.6799999998002" table:style-name="ce2">
            <text:p>4015.68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4017.8399999998001" table:style-name="ce2">
            <text:p>4017.84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4019.9999999997999" table:style-name="ce2">
            <text:p>4020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4022.1599999998002" table:style-name="ce2">
            <text:p>4022.16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4024.3199999998001" table:style-name="ce2">
            <text:p>4024.32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4026.4799999997999" table:style-name="ce2">
            <text:p>4026.48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4028.6399999997998" table:style-name="ce2">
            <text:p>4028.64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4030.7999999997901" table:style-name="ce2">
            <text:p>4030.8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4032.9599999997899" table:style-name="ce2">
            <text:p>4032.96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4035.1199999997898" table:style-name="ce2">
            <text:p>4035.12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4037.2799999997901" table:style-name="ce2">
            <text:p>4037.28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4039.43999999979" table:style-name="ce2">
            <text:p>4039.44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4041.5999999997898" table:style-name="ce2">
            <text:p>4041.6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4043.7599999997901" table:style-name="ce2">
            <text:p>4043.76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4045.91999999979" table:style-name="ce2">
            <text:p>4045.92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4048.0799999997898" table:style-name="ce2">
            <text:p>4048.08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4050.2399999997901" table:style-name="ce2">
            <text:p>4050.24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4052.39999999979" table:style-name="ce2">
            <text:p>4052.4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4054.5599999997899" table:style-name="ce2">
            <text:p>4054.56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4056.7199999997902" table:style-name="ce2">
            <text:p>4056.72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4058.87999999979" table:style-name="ce2">
            <text:p>4058.88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4061.0399999997899" table:style-name="ce2">
            <text:p>4061.04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4063.1999999997902" table:style-name="ce2">
            <text:p>4063.2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4065.35999999979" table:style-name="ce2">
            <text:p>4065.36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4067.5199999997799" table:style-name="ce2">
            <text:p>4067.52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4069.6799999997802" table:style-name="ce2">
            <text:p>4069.68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4071.83999999978" table:style-name="ce2">
            <text:p>4071.84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4073.9999999997799" table:style-name="ce2">
            <text:p>4074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4076.1599999997802" table:style-name="ce2">
            <text:p>4076.16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4078.3199999997801" table:style-name="ce2">
            <text:p>4078.32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4080.4799999997799" table:style-name="ce2">
            <text:p>4080.48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4082.6399999997798" table:style-name="ce2">
            <text:p>4082.64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4084.7999999997801" table:style-name="ce2">
            <text:p>4084.8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4086.9599999997799" table:style-name="ce2">
            <text:p>4086.96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4089.1199999997798" table:style-name="ce2">
            <text:p>4089.12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4091.2799999997801" table:style-name="ce2">
            <text:p>4091.28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4093.43999999978" table:style-name="ce2">
            <text:p>4093.44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4095.5999999997798" table:style-name="ce2">
            <text:p>4095.6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4097.7599999997801" table:style-name="ce2">
            <text:p>4097.76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4099.91999999978" table:style-name="ce2">
            <text:p>4099.92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4102.0799999997798" table:style-name="ce2">
            <text:p>4102.08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4104.2399999997797" table:style-name="ce2">
            <text:p>4104.24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4106.3999999997804" table:style-name="ce2">
            <text:p>4106.4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4108.5599999997803" table:style-name="ce2">
            <text:p>4108.56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4110.7199999997802" table:style-name="ce2">
            <text:p>4110.72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4112.87999999978" table:style-name="ce2">
            <text:p>4112.88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4115.0399999997799" table:style-name="ce2">
            <text:p>4115.04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4117.1999999997797" table:style-name="ce2">
            <text:p>4117.2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4119.3599999997896" table:style-name="ce2">
            <text:p>4119.36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4121.5199999997903" table:style-name="ce2">
            <text:p>4121.52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4123.6799999997902" table:style-name="ce2">
            <text:p>4123.68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4125.8399999997901" table:style-name="ce2">
            <text:p>4125.84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4127.9999999997899" table:style-name="ce2">
            <text:p>4128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4130.1599999997898" table:style-name="ce2">
            <text:p>4130.16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4132.3199999997896" table:style-name="ce2">
            <text:p>4132.32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4134.4799999997904" table:style-name="ce2">
            <text:p>4134.48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4136.6399999997902" table:style-name="ce2">
            <text:p>4136.64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4138.0799999997898" table:style-name="ce2">
            <text:p>4138.08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4140.2399999997897" table:style-name="ce2">
            <text:p>4140.24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4141.6799999997902" table:style-name="ce2">
            <text:p>4141.68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4143.1199999997898" table:style-name="ce2">
            <text:p>4143.12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4144.5599999997903" table:style-name="ce2">
            <text:p>4144.56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4145.9999999997899" table:style-name="ce2">
            <text:p>4146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4148.1599999997998" table:style-name="ce2">
            <text:p>4148.16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4150.3199999997996" table:style-name="ce2">
            <text:p>4150.32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4152.4799999998004" table:style-name="ce2">
            <text:p>4152.48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4154.6399999998002" table:style-name="ce2">
            <text:p>4154.64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4156.7999999998001" table:style-name="ce2">
            <text:p>4156.8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4158.9599999997999" table:style-name="ce2">
            <text:p>4158.96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4161.1199999997998" table:style-name="ce2">
            <text:p>4161.12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4163.2799999997997" table:style-name="ce2">
            <text:p>4163.28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4164.7199999998002" table:style-name="ce2">
            <text:p>4164.72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4166.1599999997998" table:style-name="ce2">
            <text:p>4166.16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4168.3199999997996" table:style-name="ce2">
            <text:p>4168.32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4170.4799999998004" table:style-name="ce2">
            <text:p>4170.48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4171.9199999998" table:style-name="ce2">
            <text:p>4171.92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4173.3599999997996" table:style-name="ce2">
            <text:p>4173.36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4174.7999999998101" table:style-name="ce2">
            <text:p>4174.8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4176.2399999998097" table:style-name="ce2">
            <text:p>4176.24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4177.6799999998102" table:style-name="ce2">
            <text:p>4177.68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4179.1199999998098" table:style-name="ce2">
            <text:p>4179.12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4180.5599999998103" table:style-name="ce2">
            <text:p>4180.56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4181.9999999998099" table:style-name="ce2">
            <text:p>4182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4183.4399999998104" table:style-name="ce2">
            <text:p>4183.44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4184.87999999981" table:style-name="ce2">
            <text:p>4184.88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4185.5999999998103" table:style-name="ce2">
            <text:p>4185.6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4186.3199999998096" table:style-name="ce2">
            <text:p>4186.32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4187.0399999998099" table:style-name="ce2">
            <text:p>4187.04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4187.7599999998101" table:style-name="ce2">
            <text:p>4187.76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4188.4799999998104" table:style-name="ce2">
            <text:p>4188.48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4189.1999999998097" table:style-name="ce2">
            <text:p>4189.2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4189.91999999981" table:style-name="ce2">
            <text:p>4189.92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4190.6399999998102" table:style-name="ce2">
            <text:p>4190.64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4191.3599999998096" table:style-name="ce2">
            <text:p>4191.36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4192.0799999998098" table:style-name="ce2">
            <text:p>4192.08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4192.7999999998101" table:style-name="ce2">
            <text:p>4192.8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4193.5199999998104" table:style-name="ce2">
            <text:p>4193.52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4194.2399999998097" table:style-name="ce2">
            <text:p>4194.24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4194.95999999981" table:style-name="ce2">
            <text:p>4194.96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4195.6799999998102" table:style-name="ce2">
            <text:p>4195.68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4196.3999999998096" table:style-name="ce2">
            <text:p>4196.4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4197.1199999998098" table:style-name="ce2">
            <text:p>4197.12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4197.8399999998101" table:style-name="ce2">
            <text:p>4197.84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4198.5599999998103" table:style-name="ce2">
            <text:p>4198.56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4199.2799999998097" table:style-name="ce2">
            <text:p>4199.28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4199.9999999998099" table:style-name="ce2">
            <text:p>4200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4200.7199999998102" table:style-name="ce2">
            <text:p>4200.72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4202.1599999998098" table:style-name="ce2">
            <text:p>4202.16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4203.5999999998203" table:style-name="ce2">
            <text:p>4203.6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4205.0399999998199" table:style-name="ce2">
            <text:p>4205.04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4206.4799999998204" table:style-name="ce2">
            <text:p>4206.48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4207.91999999982" table:style-name="ce2">
            <text:p>4207.92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4209.3599999998196" table:style-name="ce2">
            <text:p>4209.36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4210.7999999998201" table:style-name="ce2">
            <text:p>4210.8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4212.2399999998197" table:style-name="ce2">
            <text:p>4212.24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4212.95999999982" table:style-name="ce2">
            <text:p>4212.96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4213.6799999998202" table:style-name="ce2">
            <text:p>4213.68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4214.3999999998196" table:style-name="ce2">
            <text:p>4214.4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4215.1199999998198" table:style-name="ce2">
            <text:p>4215.12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4215.8399999998201" table:style-name="ce2">
            <text:p>4215.84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4216.5599999998203" table:style-name="ce2">
            <text:p>4216.56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4217.2799999998197" table:style-name="ce2">
            <text:p>4217.28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4217.9999999998199" table:style-name="ce2">
            <text:p>4218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4218.7199999998202" table:style-name="ce2">
            <text:p>4218.72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4219.4399999998204" table:style-name="ce2">
            <text:p>4219.44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4220.1599999998198" table:style-name="ce2">
            <text:p>4220.16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4220.87999999982" table:style-name="ce2">
            <text:p>4220.88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4221.5999999998203" table:style-name="ce2">
            <text:p>4221.6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4222.3199999998196" table:style-name="ce2">
            <text:p>4222.32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4223.0399999998199" table:style-name="ce2">
            <text:p>4223.04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4223.7599999998201" table:style-name="ce2">
            <text:p>4223.76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4224.4799999998204" table:style-name="ce2">
            <text:p>4224.48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4225.1999999998197" table:style-name="ce2">
            <text:p>4225.2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4225.91999999982" table:style-name="ce2">
            <text:p>4225.92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4226.6399999998202" table:style-name="ce2">
            <text:p>4226.64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4227.3599999998196" table:style-name="ce2">
            <text:p>4227.36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4228.0799999998198" table:style-name="ce2">
            <text:p>4228.08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4228.7999999998201" table:style-name="ce2">
            <text:p>4228.8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4229.5199999998204" table:style-name="ce2">
            <text:p>4229.52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4230.2399999998197" table:style-name="ce2">
            <text:p>4230.24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4230.95999999982" table:style-name="ce2">
            <text:p>4230.96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4231.6799999998302" table:style-name="ce2">
            <text:p>4231.68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4232.3999999998296" table:style-name="ce2">
            <text:p>4232.4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4233.1199999998298" table:style-name="ce2">
            <text:p>4233.12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4233.8399999998301" table:style-name="ce2">
            <text:p>4233.84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4234.5599999998303" table:style-name="ce2">
            <text:p>4234.56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4235.2799999998297" table:style-name="ce2">
            <text:p>4235.28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4235.9999999998299" table:style-name="ce2">
            <text:p>4236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4236.7199999998302" table:style-name="ce2">
            <text:p>4236.72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4237.4399999998304" table:style-name="ce2">
            <text:p>4237.44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4238.1599999998298" table:style-name="ce2">
            <text:p>4238.16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4238.87999999983" table:style-name="ce2">
            <text:p>4238.88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4239.5999999998303" table:style-name="ce2">
            <text:p>4239.6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4240.3199999998296" table:style-name="ce2">
            <text:p>4240.32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4241.0399999998299" table:style-name="ce2">
            <text:p>4241.04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4241.7599999998301" table:style-name="ce2">
            <text:p>4241.76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4242.4799999998304" table:style-name="ce2">
            <text:p>4242.48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4243.1999999998297" table:style-name="ce2">
            <text:p>4243.2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4243.91999999983" table:style-name="ce2">
            <text:p>4243.92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4244.6399999998303" table:style-name="ce2">
            <text:p>4244.64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4245.3599999998296" table:style-name="ce2">
            <text:p>4245.36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4246.0799999998299" table:style-name="ce2">
            <text:p>4246.08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4246.7999999998301" table:style-name="ce2">
            <text:p>4246.8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4247.5199999998304" table:style-name="ce2">
            <text:p>4247.52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4248.2399999998297" table:style-name="ce2">
            <text:p>4248.24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4248.95999999983" table:style-name="ce2">
            <text:p>4248.96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4249.6799999998302" table:style-name="ce2">
            <text:p>4249.68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4250.3999999998296" table:style-name="ce2">
            <text:p>4250.4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4251.1199999998298" table:style-name="ce2">
            <text:p>4251.12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4251.8399999998301" table:style-name="ce2">
            <text:p>4251.84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4252.5599999998303" table:style-name="ce2">
            <text:p>4252.56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4253.2799999998297" table:style-name="ce2">
            <text:p>4253.28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4253.9999999998299" table:style-name="ce2">
            <text:p>4254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4254.7199999998302" table:style-name="ce2">
            <text:p>4254.72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4255.4399999998304" table:style-name="ce2">
            <text:p>4255.44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4256.1599999998298" table:style-name="ce2">
            <text:p>4256.16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nonlinear-acc-energy-usage" table:style-name="ta1">
        <table:table-column table:style-name="co2" table:number-columns-repeated="1638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0.72" table:style-name="ce1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2.88" table:style-name="ce1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4.32" table:style-name="ce1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5.76" table:style-name="ce1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7.2000010000000003" table:style-name="ce1">
            <text:p>7.200001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8.6400009999999998" table:style-name="ce1">
            <text:p>8.640001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10.080002" table:style-name="ce1">
            <text:p>10.080002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11.520002" table:style-name="ce1">
            <text:p>11.520002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12.960003" table:style-name="ce1">
            <text:p>12.960003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14.400003" table:style-name="ce1">
            <text:p>14.400003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15.840004" table:style-name="ce1">
            <text:p>15.840004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17.280003000000001" table:style-name="ce1">
            <text:p>17.280003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19.440000000000001" table:style-name="ce1">
            <text:p>19.44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21.599997999999999" table:style-name="ce1">
            <text:p>21.599998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23.759996000000001" table:style-name="ce1">
            <text:p>23.759996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25.919993999999999" table:style-name="ce1">
            <text:p>25.919994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28.079992000000001" table:style-name="ce1">
            <text:p>28.079992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30.239989999999999" table:style-name="ce1">
            <text:p>30.23999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32.399990000000003" table:style-name="ce1">
            <text:p>32.39999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34.559994000000003" table:style-name="ce1">
            <text:p>34.559994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36.719996999999999" table:style-name="ce1">
            <text:p>36.719997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38.880000000000003" table:style-name="ce1">
            <text:p>38.88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41.040005000000001" table:style-name="ce1">
            <text:p>41.040005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43.200009999999999" table:style-name="ce1">
            <text:p>43.20001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45.360011999999998" table:style-name="ce1">
            <text:p>45.360012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47.520015999999998" table:style-name="ce1">
            <text:p>47.52001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.120019999999997" table:style-name="ce1">
            <text:p>51.12002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54.720027999999999" table:style-name="ce1">
            <text:p>54.720028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58.320034" table:style-name="ce1">
            <text:p>58.320034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61.92004" table:style-name="ce1">
            <text:p>61.92004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65.520039999999995" table:style-name="ce1">
            <text:p>65.52004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69.120050000000006" table:style-name="ce1">
            <text:p>69.12005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72.720055000000002" table:style-name="ce1">
            <text:p>72.720055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76.320059999999998" table:style-name="ce1">
            <text:p>76.32006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79.920069999999996" table:style-name="ce1">
            <text:p>79.92007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83.520070000000004" table:style-name="ce1">
            <text:p>83.52007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108.98287999999999" table:style-name="ce1">
            <text:p>108.98288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134.44568000000001" table:style-name="ce1">
            <text:p>134.44568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159.90848" table:style-name="ce1">
            <text:p>159.90848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185.37128000000001" table:style-name="ce1">
            <text:p>185.37128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211.55408" table:style-name="ce1">
            <text:p>211.55408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237.73688000000001" table:style-name="ce1">
            <text:p>237.73688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263.19968" table:style-name="ce1">
            <text:p>263.19968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289.38247999999999" table:style-name="ce1">
            <text:p>289.38248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315.56527999999997" table:style-name="ce1">
            <text:p>315.56528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341.74808000000002" table:style-name="ce1">
            <text:p>341.74808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367.93088" table:style-name="ce1">
            <text:p>367.93088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394.11367999999999" table:style-name="ce1">
            <text:p>394.11368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420.29647999999997" table:style-name="ce1">
            <text:p>420.29648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446.47928000000002" table:style-name="ce1">
            <text:p>446.47928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472.66208" table:style-name="ce1">
            <text:p>472.66208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498.84487999999999" table:style-name="ce1">
            <text:p>498.84488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525.02764999999999" table:style-name="ce1">
            <text:p>525.02765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551.21027000000004" table:style-name="ce1">
            <text:p>551.21027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577.39290000000005" table:style-name="ce1">
            <text:p>577.3929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603.57550000000003" table:style-name="ce1">
            <text:p>603.5755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629.75810000000001" table:style-name="ce1">
            <text:p>629.7581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655.94073000000003" table:style-name="ce1">
            <text:p>655.94073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682.12334999999996" table:style-name="ce1">
            <text:p>682.12335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708.30597" table:style-name="ce1">
            <text:p>708.30597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734.48860000000002" table:style-name="ce1">
            <text:p>734.4886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760.6712" table:style-name="ce1">
            <text:p>760.6712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764.99099999999999" table:style-name="ce1">
            <text:p>764.991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769.31084999999996" table:style-name="ce1">
            <text:p>769.31085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773.63070000000005" table:style-name="ce1">
            <text:p>773.6307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799.81330000000003" table:style-name="ce1">
            <text:p>799.8133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825.99590000000001" table:style-name="ce1">
            <text:p>825.9959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852.17849999999999" table:style-name="ce1">
            <text:p>852.1785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878.36114999999995" table:style-name="ce1">
            <text:p>878.36115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904.54376000000002" table:style-name="ce1">
            <text:p>904.54376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930.72640000000001" table:style-name="ce1">
            <text:p>930.7264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956.90899999999999" table:style-name="ce1">
            <text:p>956.909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983.09159999999997" table:style-name="ce1">
            <text:p>983.0916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1009.27423" table:style-name="ce1">
            <text:p>1009.27423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1035.4568999999999" table:style-name="ce1">
            <text:p>1035.4569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1061.6395" table:style-name="ce1">
            <text:p>1061.6395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1087.8221000000001" table:style-name="ce1">
            <text:p>1087.8221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1114.0047999999999" table:style-name="ce1">
            <text:p>1114.0048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1140.1874" table:style-name="ce1">
            <text:p>1140.1874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1166.3699999999999" table:style-name="ce1">
            <text:p>1166.37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1192.5526" table:style-name="ce1">
            <text:p>1192.5526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1218.7352000000001" table:style-name="ce1">
            <text:p>1218.7352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1244.9177999999999" table:style-name="ce1">
            <text:p>1244.9178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1271.8204000000001" table:style-name="ce1">
            <text:p>1271.8204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1298.723" table:style-name="ce1">
            <text:p>1298.723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1303.7628" table:style-name="ce1">
            <text:p>1303.7628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1308.8026" table:style-name="ce1">
            <text:p>1308.8026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1313.8424" table:style-name="ce1">
            <text:p>1313.8424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1318.8822" table:style-name="ce1">
            <text:p>1318.8822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1323.922" table:style-name="ce1">
            <text:p>1323.922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1328.2418" table:style-name="ce1">
            <text:p>1328.2418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1333.2816" table:style-name="ce1">
            <text:p>1333.2816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1360.1841999999999" table:style-name="ce1">
            <text:p>1360.1842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1387.0868" table:style-name="ce1">
            <text:p>1387.0868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1413.9893999999999" table:style-name="ce1">
            <text:p>1413.9894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1440.8920000000001" table:style-name="ce1">
            <text:p>1440.892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1467.7945999999999" table:style-name="ce1">
            <text:p>1467.7946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1493.9772" table:style-name="ce1">
            <text:p>1493.9772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1520.1597999999999" table:style-name="ce1">
            <text:p>1520.1598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1546.3424" table:style-name="ce1">
            <text:p>1546.3424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1572.5250000000001" table:style-name="ce1">
            <text:p>1572.525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1598.7076" table:style-name="ce1">
            <text:p>1598.7076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1624.8903" table:style-name="ce1">
            <text:p>1624.8903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651.0728999999999" table:style-name="ce1">
            <text:p>1651.0729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678.6954000000001" table:style-name="ce1">
            <text:p>1678.6954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706.318" table:style-name="ce1">
            <text:p>1706.318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733.9405999999999" table:style-name="ce1">
            <text:p>1733.9406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761.5631000000001" table:style-name="ce1">
            <text:p>1761.5631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789.1857" table:style-name="ce1">
            <text:p>1789.1857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816.8081999999999" table:style-name="ce1">
            <text:p>1816.8082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844.4308000000001" table:style-name="ce1">
            <text:p>1844.4308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872.0533" table:style-name="ce1">
            <text:p>1872.0533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899.6759" table:style-name="ce1">
            <text:p>1899.6759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927.2985000000001" table:style-name="ce1">
            <text:p>1927.2985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954.921" table:style-name="ce1">
            <text:p>1954.921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982.5436" table:style-name="ce1">
            <text:p>1982.5436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2010.1660999999999" table:style-name="ce1">
            <text:p>2010.1661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2037.7887000000001" table:style-name="ce1">
            <text:p>2037.7887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2065.4114" table:style-name="ce1">
            <text:p>2065.4114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2093.0340000000001" table:style-name="ce1">
            <text:p>2093.034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2120.6565000000001" table:style-name="ce1">
            <text:p>2120.6565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2148.279" table:style-name="ce1">
            <text:p>2148.279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2175.9016000000001" table:style-name="ce1">
            <text:p>2175.9016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2181.6614" table:style-name="ce1">
            <text:p>2181.6614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2187.4211" table:style-name="ce1">
            <text:p>2187.4211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2215.0437000000002" table:style-name="ce1">
            <text:p>2215.0437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2241.9463000000001" table:style-name="ce1">
            <text:p>2241.9463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2268.8489" table:style-name="ce1">
            <text:p>2268.8489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2295.7514999999999" table:style-name="ce1">
            <text:p>2295.7515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2322.654" table:style-name="ce1">
            <text:p>2322.654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2350.2766000000001" table:style-name="ce1">
            <text:p>2350.2766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2377.8991999999998" table:style-name="ce1">
            <text:p>2377.8992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2405.5216999999998" table:style-name="ce1">
            <text:p>2405.5217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2432.4243000000001" table:style-name="ce1">
            <text:p>2432.4243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2460.0468999999998" table:style-name="ce1">
            <text:p>2460.0469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2487.6694000000002" table:style-name="ce1">
            <text:p>2487.6694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2515.2919999999999" table:style-name="ce1">
            <text:p>2515.292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2542.9146000000001" table:style-name="ce1">
            <text:p>2542.9146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2570.5369999999998" table:style-name="ce1">
            <text:p>2570.537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2598.1597000000002" table:style-name="ce1">
            <text:p>2598.1597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2625.7822000000001" table:style-name="ce1">
            <text:p>2625.7822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2653.4047999999998" table:style-name="ce1">
            <text:p>2653.4048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2659.1646000000001" table:style-name="ce1">
            <text:p>2659.1646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2664.9243000000001" table:style-name="ce1">
            <text:p>2664.9243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2670.6840000000002" table:style-name="ce1">
            <text:p>2670.684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2676.4438" table:style-name="ce1">
            <text:p>2676.4438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2682.2035999999998" table:style-name="ce1">
            <text:p>2682.2036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2687.9634000000001" table:style-name="ce1">
            <text:p>2687.9634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2693.7231000000002" table:style-name="ce1">
            <text:p>2693.7231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2699.4830000000002" table:style-name="ce1">
            <text:p>2699.483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2705.9625999999998" table:style-name="ce1">
            <text:p>2705.9626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12.4423999999999" table:style-name="ce1">
            <text:p>2712.4424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2718.922" table:style-name="ce1">
            <text:p>2718.922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2725.4018999999998" table:style-name="ce1">
            <text:p>2725.4019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2731.8816000000002" table:style-name="ce1">
            <text:p>2731.8816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2738.3613" table:style-name="ce1">
            <text:p>2738.3613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2744.8409999999999" table:style-name="ce1">
            <text:p>2744.841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2751.3208" table:style-name="ce1">
            <text:p>2751.3208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2779.6633000000002" table:style-name="ce1">
            <text:p>2779.6633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2808.0059000000001" table:style-name="ce1">
            <text:p>2808.0059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2836.3483999999999" table:style-name="ce1">
            <text:p>2836.3484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2864.6909999999998" table:style-name="ce1">
            <text:p>2864.691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2893.0333999999998" table:style-name="ce1">
            <text:p>2893.0334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2920.6559999999999" table:style-name="ce1">
            <text:p>2920.656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2947.5585999999998" table:style-name="ce1">
            <text:p>2947.5586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2974.4612000000002" table:style-name="ce1">
            <text:p>2974.4612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3001.3638000000001" table:style-name="ce1">
            <text:p>3001.3638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3028.2664" table:style-name="ce1">
            <text:p>3028.2664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3055.1689999999999" table:style-name="ce1">
            <text:p>3055.169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3082.0715" table:style-name="ce1">
            <text:p>3082.0715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3108.9740000000002" table:style-name="ce1">
            <text:p>3108.974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3135.8766999999998" table:style-name="ce1">
            <text:p>3135.8767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3162.7793000000001" table:style-name="ce1">
            <text:p>3162.7793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3189.6819999999998" table:style-name="ce1">
            <text:p>3189.682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3216.5844999999999" table:style-name="ce1">
            <text:p>3216.5845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3244.2069999999999" table:style-name="ce1">
            <text:p>3244.207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3271.8296" table:style-name="ce1">
            <text:p>3271.8296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3299.4521" table:style-name="ce1">
            <text:p>3299.4521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3327.0747000000001" table:style-name="ce1">
            <text:p>3327.0747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3354.6972999999998" table:style-name="ce1">
            <text:p>3354.6973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3382.3198000000002" table:style-name="ce1">
            <text:p>3382.3198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3409.9423999999999" table:style-name="ce1">
            <text:p>3409.9424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3436.8449999999998" table:style-name="ce1">
            <text:p>3436.845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3463.7476000000001" table:style-name="ce1">
            <text:p>3463.7476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3489.9301999999998" table:style-name="ce1">
            <text:p>3489.9302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3516.1127999999999" table:style-name="ce1">
            <text:p>3516.1128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3543.0154000000002" table:style-name="ce1">
            <text:p>3543.0154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3569.9180000000001" table:style-name="ce1">
            <text:p>3569.918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3574.9578000000001" table:style-name="ce1">
            <text:p>3574.9578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3579.9976000000001" table:style-name="ce1">
            <text:p>3579.9976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3585.0374000000002" table:style-name="ce1">
            <text:p>3585.0374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3590.0771" table:style-name="ce1">
            <text:p>3590.0771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3595.1170000000002" table:style-name="ce1">
            <text:p>3595.117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3599.4367999999999" table:style-name="ce1">
            <text:p>3599.4368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3603.0365999999999" table:style-name="ce1">
            <text:p>3603.0366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3606.6365000000001" table:style-name="ce1">
            <text:p>3606.6365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3609.5164" table:style-name="ce1">
            <text:p>3609.5164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3612.3962000000001" table:style-name="ce1">
            <text:p>3612.3962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3615.2761" table:style-name="ce1">
            <text:p>3615.2761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3618.1559999999999" table:style-name="ce1">
            <text:p>3618.156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3621.0360000000001" table:style-name="ce1">
            <text:p>3621.036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3645.7786000000001" table:style-name="ce1">
            <text:p>3645.7786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3670.5212000000001" table:style-name="ce1">
            <text:p>3670.5212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3695.2640000000001" table:style-name="ce1">
            <text:p>3695.264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3720.0066000000002" table:style-name="ce1">
            <text:p>3720.0066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3744.7492999999999" table:style-name="ce1">
            <text:p>3744.7493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3769.4920000000002" table:style-name="ce1">
            <text:p>3769.492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3794.2345999999998" table:style-name="ce1">
            <text:p>3794.2346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3819.6972999999998" table:style-name="ce1">
            <text:p>3819.6973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3845.16" table:style-name="ce1">
            <text:p>3845.16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3869.9025999999999" table:style-name="ce1">
            <text:p>3869.9026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3894.6453000000001" table:style-name="ce1">
            <text:p>3894.6453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3919.3879999999999" table:style-name="ce1">
            <text:p>3919.388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3944.1306" table:style-name="ce1">
            <text:p>3944.1306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3968.8733000000002" table:style-name="ce1">
            <text:p>3968.8733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3993.616" table:style-name="ce1">
            <text:p>3993.616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4018.3586" table:style-name="ce1">
            <text:p>4018.3586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4021.2384999999999" table:style-name="ce1">
            <text:p>4021.2385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4023.3984" table:style-name="ce1">
            <text:p>4023.3984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4025.5583000000001" table:style-name="ce1">
            <text:p>4025.5583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4027.7183" table:style-name="ce1">
            <text:p>4027.7183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4030.5981000000002" table:style-name="ce1">
            <text:p>4030.5981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4033.4780000000001" table:style-name="ce1">
            <text:p>4033.478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4058.2206999999999" table:style-name="ce1">
            <text:p>4058.2207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4082.2433999999998" table:style-name="ce1">
            <text:p>4082.2434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4106.2659999999996" table:style-name="ce1">
            <text:p>4106.266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4130.2896000000001" table:style-name="ce1">
            <text:p>4130.2896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4154.3130000000001" table:style-name="ce1">
            <text:p>4154.313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4178.3364000000001" table:style-name="ce1">
            <text:p>4178.3364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4202.3599999999997" table:style-name="ce1">
            <text:p>4202.36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4226.3833000000004" table:style-name="ce1">
            <text:p>4226.3833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4250.4066999999995" table:style-name="ce1">
            <text:p>4250.4067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4274.43" table:style-name="ce1">
            <text:p>4274.43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4298.4535999999998" table:style-name="ce1">
            <text:p>4298.4536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4322.4769999999999" table:style-name="ce1">
            <text:p>4322.477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4346.5005000000001" table:style-name="ce1">
            <text:p>4346.5005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4370.5240000000003" table:style-name="ce1">
            <text:p>4370.524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4394.5474000000004" table:style-name="ce1">
            <text:p>4394.5474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4418.5709999999999" table:style-name="ce1">
            <text:p>4418.571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4442.5940000000001" table:style-name="ce1">
            <text:p>4442.594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4466.6176999999998" table:style-name="ce1">
            <text:p>4466.6177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4490.6409999999996" table:style-name="ce1">
            <text:p>4490.641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4514.6646000000001" table:style-name="ce1">
            <text:p>4514.6646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4538.6880000000001" table:style-name="ce1">
            <text:p>4538.688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4562.7114000000001" table:style-name="ce1">
            <text:p>4562.7114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4586.7349999999997" table:style-name="ce1">
            <text:p>4586.735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4610.7583000000004" table:style-name="ce1">
            <text:p>4610.7583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4634.7816999999995" table:style-name="ce1">
            <text:p>4634.7817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4658.8050000000003" table:style-name="ce1">
            <text:p>4658.805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4682.8285999999998" table:style-name="ce1">
            <text:p>4682.8286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4706.8519999999999" table:style-name="ce1">
            <text:p>4706.852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4730.8755000000001" table:style-name="ce1">
            <text:p>4730.8755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4733.0360000000001" table:style-name="ce1">
            <text:p>4733.036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4735.1970000000001" table:style-name="ce1">
            <text:p>4735.197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4737.3573999999999" table:style-name="ce1">
            <text:p>4737.3574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4739.518" table:style-name="ce1">
            <text:p>4739.518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4741.6787000000004" table:style-name="ce1">
            <text:p>4741.6787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4744.5595999999996" table:style-name="ce1">
            <text:p>4744.5596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4747.4404000000004" table:style-name="ce1">
            <text:p>4747.4404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4750.3212999999996" table:style-name="ce1">
            <text:p>4750.3213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4753.2020000000002" table:style-name="ce1">
            <text:p>4753.202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4756.0829999999996" table:style-name="ce1">
            <text:p>4756.083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4758.9639999999999" table:style-name="ce1">
            <text:p>4758.964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4761.8446999999996" table:style-name="ce1">
            <text:p>4761.8447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4764.7255999999998" table:style-name="ce1">
            <text:p>4764.7256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4766.8860000000004" table:style-name="ce1">
            <text:p>4766.886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4769.0469999999996" table:style-name="ce1">
            <text:p>4769.047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4771.2075000000004" table:style-name="ce1">
            <text:p>4771.2075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4773.3680000000004" table:style-name="ce1">
            <text:p>4773.368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4775.5290000000005" table:style-name="ce1">
            <text:p>4775.529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4777.6895000000004" table:style-name="ce1">
            <text:p>4777.6895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4779.8500000000004" table:style-name="ce1">
            <text:p>4779.85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4782.0106999999998" table:style-name="ce1">
            <text:p>4782.0107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4784.1714000000002" table:style-name="ce1">
            <text:p>4784.1714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4786.3320000000003" table:style-name="ce1">
            <text:p>4786.332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4789.2129999999997" table:style-name="ce1">
            <text:p>4789.21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92.0937999999996" table:style-name="ce1">
            <text:p>4792.0938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4794.9745999999996" table:style-name="ce1">
            <text:p>4794.9746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4797.8554999999997" table:style-name="ce1">
            <text:p>4797.8555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4800.7362999999996" table:style-name="ce1">
            <text:p>4800.7363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4803.6170000000002" table:style-name="ce1">
            <text:p>4803.617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4806.4979999999996" table:style-name="ce1">
            <text:p>4806.498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4809.3789999999999" table:style-name="ce1">
            <text:p>4809.379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4812.26" table:style-name="ce1">
            <text:p>4812.26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4815.1405999999997" table:style-name="ce1">
            <text:p>4815.1406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4818.0214999999998" table:style-name="ce1">
            <text:p>4818.0215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4820.9022999999997" table:style-name="ce1">
            <text:p>4820.9023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4823.0630000000001" table:style-name="ce1">
            <text:p>4823.063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4825.2236000000003" table:style-name="ce1">
            <text:p>4825.2236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4828.1045000000004" table:style-name="ce1">
            <text:p>4828.1045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4830.9853999999996" table:style-name="ce1">
            <text:p>4830.9854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4833.866" table:style-name="ce1">
            <text:p>4833.866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4836.7470000000003" table:style-name="ce1">
            <text:p>4836.747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4839.6279999999997" table:style-name="ce1">
            <text:p>4839.628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4842.509" table:style-name="ce1">
            <text:p>4842.509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4845.3896000000004" table:style-name="ce1">
            <text:p>4845.3896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4848.2704999999996" table:style-name="ce1">
            <text:p>4848.2705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4850.4309999999996" table:style-name="ce1">
            <text:p>4850.431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4852.5919999999996" table:style-name="ce1">
            <text:p>4852.592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4854.7524000000003" table:style-name="ce1">
            <text:p>4854.7524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4856.9129999999996" table:style-name="ce1">
            <text:p>4856.913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4859.0736999999999" table:style-name="ce1">
            <text:p>4859.0737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4861.2344000000003" table:style-name="ce1">
            <text:p>4861.2344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4863.3950000000004" table:style-name="ce1">
            <text:p>4863.395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4865.5556999999999" table:style-name="ce1">
            <text:p>4865.5557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4867.7163" table:style-name="ce1">
            <text:p>4867.7163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4869.8770000000004" table:style-name="ce1">
            <text:p>4869.877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4872.0375999999997" table:style-name="ce1">
            <text:p>4872.0376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4874.9184999999998" table:style-name="ce1">
            <text:p>4874.9185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4877.7992999999997" table:style-name="ce1">
            <text:p>4877.7993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4880.68" table:style-name="ce1">
            <text:p>4880.68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4883.5609999999997" table:style-name="ce1">
            <text:p>4883.561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4886.442" table:style-name="ce1">
            <text:p>4886.442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4889.3227999999999" table:style-name="ce1">
            <text:p>4889.3228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4892.2035999999998" table:style-name="ce1">
            <text:p>4892.2036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4895.0844999999999" table:style-name="ce1">
            <text:p>4895.0845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4897.9652999999998" table:style-name="ce1">
            <text:p>4897.9653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4900.8459999999995" table:style-name="ce1">
            <text:p>4900.846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4903.7269999999999" table:style-name="ce1">
            <text:p>4903.727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4906.6080000000002" table:style-name="ce1">
            <text:p>4906.608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4909.4889999999996" table:style-name="ce1">
            <text:p>4909.489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4912.3696" table:style-name="ce1">
            <text:p>4912.3696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4915.2505000000001" table:style-name="ce1">
            <text:p>4915.2505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4918.1313" table:style-name="ce1">
            <text:p>4918.1313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4921.0119999999997" table:style-name="ce1">
            <text:p>4921.012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4923.893" table:style-name="ce1">
            <text:p>4923.893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4926.7740000000003" table:style-name="ce1">
            <text:p>4926.774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4929.6549999999997" table:style-name="ce1">
            <text:p>4929.655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4932.5356000000002" table:style-name="ce1">
            <text:p>4932.5356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4935.4165000000003" table:style-name="ce1">
            <text:p>4935.4165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4938.2974000000004" table:style-name="ce1">
            <text:p>4938.2974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4941.1779999999999" table:style-name="ce1">
            <text:p>4941.178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4944.0590000000002" table:style-name="ce1">
            <text:p>4944.059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4946.9399999999996" table:style-name="ce1">
            <text:p>4946.94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4949.8209999999999" table:style-name="ce1">
            <text:p>4949.821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4952.7016999999996" table:style-name="ce1">
            <text:p>4952.7017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4954.8622999999998" table:style-name="ce1">
            <text:p>4954.8623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4957.0230000000001" table:style-name="ce1">
            <text:p>4957.023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4959.1836000000003" table:style-name="ce1">
            <text:p>4959.1836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4960.6239999999998" table:style-name="ce1">
            <text:p>4960.624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4962.0645000000004" table:style-name="ce1">
            <text:p>4962.0645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4964.2250000000004" table:style-name="ce1">
            <text:p>4964.225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4967.1059999999998" table:style-name="ce1">
            <text:p>4967.106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4969.9870000000001" table:style-name="ce1">
            <text:p>4969.987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4972.8676999999998" table:style-name="ce1">
            <text:p>4972.8677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4975.7484999999997" table:style-name="ce1">
            <text:p>4975.7485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4978.6293999999998" table:style-name="ce1">
            <text:p>4978.6294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4981.5102999999999" table:style-name="ce1">
            <text:p>4981.5103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4983.6710000000003" table:style-name="ce1">
            <text:p>4983.671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4985.8315000000002" table:style-name="ce1">
            <text:p>4985.8315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4987.9920000000002" table:style-name="ce1">
            <text:p>4987.992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4990.1530000000002" table:style-name="ce1">
            <text:p>4990.153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4992.3135000000002" table:style-name="ce1">
            <text:p>4992.3135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4994.4740000000002" table:style-name="ce1">
            <text:p>4994.474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4996.6350000000002" table:style-name="ce1">
            <text:p>4996.635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4998.7954" table:style-name="ce1">
            <text:p>4998.7954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5000.9560000000001" table:style-name="ce1">
            <text:p>5000.956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5003.1166999999996" table:style-name="ce1">
            <text:p>5003.1167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5005.2772999999997" table:style-name="ce1">
            <text:p>5005.2773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5007.4380000000001" table:style-name="ce1">
            <text:p>5007.438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5009.5986000000003" table:style-name="ce1">
            <text:p>5009.5986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5011.7592999999997" table:style-name="ce1">
            <text:p>5011.7593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5013.92" table:style-name="ce1">
            <text:p>5013.92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5016.0806000000002" table:style-name="ce1">
            <text:p>5016.0806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5018.241" table:style-name="ce1">
            <text:p>5018.241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5020.402" table:style-name="ce1">
            <text:p>5020.402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5022.5625" table:style-name="ce1">
            <text:p>5022.5625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5024.723" table:style-name="ce1">
            <text:p>5024.723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5026.884" table:style-name="ce1">
            <text:p>5026.884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5029.0443999999998" table:style-name="ce1">
            <text:p>5029.0444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5031.2049999999999" table:style-name="ce1">
            <text:p>5031.205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5033.3657000000003" table:style-name="ce1">
            <text:p>5033.3657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5035.5263999999997" table:style-name="ce1">
            <text:p>5035.5264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5037.6869999999999" table:style-name="ce1">
            <text:p>5037.687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5039.8477000000003" table:style-name="ce1">
            <text:p>5039.8477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5042.0083000000004" table:style-name="ce1">
            <text:p>5042.0083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5044.1689999999999" table:style-name="ce1">
            <text:p>5044.169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5046.3296" table:style-name="ce1">
            <text:p>5046.3296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5048.49" table:style-name="ce1">
            <text:p>5048.49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5051.3710000000001" table:style-name="ce1">
            <text:p>5051.371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5054.2520000000004" table:style-name="ce1">
            <text:p>5054.252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5057.1329999999998" table:style-name="ce1">
            <text:p>5057.133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5060.0137000000004" table:style-name="ce1">
            <text:p>5060.0137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5062.8945000000003" table:style-name="ce1">
            <text:p>5062.8945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5065.7754000000004" table:style-name="ce1">
            <text:p>5065.7754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5068.6562999999996" table:style-name="ce1">
            <text:p>5068.6563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5071.5370000000003" table:style-name="ce1">
            <text:p>5071.537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5074.4179999999997" table:style-name="ce1">
            <text:p>5074.418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5077.299" table:style-name="ce1">
            <text:p>5077.299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5080.1796999999997" table:style-name="ce1">
            <text:p>5080.1797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5083.0604999999996" table:style-name="ce1">
            <text:p>5083.0605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5086.6616000000004" table:style-name="ce1">
            <text:p>5086.6616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5090.2627000000002" table:style-name="ce1">
            <text:p>5090.2627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5093.8639999999996" table:style-name="ce1">
            <text:p>5093.864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5097.4650000000001" table:style-name="ce1">
            <text:p>5097.465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5101.0659999999998" table:style-name="ce1">
            <text:p>5101.066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5104.6670000000004" table:style-name="ce1">
            <text:p>5104.667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5108.268" table:style-name="ce1">
            <text:p>5108.268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5111.8689999999997" table:style-name="ce1">
            <text:p>5111.869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5115.47" table:style-name="ce1">
            <text:p>5115.47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5119.0712999999996" table:style-name="ce1">
            <text:p>5119.0713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122.6724000000004" table:style-name="ce1">
            <text:p>5122.6724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5126.2734" table:style-name="ce1">
            <text:p>5126.2734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5129.8744999999999" table:style-name="ce1">
            <text:p>5129.8745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5133.4755999999998" table:style-name="ce1">
            <text:p>5133.4756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5137.0766999999996" table:style-name="ce1">
            <text:p>5137.0767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5140.6777000000002" table:style-name="ce1">
            <text:p>5140.6777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5144.2790000000005" table:style-name="ce1">
            <text:p>5144.279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5147.88" table:style-name="ce1">
            <text:p>5147.88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5151.4809999999998" table:style-name="ce1">
            <text:p>5151.481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5155.0820000000003" table:style-name="ce1">
            <text:p>5155.082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5158.683" table:style-name="ce1">
            <text:p>5158.683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5161.5640000000003" table:style-name="ce1">
            <text:p>5161.564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5164.4449999999997" table:style-name="ce1">
            <text:p>5164.445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5167.3257000000003" table:style-name="ce1">
            <text:p>5167.3257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5170.2065000000002" table:style-name="ce1">
            <text:p>5170.2065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5173.0874000000003" table:style-name="ce1">
            <text:p>5173.0874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5175.9683000000005" table:style-name="ce1">
            <text:p>5175.9683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5178.1289999999999" table:style-name="ce1">
            <text:p>5178.129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5180.2896000000001" table:style-name="ce1">
            <text:p>5180.2896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5182.45" table:style-name="ce1">
            <text:p>5182.45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5184.6109999999999" table:style-name="ce1">
            <text:p>5184.611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5186.7714999999998" table:style-name="ce1">
            <text:p>5186.7715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5188.9319999999998" table:style-name="ce1">
            <text:p>5188.932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5191.0929999999998" table:style-name="ce1">
            <text:p>5191.093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5193.2533999999996" table:style-name="ce1">
            <text:p>5193.2534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5195.4139999999998" table:style-name="ce1">
            <text:p>5195.414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5197.5747000000001" table:style-name="ce1">
            <text:p>5197.5747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5200.4556000000002" table:style-name="ce1">
            <text:p>5200.4556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5203.3364000000001" table:style-name="ce1">
            <text:p>5203.3364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5206.2173000000003" table:style-name="ce1">
            <text:p>5206.2173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5209.098" table:style-name="ce1">
            <text:p>5209.098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5211.9790000000003" table:style-name="ce1">
            <text:p>5211.979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5214.8599999999997" table:style-name="ce1">
            <text:p>5214.86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5217.7407000000003" table:style-name="ce1">
            <text:p>5217.7407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5220.6216000000004" table:style-name="ce1">
            <text:p>5220.6216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5223.5024000000003" table:style-name="ce1">
            <text:p>5223.5024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5226.3833000000004" table:style-name="ce1">
            <text:p>5226.3833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5229.2640000000001" table:style-name="ce1">
            <text:p>5229.264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5232.8649999999998" table:style-name="ce1">
            <text:p>5232.865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5236.4663" table:style-name="ce1">
            <text:p>5236.4663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5240.0673999999999" table:style-name="ce1">
            <text:p>5240.0674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5243.6684999999998" table:style-name="ce1">
            <text:p>5243.6685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5246.5492999999997" table:style-name="ce1">
            <text:p>5246.5493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5249.43" table:style-name="ce1">
            <text:p>5249.43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5252.3109999999997" table:style-name="ce1">
            <text:p>5252.311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5255.192" table:style-name="ce1">
            <text:p>5255.192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5257.3525" table:style-name="ce1">
            <text:p>5257.3525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5259.5129999999999" table:style-name="ce1">
            <text:p>5259.513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5261.674" table:style-name="ce1">
            <text:p>5261.674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5263.8344999999999" table:style-name="ce1">
            <text:p>5263.8345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5265.9949999999999" table:style-name="ce1">
            <text:p>5265.995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5268.1559999999999" table:style-name="ce1">
            <text:p>5268.156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5269.5959999999995" table:style-name="ce1">
            <text:p>5269.596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5271.0366000000004" table:style-name="ce1">
            <text:p>5271.0366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5272.4769999999999" table:style-name="ce1">
            <text:p>5272.477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5273.9174999999996" table:style-name="ce1">
            <text:p>5273.9175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5275.3580000000002" table:style-name="ce1">
            <text:p>5275.358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5276.7983000000004" table:style-name="ce1">
            <text:p>5276.7983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5278.2389999999996" table:style-name="ce1">
            <text:p>5278.239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5279.6790000000001" table:style-name="ce1">
            <text:p>5279.679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5281.1196" table:style-name="ce1">
            <text:p>5281.1196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5282.56" table:style-name="ce1">
            <text:p>5282.56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5284.0005000000001" table:style-name="ce1">
            <text:p>5284.0005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5285.4409999999998" table:style-name="ce1">
            <text:p>5285.441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5286.8813" table:style-name="ce1">
            <text:p>5286.8813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5288.3220000000001" table:style-name="ce1">
            <text:p>5288.322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5289.7619999999997" table:style-name="ce1">
            <text:p>5289.762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5291.9229999999998" table:style-name="ce1">
            <text:p>5291.923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5294.0834999999997" table:style-name="ce1">
            <text:p>5294.0835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5296.2439999999997" table:style-name="ce1">
            <text:p>5296.244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5298.4049999999997" table:style-name="ce1">
            <text:p>5298.405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5300.5654000000004" table:style-name="ce1">
            <text:p>5300.5654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5302.7259999999997" table:style-name="ce1">
            <text:p>5302.726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5304.8867" table:style-name="ce1">
            <text:p>5304.8867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5307.0474000000004" table:style-name="ce1">
            <text:p>5307.0474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5309.2079999999996" table:style-name="ce1">
            <text:p>5309.208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5311.3687" table:style-name="ce1">
            <text:p>5311.3687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5313.5293000000001" table:style-name="ce1">
            <text:p>5313.5293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5315.69" table:style-name="ce1">
            <text:p>5315.69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5317.8505999999998" table:style-name="ce1">
            <text:p>5317.8506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5320.0110000000004" table:style-name="ce1">
            <text:p>5320.011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5322.1719999999996" table:style-name="ce1">
            <text:p>5322.172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5324.3325000000004" table:style-name="ce1">
            <text:p>5324.3325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5326.4930000000004" table:style-name="ce1">
            <text:p>5326.493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5328.6540000000005" table:style-name="ce1">
            <text:p>5328.654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5330.8145000000004" table:style-name="ce1">
            <text:p>5330.8145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5332.9750000000004" table:style-name="ce1">
            <text:p>5332.975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5335.1356999999998" table:style-name="ce1">
            <text:p>5335.1357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5337.2964000000002" table:style-name="ce1">
            <text:p>5337.2964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5338.7370000000001" table:style-name="ce1">
            <text:p>5338.737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5340.1772000000001" table:style-name="ce1">
            <text:p>5340.1772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5341.6176999999998" table:style-name="ce1">
            <text:p>5341.6177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5343.7782999999999" table:style-name="ce1">
            <text:p>5343.7783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5345.9390000000003" table:style-name="ce1">
            <text:p>5345.939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5348.0995999999996" table:style-name="ce1">
            <text:p>5348.0996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5350.2602999999999" table:style-name="ce1">
            <text:p>5350.2603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5352.4210000000003" table:style-name="ce1">
            <text:p>5352.421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5353.8612999999996" table:style-name="ce1">
            <text:p>5353.8613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5355.3019999999997" table:style-name="ce1">
            <text:p>5355.302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5356.7420000000002" table:style-name="ce1">
            <text:p>5356.742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5358.9030000000002" table:style-name="ce1">
            <text:p>5358.903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5361.0635000000002" table:style-name="ce1">
            <text:p>5361.0635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5363.2240000000002" table:style-name="ce1">
            <text:p>5363.224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5366.1049999999996" table:style-name="ce1">
            <text:p>5366.105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5368.9859999999999" table:style-name="ce1">
            <text:p>5368.986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5371.8666999999996" table:style-name="ce1">
            <text:p>5371.8667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5375.4679999999998" table:style-name="ce1">
            <text:p>5375.468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5379.0690000000004" table:style-name="ce1">
            <text:p>5379.069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5382.67" table:style-name="ce1">
            <text:p>5382.67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5386.2709999999997" table:style-name="ce1">
            <text:p>5386.271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5389.8720000000003" table:style-name="ce1">
            <text:p>5389.872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5393.473" table:style-name="ce1">
            <text:p>5393.473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5397.0739999999996" table:style-name="ce1">
            <text:p>5397.074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5400.6752999999999" table:style-name="ce1">
            <text:p>5400.6753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5404.2763999999997" table:style-name="ce1">
            <text:p>5404.2764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5407.8774000000003" table:style-name="ce1">
            <text:p>5407.8774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5411.4785000000002" table:style-name="ce1">
            <text:p>5411.4785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5415.0796" table:style-name="ce1">
            <text:p>5415.0796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5418.6806999999999" table:style-name="ce1">
            <text:p>5418.6807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5422.2816999999995" table:style-name="ce1">
            <text:p>5422.2817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5426.6030000000001" table:style-name="ce1">
            <text:p>5426.603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5430.9242999999997" table:style-name="ce1">
            <text:p>5430.9243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5435.2456000000002" table:style-name="ce1">
            <text:p>5435.2456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5439.567" table:style-name="ce1">
            <text:p>5439.567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5443.8879999999999" table:style-name="ce1">
            <text:p>5443.88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446.7690000000002" table:style-name="ce1">
            <text:p>5446.769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5449.65" table:style-name="ce1">
            <text:p>5449.65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5453.2510000000002" table:style-name="ce1">
            <text:p>5453.251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5456.8519999999999" table:style-name="ce1">
            <text:p>5456.852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5460.4530000000004" table:style-name="ce1">
            <text:p>5460.453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5464.0540000000001" table:style-name="ce1">
            <text:p>5464.054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5466.9350000000004" table:style-name="ce1">
            <text:p>5466.935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5470.5360000000001" table:style-name="ce1">
            <text:p>5470.536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5474.1369999999997" table:style-name="ce1">
            <text:p>5474.137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5477.018" table:style-name="ce1">
            <text:p>5477.018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5479.8990000000003" table:style-name="ce1">
            <text:p>5479.899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5482.78" table:style-name="ce1">
            <text:p>5482.78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5485.6606000000002" table:style-name="ce1">
            <text:p>5485.6606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5488.5415000000003" table:style-name="ce1">
            <text:p>5488.5415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5491.4224000000004" table:style-name="ce1">
            <text:p>5491.4224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5494.3029999999999" table:style-name="ce1">
            <text:p>5494.303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5497.1840000000002" table:style-name="ce1">
            <text:p>5497.184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5500.0649999999996" table:style-name="ce1">
            <text:p>5500.065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5502.9459999999999" table:style-name="ce1">
            <text:p>5502.946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5505.8266999999996" table:style-name="ce1">
            <text:p>5505.8267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5508.7075000000004" table:style-name="ce1">
            <text:p>5508.7075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5511.5883999999996" table:style-name="ce1">
            <text:p>5511.5884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5513.7489999999998" table:style-name="ce1">
            <text:p>5513.749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5516.63" table:style-name="ce1">
            <text:p>5516.63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5519.5106999999998" table:style-name="ce1">
            <text:p>5519.5107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5522.3915999999999" table:style-name="ce1">
            <text:p>5522.3916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5525.2725" table:style-name="ce1">
            <text:p>5525.2725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5528.1532999999999" table:style-name="ce1">
            <text:p>5528.1533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5531.0339999999997" table:style-name="ce1">
            <text:p>5531.034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5533.915" table:style-name="ce1">
            <text:p>5533.915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5536.0757000000003" table:style-name="ce1">
            <text:p>5536.0757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5538.2362999999996" table:style-name="ce1">
            <text:p>5538.2363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5540.3969999999999" table:style-name="ce1">
            <text:p>5540.397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5542.5576000000001" table:style-name="ce1">
            <text:p>5542.5576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5544.7183000000005" table:style-name="ce1">
            <text:p>5544.7183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5546.8789999999999" table:style-name="ce1">
            <text:p>5546.879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5549.0396000000001" table:style-name="ce1">
            <text:p>5549.0396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5551.9204" table:style-name="ce1">
            <text:p>5551.9204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5554.8013000000001" table:style-name="ce1">
            <text:p>5554.8013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5557.6819999999998" table:style-name="ce1">
            <text:p>5557.682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5560.5630000000001" table:style-name="ce1">
            <text:p>5560.563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5563.4440000000004" table:style-name="ce1">
            <text:p>5563.444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5566.3247000000001" table:style-name="ce1">
            <text:p>5566.3247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5569.2056000000002" table:style-name="ce1">
            <text:p>5569.2056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5572.0864000000001" table:style-name="ce1">
            <text:p>5572.0864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5574.9673000000003" table:style-name="ce1">
            <text:p>5574.9673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5577.848" table:style-name="ce1">
            <text:p>5577.848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5580.7290000000003" table:style-name="ce1">
            <text:p>5580.729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5582.8896000000004" table:style-name="ce1">
            <text:p>5582.8896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5585.0502999999999" table:style-name="ce1">
            <text:p>5585.0503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5587.2110000000002" table:style-name="ce1">
            <text:p>5587.211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5589.3716000000004" table:style-name="ce1">
            <text:p>5589.3716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5591.5320000000002" table:style-name="ce1">
            <text:p>5591.532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5593.6930000000002" table:style-name="ce1">
            <text:p>5593.693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5595.8535000000002" table:style-name="ce1">
            <text:p>5595.8535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5598.0140000000001" table:style-name="ce1">
            <text:p>5598.014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5600.1750000000002" table:style-name="ce1">
            <text:p>5600.175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5602.3353999999999" table:style-name="ce1">
            <text:p>5602.3354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5604.4960000000001" table:style-name="ce1">
            <text:p>5604.496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5606.6566999999995" table:style-name="ce1">
            <text:p>5606.6567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5608.8173999999999" table:style-name="ce1">
            <text:p>5608.8174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5611.6980000000003" table:style-name="ce1">
            <text:p>5611.698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5614.5789999999997" table:style-name="ce1">
            <text:p>5614.579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5617.46" table:style-name="ce1">
            <text:p>5617.46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5620.3410000000003" table:style-name="ce1">
            <text:p>5620.341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5623.2217000000001" table:style-name="ce1">
            <text:p>5623.2217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5626.1025" table:style-name="ce1">
            <text:p>5626.1025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5628.9834000000001" table:style-name="ce1">
            <text:p>5628.9834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5631.8643000000002" table:style-name="ce1">
            <text:p>5631.8643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5634.7449999999999" table:style-name="ce1">
            <text:p>5634.745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5637.6260000000002" table:style-name="ce1">
            <text:p>5637.626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5640.5069999999996" table:style-name="ce1">
            <text:p>5640.507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5642.6674999999996" table:style-name="ce1">
            <text:p>5642.6675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5644.8280000000004" table:style-name="ce1">
            <text:p>5644.828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5646.9889999999996" table:style-name="ce1">
            <text:p>5646.989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5649.8696" table:style-name="ce1">
            <text:p>5649.8696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5652.7505000000001" table:style-name="ce1">
            <text:p>5652.7505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5655.6313" table:style-name="ce1">
            <text:p>5655.6313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5657.7920000000004" table:style-name="ce1">
            <text:p>5657.792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5659.9525999999996" table:style-name="ce1">
            <text:p>5659.9526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5662.1133" table:style-name="ce1">
            <text:p>5662.1133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5664.2740000000003" table:style-name="ce1">
            <text:p>5664.274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5666.4345999999996" table:style-name="ce1">
            <text:p>5666.4346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5668.5950000000003" table:style-name="ce1">
            <text:p>5668.595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5670.7560000000003" table:style-name="ce1">
            <text:p>5670.756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5673.6367" table:style-name="ce1">
            <text:p>5673.6367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5676.5176000000001" table:style-name="ce1">
            <text:p>5676.5176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5679.3984" table:style-name="ce1">
            <text:p>5679.3984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5682.2793000000001" table:style-name="ce1">
            <text:p>5682.2793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5685.16" table:style-name="ce1">
            <text:p>5685.16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5688.0410000000002" table:style-name="ce1">
            <text:p>5688.041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5690.9219999999996" table:style-name="ce1">
            <text:p>5690.922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5693.8027000000002" table:style-name="ce1">
            <text:p>5693.8027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5696.6836000000003" table:style-name="ce1">
            <text:p>5696.6836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5699.5645000000004" table:style-name="ce1">
            <text:p>5699.5645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5702.4453000000003" table:style-name="ce1">
            <text:p>5702.4453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5705.326" table:style-name="ce1">
            <text:p>5705.326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5708.2070000000003" table:style-name="ce1">
            <text:p>5708.207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5711.0879999999997" table:style-name="ce1">
            <text:p>5711.088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5713.9687999999996" table:style-name="ce1">
            <text:p>5713.9688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5716.8495999999996" table:style-name="ce1">
            <text:p>5716.8496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5719.7304999999997" table:style-name="ce1">
            <text:p>5719.7305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5722.6112999999996" table:style-name="ce1">
            <text:p>5722.6113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5725.4920000000002" table:style-name="ce1">
            <text:p>5725.492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5727.6530000000002" table:style-name="ce1">
            <text:p>5727.653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5729.8135000000002" table:style-name="ce1">
            <text:p>5729.8135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5732.6943000000001" table:style-name="ce1">
            <text:p>5732.6943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5735.5749999999998" table:style-name="ce1">
            <text:p>5735.575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5738.4560000000001" table:style-name="ce1">
            <text:p>5738.456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5741.3370000000004" table:style-name="ce1">
            <text:p>5741.337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5744.2179999999998" table:style-name="ce1">
            <text:p>5744.218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5747.0986000000003" table:style-name="ce1">
            <text:p>5747.0986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5749.9795000000004" table:style-name="ce1">
            <text:p>5749.9795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5752.8603999999996" table:style-name="ce1">
            <text:p>5752.8604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5755.741" table:style-name="ce1">
            <text:p>5755.741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5758.6220000000003" table:style-name="ce1">
            <text:p>5758.622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5761.5029999999997" table:style-name="ce1">
            <text:p>5761.503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5764.384" table:style-name="ce1">
            <text:p>5764.384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5767.2646000000004" table:style-name="ce1">
            <text:p>5767.2646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5770.1454999999996" table:style-name="ce1">
            <text:p>5770.1455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5773.0263999999997" table:style-name="ce1">
            <text:p>5773.0264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5775.9070000000002" table:style-name="ce1">
            <text:p>5775.907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5779.5083000000004" table:style-name="ce1">
            <text:p>5779.5083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5783.1094000000003" table:style-name="ce1">
            <text:p>5783.1094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5786.7103999999999" table:style-name="ce1">
            <text:p>5786.7104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90.3114999999998" table:style-name="ce1">
            <text:p>5790.3115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5793.9125999999997" table:style-name="ce1">
            <text:p>5793.9126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5797.5137000000004" table:style-name="ce1">
            <text:p>5797.5137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5801.1147000000001" table:style-name="ce1">
            <text:p>5801.1147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5804.7160000000003" table:style-name="ce1">
            <text:p>5804.716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5808.317" table:style-name="ce1">
            <text:p>5808.317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5811.9179999999997" table:style-name="ce1">
            <text:p>5811.918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5815.5190000000002" table:style-name="ce1">
            <text:p>5815.519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5819.12" table:style-name="ce1">
            <text:p>5819.12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5822.7209999999995" table:style-name="ce1">
            <text:p>5822.721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5826.3222999999998" table:style-name="ce1">
            <text:p>5826.3223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5829.9233000000004" table:style-name="ce1">
            <text:p>5829.9233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5833.5244000000002" table:style-name="ce1">
            <text:p>5833.5244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5837.1255000000001" table:style-name="ce1">
            <text:p>5837.1255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5840.7266" table:style-name="ce1">
            <text:p>5840.7266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5844.3275999999996" table:style-name="ce1">
            <text:p>5844.3276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5847.9287000000004" table:style-name="ce1">
            <text:p>5847.9287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5850.8095999999996" table:style-name="ce1">
            <text:p>5850.8096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5853.6904000000004" table:style-name="ce1">
            <text:p>5853.6904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5856.5712999999996" table:style-name="ce1">
            <text:p>5856.5713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5859.4520000000002" table:style-name="ce1">
            <text:p>5859.452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5861.6130000000003" table:style-name="ce1">
            <text:p>5861.613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5863.7734" table:style-name="ce1">
            <text:p>5863.7734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5865.9340000000002" table:style-name="ce1">
            <text:p>5865.934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5867.3744999999999" table:style-name="ce1">
            <text:p>5867.3745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5868.8149999999996" table:style-name="ce1">
            <text:p>5868.815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5870.2554" table:style-name="ce1">
            <text:p>5870.2554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5871.6959999999999" table:style-name="ce1">
            <text:p>5871.696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5873.1360000000004" table:style-name="ce1">
            <text:p>5873.136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5874.5766999999996" table:style-name="ce1">
            <text:p>5874.5767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5876.0169999999998" table:style-name="ce1">
            <text:p>5876.017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5877.4575000000004" table:style-name="ce1">
            <text:p>5877.4575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5878.1777000000002" table:style-name="ce1">
            <text:p>5878.1777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5879.6180000000004" table:style-name="ce1">
            <text:p>5879.618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5881.0586000000003" table:style-name="ce1">
            <text:p>5881.0586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5881.7790000000005" table:style-name="ce1">
            <text:p>5881.779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5882.4989999999998" table:style-name="ce1">
            <text:p>5882.499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5883.2190000000001" table:style-name="ce1">
            <text:p>5883.219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5884.6597000000002" table:style-name="ce1">
            <text:p>5884.6597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5886.1" table:style-name="ce1">
            <text:p>5886.1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5887.5405000000001" table:style-name="ce1">
            <text:p>5887.5405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5888.9809999999998" table:style-name="ce1">
            <text:p>5888.981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5890.4214000000002" table:style-name="ce1">
            <text:p>5890.4214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5891.8620000000001" table:style-name="ce1">
            <text:p>5891.862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5893.3022000000001" table:style-name="ce1">
            <text:p>5893.3022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5894.7426999999998" table:style-name="ce1">
            <text:p>5894.7427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5896.183" table:style-name="ce1">
            <text:p>5896.183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5897.6234999999997" table:style-name="ce1">
            <text:p>5897.6235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5899.0640000000003" table:style-name="ce1">
            <text:p>5899.064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5900.5043999999998" table:style-name="ce1">
            <text:p>5900.5044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5901.2245999999996" table:style-name="ce1">
            <text:p>5901.2246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5901.9449999999997" table:style-name="ce1">
            <text:p>5901.945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5902.665" table:style-name="ce1">
            <text:p>5902.665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5903.3852999999999" table:style-name="ce1">
            <text:p>5903.3853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5904.1054999999997" table:style-name="ce1">
            <text:p>5904.1055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5904.8257000000003" table:style-name="ce1">
            <text:p>5904.8257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5905.5460000000003" table:style-name="ce1">
            <text:p>5905.546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5906.2659999999996" table:style-name="ce1">
            <text:p>5906.266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5907.7065000000002" table:style-name="ce1">
            <text:p>5907.7065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5909.1469999999999" table:style-name="ce1">
            <text:p>5909.147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5910.5874000000003" table:style-name="ce1">
            <text:p>5910.5874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5912.0280000000002" table:style-name="ce1">
            <text:p>5912.028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5913.4683000000005" table:style-name="ce1">
            <text:p>5913.4683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5914.1885000000002" table:style-name="ce1">
            <text:p>5914.1885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5914.9087" table:style-name="ce1">
            <text:p>5914.9087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5915.6289999999999" table:style-name="ce1">
            <text:p>5915.629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5916.3490000000002" table:style-name="ce1">
            <text:p>5916.349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5917.0693000000001" table:style-name="ce1">
            <text:p>5917.0693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5917.7896000000001" table:style-name="ce1">
            <text:p>5917.7896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5918.51" table:style-name="ce1">
            <text:p>5918.51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5919.23" table:style-name="ce1">
            <text:p>5919.23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exhaustive-acc-energy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2">
            <text:p>0.0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2">
            <text:p>0.0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2">
            <text:p>0.0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2">
            <text:p>0.0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2">
            <text:p>0.120000005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2">
            <text:p>0.1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2">
            <text:p>0.1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192" table:style-name="ce2">
            <text:p>0.1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216" table:style-name="ce2">
            <text:p>0.2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2">
            <text:p>0.240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2">
            <text:p>0.2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2">
            <text:p>0.2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312" table:style-name="ce2">
            <text:p>0.3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2">
            <text:p>0.3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36" table:style-name="ce2">
            <text:p>0.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2">
            <text:p>0.3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2">
            <text:p>0.4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432" table:style-name="ce2">
            <text:p>0.4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2">
            <text:p>0.4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2">
            <text:p>0.4800000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504" table:style-name="ce2">
            <text:p>0.5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2">
            <text:p>0.5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2">
            <text:p>0.5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2">
            <text:p>0.5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624" table:style-name="ce2">
            <text:p>0.6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2">
            <text:p>0.6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2">
            <text:p>0.6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2">
            <text:p>0.6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72" table:style-name="ce2">
            <text:p>0.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2">
            <text:p>0.7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2">
            <text:p>0.7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2">
            <text:p>0.7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2">
            <text:p>0.8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2">
            <text:p>0.84000003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2">
            <text:p>0.8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2">
            <text:p>0.8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2">
            <text:p>0.9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2">
            <text:p>0.9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2">
            <text:p>0.960000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2">
            <text:p>0.9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008" table:style-name="ce2">
            <text:p>1.0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2">
            <text:p>1.032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056" table:style-name="ce2">
            <text:p>1.0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08" table:style-name="ce2">
            <text:p>1.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2">
            <text:p>1.1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2">
            <text:p>1.1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2">
            <text:p>1.1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2">
            <text:p>1.1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224" table:style-name="ce2">
            <text:p>1.2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248" table:style-name="ce2">
            <text:p>1.2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272" table:style-name="ce2">
            <text:p>1.2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296" table:style-name="ce2">
            <text:p>1.2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32" table:style-name="ce2">
            <text:p>1.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2">
            <text:p>1.3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2">
            <text:p>1.3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2">
            <text:p>1.3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2">
            <text:p>1.4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44" table:style-name="ce2">
            <text:p>1.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464" table:style-name="ce2">
            <text:p>1.4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488" table:style-name="ce2">
            <text:p>1.4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512" table:style-name="ce2">
            <text:p>1.5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536" table:style-name="ce2">
            <text:p>1.5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2">
            <text:p>1.56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2">
            <text:p>1.5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2">
            <text:p>1.6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2">
            <text:p>1.6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2">
            <text:p>1.6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2">
            <text:p>1.68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704" table:style-name="ce2">
            <text:p>1.7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728" table:style-name="ce2">
            <text:p>1.7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752" table:style-name="ce2">
            <text:p>1.7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776" table:style-name="ce2">
            <text:p>1.7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2">
            <text:p>1.80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2">
            <text:p>1.8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2">
            <text:p>1.8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2">
            <text:p>1.8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2">
            <text:p>1.8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2">
            <text:p>1.92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944" table:style-name="ce2">
            <text:p>1.9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968" table:style-name="ce2">
            <text:p>1.9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1.992" table:style-name="ce2">
            <text:p>1.9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016" table:style-name="ce2">
            <text:p>2.0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2">
            <text:p>2.064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2">
            <text:p>2.0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2">
            <text:p>2.1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2">
            <text:p>2.1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16" table:style-name="ce2">
            <text:p>2.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2">
            <text:p>2.1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2">
            <text:p>2.2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2">
            <text:p>2.2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2">
            <text:p>2.2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2">
            <text:p>2.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2">
            <text:p>2.3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2">
            <text:p>2.3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2">
            <text:p>2.3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2">
            <text:p>2.3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4" table:style-name="ce2">
            <text:p>2.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2">
            <text:p>2.4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448" table:style-name="ce2">
            <text:p>2.4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2">
            <text:p>2.472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496" table:style-name="ce2">
            <text:p>2.4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52" table:style-name="ce2">
            <text:p>2.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544" table:style-name="ce2">
            <text:p>2.5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2">
            <text:p>2.5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2">
            <text:p>2.5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2">
            <text:p>2.6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64" table:style-name="ce2">
            <text:p>2.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2">
            <text:p>2.6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2">
            <text:p>2.6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2">
            <text:p>2.712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2">
            <text:p>2.7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2">
            <text:p>2.7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2">
            <text:p>2.8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2">
            <text:p>2.8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2">
            <text:p>2.8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88" table:style-name="ce2">
            <text:p>2.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2">
            <text:p>2.9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2">
            <text:p>2.9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2">
            <text:p>2.952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2.976" table:style-name="ce2">
            <text:p>2.9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024" table:style-name="ce2">
            <text:p>3.0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048" table:style-name="ce2">
            <text:p>3.0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2">
            <text:p>3.0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2">
            <text:p>3.0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2">
            <text:p>3.12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2">
            <text:p>3.1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2">
            <text:p>3.1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2">
            <text:p>3.1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2">
            <text:p>3.2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24" table:style-name="ce2">
            <text:p>3.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2">
            <text:p>3.2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2">
            <text:p>3.2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2">
            <text:p>3.3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2">
            <text:p>3.3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2">
            <text:p>3.36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2">
            <text:p>3.3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2">
            <text:p>3.4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2">
            <text:p>3.4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456" table:style-name="ce2">
            <text:p>3.4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48" table:style-name="ce2">
            <text:p>3.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504" table:style-name="ce2">
            <text:p>3.5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528" table:style-name="ce2">
            <text:p>3.5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552" table:style-name="ce2">
            <text:p>3.5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2">
            <text:p>3.5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2">
            <text:p>3.600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2">
            <text:p>3.6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2">
            <text:p>3.6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2">
            <text:p>3.6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2">
            <text:p>3.6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72" table:style-name="ce2">
            <text:p>3.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2">
            <text:p>3.7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2">
            <text:p>3.7680001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2">
            <text:p>3.7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2">
            <text:p>3.8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2">
            <text:p>3.840000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2">
            <text:p>3.8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2">
            <text:p>3.8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2">
            <text:p>3.9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2">
            <text:p>3.9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96" table:style-name="ce2">
            <text:p>3.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3.984" table:style-name="ce2">
            <text:p>3.9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008" table:style-name="ce2">
            <text:p>4.0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032" table:style-name="ce2">
            <text:p>4.0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056" table:style-name="ce2">
            <text:p>4.0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2">
            <text:p>4.1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2">
            <text:p>4.1280003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2">
            <text:p>4.1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2">
            <text:p>4.1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2">
            <text:p>4.2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2">
            <text:p>4.2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2">
            <text:p>4.2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2">
            <text:p>4.2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32" table:style-name="ce2">
            <text:p>4.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2">
            <text:p>4.3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2">
            <text:p>4.3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2">
            <text:p>4.3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2">
            <text:p>4.4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2">
            <text:p>4.4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2">
            <text:p>4.4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2">
            <text:p>4.4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2">
            <text:p>4.5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2">
            <text:p>4.5360003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2">
            <text:p>4.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2">
            <text:p>4.5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2">
            <text:p>4.6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2">
            <text:p>4.6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2">
            <text:p>4.6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68" table:style-name="ce2">
            <text:p>4.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2">
            <text:p>4.7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2">
            <text:p>4.7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2">
            <text:p>4.75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2">
            <text:p>4.77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8" table:style-name="ce2">
            <text:p>4.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2">
            <text:p>4.82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2">
            <text:p>4.84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2">
            <text:p>4.87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2">
            <text:p>4.89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92" table:style-name="ce2">
            <text:p>4.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2">
            <text:p>4.944000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968" table:style-name="ce2">
            <text:p>4.96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4.992" table:style-name="ce2">
            <text:p>4.99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2">
            <text:p>5.0160003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04" table:style-name="ce2">
            <text:p>5.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2">
            <text:p>5.06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2">
            <text:p>5.08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2">
            <text:p>5.11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2">
            <text:p>5.13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16" table:style-name="ce2">
            <text:p>5.1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2">
            <text:p>5.18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2">
            <text:p>5.20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2">
            <text:p>5.232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2">
            <text:p>5.256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28" table:style-name="ce2">
            <text:p>5.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2">
            <text:p>5.304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2">
            <text:p>5.328</text:p>
          </table:table-cell>
          <table:table-cell office:value-type="float" office:value="25.462796999999998" table:style-name="ce2">
            <text:p>25.462797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2">
            <text:p>5.352</text:p>
          </table:table-cell>
          <table:table-cell office:value-type="float" office:value="26.182796" table:style-name="ce2">
            <text:p>26.182796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2">
            <text:p>5.376</text:p>
          </table:table-cell>
          <table:table-cell office:value-type="float" office:value="26.902795999999999" table:style-name="ce2">
            <text:p>26.902796</text:p>
          </table:table-cell>
          <table:table-cell table:number-columns-repeated="16382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float" office:value="27.622795" table:style-name="ce2">
            <text:p>27.622795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2">
            <text:p>5.4240003</text:p>
          </table:table-cell>
          <table:table-cell office:value-type="float" office:value="50.205596999999997" table:style-name="ce2">
            <text:p>50.205597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2">
            <text:p>5.448</text:p>
          </table:table-cell>
          <table:table-cell office:value-type="float" office:value="72.788399999999996" table:style-name="ce2">
            <text:p>72.7884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2">
            <text:p>5.472</text:p>
          </table:table-cell>
          <table:table-cell office:value-type="float" office:value="95.371200000000002" table:style-name="ce2">
            <text:p>95.3712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2">
            <text:p>5.496</text:p>
          </table:table-cell>
          <table:table-cell office:value-type="float" office:value="117.95399999999999" table:style-name="ce2">
            <text:p>117.954</text:p>
          </table:table-cell>
          <table:table-cell table:number-columns-repeated="16382"/>
        </table:table-row>
        <table:table-row table:style-name="ro1">
          <table:table-cell office:value-type="float" office:value="5.52" table:style-name="ce2">
            <text:p>5.52</text:p>
          </table:table-cell>
          <table:table-cell office:value-type="float" office:value="140.5368" table:style-name="ce2">
            <text:p>140.5368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2">
            <text:p>5.544</text:p>
          </table:table-cell>
          <table:table-cell office:value-type="float" office:value="163.11959999999999" table:style-name="ce2">
            <text:p>163.1196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2">
            <text:p>5.568</text:p>
          </table:table-cell>
          <table:table-cell office:value-type="float" office:value="184.98239000000001" table:style-name="ce2">
            <text:p>184.98239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2">
            <text:p>5.592</text:p>
          </table:table-cell>
          <table:table-cell office:value-type="float" office:value="206.84518" table:style-name="ce2">
            <text:p>206.84518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2">
            <text:p>5.616</text:p>
          </table:table-cell>
          <table:table-cell office:value-type="float" office:value="228.70797999999999" table:style-name="ce2">
            <text:p>228.70798</text:p>
          </table:table-cell>
          <table:table-cell table:number-columns-repeated="16382"/>
        </table:table-row>
        <table:table-row table:style-name="ro1">
          <table:table-cell office:value-type="float" office:value="5.64" table:style-name="ce2">
            <text:p>5.64</text:p>
          </table:table-cell>
          <table:table-cell office:value-type="float" office:value="228.70797999999999" table:style-name="ce2">
            <text:p>228.70798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2">
            <text:p>5.664</text:p>
          </table:table-cell>
          <table:table-cell office:value-type="float" office:value="228.70797999999999" table:style-name="ce2">
            <text:p>228.70798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2">
            <text:p>5.688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2">
            <text:p>5.712</text:p>
          </table:table-cell>
          <table:table-cell office:value-type="float" office:value="230.14797999999999" table:style-name="ce2">
            <text:p>230.14798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2">
            <text:p>5.736</text:p>
          </table:table-cell>
          <table:table-cell office:value-type="float" office:value="230.86797999999999" table:style-name="ce2">
            <text:p>230.86798</text:p>
          </table:table-cell>
          <table:table-cell table:number-columns-repeated="16382"/>
        </table:table-row>
        <table:table-row table:style-name="ro1">
          <table:table-cell office:value-type="float" office:value="5.76" table:style-name="ce2">
            <text:p>5.76</text:p>
          </table:table-cell>
          <table:table-cell office:value-type="float" office:value="231.58797999999999" table:style-name="ce2">
            <text:p>231.58798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2">
            <text:p>5.784</text:p>
          </table:table-cell>
          <table:table-cell office:value-type="float" office:value="232.30797999999999" table:style-name="ce2">
            <text:p>232.30798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2">
            <text:p>5.808</text:p>
          </table:table-cell>
          <table:table-cell office:value-type="float" office:value="233.02798000000001" table:style-name="ce2">
            <text:p>233.02798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2">
            <text:p>5.8320003</text:p>
          </table:table-cell>
          <table:table-cell office:value-type="float" office:value="255.61078000000001" table:style-name="ce2">
            <text:p>255.61078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2">
            <text:p>5.856</text:p>
          </table:table-cell>
          <table:table-cell office:value-type="float" office:value="278.19357000000002" table:style-name="ce2">
            <text:p>278.19357</text:p>
          </table:table-cell>
          <table:table-cell table:number-columns-repeated="16382"/>
        </table:table-row>
        <table:table-row table:style-name="ro1">
          <table:table-cell office:value-type="float" office:value="5.88" table:style-name="ce2">
            <text:p>5.88</text:p>
          </table:table-cell>
          <table:table-cell office:value-type="float" office:value="300.77636999999999" table:style-name="ce2">
            <text:p>300.77637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2">
            <text:p>5.9040003</text:p>
          </table:table-cell>
          <table:table-cell office:value-type="float" office:value="323.35915999999997" table:style-name="ce2">
            <text:p>323.35916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2">
            <text:p>5.928</text:p>
          </table:table-cell>
          <table:table-cell office:value-type="float" office:value="345.94195999999999" table:style-name="ce2">
            <text:p>345.94196</text:p>
          </table:table-cell>
          <table:table-cell table:number-columns-repeated="16382"/>
        </table:table-row>
        <table:table-row table:style-name="ro1">
          <table:table-cell office:value-type="float" office:value="5.952" table:style-name="ce2">
            <text:p>5.952</text:p>
          </table:table-cell>
          <table:table-cell office:value-type="float" office:value="368.52474999999998" table:style-name="ce2">
            <text:p>368.52475</text:p>
          </table:table-cell>
          <table:table-cell table:number-columns-repeated="16382"/>
        </table:table-row>
        <table:table-row table:style-name="ro1">
          <table:table-cell office:value-type="float" office:value="5.976" table:style-name="ce2">
            <text:p>5.976</text:p>
          </table:table-cell>
          <table:table-cell office:value-type="float" office:value="391.10753999999997" table:style-name="ce2">
            <text:p>391.10754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91.82754999999997" table:style-name="ce2">
            <text:p>391.82755</text:p>
          </table:table-cell>
          <table:table-cell table:number-columns-repeated="16382"/>
        </table:table-row>
        <table:table-row table:style-name="ro1">
          <table:table-cell office:value-type="float" office:value="6.024" table:style-name="ce2">
            <text:p>6.024</text:p>
          </table:table-cell>
          <table:table-cell office:value-type="float" office:value="392.54755" table:style-name="ce2">
            <text:p>392.54755</text:p>
          </table:table-cell>
          <table:table-cell table:number-columns-repeated="16382"/>
        </table:table-row>
        <table:table-row table:style-name="ro1">
          <table:table-cell office:value-type="float" office:value="6.048" table:style-name="ce2">
            <text:p>6.048</text:p>
          </table:table-cell>
          <table:table-cell office:value-type="float" office:value="393.26755000000003" table:style-name="ce2">
            <text:p>393.26755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2">
            <text:p>6.072</text:p>
          </table:table-cell>
          <table:table-cell office:value-type="float" office:value="393.98755" table:style-name="ce2">
            <text:p>393.98755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2">
            <text:p>6.096</text:p>
          </table:table-cell>
          <table:table-cell office:value-type="float" office:value="394.70755000000003" table:style-name="ce2">
            <text:p>394.70755</text:p>
          </table:table-cell>
          <table:table-cell table:number-columns-repeated="16382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float" office:value="395.42755" table:style-name="ce2">
            <text:p>395.42755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2">
            <text:p>6.144</text:p>
          </table:table-cell>
          <table:table-cell office:value-type="float" office:value="396.14755000000002" table:style-name="ce2">
            <text:p>396.14755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2">
            <text:p>6.168</text:p>
          </table:table-cell>
          <table:table-cell office:value-type="float" office:value="396.86754999999999" table:style-name="ce2">
            <text:p>396.86755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2">
            <text:p>6.192</text:p>
          </table:table-cell>
          <table:table-cell office:value-type="float" office:value="397.58755000000002" table:style-name="ce2">
            <text:p>397.58755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2">
            <text:p>6.216</text:p>
          </table:table-cell>
          <table:table-cell office:value-type="float" office:value="399.02755999999999" table:style-name="ce2">
            <text:p>399.02756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2">
            <text:p>6.2400002</text:p>
          </table:table-cell>
          <table:table-cell office:value-type="float" office:value="400.46755999999999" table:style-name="ce2">
            <text:p>400.46756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2">
            <text:p>6.264</text:p>
          </table:table-cell>
          <table:table-cell office:value-type="float" office:value="401.90755999999999" table:style-name="ce2">
            <text:p>401.90756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2">
            <text:p>6.288</text:p>
          </table:table-cell>
          <table:table-cell office:value-type="float" office:value="403.34755999999999" table:style-name="ce2">
            <text:p>403.34756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2">
            <text:p>6.3120003</text:p>
          </table:table-cell>
          <table:table-cell office:value-type="float" office:value="404.78757000000002" table:style-name="ce2">
            <text:p>404.78757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2">
            <text:p>6.336</text:p>
          </table:table-cell>
          <table:table-cell office:value-type="float" office:value="405.50756999999999" table:style-name="ce2">
            <text:p>405.50757</text:p>
          </table:table-cell>
          <table:table-cell table:number-columns-repeated="16382"/>
        </table:table-row>
        <table:table-row table:style-name="ro1">
          <table:table-cell office:value-type="float" office:value="6.36" table:style-name="ce2">
            <text:p>6.36</text:p>
          </table:table-cell>
          <table:table-cell office:value-type="float" office:value="406.94756999999998" table:style-name="ce2">
            <text:p>406.94757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2">
            <text:p>6.384</text:p>
          </table:table-cell>
          <table:table-cell office:value-type="float" office:value="408.38756999999998" table:style-name="ce2">
            <text:p>408.38757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2">
            <text:p>6.408</text:p>
          </table:table-cell>
          <table:table-cell office:value-type="float" office:value="409.10757000000001" table:style-name="ce2">
            <text:p>409.10757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2">
            <text:p>6.432</text:p>
          </table:table-cell>
          <table:table-cell office:value-type="float" office:value="409.82758000000001" table:style-name="ce2">
            <text:p>409.82758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2">
            <text:p>6.456</text:p>
          </table:table-cell>
          <table:table-cell office:value-type="float" office:value="410.54757999999998" table:style-name="ce2">
            <text:p>410.54758</text:p>
          </table:table-cell>
          <table:table-cell table:number-columns-repeated="16382"/>
        </table:table-row>
        <table:table-row table:style-name="ro1">
          <table:table-cell office:value-type="float" office:value="6.48" table:style-name="ce2">
            <text:p>6.48</text:p>
          </table:table-cell>
          <table:table-cell office:value-type="float" office:value="433.13037000000003" table:style-name="ce2">
            <text:p>433.13037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2">
            <text:p>6.504</text:p>
          </table:table-cell>
          <table:table-cell office:value-type="float" office:value="455.71316999999999" table:style-name="ce2">
            <text:p>455.71317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2">
            <text:p>6.528</text:p>
          </table:table-cell>
          <table:table-cell office:value-type="float" office:value="478.29595999999998" table:style-name="ce2">
            <text:p>478.29596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2">
            <text:p>6.552</text:p>
          </table:table-cell>
          <table:table-cell office:value-type="float" office:value="500.87875000000003" table:style-name="ce2">
            <text:p>500.87875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2">
            <text:p>6.576</text:p>
          </table:table-cell>
          <table:table-cell office:value-type="float" office:value="523.46154999999999" table:style-name="ce2">
            <text:p>523.46155</text:p>
          </table:table-cell>
          <table:table-cell table:number-columns-repeated="16382"/>
        </table:table-row>
        <table:table-row table:style-name="ro1">
          <table:table-cell office:value-type="float" office:value="6.6" table:style-name="ce2">
            <text:p>6.6</text:p>
          </table:table-cell>
          <table:table-cell office:value-type="float" office:value="546.04430000000002" table:style-name="ce2">
            <text:p>546.0443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2">
            <text:p>6.624</text:p>
          </table:table-cell>
          <table:table-cell office:value-type="float" office:value="546.76430000000005" table:style-name="ce2">
            <text:p>546.7643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2">
            <text:p>6.6480002</text:p>
          </table:table-cell>
          <table:table-cell office:value-type="float" office:value="547.48424999999997" table:style-name="ce2">
            <text:p>547.48425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2">
            <text:p>6.672</text:p>
          </table:table-cell>
          <table:table-cell office:value-type="float" office:value="548.20420000000001" table:style-name="ce2">
            <text:p>548.2042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2">
            <text:p>6.696</text:p>
          </table:table-cell>
          <table:table-cell office:value-type="float" office:value="548.92420000000004" table:style-name="ce2">
            <text:p>548.9242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2">
            <text:p>6.7200003</text:p>
          </table:table-cell>
          <table:table-cell office:value-type="float" office:value="549.64417000000003" table:style-name="ce2">
            <text:p>549.64417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2">
            <text:p>6.744</text:p>
          </table:table-cell>
          <table:table-cell office:value-type="float" office:value="550.36414000000002" table:style-name="ce2">
            <text:p>550.36414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2">
            <text:p>6.768</text:p>
          </table:table-cell>
          <table:table-cell office:value-type="float" office:value="551.08410000000003" table:style-name="ce2">
            <text:p>551.0841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2">
            <text:p>6.7920003</text:p>
          </table:table-cell>
          <table:table-cell office:value-type="float" office:value="551.80409999999995" table:style-name="ce2">
            <text:p>551.8041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2">
            <text:p>6.816</text:p>
          </table:table-cell>
          <table:table-cell office:value-type="float" office:value="552.52404999999999" table:style-name="ce2">
            <text:p>552.52405</text:p>
          </table:table-cell>
          <table:table-cell table:number-columns-repeated="16382"/>
        </table:table-row>
        <table:table-row table:style-name="ro1">
          <table:table-cell office:value-type="float" office:value="6.84" table:style-name="ce2">
            <text:p>6.84</text:p>
          </table:table-cell>
          <table:table-cell office:value-type="float" office:value="553.24400000000003" table:style-name="ce2">
            <text:p>553.244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2">
            <text:p>6.864</text:p>
          </table:table-cell>
          <table:table-cell office:value-type="float" office:value="553.96400000000006" table:style-name="ce2">
            <text:p>553.964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2">
            <text:p>6.888</text:p>
          </table:table-cell>
          <table:table-cell office:value-type="float" office:value="554.68395999999996" table:style-name="ce2">
            <text:p>554.68396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2">
            <text:p>6.912</text:p>
          </table:table-cell>
          <table:table-cell office:value-type="float" office:value="555.40392999999995" table:style-name="ce2">
            <text:p>555.40393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2">
            <text:p>6.936</text:p>
          </table:table-cell>
          <table:table-cell office:value-type="float" office:value="556.84389999999996" table:style-name="ce2">
            <text:p>556.8439</text:p>
          </table:table-cell>
          <table:table-cell table:number-columns-repeated="16382"/>
        </table:table-row>
        <table:table-row table:style-name="ro1">
          <table:table-cell office:value-type="float" office:value="6.96" table:style-name="ce2">
            <text:p>6.96</text:p>
          </table:table-cell>
          <table:table-cell office:value-type="float" office:value="558.28380000000004" table:style-name="ce2">
            <text:p>558.2838</text:p>
          </table:table-cell>
          <table:table-cell table:number-columns-repeated="16382"/>
        </table:table-row>
        <table:table-row table:style-name="ro1">
          <table:table-cell office:value-type="float" office:value="6.984" table:style-name="ce2">
            <text:p>6.984</text:p>
          </table:table-cell>
          <table:table-cell office:value-type="float" office:value="559.72375" table:style-name="ce2">
            <text:p>559.72375</text:p>
          </table:table-cell>
          <table:table-cell table:number-columns-repeated="16382"/>
        </table:table-row>
        <table:table-row table:style-name="ro1">
          <table:table-cell office:value-type="float" office:value="7.008" table:style-name="ce2">
            <text:p>7.008</text:p>
          </table:table-cell>
          <table:table-cell office:value-type="float" office:value="561.16369999999995" table:style-name="ce2">
            <text:p>561.1637</text:p>
          </table:table-cell>
          <table:table-cell table:number-columns-repeated="16382"/>
        </table:table-row>
        <table:table-row table:style-name="ro1">
          <table:table-cell office:value-type="float" office:value="7.032" table:style-name="ce2">
            <text:p>7.032</text:p>
          </table:table-cell>
          <table:table-cell office:value-type="float" office:value="561.88367000000005" table:style-name="ce2">
            <text:p>561.88367</text:p>
          </table:table-cell>
          <table:table-cell table:number-columns-repeated="16382"/>
        </table:table-row>
        <table:table-row table:style-name="ro1">
          <table:table-cell office:value-type="float" office:value="7.056" table:style-name="ce2">
            <text:p>7.056</text:p>
          </table:table-cell>
          <table:table-cell office:value-type="float" office:value="562.60364000000004" table:style-name="ce2">
            <text:p>562.60364</text:p>
          </table:table-cell>
          <table:table-cell table:number-columns-repeated="16382"/>
        </table:table-row>
        <table:table-row table:style-name="ro1">
          <table:table-cell office:value-type="float" office:value="7.08" table:style-name="ce2">
            <text:p>7.08</text:p>
          </table:table-cell>
          <table:table-cell office:value-type="float" office:value="563.32360000000006" table:style-name="ce2">
            <text:p>563.3236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2">
            <text:p>7.104</text:p>
          </table:table-cell>
          <table:table-cell office:value-type="float" office:value="585.90639999999996" table:style-name="ce2">
            <text:p>585.9064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2">
            <text:p>7.1280003</text:p>
          </table:table-cell>
          <table:table-cell office:value-type="float" office:value="608.48914000000002" table:style-name="ce2">
            <text:p>608.48914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2">
            <text:p>7.152</text:p>
          </table:table-cell>
          <table:table-cell office:value-type="float" office:value="631.07190000000003" table:style-name="ce2">
            <text:p>631.0719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2">
            <text:p>7.176</text:p>
          </table:table-cell>
          <table:table-cell office:value-type="float" office:value="653.65466000000004" table:style-name="ce2">
            <text:p>653.65466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2">
            <text:p>7.2000003</text:p>
          </table:table-cell>
          <table:table-cell office:value-type="float" office:value="676.23739999999998" table:style-name="ce2">
            <text:p>676.2374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2">
            <text:p>7.224</text:p>
          </table:table-cell>
          <table:table-cell office:value-type="float" office:value="698.8202" table:style-name="ce2">
            <text:p>698.8202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2">
            <text:p>7.248</text:p>
          </table:table-cell>
          <table:table-cell office:value-type="float" office:value="721.40295000000003" table:style-name="ce2">
            <text:p>721.40295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2">
            <text:p>7.272</text:p>
          </table:table-cell>
          <table:table-cell office:value-type="float" office:value="743.98569999999995" table:style-name="ce2">
            <text:p>743.9857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2">
            <text:p>7.296</text:p>
          </table:table-cell>
          <table:table-cell office:value-type="float" office:value="766.56849999999997" table:style-name="ce2">
            <text:p>766.5685</text:p>
          </table:table-cell>
          <table:table-cell table:number-columns-repeated="16382"/>
        </table:table-row>
        <table:table-row table:style-name="ro1">
          <table:table-cell office:value-type="float" office:value="7.32" table:style-name="ce2">
            <text:p>7.32</text:p>
          </table:table-cell>
          <table:table-cell office:value-type="float" office:value="768.00840000000005" table:style-name="ce2">
            <text:p>768.0084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2">
            <text:p>7.344</text:p>
          </table:table-cell>
          <table:table-cell office:value-type="float" office:value="769.44835999999998" table:style-name="ce2">
            <text:p>769.44836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2">
            <text:p>7.368</text:p>
          </table:table-cell>
          <table:table-cell office:value-type="float" office:value="770.16832999999997" table:style-name="ce2">
            <text:p>770.16833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2">
            <text:p>7.392</text:p>
          </table:table-cell>
          <table:table-cell office:value-type="float" office:value="770.88829999999996" table:style-name="ce2">
            <text:p>770.8883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2">
            <text:p>7.416</text:p>
          </table:table-cell>
          <table:table-cell office:value-type="float" office:value="793.47107000000005" table:style-name="ce2">
            <text:p>793.47107</text:p>
          </table:table-cell>
          <table:table-cell table:number-columns-repeated="16382"/>
        </table:table-row>
        <table:table-row table:style-name="ro1">
          <table:table-cell office:value-type="float" office:value="7.44" table:style-name="ce2">
            <text:p>7.44</text:p>
          </table:table-cell>
          <table:table-cell office:value-type="float" office:value="816.05382999999995" table:style-name="ce2">
            <text:p>816.05383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2">
            <text:p>7.464</text:p>
          </table:table-cell>
          <table:table-cell office:value-type="float" office:value="838.63660000000004" table:style-name="ce2">
            <text:p>838.6366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2">
            <text:p>7.488</text:p>
          </table:table-cell>
          <table:table-cell office:value-type="float" office:value="861.21936000000005" table:style-name="ce2">
            <text:p>861.21936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2">
            <text:p>7.512</text:p>
          </table:table-cell>
          <table:table-cell office:value-type="float" office:value="883.8021" table:style-name="ce2">
            <text:p>883.8021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2">
            <text:p>7.5360003</text:p>
          </table:table-cell>
          <table:table-cell office:value-type="float" office:value="906.38490000000002" table:style-name="ce2">
            <text:p>906.3849</text:p>
          </table:table-cell>
          <table:table-cell table:number-columns-repeated="16382"/>
        </table:table-row>
        <table:table-row table:style-name="ro1">
          <table:table-cell office:value-type="float" office:value="7.56" table:style-name="ce2">
            <text:p>7.56</text:p>
          </table:table-cell>
          <table:table-cell office:value-type="float" office:value="928.96765000000005" table:style-name="ce2">
            <text:p>928.96765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2">
            <text:p>7.584</text:p>
          </table:table-cell>
          <table:table-cell office:value-type="float" office:value="951.55039999999997" table:style-name="ce2">
            <text:p>951.5504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2">
            <text:p>7.6080003</text:p>
          </table:table-cell>
          <table:table-cell office:value-type="float" office:value="974.13319999999999" table:style-name="ce2">
            <text:p>974.1332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2">
            <text:p>7.632</text:p>
          </table:table-cell>
          <table:table-cell office:value-type="float" office:value="996.71594000000005" table:style-name="ce2">
            <text:p>996.71594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2">
            <text:p>7.656</text:p>
          </table:table-cell>
          <table:table-cell office:value-type="float" office:value="997.43589999999995" table:style-name="ce2">
            <text:p>997.4359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2">
            <text:p>7.6800003</text:p>
          </table:table-cell>
          <table:table-cell office:value-type="float" office:value="998.15589999999997" table:style-name="ce2">
            <text:p>998.1559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2">
            <text:p>7.704</text:p>
          </table:table-cell>
          <table:table-cell office:value-type="float" office:value="998.87585000000001" table:style-name="ce2">
            <text:p>998.87585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2">
            <text:p>7.728</text:p>
          </table:table-cell>
          <table:table-cell office:value-type="float" office:value="999.59580000000005" table:style-name="ce2">
            <text:p>999.5958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2">
            <text:p>7.752</text:p>
          </table:table-cell>
          <table:table-cell office:value-type="float" office:value="1000.3158" table:style-name="ce2">
            <text:p>1000.3158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2">
            <text:p>7.776</text:p>
          </table:table-cell>
          <table:table-cell office:value-type="float" office:value="1001.03577" table:style-name="ce2">
            <text:p>1001.03577</text:p>
          </table:table-cell>
          <table:table-cell table:number-columns-repeated="16382"/>
        </table:table-row>
        <table:table-row table:style-name="ro1">
          <table:table-cell office:value-type="float" office:value="7.8" table:style-name="ce2">
            <text:p>7.8</text:p>
          </table:table-cell>
          <table:table-cell office:value-type="float" office:value="1001.7557399999999" table:style-name="ce2">
            <text:p>1001.75574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2">
            <text:p>7.824</text:p>
          </table:table-cell>
          <table:table-cell office:value-type="float" office:value="1002.4757" table:style-name="ce2">
            <text:p>1002.4757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2">
            <text:p>7.848</text:p>
          </table:table-cell>
          <table:table-cell office:value-type="float" office:value="1004.6356" table:style-name="ce2">
            <text:p>1004.6356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2">
            <text:p>7.872</text:p>
          </table:table-cell>
          <table:table-cell office:value-type="float" office:value="1006.79553" table:style-name="ce2">
            <text:p>1006.79553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2">
            <text:p>7.896</text:p>
          </table:table-cell>
          <table:table-cell office:value-type="float" office:value="1009.6754" table:style-name="ce2">
            <text:p>1009.6754</text:p>
          </table:table-cell>
          <table:table-cell table:number-columns-repeated="16382"/>
        </table:table-row>
        <table:table-row table:style-name="ro1">
          <table:table-cell office:value-type="float" office:value="7.92" table:style-name="ce2">
            <text:p>7.92</text:p>
          </table:table-cell>
          <table:table-cell office:value-type="float" office:value="1012.5553" table:style-name="ce2">
            <text:p>1012.5553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2">
            <text:p>7.9440002</text:p>
          </table:table-cell>
          <table:table-cell office:value-type="float" office:value="1015.4352" table:style-name="ce2">
            <text:p>1015.4352</text:p>
          </table:table-cell>
          <table:table-cell table:number-columns-repeated="16382"/>
        </table:table-row>
        <table:table-row table:style-name="ro1">
          <table:table-cell office:value-type="float" office:value="7.968" table:style-name="ce2">
            <text:p>7.968</text:p>
          </table:table-cell>
          <table:table-cell office:value-type="float" office:value="1017.5951" table:style-name="ce2">
            <text:p>1017.5951</text:p>
          </table:table-cell>
          <table:table-cell table:number-columns-repeated="16382"/>
        </table:table-row>
        <table:table-row table:style-name="ro1">
          <table:table-cell office:value-type="float" office:value="7.992" table:style-name="ce2">
            <text:p>7.992</text:p>
          </table:table-cell>
          <table:table-cell office:value-type="float" office:value="1019.755" table:style-name="ce2">
            <text:p>1019.755</text:p>
          </table:table-cell>
          <table:table-cell table:number-columns-repeated="16382"/>
        </table:table-row>
        <table:table-row table:style-name="ro1">
          <table:table-cell office:value-type="float" office:value="8.016" table:style-name="ce2">
            <text:p>8.016</text:p>
          </table:table-cell>
          <table:table-cell office:value-type="float" office:value="1021.9149" table:style-name="ce2">
            <text:p>1021.9149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2">
            <text:p>8.04</text:p>
          </table:table-cell>
          <table:table-cell office:value-type="float" office:value="1024.0748000000001" table:style-name="ce2">
            <text:p>1024.0748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2">
            <text:p>8.064</text:p>
          </table:table-cell>
          <table:table-cell office:value-type="float" office:value="1025.5147999999999" table:style-name="ce2">
            <text:p>1025.5148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2">
            <text:p>8.088</text:p>
          </table:table-cell>
          <table:table-cell office:value-type="float" office:value="1048.8175000000001" table:style-name="ce2">
            <text:p>1048.8175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2">
            <text:p>8.112</text:p>
          </table:table-cell>
          <table:table-cell office:value-type="float" office:value="1072.1202000000001" table:style-name="ce2">
            <text:p>1072.1202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2">
            <text:p>8.136</text:p>
          </table:table-cell>
          <table:table-cell office:value-type="float" office:value="1095.423" table:style-name="ce2">
            <text:p>1095.423</text:p>
          </table:table-cell>
          <table:table-cell table:number-columns-repeated="16382"/>
        </table:table-row>
        <table:table-row table:style-name="ro1">
          <table:table-cell office:value-type="float" office:value="8.16" table:style-name="ce2">
            <text:p>8.16</text:p>
          </table:table-cell>
          <table:table-cell office:value-type="float" office:value="1119.4457" table:style-name="ce2">
            <text:p>1119.4457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2">
            <text:p>8.184</text:p>
          </table:table-cell>
          <table:table-cell office:value-type="float" office:value="1143.4684" table:style-name="ce2">
            <text:p>1143.4684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2">
            <text:p>8.208</text:p>
          </table:table-cell>
          <table:table-cell office:value-type="float" office:value="1167.4911" table:style-name="ce2">
            <text:p>1167.4911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2">
            <text:p>8.232</text:p>
          </table:table-cell>
          <table:table-cell office:value-type="float" office:value="1190.7937999999999" table:style-name="ce2">
            <text:p>1190.7938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2">
            <text:p>8.2560005</text:p>
          </table:table-cell>
          <table:table-cell office:value-type="float" office:value="1215.5364999999999" table:style-name="ce2">
            <text:p>1215.5365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2">
            <text:p>8.28</text:p>
          </table:table-cell>
          <table:table-cell office:value-type="float" office:value="1240.2791999999999" table:style-name="ce2">
            <text:p>1240.2792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2">
            <text:p>8.304</text:p>
          </table:table-cell>
          <table:table-cell office:value-type="float" office:value="1265.0219" table:style-name="ce2">
            <text:p>1265.0219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2">
            <text:p>8.328</text:p>
          </table:table-cell>
          <table:table-cell office:value-type="float" office:value="1289.0445999999999" table:style-name="ce2">
            <text:p>1289.0446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2">
            <text:p>8.352</text:p>
          </table:table-cell>
          <table:table-cell office:value-type="float" office:value="1291.2045000000001" table:style-name="ce2">
            <text:p>1291.2045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2">
            <text:p>8.376</text:p>
          </table:table-cell>
          <table:table-cell office:value-type="float" office:value="1293.3643999999999" table:style-name="ce2">
            <text:p>1293.3644</text:p>
          </table:table-cell>
          <table:table-cell table:number-columns-repeated="16382"/>
        </table:table-row>
        <table:table-row table:style-name="ro1">
          <table:table-cell office:value-type="float" office:value="8.4" table:style-name="ce2">
            <text:p>8.4</text:p>
          </table:table-cell>
          <table:table-cell office:value-type="float" office:value="1296.2443000000001" table:style-name="ce2">
            <text:p>1296.2443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2">
            <text:p>8.424</text:p>
          </table:table-cell>
          <table:table-cell office:value-type="float" office:value="1298.4041999999999" table:style-name="ce2">
            <text:p>1298.4042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2">
            <text:p>8.448</text:p>
          </table:table-cell>
          <table:table-cell office:value-type="float" office:value="1300.5641000000001" table:style-name="ce2">
            <text:p>1300.5641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2">
            <text:p>8.472</text:p>
          </table:table-cell>
          <table:table-cell office:value-type="float" office:value="1324.5868" table:style-name="ce2">
            <text:p>1324.5868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2">
            <text:p>8.496</text:p>
          </table:table-cell>
          <table:table-cell office:value-type="float" office:value="1348.6095" table:style-name="ce2">
            <text:p>1348.6095</text:p>
          </table:table-cell>
          <table:table-cell table:number-columns-repeated="16382"/>
        </table:table-row>
        <table:table-row table:style-name="ro1">
          <table:table-cell office:value-type="float" office:value="8.52" table:style-name="ce2">
            <text:p>8.52</text:p>
          </table:table-cell>
          <table:table-cell office:value-type="float" office:value="1372.6322" table:style-name="ce2">
            <text:p>1372.6322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2">
            <text:p>8.544</text:p>
          </table:table-cell>
          <table:table-cell office:value-type="float" office:value="1395.9349" table:style-name="ce2">
            <text:p>1395.9349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2">
            <text:p>8.568</text:p>
          </table:table-cell>
          <table:table-cell office:value-type="float" office:value="1419.2376999999999" table:style-name="ce2">
            <text:p>1419.2377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2">
            <text:p>8.592</text:p>
          </table:table-cell>
          <table:table-cell office:value-type="float" office:value="1442.5404000000001" table:style-name="ce2">
            <text:p>1442.5404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2">
            <text:p>8.616</text:p>
          </table:table-cell>
          <table:table-cell office:value-type="float" office:value="1465.8431" table:style-name="ce2">
            <text:p>1465.8431</text:p>
          </table:table-cell>
          <table:table-cell table:number-columns-repeated="16382"/>
        </table:table-row>
        <table:table-row table:style-name="ro1">
          <table:table-cell office:value-type="float" office:value="8.64" table:style-name="ce2">
            <text:p>8.64</text:p>
          </table:table-cell>
          <table:table-cell office:value-type="float" office:value="1489.1459" table:style-name="ce2">
            <text:p>1489.1459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2">
            <text:p>8.6640005</text:p>
          </table:table-cell>
          <table:table-cell office:value-type="float" office:value="1512.4485999999999" table:style-name="ce2">
            <text:p>1512.4486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2">
            <text:p>8.688</text:p>
          </table:table-cell>
          <table:table-cell office:value-type="float" office:value="1535.7512999999999" table:style-name="ce2">
            <text:p>1535.7513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2">
            <text:p>8.712</text:p>
          </table:table-cell>
          <table:table-cell office:value-type="float" office:value="1559.0541000000001" table:style-name="ce2">
            <text:p>1559.0541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2">
            <text:p>8.736</text:p>
          </table:table-cell>
          <table:table-cell office:value-type="float" office:value="1582.3568" table:style-name="ce2">
            <text:p>1582.3568</text:p>
          </table:table-cell>
          <table:table-cell table:number-columns-repeated="16382"/>
        </table:table-row>
        <table:table-row table:style-name="ro1">
          <table:table-cell office:value-type="float" office:value="8.76" table:style-name="ce2">
            <text:p>8.76</text:p>
          </table:table-cell>
          <table:table-cell office:value-type="float" office:value="1583.7968000000001" table:style-name="ce2">
            <text:p>1583.7968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2">
            <text:p>8.784</text:p>
          </table:table-cell>
          <table:table-cell office:value-type="float" office:value="1585.2366999999999" table:style-name="ce2">
            <text:p>1585.2367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2">
            <text:p>8.808</text:p>
          </table:table-cell>
          <table:table-cell office:value-type="float" office:value="1608.5393999999999" table:style-name="ce2">
            <text:p>1608.5394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2">
            <text:p>8.832</text:p>
          </table:table-cell>
          <table:table-cell office:value-type="float" office:value="1653.7049999999999" table:style-name="ce2">
            <text:p>1653.705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2">
            <text:p>8.856</text:p>
          </table:table-cell>
          <table:table-cell office:value-type="float" office:value="1698.8705" table:style-name="ce2">
            <text:p>1698.8705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2">
            <text:p>8.88</text:p>
          </table:table-cell>
          <table:table-cell office:value-type="float" office:value="1744.0360000000001" table:style-name="ce2">
            <text:p>1744.036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2">
            <text:p>8.904</text:p>
          </table:table-cell>
          <table:table-cell office:value-type="float" office:value="1789.2014999999999" table:style-name="ce2">
            <text:p>1789.2015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2">
            <text:p>8.928</text:p>
          </table:table-cell>
          <table:table-cell office:value-type="float" office:value="1834.3670999999999" table:style-name="ce2">
            <text:p>1834.3671</text:p>
          </table:table-cell>
          <table:table-cell table:number-columns-repeated="16382"/>
        </table:table-row>
        <table:table-row table:style-name="ro1">
          <table:table-cell office:value-type="float" office:value="8.952" table:style-name="ce2">
            <text:p>8.952</text:p>
          </table:table-cell>
          <table:table-cell office:value-type="float" office:value="1879.5326" table:style-name="ce2">
            <text:p>1879.5326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2">
            <text:p>8.976</text:p>
          </table:table-cell>
          <table:table-cell office:value-type="float" office:value="1924.6981000000001" table:style-name="ce2">
            <text:p>1924.6981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969.8635999999999" table:style-name="ce2">
            <text:p>1969.8636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2">
            <text:p>9.024</text:p>
          </table:table-cell>
          <table:table-cell office:value-type="float" office:value="1993.1664000000001" table:style-name="ce2">
            <text:p>1993.1664</text:p>
          </table:table-cell>
          <table:table-cell table:number-columns-repeated="16382"/>
        </table:table-row>
        <table:table-row table:style-name="ro1">
          <table:table-cell office:value-type="float" office:value="9.048" table:style-name="ce2">
            <text:p>9.048</text:p>
          </table:table-cell>
          <table:table-cell office:value-type="float" office:value="2016.4691" table:style-name="ce2">
            <text:p>2016.4691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2">
            <text:p>9.0720005</text:p>
          </table:table-cell>
          <table:table-cell office:value-type="float" office:value="2039.0518999999999" table:style-name="ce2">
            <text:p>2039.0519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2">
            <text:p>9.096</text:p>
          </table:table-cell>
          <table:table-cell office:value-type="float" office:value="2061.6347999999998" table:style-name="ce2">
            <text:p>2061.6348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2">
            <text:p>9.12</text:p>
          </table:table-cell>
          <table:table-cell office:value-type="float" office:value="2062.3546999999999" table:style-name="ce2">
            <text:p>2062.3547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2">
            <text:p>9.144</text:p>
          </table:table-cell>
          <table:table-cell office:value-type="float" office:value="2063.0747000000001" table:style-name="ce2">
            <text:p>2063.0747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2">
            <text:p>9.168</text:p>
          </table:table-cell>
          <table:table-cell office:value-type="float" office:value="2085.6574999999998" table:style-name="ce2">
            <text:p>2085.6575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2">
            <text:p>9.192</text:p>
          </table:table-cell>
          <table:table-cell office:value-type="float" office:value="2086.3773999999999" table:style-name="ce2">
            <text:p>2086.3774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2">
            <text:p>9.216</text:p>
          </table:table-cell>
          <table:table-cell office:value-type="float" office:value="2087.0974000000001" table:style-name="ce2">
            <text:p>2087.0974</text:p>
          </table:table-cell>
          <table:table-cell table:number-columns-repeated="16382"/>
        </table:table-row>
        <table:table-row table:style-name="ro1">
          <table:table-cell office:value-type="float" office:value="9.24" table:style-name="ce2">
            <text:p>9.24</text:p>
          </table:table-cell>
          <table:table-cell office:value-type="float" office:value="2087.8173999999999" table:style-name="ce2">
            <text:p>2087.8174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2">
            <text:p>9.264</text:p>
          </table:table-cell>
          <table:table-cell office:value-type="float" office:value="2088.5374000000002" table:style-name="ce2">
            <text:p>2088.5374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2">
            <text:p>9.288</text:p>
          </table:table-cell>
          <table:table-cell office:value-type="float" office:value="2089.2573000000002" table:style-name="ce2">
            <text:p>2089.2573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2">
            <text:p>9.312</text:p>
          </table:table-cell>
          <table:table-cell office:value-type="float" office:value="2089.9773" table:style-name="ce2">
            <text:p>2089.9773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2">
            <text:p>9.336</text:p>
          </table:table-cell>
          <table:table-cell office:value-type="float" office:value="2090.6972999999998" table:style-name="ce2">
            <text:p>2090.6973</text:p>
          </table:table-cell>
          <table:table-cell table:number-columns-repeated="16382"/>
        </table:table-row>
        <table:table-row table:style-name="ro1">
          <table:table-cell office:value-type="float" office:value="9.36" table:style-name="ce2">
            <text:p>9.36</text:p>
          </table:table-cell>
          <table:table-cell office:value-type="float" office:value="2091.4171999999999" table:style-name="ce2">
            <text:p>2091.4172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2">
            <text:p>9.384</text:p>
          </table:table-cell>
          <table:table-cell office:value-type="float" office:value="2092.1372000000001" table:style-name="ce2">
            <text:p>2092.1372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2">
            <text:p>9.408</text:p>
          </table:table-cell>
          <table:table-cell office:value-type="float" office:value="2092.8571999999999" table:style-name="ce2">
            <text:p>2092.8572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2">
            <text:p>9.432</text:p>
          </table:table-cell>
          <table:table-cell office:value-type="float" office:value="2115.44" table:style-name="ce2">
            <text:p>2115.44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2">
            <text:p>9.456</text:p>
          </table:table-cell>
          <table:table-cell office:value-type="float" office:value="2116.16" table:style-name="ce2">
            <text:p>2116.16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2">
            <text:p>9.4800005</text:p>
          </table:table-cell>
          <table:table-cell office:value-type="float" office:value="2138.7426999999998" table:style-name="ce2">
            <text:p>2138.7427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2">
            <text:p>9.504</text:p>
          </table:table-cell>
          <table:table-cell office:value-type="float" office:value="2161.3254000000002" table:style-name="ce2">
            <text:p>2161.3254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2">
            <text:p>9.528</text:p>
          </table:table-cell>
          <table:table-cell office:value-type="float" office:value="2162.0454" table:style-name="ce2">
            <text:p>2162.0454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2">
            <text:p>9.552</text:p>
          </table:table-cell>
          <table:table-cell office:value-type="float" office:value="2162.7654000000002" table:style-name="ce2">
            <text:p>2162.7654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2">
            <text:p>9.576</text:p>
          </table:table-cell>
          <table:table-cell office:value-type="float" office:value="2163.4854" table:style-name="ce2">
            <text:p>2163.4854</text:p>
          </table:table-cell>
          <table:table-cell table:number-columns-repeated="16382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float" office:value="2164.2053000000001" table:style-name="ce2">
            <text:p>2164.2053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2">
            <text:p>9.624001</text:p>
          </table:table-cell>
          <table:table-cell office:value-type="float" office:value="2164.9252999999999" table:style-name="ce2">
            <text:p>2164.9253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2">
            <text:p>9.648</text:p>
          </table:table-cell>
          <table:table-cell office:value-type="float" office:value="2165.6453000000001" table:style-name="ce2">
            <text:p>2165.6453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2">
            <text:p>9.672</text:p>
          </table:table-cell>
          <table:table-cell office:value-type="float" office:value="2166.3652000000002" table:style-name="ce2">
            <text:p>2166.3652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2">
            <text:p>9.696</text:p>
          </table:table-cell>
          <table:table-cell office:value-type="float" office:value="2167.0852" table:style-name="ce2">
            <text:p>2167.0852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2">
            <text:p>9.72</text:p>
          </table:table-cell>
          <table:table-cell office:value-type="float" office:value="2167.8051999999998" table:style-name="ce2">
            <text:p>2167.8052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2">
            <text:p>9.744</text:p>
          </table:table-cell>
          <table:table-cell office:value-type="float" office:value="2169.2449999999999" table:style-name="ce2">
            <text:p>2169.245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2">
            <text:p>9.768</text:p>
          </table:table-cell>
          <table:table-cell office:value-type="float" office:value="2170.6849999999999" table:style-name="ce2">
            <text:p>2170.68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2">
            <text:p>9.792</text:p>
          </table:table-cell>
          <table:table-cell office:value-type="float" office:value="2172.125" table:style-name="ce2">
            <text:p>2172.125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2">
            <text:p>9.816</text:p>
          </table:table-cell>
          <table:table-cell office:value-type="float" office:value="2173.5650000000001" table:style-name="ce2">
            <text:p>2173.565</text:p>
          </table:table-cell>
          <table:table-cell table:number-columns-repeated="16382"/>
        </table:table-row>
        <table:table-row table:style-name="ro1">
          <table:table-cell office:value-type="float" office:value="9.84" table:style-name="ce2">
            <text:p>9.84</text:p>
          </table:table-cell>
          <table:table-cell office:value-type="float" office:value="2175.0050000000001" table:style-name="ce2">
            <text:p>2175.00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2">
            <text:p>9.864</text:p>
          </table:table-cell>
          <table:table-cell office:value-type="float" office:value="2176.4448000000002" table:style-name="ce2">
            <text:p>2176.4448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2">
            <text:p>9.8880005</text:p>
          </table:table-cell>
          <table:table-cell office:value-type="float" office:value="2199.0275999999999" table:style-name="ce2">
            <text:p>2199.0276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2">
            <text:p>9.912</text:p>
          </table:table-cell>
          <table:table-cell office:value-type="float" office:value="2221.6104" table:style-name="ce2">
            <text:p>2221.6104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2">
            <text:p>9.936</text:p>
          </table:table-cell>
          <table:table-cell office:value-type="float" office:value="2244.1930000000002" table:style-name="ce2">
            <text:p>2244.193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float" office:value="2266.7759999999998" table:style-name="ce2">
            <text:p>2266.776</text:p>
          </table:table-cell>
          <table:table-cell table:number-columns-repeated="16382"/>
        </table:table-row>
        <table:table-row table:style-name="ro1">
          <table:table-cell office:value-type="float" office:value="9.984" table:style-name="ce2">
            <text:p>9.984</text:p>
          </table:table-cell>
          <table:table-cell office:value-type="float" office:value="2267.4958000000001" table:style-name="ce2">
            <text:p>2267.4958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2">
            <text:p>10.008</text:p>
          </table:table-cell>
          <table:table-cell office:value-type="float" office:value="2268.2157999999999" table:style-name="ce2">
            <text:p>2268.2158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2">
            <text:p>10.032001</text:p>
          </table:table-cell>
          <table:table-cell office:value-type="float" office:value="2268.9358000000002" table:style-name="ce2">
            <text:p>2268.9358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2">
            <text:p>10.056</text:p>
          </table:table-cell>
          <table:table-cell office:value-type="float" office:value="2269.6558" table:style-name="ce2">
            <text:p>2269.6558</text:p>
          </table:table-cell>
          <table:table-cell table:number-columns-repeated="16382"/>
        </table:table-row>
        <table:table-row table:style-name="ro1">
          <table:table-cell office:value-type="float" office:value="10.08" table:style-name="ce2">
            <text:p>10.08</text:p>
          </table:table-cell>
          <table:table-cell office:value-type="float" office:value="2270.3757000000001" table:style-name="ce2">
            <text:p>2270.3757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2">
            <text:p>10.104</text:p>
          </table:table-cell>
          <table:table-cell office:value-type="float" office:value="2271.0956999999999" table:style-name="ce2">
            <text:p>2271.0957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2">
            <text:p>10.128</text:p>
          </table:table-cell>
          <table:table-cell office:value-type="float" office:value="2271.8157000000001" table:style-name="ce2">
            <text:p>2271.8157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2">
            <text:p>10.152</text:p>
          </table:table-cell>
          <table:table-cell office:value-type="float" office:value="2273.2556" table:style-name="ce2">
            <text:p>2273.2556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2">
            <text:p>10.176</text:p>
          </table:table-cell>
          <table:table-cell office:value-type="float" office:value="2274.6956" table:style-name="ce2">
            <text:p>2274.6956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float" office:value="2276.1354999999999" table:style-name="ce2">
            <text:p>2276.1355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2">
            <text:p>10.224</text:p>
          </table:table-cell>
          <table:table-cell office:value-type="float" office:value="2277.5754000000002" table:style-name="ce2">
            <text:p>2277.5754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2">
            <text:p>10.248</text:p>
          </table:table-cell>
          <table:table-cell office:value-type="float" office:value="2279.0154000000002" table:style-name="ce2">
            <text:p>2279.0154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2">
            <text:p>10.272</text:p>
          </table:table-cell>
          <table:table-cell office:value-type="float" office:value="2280.4553000000001" table:style-name="ce2">
            <text:p>2280.4553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2">
            <text:p>10.2960005</text:p>
          </table:table-cell>
          <table:table-cell office:value-type="float" office:value="2281.8953000000001" table:style-name="ce2">
            <text:p>2281.8953</text:p>
          </table:table-cell>
          <table:table-cell table:number-columns-repeated="16382"/>
        </table:table-row>
        <table:table-row table:style-name="ro1">
          <table:table-cell office:value-type="float" office:value="10.32" table:style-name="ce2">
            <text:p>10.32</text:p>
          </table:table-cell>
          <table:table-cell office:value-type="float" office:value="2284.0551999999998" table:style-name="ce2">
            <text:p>2284.0552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2">
            <text:p>10.344</text:p>
          </table:table-cell>
          <table:table-cell office:value-type="float" office:value="2285.4949999999999" table:style-name="ce2">
            <text:p>2285.495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2">
            <text:p>10.368</text:p>
          </table:table-cell>
          <table:table-cell office:value-type="float" office:value="2287.6550000000002" table:style-name="ce2">
            <text:p>2287.655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2">
            <text:p>10.392</text:p>
          </table:table-cell>
          <table:table-cell office:value-type="float" office:value="2289.8150000000001" table:style-name="ce2">
            <text:p>2289.815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2">
            <text:p>10.416</text:p>
          </table:table-cell>
          <table:table-cell office:value-type="float" office:value="2292.6948000000002" table:style-name="ce2">
            <text:p>2292.6948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2">
            <text:p>10.440001</text:p>
          </table:table-cell>
          <table:table-cell office:value-type="float" office:value="2295.5747000000001" table:style-name="ce2">
            <text:p>2295.5747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2">
            <text:p>10.464</text:p>
          </table:table-cell>
          <table:table-cell office:value-type="float" office:value="2298.4546" table:style-name="ce2">
            <text:p>2298.4546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2">
            <text:p>10.488</text:p>
          </table:table-cell>
          <table:table-cell office:value-type="float" office:value="2300.6145000000001" table:style-name="ce2">
            <text:p>2300.6145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2">
            <text:p>10.512</text:p>
          </table:table-cell>
          <table:table-cell office:value-type="float" office:value="2302.7743999999998" table:style-name="ce2">
            <text:p>2302.7744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2">
            <text:p>10.536</text:p>
          </table:table-cell>
          <table:table-cell office:value-type="float" office:value="2304.9342999999999" table:style-name="ce2">
            <text:p>2304.9343</text:p>
          </table:table-cell>
          <table:table-cell table:number-columns-repeated="16382"/>
        </table:table-row>
        <table:table-row table:style-name="ro1">
          <table:table-cell office:value-type="float" office:value="10.56" table:style-name="ce2">
            <text:p>10.56</text:p>
          </table:table-cell>
          <table:table-cell office:value-type="float" office:value="2307.0942" table:style-name="ce2">
            <text:p>2307.0942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2">
            <text:p>10.584</text:p>
          </table:table-cell>
          <table:table-cell office:value-type="float" office:value="2309.2541999999999" table:style-name="ce2">
            <text:p>2309.2542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2">
            <text:p>10.608</text:p>
          </table:table-cell>
          <table:table-cell office:value-type="float" office:value="2311.4140000000002" table:style-name="ce2">
            <text:p>2311.414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2">
            <text:p>10.632</text:p>
          </table:table-cell>
          <table:table-cell office:value-type="float" office:value="2313.5740000000001" table:style-name="ce2">
            <text:p>2313.574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2">
            <text:p>10.656</text:p>
          </table:table-cell>
          <table:table-cell office:value-type="float" office:value="2315.7339999999999" table:style-name="ce2">
            <text:p>2315.734</text:p>
          </table:table-cell>
          <table:table-cell table:number-columns-repeated="16382"/>
        </table:table-row>
        <table:table-row table:style-name="ro1">
          <table:table-cell office:value-type="float" office:value="10.68" table:style-name="ce2">
            <text:p>10.68</text:p>
          </table:table-cell>
          <table:table-cell office:value-type="float" office:value="2317.8937999999998" table:style-name="ce2">
            <text:p>2317.8938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2">
            <text:p>10.704</text:p>
          </table:table-cell>
          <table:table-cell office:value-type="float" office:value="2320.0536999999999" table:style-name="ce2">
            <text:p>2320.0537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2">
            <text:p>10.728</text:p>
          </table:table-cell>
          <table:table-cell office:value-type="float" office:value="2323.6536000000001" table:style-name="ce2">
            <text:p>2323.6536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2">
            <text:p>10.752</text:p>
          </table:table-cell>
          <table:table-cell office:value-type="float" office:value="2327.2534000000001" table:style-name="ce2">
            <text:p>2327.2534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2">
            <text:p>10.776</text:p>
          </table:table-cell>
          <table:table-cell office:value-type="float" office:value="2330.8533000000002" table:style-name="ce2">
            <text:p>2330.8533</text:p>
          </table:table-cell>
          <table:table-cell table:number-columns-repeated="16382"/>
        </table:table-row>
        <table:table-row table:style-name="ro1">
          <table:table-cell office:value-type="float" office:value="10.8" table:style-name="ce2">
            <text:p>10.8</text:p>
          </table:table-cell>
          <table:table-cell office:value-type="float" office:value="2334.4531000000002" table:style-name="ce2">
            <text:p>2334.4531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2">
            <text:p>10.824</text:p>
          </table:table-cell>
          <table:table-cell office:value-type="float" office:value="2337.3330000000001" table:style-name="ce2">
            <text:p>2337.333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2">
            <text:p>10.848001</text:p>
          </table:table-cell>
          <table:table-cell office:value-type="float" office:value="2340.2130000000002" table:style-name="ce2">
            <text:p>2340.213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2">
            <text:p>10.872</text:p>
          </table:table-cell>
          <table:table-cell office:value-type="float" office:value="2343.0927999999999" table:style-name="ce2">
            <text:p>2343.0928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2">
            <text:p>10.896</text:p>
          </table:table-cell>
          <table:table-cell office:value-type="float" office:value="2345.2527" table:style-name="ce2">
            <text:p>2345.2527</text:p>
          </table:table-cell>
          <table:table-cell table:number-columns-repeated="16382"/>
        </table:table-row>
        <table:table-row table:style-name="ro1">
          <table:table-cell office:value-type="float" office:value="10.92" table:style-name="ce2">
            <text:p>10.92</text:p>
          </table:table-cell>
          <table:table-cell office:value-type="float" office:value="2347.4126000000001" table:style-name="ce2">
            <text:p>2347.4126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2">
            <text:p>10.944</text:p>
          </table:table-cell>
          <table:table-cell office:value-type="float" office:value="2349.5725000000002" table:style-name="ce2">
            <text:p>2349.5725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2">
            <text:p>10.968</text:p>
          </table:table-cell>
          <table:table-cell office:value-type="float" office:value="2351.7323999999999" table:style-name="ce2">
            <text:p>2351.7324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2">
            <text:p>10.992</text:p>
          </table:table-cell>
          <table:table-cell office:value-type="float" office:value="2353.8923" table:style-name="ce2">
            <text:p>2353.8923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2">
            <text:p>11.016</text:p>
          </table:table-cell>
          <table:table-cell office:value-type="float" office:value="2356.0522000000001" table:style-name="ce2">
            <text:p>2356.0522</text:p>
          </table:table-cell>
          <table:table-cell table:number-columns-repeated="16382"/>
        </table:table-row>
        <table:table-row table:style-name="ro1">
          <table:table-cell office:value-type="float" office:value="11.04" table:style-name="ce2">
            <text:p>11.04</text:p>
          </table:table-cell>
          <table:table-cell office:value-type="float" office:value="2358.2121999999999" table:style-name="ce2">
            <text:p>2358.2122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2">
            <text:p>11.064</text:p>
          </table:table-cell>
          <table:table-cell office:value-type="float" office:value="2360.3719999999998" table:style-name="ce2">
            <text:p>2360.372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2">
            <text:p>11.088</text:p>
          </table:table-cell>
          <table:table-cell office:value-type="float" office:value="2361.8119999999999" table:style-name="ce2">
            <text:p>2361.812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2">
            <text:p>11.112</text:p>
          </table:table-cell>
          <table:table-cell office:value-type="float" office:value="2363.252" table:style-name="ce2">
            <text:p>2363.252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2">
            <text:p>11.136</text:p>
          </table:table-cell>
          <table:table-cell office:value-type="float" office:value="2364.692" table:style-name="ce2">
            <text:p>2364.692</text:p>
          </table:table-cell>
          <table:table-cell table:number-columns-repeated="16382"/>
        </table:table-row>
        <table:table-row table:style-name="ro1">
          <table:table-cell office:value-type="float" office:value="11.16" table:style-name="ce2">
            <text:p>11.16</text:p>
          </table:table-cell>
          <table:table-cell office:value-type="float" office:value="2366.1318000000001" table:style-name="ce2">
            <text:p>2366.1318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2">
            <text:p>11.184</text:p>
          </table:table-cell>
          <table:table-cell office:value-type="float" office:value="2368.2917000000002" table:style-name="ce2">
            <text:p>2368.2917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2">
            <text:p>11.208</text:p>
          </table:table-cell>
          <table:table-cell office:value-type="float" office:value="2370.4517000000001" table:style-name="ce2">
            <text:p>2370.4517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2">
            <text:p>11.232</text:p>
          </table:table-cell>
          <table:table-cell office:value-type="float" office:value="2371.8915999999999" table:style-name="ce2">
            <text:p>2371.8916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2">
            <text:p>11.2560005</text:p>
          </table:table-cell>
          <table:table-cell office:value-type="float" office:value="2373.3314999999998" table:style-name="ce2">
            <text:p>2373.3315</text:p>
          </table:table-cell>
          <table:table-cell table:number-columns-repeated="16382"/>
        </table:table-row>
        <table:table-row table:style-name="ro1">
          <table:table-cell office:value-type="float" office:value="11.28" table:style-name="ce2">
            <text:p>11.28</text:p>
          </table:table-cell>
          <table:table-cell office:value-type="float" office:value="2374.7714999999998" table:style-name="ce2">
            <text:p>2374.7715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2">
            <text:p>11.304</text:p>
          </table:table-cell>
          <table:table-cell office:value-type="float" office:value="2376.2114000000001" table:style-name="ce2">
            <text:p>2376.2114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2">
            <text:p>11.328</text:p>
          </table:table-cell>
          <table:table-cell office:value-type="float" office:value="2377.6514000000002" table:style-name="ce2">
            <text:p>2377.6514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2">
            <text:p>11.352</text:p>
          </table:table-cell>
          <table:table-cell office:value-type="float" office:value="2379.0913" table:style-name="ce2">
            <text:p>2379.0913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2">
            <text:p>11.376</text:p>
          </table:table-cell>
          <table:table-cell office:value-type="float" office:value="2380.5313000000001" table:style-name="ce2">
            <text:p>2380.5313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2">
            <text:p>11.400001</text:p>
          </table:table-cell>
          <table:table-cell office:value-type="float" office:value="2381.9712" table:style-name="ce2">
            <text:p>2381.9712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2">
            <text:p>11.424</text:p>
          </table:table-cell>
          <table:table-cell office:value-type="float" office:value="2382.6912000000002" table:style-name="ce2">
            <text:p>2382.6912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2">
            <text:p>11.448</text:p>
          </table:table-cell>
          <table:table-cell office:value-type="float" office:value="2384.1309999999999" table:style-name="ce2">
            <text:p>2384.131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2">
            <text:p>11.472</text:p>
          </table:table-cell>
          <table:table-cell office:value-type="float" office:value="2385.5709999999999" table:style-name="ce2">
            <text:p>2385.571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2">
            <text:p>11.496</text:p>
          </table:table-cell>
          <table:table-cell office:value-type="float" office:value="2387.011" table:style-name="ce2">
            <text:p>2387.011</text:p>
          </table:table-cell>
          <table:table-cell table:number-columns-repeated="16382"/>
        </table:table-row>
        <table:table-row table:style-name="ro1">
          <table:table-cell office:value-type="float" office:value="11.52" table:style-name="ce2">
            <text:p>11.52</text:p>
          </table:table-cell>
          <table:table-cell office:value-type="float" office:value="2388.451" table:style-name="ce2">
            <text:p>2388.451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2">
            <text:p>11.544</text:p>
          </table:table-cell>
          <table:table-cell office:value-type="float" office:value="2389.8908999999999" table:style-name="ce2">
            <text:p>2389.8909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2">
            <text:p>11.568</text:p>
          </table:table-cell>
          <table:table-cell office:value-type="float" office:value="2391.3308000000002" table:style-name="ce2">
            <text:p>2391.3308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2">
            <text:p>11.592</text:p>
          </table:table-cell>
          <table:table-cell office:value-type="float" office:value="2392.7707999999998" table:style-name="ce2">
            <text:p>2392.7708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2">
            <text:p>11.616</text:p>
          </table:table-cell>
          <table:table-cell office:value-type="float" office:value="2416.0735" table:style-name="ce2">
            <text:p>2416.0735</text:p>
          </table:table-cell>
          <table:table-cell table:number-columns-repeated="16382"/>
        </table:table-row>
        <table:table-row table:style-name="ro1">
          <table:table-cell office:value-type="float" office:value="11.64" table:style-name="ce2">
            <text:p>11.64</text:p>
          </table:table-cell>
          <table:table-cell office:value-type="float" office:value="2439.3762000000002" table:style-name="ce2">
            <text:p>2439.3762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2">
            <text:p>11.6640005</text:p>
          </table:table-cell>
          <table:table-cell office:value-type="float" office:value="2462.6790000000001" table:style-name="ce2">
            <text:p>2462.679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2">
            <text:p>11.688</text:p>
          </table:table-cell>
          <table:table-cell office:value-type="float" office:value="2486.7017000000001" table:style-name="ce2">
            <text:p>2486.7017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2">
            <text:p>11.712</text:p>
          </table:table-cell>
          <table:table-cell office:value-type="float" office:value="2510.7244000000001" table:style-name="ce2">
            <text:p>2510.7244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2">
            <text:p>11.736</text:p>
          </table:table-cell>
          <table:table-cell office:value-type="float" office:value="2534.7469999999998" table:style-name="ce2">
            <text:p>2534.747</text:p>
          </table:table-cell>
          <table:table-cell table:number-columns-repeated="16382"/>
        </table:table-row>
        <table:table-row table:style-name="ro1">
          <table:table-cell office:value-type="float" office:value="11.76" table:style-name="ce2">
            <text:p>11.76</text:p>
          </table:table-cell>
          <table:table-cell office:value-type="float" office:value="2558.7698" table:style-name="ce2">
            <text:p>2558.7698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2">
            <text:p>11.784</text:p>
          </table:table-cell>
          <table:table-cell office:value-type="float" office:value="2604.6552999999999" table:style-name="ce2">
            <text:p>2604.6553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2">
            <text:p>11.808001</text:p>
          </table:table-cell>
          <table:table-cell office:value-type="float" office:value="2650.5408000000002" table:style-name="ce2">
            <text:p>2650.5408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2">
            <text:p>11.832</text:p>
          </table:table-cell>
          <table:table-cell office:value-type="float" office:value="2696.4263000000001" table:style-name="ce2">
            <text:p>2696.4263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2">
            <text:p>11.856</text:p>
          </table:table-cell>
          <table:table-cell office:value-type="float" office:value="2741.5918000000001" table:style-name="ce2">
            <text:p>2741.5918</text:p>
          </table:table-cell>
          <table:table-cell table:number-columns-repeated="16382"/>
        </table:table-row>
        <table:table-row table:style-name="ro1">
          <table:table-cell office:value-type="float" office:value="11.88" table:style-name="ce2">
            <text:p>11.88</text:p>
          </table:table-cell>
          <table:table-cell office:value-type="float" office:value="2764.8944999999999" table:style-name="ce2">
            <text:p>2764.8945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2">
            <text:p>11.904</text:p>
          </table:table-cell>
          <table:table-cell office:value-type="float" office:value="2766.3344999999999" table:style-name="ce2">
            <text:p>2766.3345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2">
            <text:p>11.928</text:p>
          </table:table-cell>
          <table:table-cell office:value-type="float" office:value="2767.7743999999998" table:style-name="ce2">
            <text:p>2767.7744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2">
            <text:p>11.952</text:p>
          </table:table-cell>
          <table:table-cell office:value-type="float" office:value="2769.2143999999998" table:style-name="ce2">
            <text:p>2769.2144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2">
            <text:p>11.976</text:p>
          </table:table-cell>
          <table:table-cell office:value-type="float" office:value="2770.6543000000001" table:style-name="ce2">
            <text:p>2770.6543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772.0942" table:style-name="ce2">
            <text:p>2772.0942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2">
            <text:p>12.024</text:p>
          </table:table-cell>
          <table:table-cell office:value-type="float" office:value="2773.5342000000001" table:style-name="ce2">
            <text:p>2773.5342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2">
            <text:p>12.048</text:p>
          </table:table-cell>
          <table:table-cell office:value-type="float" office:value="2774.9740000000002" table:style-name="ce2">
            <text:p>2774.974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2">
            <text:p>12.0720005</text:p>
          </table:table-cell>
          <table:table-cell office:value-type="float" office:value="2776.4140000000002" table:style-name="ce2">
            <text:p>2776.414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2">
            <text:p>12.096</text:p>
          </table:table-cell>
          <table:table-cell office:value-type="float" office:value="2777.8539999999998" table:style-name="ce2">
            <text:p>2777.854</text:p>
          </table:table-cell>
          <table:table-cell table:number-columns-repeated="16382"/>
        </table:table-row>
        <table:table-row table:style-name="ro1">
          <table:table-cell office:value-type="float" office:value="12.12" table:style-name="ce2">
            <text:p>12.12</text:p>
          </table:table-cell>
          <table:table-cell office:value-type="float" office:value="2779.2939999999999" table:style-name="ce2">
            <text:p>2779.294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2">
            <text:p>12.144</text:p>
          </table:table-cell>
          <table:table-cell office:value-type="float" office:value="2780.7339999999999" table:style-name="ce2">
            <text:p>2780.734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2">
            <text:p>12.168</text:p>
          </table:table-cell>
          <table:table-cell office:value-type="float" office:value="2782.1738" table:style-name="ce2">
            <text:p>2782.1738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2">
            <text:p>12.192</text:p>
          </table:table-cell>
          <table:table-cell office:value-type="float" office:value="2783.6138000000001" table:style-name="ce2">
            <text:p>2783.6138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2">
            <text:p>12.216001</text:p>
          </table:table-cell>
          <table:table-cell office:value-type="float" office:value="2785.0536999999999" table:style-name="ce2">
            <text:p>2785.0537</text:p>
          </table:table-cell>
          <table:table-cell table:number-columns-repeated="16382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float" office:value="2786.4937" table:style-name="ce2">
            <text:p>2786.4937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2">
            <text:p>12.264</text:p>
          </table:table-cell>
          <table:table-cell office:value-type="float" office:value="2788.6536000000001" table:style-name="ce2">
            <text:p>2788.6536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2">
            <text:p>12.288</text:p>
          </table:table-cell>
          <table:table-cell office:value-type="float" office:value="2791.5333999999998" table:style-name="ce2">
            <text:p>2791.5334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2">
            <text:p>12.312</text:p>
          </table:table-cell>
          <table:table-cell office:value-type="float" office:value="2794.4133000000002" table:style-name="ce2">
            <text:p>2794.4133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2">
            <text:p>12.336</text:p>
          </table:table-cell>
          <table:table-cell office:value-type="float" office:value="2797.2932000000001" table:style-name="ce2">
            <text:p>2797.2932</text:p>
          </table:table-cell>
          <table:table-cell table:number-columns-repeated="16382"/>
        </table:table-row>
        <table:table-row table:style-name="ro1">
          <table:table-cell office:value-type="float" office:value="12.36" table:style-name="ce2">
            <text:p>12.36</text:p>
          </table:table-cell>
          <table:table-cell office:value-type="float" office:value="2800.1729999999998" table:style-name="ce2">
            <text:p>2800.173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2">
            <text:p>12.384</text:p>
          </table:table-cell>
          <table:table-cell office:value-type="float" office:value="2803.0529999999999" table:style-name="ce2">
            <text:p>2803.053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2">
            <text:p>12.408</text:p>
          </table:table-cell>
          <table:table-cell office:value-type="float" office:value="2805.9328999999998" table:style-name="ce2">
            <text:p>2805.9329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2">
            <text:p>12.432</text:p>
          </table:table-cell>
          <table:table-cell office:value-type="float" office:value="2808.8126999999999" table:style-name="ce2">
            <text:p>2808.8127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2">
            <text:p>12.456</text:p>
          </table:table-cell>
          <table:table-cell office:value-type="float" office:value="2811.6925999999999" table:style-name="ce2">
            <text:p>2811.6926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2">
            <text:p>12.4800005</text:p>
          </table:table-cell>
          <table:table-cell office:value-type="float" office:value="2814.5725000000002" table:style-name="ce2">
            <text:p>2814.5725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2">
            <text:p>12.504</text:p>
          </table:table-cell>
          <table:table-cell office:value-type="float" office:value="2817.4524000000001" table:style-name="ce2">
            <text:p>2817.4524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2">
            <text:p>12.528</text:p>
          </table:table-cell>
          <table:table-cell office:value-type="float" office:value="2820.3323" table:style-name="ce2">
            <text:p>2820.3323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2">
            <text:p>12.552</text:p>
          </table:table-cell>
          <table:table-cell office:value-type="float" office:value="2823.2121999999999" table:style-name="ce2">
            <text:p>2823.2122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2">
            <text:p>12.576</text:p>
          </table:table-cell>
          <table:table-cell office:value-type="float" office:value="2826.0920000000001" table:style-name="ce2">
            <text:p>2826.092</text:p>
          </table:table-cell>
          <table:table-cell table:number-columns-repeated="16382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float" office:value="2850.8346999999999" table:style-name="ce2">
            <text:p>2850.8347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2">
            <text:p>12.624001</text:p>
          </table:table-cell>
          <table:table-cell office:value-type="float" office:value="2853.7145999999998" table:style-name="ce2">
            <text:p>2853.7146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2">
            <text:p>12.648</text:p>
          </table:table-cell>
          <table:table-cell office:value-type="float" office:value="2878.4573" table:style-name="ce2">
            <text:p>2878.4573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2">
            <text:p>12.672</text:p>
          </table:table-cell>
          <table:table-cell office:value-type="float" office:value="2903.2" table:style-name="ce2">
            <text:p>2903.2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2">
            <text:p>12.696</text:p>
          </table:table-cell>
          <table:table-cell office:value-type="float" office:value="2927.9425999999999" table:style-name="ce2">
            <text:p>2927.9426</text:p>
          </table:table-cell>
          <table:table-cell table:number-columns-repeated="16382"/>
        </table:table-row>
        <table:table-row table:style-name="ro1">
          <table:table-cell office:value-type="float" office:value="12.72" table:style-name="ce2">
            <text:p>12.72</text:p>
          </table:table-cell>
          <table:table-cell office:value-type="float" office:value="2952.6853000000001" table:style-name="ce2">
            <text:p>2952.6853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2">
            <text:p>12.744</text:p>
          </table:table-cell>
          <table:table-cell office:value-type="float" office:value="2977.4279999999999" table:style-name="ce2">
            <text:p>2977.428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2">
            <text:p>12.768</text:p>
          </table:table-cell>
          <table:table-cell office:value-type="float" office:value="3002.1707000000001" table:style-name="ce2">
            <text:p>3002.1707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2">
            <text:p>12.792</text:p>
          </table:table-cell>
          <table:table-cell office:value-type="float" office:value="3026.9133000000002" table:style-name="ce2">
            <text:p>3026.9133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2">
            <text:p>12.816</text:p>
          </table:table-cell>
          <table:table-cell office:value-type="float" office:value="3051.6559999999999" table:style-name="ce2">
            <text:p>3051.656</text:p>
          </table:table-cell>
          <table:table-cell table:number-columns-repeated="16382"/>
        </table:table-row>
        <table:table-row table:style-name="ro1">
          <table:table-cell office:value-type="float" office:value="12.84" table:style-name="ce2">
            <text:p>12.84</text:p>
          </table:table-cell>
          <table:table-cell office:value-type="float" office:value="3076.3987000000002" table:style-name="ce2">
            <text:p>3076.3987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2">
            <text:p>12.864</text:p>
          </table:table-cell>
          <table:table-cell office:value-type="float" office:value="3101.1414" table:style-name="ce2">
            <text:p>3101.1414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2">
            <text:p>12.8880005</text:p>
          </table:table-cell>
          <table:table-cell office:value-type="float" office:value="3103.3013000000001" table:style-name="ce2">
            <text:p>3103.3013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2">
            <text:p>12.912</text:p>
          </table:table-cell>
          <table:table-cell office:value-type="float" office:value="3105.4612000000002" table:style-name="ce2">
            <text:p>3105.4612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2">
            <text:p>12.936</text:p>
          </table:table-cell>
          <table:table-cell office:value-type="float" office:value="3107.6210000000001" table:style-name="ce2">
            <text:p>3107.621</text:p>
          </table:table-cell>
          <table:table-cell table:number-columns-repeated="16382"/>
        </table:table-row>
        <table:table-row table:style-name="ro1">
          <table:table-cell office:value-type="float" office:value="12.96" table:style-name="ce2">
            <text:p>12.96</text:p>
          </table:table-cell>
          <table:table-cell office:value-type="float" office:value="3109.7809999999999" table:style-name="ce2">
            <text:p>3109.781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2">
            <text:p>12.984</text:p>
          </table:table-cell>
          <table:table-cell office:value-type="float" office:value="3112.6610000000001" table:style-name="ce2">
            <text:p>3112.661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2">
            <text:p>13.008</text:p>
          </table:table-cell>
          <table:table-cell office:value-type="float" office:value="3115.5408000000002" table:style-name="ce2">
            <text:p>3115.5408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2">
            <text:p>13.032001</text:p>
          </table:table-cell>
          <table:table-cell office:value-type="float" office:value="3118.4207000000001" table:style-name="ce2">
            <text:p>3118.4207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2">
            <text:p>13.056</text:p>
          </table:table-cell>
          <table:table-cell office:value-type="float" office:value="3121.3004999999998" table:style-name="ce2">
            <text:p>3121.3005</text:p>
          </table:table-cell>
          <table:table-cell table:number-columns-repeated="16382"/>
        </table:table-row>
        <table:table-row table:style-name="ro1">
          <table:table-cell office:value-type="float" office:value="13.08" table:style-name="ce2">
            <text:p>13.08</text:p>
          </table:table-cell>
          <table:table-cell office:value-type="float" office:value="3124.1804000000002" table:style-name="ce2">
            <text:p>3124.1804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2">
            <text:p>13.104</text:p>
          </table:table-cell>
          <table:table-cell office:value-type="float" office:value="3127.0603000000001" table:style-name="ce2">
            <text:p>3127.0603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2">
            <text:p>13.128</text:p>
          </table:table-cell>
          <table:table-cell office:value-type="float" office:value="3129.9402" table:style-name="ce2">
            <text:p>3129.9402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2">
            <text:p>13.152</text:p>
          </table:table-cell>
          <table:table-cell office:value-type="float" office:value="3132.82" table:style-name="ce2">
            <text:p>3132.82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2">
            <text:p>13.176</text:p>
          </table:table-cell>
          <table:table-cell office:value-type="float" office:value="3134.98" table:style-name="ce2">
            <text:p>3134.98</text:p>
          </table:table-cell>
          <table:table-cell table:number-columns-repeated="16382"/>
        </table:table-row>
        <table:table-row table:style-name="ro1">
          <table:table-cell office:value-type="float" office:value="13.2" table:style-name="ce2">
            <text:p>13.2</text:p>
          </table:table-cell>
          <table:table-cell office:value-type="float" office:value="3137.14" table:style-name="ce2">
            <text:p>3137.14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2">
            <text:p>13.224</text:p>
          </table:table-cell>
          <table:table-cell office:value-type="float" office:value="3140.0198" table:style-name="ce2">
            <text:p>3140.0198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2">
            <text:p>13.248</text:p>
          </table:table-cell>
          <table:table-cell office:value-type="float" office:value="3142.8996999999999" table:style-name="ce2">
            <text:p>3142.8997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2">
            <text:p>13.272</text:p>
          </table:table-cell>
          <table:table-cell office:value-type="float" office:value="3145.7795000000001" table:style-name="ce2">
            <text:p>3145.7795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2">
            <text:p>13.2960005</text:p>
          </table:table-cell>
          <table:table-cell office:value-type="float" office:value="3147.9395" table:style-name="ce2">
            <text:p>3147.9395</text:p>
          </table:table-cell>
          <table:table-cell table:number-columns-repeated="16382"/>
        </table:table-row>
        <table:table-row table:style-name="ro1">
          <table:table-cell office:value-type="float" office:value="13.32" table:style-name="ce2">
            <text:p>13.32</text:p>
          </table:table-cell>
          <table:table-cell office:value-type="float" office:value="3150.0994000000001" table:style-name="ce2">
            <text:p>3150.0994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2">
            <text:p>13.344</text:p>
          </table:table-cell>
          <table:table-cell office:value-type="float" office:value="3152.2593000000002" table:style-name="ce2">
            <text:p>3152.2593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2">
            <text:p>13.368</text:p>
          </table:table-cell>
          <table:table-cell office:value-type="float" office:value="3154.4191999999998" table:style-name="ce2">
            <text:p>3154.4192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2">
            <text:p>13.392</text:p>
          </table:table-cell>
          <table:table-cell office:value-type="float" office:value="3156.5790000000002" table:style-name="ce2">
            <text:p>3156.579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2">
            <text:p>13.416</text:p>
          </table:table-cell>
          <table:table-cell office:value-type="float" office:value="3158.739" table:style-name="ce2">
            <text:p>3158.739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2">
            <text:p>13.440001</text:p>
          </table:table-cell>
          <table:table-cell office:value-type="float" office:value="3160.8989999999999" table:style-name="ce2">
            <text:p>3160.899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2">
            <text:p>13.464</text:p>
          </table:table-cell>
          <table:table-cell office:value-type="float" office:value="3163.0587999999998" table:style-name="ce2">
            <text:p>3163.0588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2">
            <text:p>13.488</text:p>
          </table:table-cell>
          <table:table-cell office:value-type="float" office:value="3165.2188000000001" table:style-name="ce2">
            <text:p>3165.2188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2">
            <text:p>13.512</text:p>
          </table:table-cell>
          <table:table-cell office:value-type="float" office:value="3167.3787000000002" table:style-name="ce2">
            <text:p>3167.3787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2">
            <text:p>13.536</text:p>
          </table:table-cell>
          <table:table-cell office:value-type="float" office:value="3169.5385999999999" table:style-name="ce2">
            <text:p>3169.5386</text:p>
          </table:table-cell>
          <table:table-cell table:number-columns-repeated="16382"/>
        </table:table-row>
        <table:table-row table:style-name="ro1">
          <table:table-cell office:value-type="float" office:value="13.56" table:style-name="ce2">
            <text:p>13.56</text:p>
          </table:table-cell>
          <table:table-cell office:value-type="float" office:value="3171.6985" table:style-name="ce2">
            <text:p>3171.6985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2">
            <text:p>13.584001</text:p>
          </table:table-cell>
          <table:table-cell office:value-type="float" office:value="3173.8584000000001" table:style-name="ce2">
            <text:p>3173.8584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2">
            <text:p>13.608</text:p>
          </table:table-cell>
          <table:table-cell office:value-type="float" office:value="3176.0183000000002" table:style-name="ce2">
            <text:p>3176.0183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2">
            <text:p>13.632</text:p>
          </table:table-cell>
          <table:table-cell office:value-type="float" office:value="3178.1781999999998" table:style-name="ce2">
            <text:p>3178.1782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2">
            <text:p>13.656</text:p>
          </table:table-cell>
          <table:table-cell office:value-type="float" office:value="3180.3380999999999" table:style-name="ce2">
            <text:p>3180.3381</text:p>
          </table:table-cell>
          <table:table-cell table:number-columns-repeated="16382"/>
        </table:table-row>
        <table:table-row table:style-name="ro1">
          <table:table-cell office:value-type="float" office:value="13.68" table:style-name="ce2">
            <text:p>13.68</text:p>
          </table:table-cell>
          <table:table-cell office:value-type="float" office:value="3183.2179999999998" table:style-name="ce2">
            <text:p>3183.218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2">
            <text:p>13.704</text:p>
          </table:table-cell>
          <table:table-cell office:value-type="float" office:value="3185.3780000000002" table:style-name="ce2">
            <text:p>3185.378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2">
            <text:p>13.728</text:p>
          </table:table-cell>
          <table:table-cell office:value-type="float" office:value="3187.5378000000001" table:style-name="ce2">
            <text:p>3187.5378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2">
            <text:p>13.752</text:p>
          </table:table-cell>
          <table:table-cell office:value-type="float" office:value="3189.6977999999999" table:style-name="ce2">
            <text:p>3189.6978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2">
            <text:p>13.776</text:p>
          </table:table-cell>
          <table:table-cell office:value-type="float" office:value="3192.5776000000001" table:style-name="ce2">
            <text:p>3192.5776</text:p>
          </table:table-cell>
          <table:table-cell table:number-columns-repeated="16382"/>
        </table:table-row>
        <table:table-row table:style-name="ro1">
          <table:table-cell office:value-type="float" office:value="13.8" table:style-name="ce2">
            <text:p>13.8</text:p>
          </table:table-cell>
          <table:table-cell office:value-type="float" office:value="3194.7375000000002" table:style-name="ce2">
            <text:p>3194.7375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2">
            <text:p>13.824</text:p>
          </table:table-cell>
          <table:table-cell office:value-type="float" office:value="3196.8975" table:style-name="ce2">
            <text:p>3196.8975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2">
            <text:p>13.848001</text:p>
          </table:table-cell>
          <table:table-cell office:value-type="float" office:value="3199.0574000000001" table:style-name="ce2">
            <text:p>3199.0574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2">
            <text:p>13.872</text:p>
          </table:table-cell>
          <table:table-cell office:value-type="float" office:value="3201.2172999999998" table:style-name="ce2">
            <text:p>3201.2173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2">
            <text:p>13.896</text:p>
          </table:table-cell>
          <table:table-cell office:value-type="float" office:value="3203.3771999999999" table:style-name="ce2">
            <text:p>3203.3772</text:p>
          </table:table-cell>
          <table:table-cell table:number-columns-repeated="16382"/>
        </table:table-row>
        <table:table-row table:style-name="ro1">
          <table:table-cell office:value-type="float" office:value="13.92" table:style-name="ce2">
            <text:p>13.92</text:p>
          </table:table-cell>
          <table:table-cell office:value-type="float" office:value="3205.5369999999998" table:style-name="ce2">
            <text:p>3205.537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2">
            <text:p>13.944</text:p>
          </table:table-cell>
          <table:table-cell office:value-type="float" office:value="3207.6970000000001" table:style-name="ce2">
            <text:p>3207.697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2">
            <text:p>13.968</text:p>
          </table:table-cell>
          <table:table-cell office:value-type="float" office:value="3209.857" table:style-name="ce2">
            <text:p>3209.857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2">
            <text:p>13.992001</text:p>
          </table:table-cell>
          <table:table-cell office:value-type="float" office:value="3211.2968999999998" table:style-name="ce2">
            <text:p>3211.2969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2">
            <text:p>14.016</text:p>
          </table:table-cell>
          <table:table-cell office:value-type="float" office:value="3212.7368000000001" table:style-name="ce2">
            <text:p>3212.7368</text:p>
          </table:table-cell>
          <table:table-cell table:number-columns-repeated="16382"/>
        </table:table-row>
        <table:table-row table:style-name="ro1">
          <table:table-cell office:value-type="float" office:value="14.04" table:style-name="ce2">
            <text:p>14.04</text:p>
          </table:table-cell>
          <table:table-cell office:value-type="float" office:value="3214.1768000000002" table:style-name="ce2">
            <text:p>3214.1768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2">
            <text:p>14.064</text:p>
          </table:table-cell>
          <table:table-cell office:value-type="float" office:value="3215.6167" table:style-name="ce2">
            <text:p>3215.6167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2">
            <text:p>14.088</text:p>
          </table:table-cell>
          <table:table-cell office:value-type="float" office:value="3217.0565999999999" table:style-name="ce2">
            <text:p>3217.0566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2">
            <text:p>14.112</text:p>
          </table:table-cell>
          <table:table-cell office:value-type="float" office:value="3219.2166000000002" table:style-name="ce2">
            <text:p>3219.2166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2">
            <text:p>14.136</text:p>
          </table:table-cell>
          <table:table-cell office:value-type="float" office:value="3221.3764999999999" table:style-name="ce2">
            <text:p>3221.3765</text:p>
          </table:table-cell>
          <table:table-cell table:number-columns-repeated="16382"/>
        </table:table-row>
        <table:table-row table:style-name="ro1">
          <table:table-cell office:value-type="float" office:value="14.16" table:style-name="ce2">
            <text:p>14.16</text:p>
          </table:table-cell>
          <table:table-cell office:value-type="float" office:value="3223.5364" table:style-name="ce2">
            <text:p>3223.5364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2">
            <text:p>14.184</text:p>
          </table:table-cell>
          <table:table-cell office:value-type="float" office:value="3246.8389999999999" table:style-name="ce2">
            <text:p>3246.839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2">
            <text:p>14.208</text:p>
          </table:table-cell>
          <table:table-cell office:value-type="float" office:value="3248.279" table:style-name="ce2">
            <text:p>3248.279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2">
            <text:p>14.232</text:p>
          </table:table-cell>
          <table:table-cell office:value-type="float" office:value="3249.7190000000001" table:style-name="ce2">
            <text:p>3249.719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2">
            <text:p>14.2560005</text:p>
          </table:table-cell>
          <table:table-cell office:value-type="float" office:value="3251.1590000000001" table:style-name="ce2">
            <text:p>3251.159</text:p>
          </table:table-cell>
          <table:table-cell table:number-columns-repeated="16382"/>
        </table:table-row>
        <table:table-row table:style-name="ro1">
          <table:table-cell office:value-type="float" office:value="14.28" table:style-name="ce2">
            <text:p>14.28</text:p>
          </table:table-cell>
          <table:table-cell office:value-type="float" office:value="3251.8789999999999" table:style-name="ce2">
            <text:p>3251.879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2">
            <text:p>14.304</text:p>
          </table:table-cell>
          <table:table-cell office:value-type="float" office:value="3252.5989" table:style-name="ce2">
            <text:p>3252.5989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2">
            <text:p>14.328</text:p>
          </table:table-cell>
          <table:table-cell office:value-type="float" office:value="3253.3188" table:style-name="ce2">
            <text:p>3253.3188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2">
            <text:p>14.352</text:p>
          </table:table-cell>
          <table:table-cell office:value-type="float" office:value="3254.0387999999998" table:style-name="ce2">
            <text:p>3254.0388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2">
            <text:p>14.376</text:p>
          </table:table-cell>
          <table:table-cell office:value-type="float" office:value="3254.7588000000001" table:style-name="ce2">
            <text:p>3254.7588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2">
            <text:p>14.400001</text:p>
          </table:table-cell>
          <table:table-cell office:value-type="float" office:value="3255.4787999999999" table:style-name="ce2">
            <text:p>3255.4788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2">
            <text:p>14.424</text:p>
          </table:table-cell>
          <table:table-cell office:value-type="float" office:value="3256.9187000000002" table:style-name="ce2">
            <text:p>3256.9187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2">
            <text:p>14.448</text:p>
          </table:table-cell>
          <table:table-cell office:value-type="float" office:value="3258.3586" table:style-name="ce2">
            <text:p>3258.3586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2">
            <text:p>14.472</text:p>
          </table:table-cell>
          <table:table-cell office:value-type="float" office:value="3259.7986000000001" table:style-name="ce2">
            <text:p>3259.7986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2">
            <text:p>14.496</text:p>
          </table:table-cell>
          <table:table-cell office:value-type="float" office:value="3261.2384999999999" table:style-name="ce2">
            <text:p>3261.2385</text:p>
          </table:table-cell>
          <table:table-cell table:number-columns-repeated="16382"/>
        </table:table-row>
        <table:table-row table:style-name="ro1">
          <table:table-cell office:value-type="float" office:value="14.52" table:style-name="ce2">
            <text:p>14.52</text:p>
          </table:table-cell>
          <table:table-cell office:value-type="float" office:value="3262.6785" table:style-name="ce2">
            <text:p>3262.6785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2">
            <text:p>14.544</text:p>
          </table:table-cell>
          <table:table-cell office:value-type="float" office:value="3264.1183999999998" table:style-name="ce2">
            <text:p>3264.1184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2">
            <text:p>14.568</text:p>
          </table:table-cell>
          <table:table-cell office:value-type="float" office:value="3265.5583000000001" table:style-name="ce2">
            <text:p>3265.5583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2">
            <text:p>14.592</text:p>
          </table:table-cell>
          <table:table-cell office:value-type="float" office:value="3266.9983000000002" table:style-name="ce2">
            <text:p>3266.9983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2">
            <text:p>14.616</text:p>
          </table:table-cell>
          <table:table-cell office:value-type="float" office:value="3268.4382000000001" table:style-name="ce2">
            <text:p>3268.4382</text:p>
          </table:table-cell>
          <table:table-cell table:number-columns-repeated="16382"/>
        </table:table-row>
        <table:table-row table:style-name="ro1">
          <table:table-cell office:value-type="float" office:value="14.64" table:style-name="ce2">
            <text:p>14.64</text:p>
          </table:table-cell>
          <table:table-cell office:value-type="float" office:value="3269.1581999999999" table:style-name="ce2">
            <text:p>3269.1582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2">
            <text:p>14.6640005</text:p>
          </table:table-cell>
          <table:table-cell office:value-type="float" office:value="3269.8782000000001" table:style-name="ce2">
            <text:p>3269.8782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2">
            <text:p>14.688</text:p>
          </table:table-cell>
          <table:table-cell office:value-type="float" office:value="3292.4609999999998" table:style-name="ce2">
            <text:p>3292.461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2">
            <text:p>14.712</text:p>
          </table:table-cell>
          <table:table-cell office:value-type="float" office:value="3315.0437000000002" table:style-name="ce2">
            <text:p>3315.0437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2">
            <text:p>14.736</text:p>
          </table:table-cell>
          <table:table-cell office:value-type="float" office:value="3337.6264999999999" table:style-name="ce2">
            <text:p>3337.6265</text:p>
          </table:table-cell>
          <table:table-cell table:number-columns-repeated="16382"/>
        </table:table-row>
        <table:table-row table:style-name="ro1">
          <table:table-cell office:value-type="float" office:value="14.76" table:style-name="ce2">
            <text:p>14.76</text:p>
          </table:table-cell>
          <table:table-cell office:value-type="float" office:value="3338.3463999999999" table:style-name="ce2">
            <text:p>3338.3464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2">
            <text:p>14.784</text:p>
          </table:table-cell>
          <table:table-cell office:value-type="float" office:value="3339.0664000000002" table:style-name="ce2">
            <text:p>3339.0664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2">
            <text:p>14.808001</text:p>
          </table:table-cell>
          <table:table-cell office:value-type="float" office:value="3339.7864" table:style-name="ce2">
            <text:p>3339.7864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2">
            <text:p>14.832</text:p>
          </table:table-cell>
          <table:table-cell office:value-type="float" office:value="3340.5063" table:style-name="ce2">
            <text:p>3340.5063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2">
            <text:p>14.856</text:p>
          </table:table-cell>
          <table:table-cell office:value-type="float" office:value="3341.2262999999998" table:style-name="ce2">
            <text:p>3341.2263</text:p>
          </table:table-cell>
          <table:table-cell table:number-columns-repeated="16382"/>
        </table:table-row>
        <table:table-row table:style-name="ro1">
          <table:table-cell office:value-type="float" office:value="14.88" table:style-name="ce2">
            <text:p>14.88</text:p>
          </table:table-cell>
          <table:table-cell office:value-type="float" office:value="3341.9463000000001" table:style-name="ce2">
            <text:p>3341.9463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2">
            <text:p>14.904</text:p>
          </table:table-cell>
          <table:table-cell office:value-type="float" office:value="3342.6662999999999" table:style-name="ce2">
            <text:p>3342.6663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2">
            <text:p>14.928</text:p>
          </table:table-cell>
          <table:table-cell office:value-type="float" office:value="3365.2489999999998" table:style-name="ce2">
            <text:p>3365.249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2">
            <text:p>14.952</text:p>
          </table:table-cell>
          <table:table-cell office:value-type="float" office:value="3388.5518000000002" table:style-name="ce2">
            <text:p>3388.5518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2">
            <text:p>14.976</text:p>
          </table:table-cell>
          <table:table-cell office:value-type="float" office:value="3411.8544999999999" table:style-name="ce2">
            <text:p>3411.8545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435.1572000000001" table:style-name="ce2">
            <text:p>3435.1572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2">
            <text:p>15.024</text:p>
          </table:table-cell>
          <table:table-cell office:value-type="float" office:value="3458.46" table:style-name="ce2">
            <text:p>3458.46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2">
            <text:p>15.048</text:p>
          </table:table-cell>
          <table:table-cell office:value-type="float" office:value="3482.4827" table:style-name="ce2">
            <text:p>3482.4827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2">
            <text:p>15.0720005</text:p>
          </table:table-cell>
          <table:table-cell office:value-type="float" office:value="3484.6426000000001" table:style-name="ce2">
            <text:p>3484.6426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2">
            <text:p>15.096</text:p>
          </table:table-cell>
          <table:table-cell office:value-type="float" office:value="3486.8024999999998" table:style-name="ce2">
            <text:p>3486.8025</text:p>
          </table:table-cell>
          <table:table-cell table:number-columns-repeated="16382"/>
        </table:table-row>
        <table:table-row table:style-name="ro1">
          <table:table-cell office:value-type="float" office:value="15.12" table:style-name="ce2">
            <text:p>15.12</text:p>
          </table:table-cell>
          <table:table-cell office:value-type="float" office:value="3488.2424000000001" table:style-name="ce2">
            <text:p>3488.2424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2">
            <text:p>15.144</text:p>
          </table:table-cell>
          <table:table-cell office:value-type="float" office:value="3489.6824000000001" table:style-name="ce2">
            <text:p>3489.6824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2">
            <text:p>15.168</text:p>
          </table:table-cell>
          <table:table-cell office:value-type="float" office:value="3491.1223" table:style-name="ce2">
            <text:p>3491.1223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2">
            <text:p>15.192</text:p>
          </table:table-cell>
          <table:table-cell office:value-type="float" office:value="3492.5623000000001" table:style-name="ce2">
            <text:p>3492.5623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2">
            <text:p>15.216001</text:p>
          </table:table-cell>
          <table:table-cell office:value-type="float" office:value="3494.0021999999999" table:style-name="ce2">
            <text:p>3494.0022</text:p>
          </table:table-cell>
          <table:table-cell table:number-columns-repeated="16382"/>
        </table:table-row>
        <table:table-row table:style-name="ro1">
          <table:table-cell office:value-type="float" office:value="15.24" table:style-name="ce2">
            <text:p>15.24</text:p>
          </table:table-cell>
          <table:table-cell office:value-type="float" office:value="3495.4421000000002" table:style-name="ce2">
            <text:p>3495.4421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2">
            <text:p>15.264</text:p>
          </table:table-cell>
          <table:table-cell office:value-type="float" office:value="3496.8820000000001" table:style-name="ce2">
            <text:p>3496.882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2">
            <text:p>15.288</text:p>
          </table:table-cell>
          <table:table-cell office:value-type="float" office:value="3499.0419999999999" table:style-name="ce2">
            <text:p>3499.042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2">
            <text:p>15.312</text:p>
          </table:table-cell>
          <table:table-cell office:value-type="float" office:value="3501.2020000000002" table:style-name="ce2">
            <text:p>3501.202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2">
            <text:p>15.336</text:p>
          </table:table-cell>
          <table:table-cell office:value-type="float" office:value="3503.3618000000001" table:style-name="ce2">
            <text:p>3503.3618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2">
            <text:p>15.360001</text:p>
          </table:table-cell>
          <table:table-cell office:value-type="float" office:value="3505.5216999999998" table:style-name="ce2">
            <text:p>3505.5217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2">
            <text:p>15.384</text:p>
          </table:table-cell>
          <table:table-cell office:value-type="float" office:value="3507.6815999999999" table:style-name="ce2">
            <text:p>3507.6816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2">
            <text:p>15.408</text:p>
          </table:table-cell>
          <table:table-cell office:value-type="float" office:value="3509.8416000000002" table:style-name="ce2">
            <text:p>3509.8416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2">
            <text:p>15.432</text:p>
          </table:table-cell>
          <table:table-cell office:value-type="float" office:value="3512.0014999999999" table:style-name="ce2">
            <text:p>3512.0015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2">
            <text:p>15.456</text:p>
          </table:table-cell>
          <table:table-cell office:value-type="float" office:value="3514.1614" table:style-name="ce2">
            <text:p>3514.1614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2">
            <text:p>15.4800005</text:p>
          </table:table-cell>
          <table:table-cell office:value-type="float" office:value="3516.3213000000001" table:style-name="ce2">
            <text:p>3516.3213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2">
            <text:p>15.504</text:p>
          </table:table-cell>
          <table:table-cell office:value-type="float" office:value="3518.4812000000002" table:style-name="ce2">
            <text:p>3518.4812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2">
            <text:p>15.528</text:p>
          </table:table-cell>
          <table:table-cell office:value-type="float" office:value="3520.6410000000001" table:style-name="ce2">
            <text:p>3520.641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2">
            <text:p>15.552</text:p>
          </table:table-cell>
          <table:table-cell office:value-type="float" office:value="3522.8009999999999" table:style-name="ce2">
            <text:p>3522.801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2">
            <text:p>15.576</text:p>
          </table:table-cell>
          <table:table-cell office:value-type="float" office:value="3524.9609999999998" table:style-name="ce2">
            <text:p>3524.961</text:p>
          </table:table-cell>
          <table:table-cell table:number-columns-repeated="16382"/>
        </table:table-row>
        <table:table-row table:style-name="ro1">
          <table:table-cell office:value-type="float" office:value="15.6" table:style-name="ce2">
            <text:p>15.6</text:p>
          </table:table-cell>
          <table:table-cell office:value-type="float" office:value="3527.1208000000001" table:style-name="ce2">
            <text:p>3527.1208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2">
            <text:p>15.624001</text:p>
          </table:table-cell>
          <table:table-cell office:value-type="float" office:value="3529.2808" table:style-name="ce2">
            <text:p>3529.2808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2">
            <text:p>15.648</text:p>
          </table:table-cell>
          <table:table-cell office:value-type="float" office:value="3531.4407000000001" table:style-name="ce2">
            <text:p>3531.4407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2">
            <text:p>15.672</text:p>
          </table:table-cell>
          <table:table-cell office:value-type="float" office:value="3533.6006000000002" table:style-name="ce2">
            <text:p>3533.6006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2">
            <text:p>15.696</text:p>
          </table:table-cell>
          <table:table-cell office:value-type="float" office:value="3535.0405000000001" table:style-name="ce2">
            <text:p>3535.0405</text:p>
          </table:table-cell>
          <table:table-cell table:number-columns-repeated="16382"/>
        </table:table-row>
        <table:table-row table:style-name="ro1">
          <table:table-cell office:value-type="float" office:value="15.72" table:style-name="ce2">
            <text:p>15.72</text:p>
          </table:table-cell>
          <table:table-cell office:value-type="float" office:value="3537.2004000000002" table:style-name="ce2">
            <text:p>3537.2004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2">
            <text:p>15.744</text:p>
          </table:table-cell>
          <table:table-cell office:value-type="float" office:value="3539.3604" table:style-name="ce2">
            <text:p>3539.3604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2">
            <text:p>15.768001</text:p>
          </table:table-cell>
          <table:table-cell office:value-type="float" office:value="3541.5203000000001" table:style-name="ce2">
            <text:p>3541.5203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2">
            <text:p>15.792</text:p>
          </table:table-cell>
          <table:table-cell office:value-type="float" office:value="3543.6801999999998" table:style-name="ce2">
            <text:p>3543.6802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2">
            <text:p>15.816</text:p>
          </table:table-cell>
          <table:table-cell office:value-type="float" office:value="3545.12" table:style-name="ce2">
            <text:p>3545.12</text:p>
          </table:table-cell>
          <table:table-cell table:number-columns-repeated="16382"/>
        </table:table-row>
        <table:table-row table:style-name="ro1">
          <table:table-cell office:value-type="float" office:value="15.84" table:style-name="ce2">
            <text:p>15.84</text:p>
          </table:table-cell>
          <table:table-cell office:value-type="float" office:value="3546.56" table:style-name="ce2">
            <text:p>3546.56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2">
            <text:p>15.864</text:p>
          </table:table-cell>
          <table:table-cell office:value-type="float" office:value="3548" table:style-name="ce2">
            <text:p>3548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2">
            <text:p>15.8880005</text:p>
          </table:table-cell>
          <table:table-cell office:value-type="float" office:value="3549.44" table:style-name="ce2">
            <text:p>3549.44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2">
            <text:p>15.912</text:p>
          </table:table-cell>
          <table:table-cell office:value-type="float" office:value="3550.16" table:style-name="ce2">
            <text:p>3550.16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2">
            <text:p>15.936</text:p>
          </table:table-cell>
          <table:table-cell office:value-type="float" office:value="3550.88" table:style-name="ce2">
            <text:p>3550.88</text:p>
          </table:table-cell>
          <table:table-cell table:number-columns-repeated="16382"/>
        </table:table-row>
        <table:table-row table:style-name="ro1">
          <table:table-cell office:value-type="float" office:value="15.96" table:style-name="ce2">
            <text:p>15.96</text:p>
          </table:table-cell>
          <table:table-cell office:value-type="float" office:value="3551.5999000000002" table:style-name="ce2">
            <text:p>3551.5999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2">
            <text:p>15.984</text:p>
          </table:table-cell>
          <table:table-cell office:value-type="float" office:value="3552.3198000000002" table:style-name="ce2">
            <text:p>3552.3198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2">
            <text:p>16.008</text:p>
          </table:table-cell>
          <table:table-cell office:value-type="float" office:value="3553.0398" table:style-name="ce2">
            <text:p>3553.0398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2">
            <text:p>16.032</text:p>
          </table:table-cell>
          <table:table-cell office:value-type="float" office:value="3553.7597999999998" table:style-name="ce2">
            <text:p>3553.7598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2">
            <text:p>16.056</text:p>
          </table:table-cell>
          <table:table-cell office:value-type="float" office:value="3554.4796999999999" table:style-name="ce2">
            <text:p>3554.4797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2">
            <text:p>16.08</text:p>
          </table:table-cell>
          <table:table-cell office:value-type="float" office:value="3555.1997000000001" table:style-name="ce2">
            <text:p>3555.1997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2">
            <text:p>16.104</text:p>
          </table:table-cell>
          <table:table-cell office:value-type="float" office:value="3555.9196999999999" table:style-name="ce2">
            <text:p>3555.9197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2">
            <text:p>16.128</text:p>
          </table:table-cell>
          <table:table-cell office:value-type="float" office:value="3556.6396" table:style-name="ce2">
            <text:p>3556.6396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2">
            <text:p>16.152</text:p>
          </table:table-cell>
          <table:table-cell office:value-type="float" office:value="3557.3595999999998" table:style-name="ce2">
            <text:p>3557.3596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2">
            <text:p>16.176</text:p>
          </table:table-cell>
          <table:table-cell office:value-type="float" office:value="3558.0796" table:style-name="ce2">
            <text:p>3558.0796</text:p>
          </table:table-cell>
          <table:table-cell table:number-columns-repeated="16382"/>
        </table:table-row>
        <table:table-row table:style-name="ro1">
          <table:table-cell office:value-type="float" office:value="16.2" table:style-name="ce2">
            <text:p>16.2</text:p>
          </table:table-cell>
          <table:table-cell office:value-type="float" office:value="3558.7995999999998" table:style-name="ce2">
            <text:p>3558.7996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2">
            <text:p>16.224</text:p>
          </table:table-cell>
          <table:table-cell office:value-type="float" office:value="3559.5194999999999" table:style-name="ce2">
            <text:p>3559.5195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2">
            <text:p>16.248</text:p>
          </table:table-cell>
          <table:table-cell office:value-type="float" office:value="3560.2395000000001" table:style-name="ce2">
            <text:p>3560.2395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2">
            <text:p>16.272</text:p>
          </table:table-cell>
          <table:table-cell office:value-type="float" office:value="3560.9594999999999" table:style-name="ce2">
            <text:p>3560.9595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2">
            <text:p>16.296</text:p>
          </table:table-cell>
          <table:table-cell office:value-type="float" office:value="3561.6794" table:style-name="ce2">
            <text:p>3561.6794</text:p>
          </table:table-cell>
          <table:table-cell table:number-columns-repeated="16382"/>
        </table:table-row>
        <table:table-row table:style-name="ro1">
          <table:table-cell office:value-type="float" office:value="16.32" table:style-name="ce2">
            <text:p>16.32</text:p>
          </table:table-cell>
          <table:table-cell office:value-type="float" office:value="3562.3993999999998" table:style-name="ce2">
            <text:p>3562.3994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2">
            <text:p>16.344</text:p>
          </table:table-cell>
          <table:table-cell office:value-type="float" office:value="3563.1194" table:style-name="ce2">
            <text:p>3563.1194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2">
            <text:p>16.368</text:p>
          </table:table-cell>
          <table:table-cell office:value-type="float" office:value="3563.8393999999998" table:style-name="ce2">
            <text:p>3563.8394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2">
            <text:p>16.392</text:p>
          </table:table-cell>
          <table:table-cell office:value-type="float" office:value="3564.5592999999999" table:style-name="ce2">
            <text:p>3564.5593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2">
            <text:p>16.416</text:p>
          </table:table-cell>
          <table:table-cell office:value-type="float" office:value="3565.2793000000001" table:style-name="ce2">
            <text:p>3565.2793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2">
            <text:p>16.44</text:p>
          </table:table-cell>
          <table:table-cell office:value-type="float" office:value="3565.9992999999999" table:style-name="ce2">
            <text:p>3565.9993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2">
            <text:p>16.464</text:p>
          </table:table-cell>
          <table:table-cell office:value-type="float" office:value="3566.7192" table:style-name="ce2">
            <text:p>3566.7192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2">
            <text:p>16.488</text:p>
          </table:table-cell>
          <table:table-cell office:value-type="float" office:value="3568.1592000000001" table:style-name="ce2">
            <text:p>3568.1592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2">
            <text:p>16.512001</text:p>
          </table:table-cell>
          <table:table-cell office:value-type="float" office:value="3569.5990000000002" table:style-name="ce2">
            <text:p>3569.599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2">
            <text:p>16.536</text:p>
          </table:table-cell>
          <table:table-cell office:value-type="float" office:value="3571.0390000000002" table:style-name="ce2">
            <text:p>3571.039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2">
            <text:p>16.56</text:p>
          </table:table-cell>
          <table:table-cell office:value-type="float" office:value="3572.4789999999998" table:style-name="ce2">
            <text:p>3572.479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2">
            <text:p>16.584</text:p>
          </table:table-cell>
          <table:table-cell office:value-type="float" office:value="3573.9189999999999" table:style-name="ce2">
            <text:p>3573.919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2">
            <text:p>16.608</text:p>
          </table:table-cell>
          <table:table-cell office:value-type="float" office:value="3575.3589999999999" table:style-name="ce2">
            <text:p>3575.359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2">
            <text:p>16.632</text:p>
          </table:table-cell>
          <table:table-cell office:value-type="float" office:value="3576.7988" table:style-name="ce2">
            <text:p>3576.7988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2">
            <text:p>16.656</text:p>
          </table:table-cell>
          <table:table-cell office:value-type="float" office:value="3578.2388000000001" table:style-name="ce2">
            <text:p>3578.2388</text:p>
          </table:table-cell>
          <table:table-cell table:number-columns-repeated="16382"/>
        </table:table-row>
        <table:table-row table:style-name="ro1">
          <table:table-cell office:value-type="float" office:value="16.68" table:style-name="ce2">
            <text:p>16.68</text:p>
          </table:table-cell>
          <table:table-cell office:value-type="float" office:value="3579.6786999999999" table:style-name="ce2">
            <text:p>3579.6787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2">
            <text:p>16.704</text:p>
          </table:table-cell>
          <table:table-cell office:value-type="float" office:value="3581.1187" table:style-name="ce2">
            <text:p>3581.1187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2">
            <text:p>16.728</text:p>
          </table:table-cell>
          <table:table-cell office:value-type="float" office:value="3582.5585999999998" table:style-name="ce2">
            <text:p>3582.5586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2">
            <text:p>16.752</text:p>
          </table:table-cell>
          <table:table-cell office:value-type="float" office:value="3583.9985000000001" table:style-name="ce2">
            <text:p>3583.9985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2">
            <text:p>16.776001</text:p>
          </table:table-cell>
          <table:table-cell office:value-type="float" office:value="3585.4385000000002" table:style-name="ce2">
            <text:p>3585.4385</text:p>
          </table:table-cell>
          <table:table-cell table:number-columns-repeated="16382"/>
        </table:table-row>
        <table:table-row table:style-name="ro1">
          <table:table-cell office:value-type="float" office:value="16.8" table:style-name="ce2">
            <text:p>16.8</text:p>
          </table:table-cell>
          <table:table-cell office:value-type="float" office:value="3586.8784000000001" table:style-name="ce2">
            <text:p>3586.8784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2">
            <text:p>16.824</text:p>
          </table:table-cell>
          <table:table-cell office:value-type="float" office:value="3588.3184000000001" table:style-name="ce2">
            <text:p>3588.3184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2">
            <text:p>16.848</text:p>
          </table:table-cell>
          <table:table-cell office:value-type="float" office:value="3589.7583" table:style-name="ce2">
            <text:p>3589.7583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2">
            <text:p>16.872</text:p>
          </table:table-cell>
          <table:table-cell office:value-type="float" office:value="3591.1981999999998" table:style-name="ce2">
            <text:p>3591.1982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2">
            <text:p>16.896</text:p>
          </table:table-cell>
          <table:table-cell office:value-type="float" office:value="3592.6381999999999" table:style-name="ce2">
            <text:p>3592.6382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2">
            <text:p>16.92</text:p>
          </table:table-cell>
          <table:table-cell office:value-type="float" office:value="3594.7979999999998" table:style-name="ce2">
            <text:p>3594.798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2">
            <text:p>16.944</text:p>
          </table:table-cell>
          <table:table-cell office:value-type="float" office:value="3596.9580000000001" table:style-name="ce2">
            <text:p>3596.958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2">
            <text:p>16.968</text:p>
          </table:table-cell>
          <table:table-cell office:value-type="float" office:value="3599.1179999999999" table:style-name="ce2">
            <text:p>3599.118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2">
            <text:p>16.992</text:p>
          </table:table-cell>
          <table:table-cell office:value-type="float" office:value="3601.2777999999998" table:style-name="ce2">
            <text:p>3601.2778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2">
            <text:p>17.016</text:p>
          </table:table-cell>
          <table:table-cell office:value-type="float" office:value="3603.4376999999999" table:style-name="ce2">
            <text:p>3603.4377</text:p>
          </table:table-cell>
          <table:table-cell table:number-columns-repeated="16382"/>
        </table:table-row>
        <table:table-row table:style-name="ro1">
          <table:table-cell office:value-type="float" office:value="17.04" table:style-name="ce2">
            <text:p>17.04</text:p>
          </table:table-cell>
          <table:table-cell office:value-type="float" office:value="3605.5976999999998" table:style-name="ce2">
            <text:p>3605.5977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2">
            <text:p>17.064001</text:p>
          </table:table-cell>
          <table:table-cell office:value-type="float" office:value="3607.7575999999999" table:style-name="ce2">
            <text:p>3607.7576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2">
            <text:p>17.088</text:p>
          </table:table-cell>
          <table:table-cell office:value-type="float" office:value="3609.9175" table:style-name="ce2">
            <text:p>3609.9175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2">
            <text:p>17.112</text:p>
          </table:table-cell>
          <table:table-cell office:value-type="float" office:value="3612.0774000000001" table:style-name="ce2">
            <text:p>3612.0774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2">
            <text:p>17.136</text:p>
          </table:table-cell>
          <table:table-cell office:value-type="float" office:value="3614.2372999999998" table:style-name="ce2">
            <text:p>3614.2373</text:p>
          </table:table-cell>
          <table:table-cell table:number-columns-repeated="16382"/>
        </table:table-row>
        <table:table-row table:style-name="ro1">
          <table:table-cell office:value-type="float" office:value="17.16" table:style-name="ce2">
            <text:p>17.16</text:p>
          </table:table-cell>
          <table:table-cell office:value-type="float" office:value="3616.3971999999999" table:style-name="ce2">
            <text:p>3616.3972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2">
            <text:p>17.184</text:p>
          </table:table-cell>
          <table:table-cell office:value-type="float" office:value="3618.5571" table:style-name="ce2">
            <text:p>3618.5571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2">
            <text:p>17.208</text:p>
          </table:table-cell>
          <table:table-cell office:value-type="float" office:value="3620.7170000000001" table:style-name="ce2">
            <text:p>3620.717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2">
            <text:p>17.232</text:p>
          </table:table-cell>
          <table:table-cell office:value-type="float" office:value="3622.877" table:style-name="ce2">
            <text:p>3622.877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2">
            <text:p>17.256</text:p>
          </table:table-cell>
          <table:table-cell office:value-type="float" office:value="3625.0369000000001" table:style-name="ce2">
            <text:p>3625.0369</text:p>
          </table:table-cell>
          <table:table-cell table:number-columns-repeated="16382"/>
        </table:table-row>
        <table:table-row table:style-name="ro1">
          <table:table-cell office:value-type="float" office:value="17.28" table:style-name="ce2">
            <text:p>17.28</text:p>
          </table:table-cell>
          <table:table-cell office:value-type="float" office:value="3627.1968000000002" table:style-name="ce2">
            <text:p>3627.1968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2">
            <text:p>17.304</text:p>
          </table:table-cell>
          <table:table-cell office:value-type="float" office:value="3629.3566999999998" table:style-name="ce2">
            <text:p>3629.3567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2">
            <text:p>17.328001</text:p>
          </table:table-cell>
          <table:table-cell office:value-type="float" office:value="3632.2366000000002" table:style-name="ce2">
            <text:p>3632.2366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2">
            <text:p>17.352</text:p>
          </table:table-cell>
          <table:table-cell office:value-type="float" office:value="3635.1165000000001" table:style-name="ce2">
            <text:p>3635.1165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2">
            <text:p>17.376</text:p>
          </table:table-cell>
          <table:table-cell office:value-type="float" office:value="3637.2764000000002" table:style-name="ce2">
            <text:p>3637.2764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2">
            <text:p>17.4</text:p>
          </table:table-cell>
          <table:table-cell office:value-type="float" office:value="3639.4362999999998" table:style-name="ce2">
            <text:p>3639.4363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2">
            <text:p>17.424</text:p>
          </table:table-cell>
          <table:table-cell office:value-type="float" office:value="3640.8762000000002" table:style-name="ce2">
            <text:p>3640.8762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2">
            <text:p>17.448</text:p>
          </table:table-cell>
          <table:table-cell office:value-type="float" office:value="3664.1790000000001" table:style-name="ce2">
            <text:p>3664.179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2">
            <text:p>17.472</text:p>
          </table:table-cell>
          <table:table-cell office:value-type="float" office:value="3687.4816999999998" table:style-name="ce2">
            <text:p>3687.4817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2">
            <text:p>17.496</text:p>
          </table:table-cell>
          <table:table-cell office:value-type="float" office:value="3710.7844" table:style-name="ce2">
            <text:p>3710.7844</text:p>
          </table:table-cell>
          <table:table-cell table:number-columns-repeated="16382"/>
        </table:table-row>
        <table:table-row table:style-name="ro1">
          <table:table-cell office:value-type="float" office:value="17.52" table:style-name="ce2">
            <text:p>17.52</text:p>
          </table:table-cell>
          <table:table-cell office:value-type="float" office:value="3734.0871999999999" table:style-name="ce2">
            <text:p>3734.0872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2">
            <text:p>17.544</text:p>
          </table:table-cell>
          <table:table-cell office:value-type="float" office:value="3757.39" table:style-name="ce2">
            <text:p>3757.39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2">
            <text:p>17.568</text:p>
          </table:table-cell>
          <table:table-cell office:value-type="float" office:value="3780.6925999999999" table:style-name="ce2">
            <text:p>3780.6926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2">
            <text:p>17.592001</text:p>
          </table:table-cell>
          <table:table-cell office:value-type="float" office:value="3803.9953999999998" table:style-name="ce2">
            <text:p>3803.9954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2">
            <text:p>17.616</text:p>
          </table:table-cell>
          <table:table-cell office:value-type="float" office:value="3827.2979999999998" table:style-name="ce2">
            <text:p>3827.298</text:p>
          </table:table-cell>
          <table:table-cell table:number-columns-repeated="16382"/>
        </table:table-row>
        <table:table-row table:style-name="ro1">
          <table:table-cell office:value-type="float" office:value="17.64" table:style-name="ce2">
            <text:p>17.64</text:p>
          </table:table-cell>
          <table:table-cell office:value-type="float" office:value="3850.6008000000002" table:style-name="ce2">
            <text:p>3850.6008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2">
            <text:p>17.664</text:p>
          </table:table-cell>
          <table:table-cell office:value-type="float" office:value="3873.9036000000001" table:style-name="ce2">
            <text:p>3873.9036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2">
            <text:p>17.688</text:p>
          </table:table-cell>
          <table:table-cell office:value-type="float" office:value="3897.9263000000001" table:style-name="ce2">
            <text:p>3897.9263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2">
            <text:p>17.712</text:p>
          </table:table-cell>
          <table:table-cell office:value-type="float" office:value="3899.3661999999999" table:style-name="ce2">
            <text:p>3899.3662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2">
            <text:p>17.736</text:p>
          </table:table-cell>
          <table:table-cell office:value-type="float" office:value="3900.8062" table:style-name="ce2">
            <text:p>3900.8062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2">
            <text:p>17.76</text:p>
          </table:table-cell>
          <table:table-cell office:value-type="float" office:value="3902.2460000000001" table:style-name="ce2">
            <text:p>3902.246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2">
            <text:p>17.784</text:p>
          </table:table-cell>
          <table:table-cell office:value-type="float" office:value="3902.9659999999999" table:style-name="ce2">
            <text:p>3902.966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2">
            <text:p>17.808</text:p>
          </table:table-cell>
          <table:table-cell office:value-type="float" office:value="3903.6860000000001" table:style-name="ce2">
            <text:p>3903.686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2">
            <text:p>17.832</text:p>
          </table:table-cell>
          <table:table-cell office:value-type="float" office:value="3905.1260000000002" table:style-name="ce2">
            <text:p>3905.126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2">
            <text:p>17.856</text:p>
          </table:table-cell>
          <table:table-cell office:value-type="float" office:value="3906.5659999999998" table:style-name="ce2">
            <text:p>3906.566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2">
            <text:p>17.880001</text:p>
          </table:table-cell>
          <table:table-cell office:value-type="float" office:value="3909.4458" table:style-name="ce2">
            <text:p>3909.4458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2">
            <text:p>17.904</text:p>
          </table:table-cell>
          <table:table-cell office:value-type="float" office:value="3912.3256999999999" table:style-name="ce2">
            <text:p>3912.3257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2">
            <text:p>17.928</text:p>
          </table:table-cell>
          <table:table-cell office:value-type="float" office:value="3915.2055999999998" table:style-name="ce2">
            <text:p>3915.2056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2">
            <text:p>17.952</text:p>
          </table:table-cell>
          <table:table-cell office:value-type="float" office:value="3917.3654999999999" table:style-name="ce2">
            <text:p>3917.3655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2">
            <text:p>17.976</text:p>
          </table:table-cell>
          <table:table-cell office:value-type="float" office:value="3920.9652999999998" table:style-name="ce2">
            <text:p>3920.9653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3923.8452000000002" table:style-name="ce2">
            <text:p>3923.8452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2">
            <text:p>18.024</text:p>
          </table:table-cell>
          <table:table-cell office:value-type="float" office:value="3927.4450000000002" table:style-name="ce2">
            <text:p>3927.445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2">
            <text:p>18.048</text:p>
          </table:table-cell>
          <table:table-cell office:value-type="float" office:value="3931.0450000000001" table:style-name="ce2">
            <text:p>3931.045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2">
            <text:p>18.072</text:p>
          </table:table-cell>
          <table:table-cell office:value-type="float" office:value="3934.6448" table:style-name="ce2">
            <text:p>3934.6448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2">
            <text:p>18.096</text:p>
          </table:table-cell>
          <table:table-cell office:value-type="float" office:value="3938.2446" table:style-name="ce2">
            <text:p>3938.2446</text:p>
          </table:table-cell>
          <table:table-cell table:number-columns-repeated="16382"/>
        </table:table-row>
        <table:table-row table:style-name="ro1">
          <table:table-cell office:value-type="float" office:value="18.12" table:style-name="ce2">
            <text:p>18.12</text:p>
          </table:table-cell>
          <table:table-cell office:value-type="float" office:value="3941.8445000000002" table:style-name="ce2">
            <text:p>3941.8445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2">
            <text:p>18.144001</text:p>
          </table:table-cell>
          <table:table-cell office:value-type="float" office:value="3967.3071" table:style-name="ce2">
            <text:p>3967.3071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2">
            <text:p>18.168</text:p>
          </table:table-cell>
          <table:table-cell office:value-type="float" office:value="3992.7698" table:style-name="ce2">
            <text:p>3992.7698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2">
            <text:p>18.192</text:p>
          </table:table-cell>
          <table:table-cell office:value-type="float" office:value="4017.5124999999998" table:style-name="ce2">
            <text:p>4017.5125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2">
            <text:p>18.216</text:p>
          </table:table-cell>
          <table:table-cell office:value-type="float" office:value="4042.2550999999999" table:style-name="ce2">
            <text:p>4042.2551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2">
            <text:p>18.24</text:p>
          </table:table-cell>
          <table:table-cell office:value-type="float" office:value="4066.9978000000001" table:style-name="ce2">
            <text:p>4066.9978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2">
            <text:p>18.264</text:p>
          </table:table-cell>
          <table:table-cell office:value-type="float" office:value="4091.7404999999999" table:style-name="ce2">
            <text:p>4091.7405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2">
            <text:p>18.288</text:p>
          </table:table-cell>
          <table:table-cell office:value-type="float" office:value="4116.4840000000004" table:style-name="ce2">
            <text:p>4116.484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2">
            <text:p>18.312</text:p>
          </table:table-cell>
          <table:table-cell office:value-type="float" office:value="4141.2275" table:style-name="ce2">
            <text:p>4141.2275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2">
            <text:p>18.336</text:p>
          </table:table-cell>
          <table:table-cell office:value-type="float" office:value="4166.6913999999997" table:style-name="ce2">
            <text:p>4166.6914</text:p>
          </table:table-cell>
          <table:table-cell table:number-columns-repeated="16382"/>
        </table:table-row>
        <table:table-row table:style-name="ro1">
          <table:table-cell office:value-type="float" office:value="18.36" table:style-name="ce2">
            <text:p>18.36</text:p>
          </table:table-cell>
          <table:table-cell office:value-type="float" office:value="4191.4350000000004" table:style-name="ce2">
            <text:p>4191.435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2">
            <text:p>18.384</text:p>
          </table:table-cell>
          <table:table-cell office:value-type="float" office:value="4216.8990000000003" table:style-name="ce2">
            <text:p>4216.899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2">
            <text:p>18.408</text:p>
          </table:table-cell>
          <table:table-cell office:value-type="float" office:value="4220.5" table:style-name="ce2">
            <text:p>4220.5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2">
            <text:p>18.432</text:p>
          </table:table-cell>
          <table:table-cell office:value-type="float" office:value="4224.1009999999997" table:style-name="ce2">
            <text:p>4224.101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2">
            <text:p>18.456</text:p>
          </table:table-cell>
          <table:table-cell office:value-type="float" office:value="4226.982" table:style-name="ce2">
            <text:p>4226.982</text:p>
          </table:table-cell>
          <table:table-cell table:number-columns-repeated="16382"/>
        </table:table-row>
        <table:table-row table:style-name="ro1">
          <table:table-cell office:value-type="float" office:value="18.48" table:style-name="ce2">
            <text:p>18.48</text:p>
          </table:table-cell>
          <table:table-cell office:value-type="float" office:value="4229.8630000000003" table:style-name="ce2">
            <text:p>4229.863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2">
            <text:p>18.504</text:p>
          </table:table-cell>
          <table:table-cell office:value-type="float" office:value="4232.0234" table:style-name="ce2">
            <text:p>4232.0234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2">
            <text:p>18.528</text:p>
          </table:table-cell>
          <table:table-cell office:value-type="float" office:value="4234.1840000000002" table:style-name="ce2">
            <text:p>4234.184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2">
            <text:p>18.552</text:p>
          </table:table-cell>
          <table:table-cell office:value-type="float" office:value="4236.3446999999996" table:style-name="ce2">
            <text:p>4236.3447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2">
            <text:p>18.576</text:p>
          </table:table-cell>
          <table:table-cell office:value-type="float" office:value="4238.5054" table:style-name="ce2">
            <text:p>4238.5054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2">
            <text:p>18.6</text:p>
          </table:table-cell>
          <table:table-cell office:value-type="float" office:value="4241.3860000000004" table:style-name="ce2">
            <text:p>4241.386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2">
            <text:p>18.624</text:p>
          </table:table-cell>
          <table:table-cell office:value-type="float" office:value="4244.2669999999998" table:style-name="ce2">
            <text:p>4244.267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2">
            <text:p>18.648</text:p>
          </table:table-cell>
          <table:table-cell office:value-type="float" office:value="4246.4277000000002" table:style-name="ce2">
            <text:p>4246.4277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2">
            <text:p>18.672</text:p>
          </table:table-cell>
          <table:table-cell office:value-type="float" office:value="4249.3086000000003" table:style-name="ce2">
            <text:p>4249.3086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2">
            <text:p>18.696001</text:p>
          </table:table-cell>
          <table:table-cell office:value-type="float" office:value="4252.1895000000004" table:style-name="ce2">
            <text:p>4252.1895</text:p>
          </table:table-cell>
          <table:table-cell table:number-columns-repeated="16382"/>
        </table:table-row>
        <table:table-row table:style-name="ro1">
          <table:table-cell office:value-type="float" office:value="18.72" table:style-name="ce2">
            <text:p>18.72</text:p>
          </table:table-cell>
          <table:table-cell office:value-type="float" office:value="4255.0703000000003" table:style-name="ce2">
            <text:p>4255.0703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2">
            <text:p>18.744</text:p>
          </table:table-cell>
          <table:table-cell office:value-type="float" office:value="4257.2309999999998" table:style-name="ce2">
            <text:p>4257.231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2">
            <text:p>18.768</text:p>
          </table:table-cell>
          <table:table-cell office:value-type="float" office:value="4258.6714000000002" table:style-name="ce2">
            <text:p>4258.6714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2">
            <text:p>18.792</text:p>
          </table:table-cell>
          <table:table-cell office:value-type="float" office:value="4260.1120000000001" table:style-name="ce2">
            <text:p>4260.112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2">
            <text:p>18.816</text:p>
          </table:table-cell>
          <table:table-cell office:value-type="float" office:value="4261.5522000000001" table:style-name="ce2">
            <text:p>4261.5522</text:p>
          </table:table-cell>
          <table:table-cell table:number-columns-repeated="16382"/>
        </table:table-row>
        <table:table-row table:style-name="ro1">
          <table:table-cell office:value-type="float" office:value="18.84" table:style-name="ce2">
            <text:p>18.84</text:p>
          </table:table-cell>
          <table:table-cell office:value-type="float" office:value="4262.9926999999998" table:style-name="ce2">
            <text:p>4262.9927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2">
            <text:p>18.864</text:p>
          </table:table-cell>
          <table:table-cell office:value-type="float" office:value="4264.433" table:style-name="ce2">
            <text:p>4264.433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2">
            <text:p>18.888</text:p>
          </table:table-cell>
          <table:table-cell office:value-type="float" office:value="4265.8734999999997" table:style-name="ce2">
            <text:p>4265.8735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2">
            <text:p>18.912</text:p>
          </table:table-cell>
          <table:table-cell office:value-type="float" office:value="4289.1769999999997" table:style-name="ce2">
            <text:p>4289.177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2">
            <text:p>18.936</text:p>
          </table:table-cell>
          <table:table-cell office:value-type="float" office:value="4290.6170000000002" table:style-name="ce2">
            <text:p>4290.617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2">
            <text:p>18.960001</text:p>
          </table:table-cell>
          <table:table-cell office:value-type="float" office:value="4292.0576000000001" table:style-name="ce2">
            <text:p>4292.0576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2">
            <text:p>18.984</text:p>
          </table:table-cell>
          <table:table-cell office:value-type="float" office:value="4293.4979999999996" table:style-name="ce2">
            <text:p>4293.498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2">
            <text:p>19.008</text:p>
          </table:table-cell>
          <table:table-cell office:value-type="float" office:value="4294.9385000000002" table:style-name="ce2">
            <text:p>4294.9385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2">
            <text:p>19.032</text:p>
          </table:table-cell>
          <table:table-cell office:value-type="float" office:value="4296.3789999999999" table:style-name="ce2">
            <text:p>4296.379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2">
            <text:p>19.056</text:p>
          </table:table-cell>
          <table:table-cell office:value-type="float" office:value="4297.8193000000001" table:style-name="ce2">
            <text:p>4297.8193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2">
            <text:p>19.08</text:p>
          </table:table-cell>
          <table:table-cell office:value-type="float" office:value="4299.26" table:style-name="ce2">
            <text:p>4299.26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2">
            <text:p>19.104</text:p>
          </table:table-cell>
          <table:table-cell office:value-type="float" office:value="4301.4204" table:style-name="ce2">
            <text:p>4301.4204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2">
            <text:p>19.128</text:p>
          </table:table-cell>
          <table:table-cell office:value-type="float" office:value="4325.4440000000004" table:style-name="ce2">
            <text:p>4325.444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2">
            <text:p>19.152</text:p>
          </table:table-cell>
          <table:table-cell office:value-type="float" office:value="4349.4673000000003" table:style-name="ce2">
            <text:p>4349.4673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2">
            <text:p>19.176</text:p>
          </table:table-cell>
          <table:table-cell office:value-type="float" office:value="4373.4907000000003" table:style-name="ce2">
            <text:p>4373.4907</text:p>
          </table:table-cell>
          <table:table-cell table:number-columns-repeated="16382"/>
        </table:table-row>
        <table:table-row table:style-name="ro1">
          <table:table-cell office:value-type="float" office:value="19.2" table:style-name="ce2">
            <text:p>19.2</text:p>
          </table:table-cell>
          <table:table-cell office:value-type="float" office:value="4375.6513999999997" table:style-name="ce2">
            <text:p>4375.6514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2">
            <text:p>19.224</text:p>
          </table:table-cell>
          <table:table-cell office:value-type="float" office:value="4378.5320000000002" table:style-name="ce2">
            <text:p>4378.532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2">
            <text:p>19.248001</text:p>
          </table:table-cell>
          <table:table-cell office:value-type="float" office:value="4380.6930000000002" table:style-name="ce2">
            <text:p>4380.693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2">
            <text:p>19.272</text:p>
          </table:table-cell>
          <table:table-cell office:value-type="float" office:value="4383.5736999999999" table:style-name="ce2">
            <text:p>4383.5737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2">
            <text:p>19.296</text:p>
          </table:table-cell>
          <table:table-cell office:value-type="float" office:value="4386.4546" table:style-name="ce2">
            <text:p>4386.4546</text:p>
          </table:table-cell>
          <table:table-cell table:number-columns-repeated="16382"/>
        </table:table-row>
        <table:table-row table:style-name="ro1">
          <table:table-cell office:value-type="float" office:value="19.32" table:style-name="ce2">
            <text:p>19.32</text:p>
          </table:table-cell>
          <table:table-cell office:value-type="float" office:value="4389.3353999999999" table:style-name="ce2">
            <text:p>4389.3354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2">
            <text:p>19.344</text:p>
          </table:table-cell>
          <table:table-cell office:value-type="float" office:value="4392.2163" table:style-name="ce2">
            <text:p>4392.2163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2">
            <text:p>19.368</text:p>
          </table:table-cell>
          <table:table-cell office:value-type="float" office:value="4395.0969999999998" table:style-name="ce2">
            <text:p>4395.097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2">
            <text:p>19.392</text:p>
          </table:table-cell>
          <table:table-cell office:value-type="float" office:value="4397.2579999999998" table:style-name="ce2">
            <text:p>4397.258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2">
            <text:p>19.416</text:p>
          </table:table-cell>
          <table:table-cell office:value-type="float" office:value="4399.4184999999998" table:style-name="ce2">
            <text:p>4399.4185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2">
            <text:p>19.44</text:p>
          </table:table-cell>
          <table:table-cell office:value-type="float" office:value="4401.5789999999997" table:style-name="ce2">
            <text:p>4401.579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2">
            <text:p>19.464</text:p>
          </table:table-cell>
          <table:table-cell office:value-type="float" office:value="4403.7397000000001" table:style-name="ce2">
            <text:p>4403.7397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2">
            <text:p>19.488</text:p>
          </table:table-cell>
          <table:table-cell office:value-type="float" office:value="4405.9004000000004" table:style-name="ce2">
            <text:p>4405.9004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2">
            <text:p>19.512001</text:p>
          </table:table-cell>
          <table:table-cell office:value-type="float" office:value="4408.0609999999997" table:style-name="ce2">
            <text:p>4408.061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2">
            <text:p>19.536</text:p>
          </table:table-cell>
          <table:table-cell office:value-type="float" office:value="4410.2217000000001" table:style-name="ce2">
            <text:p>4410.2217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2">
            <text:p>19.56</text:p>
          </table:table-cell>
          <table:table-cell office:value-type="float" office:value="4412.3823000000002" table:style-name="ce2">
            <text:p>4412.3823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2">
            <text:p>19.584</text:p>
          </table:table-cell>
          <table:table-cell office:value-type="float" office:value="4414.5429999999997" table:style-name="ce2">
            <text:p>4414.543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2">
            <text:p>19.608</text:p>
          </table:table-cell>
          <table:table-cell office:value-type="float" office:value="4416.7035999999998" table:style-name="ce2">
            <text:p>4416.7036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2">
            <text:p>19.632</text:p>
          </table:table-cell>
          <table:table-cell office:value-type="float" office:value="4419.5844999999999" table:style-name="ce2">
            <text:p>4419.5845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2">
            <text:p>19.656</text:p>
          </table:table-cell>
          <table:table-cell office:value-type="float" office:value="4422.4652999999998" table:style-name="ce2">
            <text:p>4422.4653</text:p>
          </table:table-cell>
          <table:table-cell table:number-columns-repeated="16382"/>
        </table:table-row>
        <table:table-row table:style-name="ro1">
          <table:table-cell office:value-type="float" office:value="19.68" table:style-name="ce2">
            <text:p>19.68</text:p>
          </table:table-cell>
          <table:table-cell office:value-type="float" office:value="4425.3459999999995" table:style-name="ce2">
            <text:p>4425.346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2">
            <text:p>19.704</text:p>
          </table:table-cell>
          <table:table-cell office:value-type="float" office:value="4428.9472999999998" table:style-name="ce2">
            <text:p>4428.9473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2">
            <text:p>19.728</text:p>
          </table:table-cell>
          <table:table-cell office:value-type="float" office:value="4432.5483000000004" table:style-name="ce2">
            <text:p>4432.5483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2">
            <text:p>19.752</text:p>
          </table:table-cell>
          <table:table-cell office:value-type="float" office:value="4437.59" table:style-name="ce2">
            <text:p>4437.59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2">
            <text:p>19.776001</text:p>
          </table:table-cell>
          <table:table-cell office:value-type="float" office:value="4441.9110000000001" table:style-name="ce2">
            <text:p>4441.911</text:p>
          </table:table-cell>
          <table:table-cell table:number-columns-repeated="16382"/>
        </table:table-row>
        <table:table-row table:style-name="ro1">
          <table:table-cell office:value-type="float" office:value="19.8" table:style-name="ce2">
            <text:p>19.8</text:p>
          </table:table-cell>
          <table:table-cell office:value-type="float" office:value="4446.2323999999999" table:style-name="ce2">
            <text:p>4446.2324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2">
            <text:p>19.824</text:p>
          </table:table-cell>
          <table:table-cell office:value-type="float" office:value="4450.5537000000004" table:style-name="ce2">
            <text:p>4450.5537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2">
            <text:p>19.848</text:p>
          </table:table-cell>
          <table:table-cell office:value-type="float" office:value="4454.875" table:style-name="ce2">
            <text:p>4454.875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2">
            <text:p>19.872</text:p>
          </table:table-cell>
          <table:table-cell office:value-type="float" office:value="4459.1962999999996" table:style-name="ce2">
            <text:p>4459.1963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2">
            <text:p>19.896</text:p>
          </table:table-cell>
          <table:table-cell office:value-type="float" office:value="4463.5176000000001" table:style-name="ce2">
            <text:p>4463.5176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2">
            <text:p>19.92</text:p>
          </table:table-cell>
          <table:table-cell office:value-type="float" office:value="4467.8389999999999" table:style-name="ce2">
            <text:p>4467.839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2">
            <text:p>19.944</text:p>
          </table:table-cell>
          <table:table-cell office:value-type="float" office:value="4471.4399999999996" table:style-name="ce2">
            <text:p>4471.44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2">
            <text:p>19.968</text:p>
          </table:table-cell>
          <table:table-cell office:value-type="float" office:value="4475.0410000000002" table:style-name="ce2">
            <text:p>4475.041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2">
            <text:p>19.992</text:p>
          </table:table-cell>
          <table:table-cell office:value-type="float" office:value="4478.6419999999998" table:style-name="ce2">
            <text:p>4478.642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2">
            <text:p>20.016</text:p>
          </table:table-cell>
          <table:table-cell office:value-type="float" office:value="4482.2430000000004" table:style-name="ce2">
            <text:p>4482.243</text:p>
          </table:table-cell>
          <table:table-cell table:number-columns-repeated="16382"/>
        </table:table-row>
        <table:table-row table:style-name="ro1">
          <table:table-cell office:value-type="float" office:value="20.04" table:style-name="ce2">
            <text:p>20.04</text:p>
          </table:table-cell>
          <table:table-cell office:value-type="float" office:value="4485.1239999999998" table:style-name="ce2">
            <text:p>4485.124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2">
            <text:p>20.064001</text:p>
          </table:table-cell>
          <table:table-cell office:value-type="float" office:value="4488.0050000000001" table:style-name="ce2">
            <text:p>4488.005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2">
            <text:p>20.088</text:p>
          </table:table-cell>
          <table:table-cell office:value-type="float" office:value="4490.8856999999998" table:style-name="ce2">
            <text:p>4490.8857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2">
            <text:p>20.112</text:p>
          </table:table-cell>
          <table:table-cell office:value-type="float" office:value="4493.7665999999999" table:style-name="ce2">
            <text:p>4493.7666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2">
            <text:p>20.136</text:p>
          </table:table-cell>
          <table:table-cell office:value-type="float" office:value="4497.3676999999998" table:style-name="ce2">
            <text:p>4497.3677</text:p>
          </table:table-cell>
          <table:table-cell table:number-columns-repeated="16382"/>
        </table:table-row>
        <table:table-row table:style-name="ro1">
          <table:table-cell office:value-type="float" office:value="20.16" table:style-name="ce2">
            <text:p>20.16</text:p>
          </table:table-cell>
          <table:table-cell office:value-type="float" office:value="4500.9687999999996" table:style-name="ce2">
            <text:p>4500.9688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2">
            <text:p>20.184</text:p>
          </table:table-cell>
          <table:table-cell office:value-type="float" office:value="4503.8495999999996" table:style-name="ce2">
            <text:p>4503.8496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2">
            <text:p>20.208</text:p>
          </table:table-cell>
          <table:table-cell office:value-type="float" office:value="4507.4507000000003" table:style-name="ce2">
            <text:p>4507.4507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2">
            <text:p>20.232</text:p>
          </table:table-cell>
          <table:table-cell office:value-type="float" office:value="4510.3315000000002" table:style-name="ce2">
            <text:p>4510.3315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2">
            <text:p>20.256</text:p>
          </table:table-cell>
          <table:table-cell office:value-type="float" office:value="4513.2124000000003" table:style-name="ce2">
            <text:p>4513.2124</text:p>
          </table:table-cell>
          <table:table-cell table:number-columns-repeated="16382"/>
        </table:table-row>
        <table:table-row table:style-name="ro1">
          <table:table-cell office:value-type="float" office:value="20.28" table:style-name="ce2">
            <text:p>20.28</text:p>
          </table:table-cell>
          <table:table-cell office:value-type="float" office:value="4516.0933000000005" table:style-name="ce2">
            <text:p>4516.0933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2">
            <text:p>20.304</text:p>
          </table:table-cell>
          <table:table-cell office:value-type="float" office:value="4518.9740000000002" table:style-name="ce2">
            <text:p>4518.974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2">
            <text:p>20.328001</text:p>
          </table:table-cell>
          <table:table-cell office:value-type="float" office:value="4521.8549999999996" table:style-name="ce2">
            <text:p>4521.855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2">
            <text:p>20.352</text:p>
          </table:table-cell>
          <table:table-cell office:value-type="float" office:value="4524.7359999999999" table:style-name="ce2">
            <text:p>4524.736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2">
            <text:p>20.376</text:p>
          </table:table-cell>
          <table:table-cell office:value-type="float" office:value="4527.6166999999996" table:style-name="ce2">
            <text:p>4527.6167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2">
            <text:p>20.4</text:p>
          </table:table-cell>
          <table:table-cell office:value-type="float" office:value="4529.7772999999997" table:style-name="ce2">
            <text:p>4529.7773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2">
            <text:p>20.424</text:p>
          </table:table-cell>
          <table:table-cell office:value-type="float" office:value="4531.2179999999998" table:style-name="ce2">
            <text:p>4531.218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2">
            <text:p>20.448</text:p>
          </table:table-cell>
          <table:table-cell office:value-type="float" office:value="4532.6580000000004" table:style-name="ce2">
            <text:p>4532.658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2">
            <text:p>20.472</text:p>
          </table:table-cell>
          <table:table-cell office:value-type="float" office:value="4534.0986000000003" table:style-name="ce2">
            <text:p>4534.0986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2">
            <text:p>20.496</text:p>
          </table:table-cell>
          <table:table-cell office:value-type="float" office:value="4535.5389999999998" table:style-name="ce2">
            <text:p>4535.539</text:p>
          </table:table-cell>
          <table:table-cell table:number-columns-repeated="16382"/>
        </table:table-row>
        <table:table-row table:style-name="ro1">
          <table:table-cell office:value-type="float" office:value="20.52" table:style-name="ce2">
            <text:p>20.52</text:p>
          </table:table-cell>
          <table:table-cell office:value-type="float" office:value="4536.9795000000004" table:style-name="ce2">
            <text:p>4536.9795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2">
            <text:p>20.544</text:p>
          </table:table-cell>
          <table:table-cell office:value-type="float" office:value="4539.1400000000003" table:style-name="ce2">
            <text:p>4539.14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2">
            <text:p>20.568</text:p>
          </table:table-cell>
          <table:table-cell office:value-type="float" office:value="4541.3010000000004" table:style-name="ce2">
            <text:p>4541.301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2">
            <text:p>20.592001</text:p>
          </table:table-cell>
          <table:table-cell office:value-type="float" office:value="4543.4614000000001" table:style-name="ce2">
            <text:p>4543.4614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2">
            <text:p>20.616001</text:p>
          </table:table-cell>
          <table:table-cell office:value-type="float" office:value="4546.3423000000003" table:style-name="ce2">
            <text:p>4546.3423</text:p>
          </table:table-cell>
          <table:table-cell table:number-columns-repeated="16382"/>
        </table:table-row>
        <table:table-row table:style-name="ro1">
          <table:table-cell office:value-type="float" office:value="20.64" table:style-name="ce2">
            <text:p>20.64</text:p>
          </table:table-cell>
          <table:table-cell office:value-type="float" office:value="4549.223" table:style-name="ce2">
            <text:p>4549.223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2">
            <text:p>20.664</text:p>
          </table:table-cell>
          <table:table-cell office:value-type="float" office:value="4552.1040000000003" table:style-name="ce2">
            <text:p>4552.104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2">
            <text:p>20.688</text:p>
          </table:table-cell>
          <table:table-cell office:value-type="float" office:value="4554.2646000000004" table:style-name="ce2">
            <text:p>4554.2646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2">
            <text:p>20.712</text:p>
          </table:table-cell>
          <table:table-cell office:value-type="float" office:value="4557.1454999999996" table:style-name="ce2">
            <text:p>4557.1455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2">
            <text:p>20.736</text:p>
          </table:table-cell>
          <table:table-cell office:value-type="float" office:value="4560.0263999999997" table:style-name="ce2">
            <text:p>4560.0264</text:p>
          </table:table-cell>
          <table:table-cell table:number-columns-repeated="16382"/>
        </table:table-row>
        <table:table-row table:style-name="ro1">
          <table:table-cell office:value-type="float" office:value="20.76" table:style-name="ce2">
            <text:p>20.76</text:p>
          </table:table-cell>
          <table:table-cell office:value-type="float" office:value="4562.1869999999999" table:style-name="ce2">
            <text:p>4562.187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2">
            <text:p>20.784</text:p>
          </table:table-cell>
          <table:table-cell office:value-type="float" office:value="4586.2103999999999" table:style-name="ce2">
            <text:p>4586.2104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2">
            <text:p>20.808</text:p>
          </table:table-cell>
          <table:table-cell office:value-type="float" office:value="4588.3710000000001" table:style-name="ce2">
            <text:p>4588.371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2">
            <text:p>20.832</text:p>
          </table:table-cell>
          <table:table-cell office:value-type="float" office:value="4590.5316999999995" table:style-name="ce2">
            <text:p>4590.5317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2">
            <text:p>20.856</text:p>
          </table:table-cell>
          <table:table-cell office:value-type="float" office:value="4592.6923999999999" table:style-name="ce2">
            <text:p>4592.6924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2">
            <text:p>20.880001</text:p>
          </table:table-cell>
          <table:table-cell office:value-type="float" office:value="4616.7160000000003" table:style-name="ce2">
            <text:p>4616.716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2">
            <text:p>20.904</text:p>
          </table:table-cell>
          <table:table-cell office:value-type="float" office:value="4618.8765000000003" table:style-name="ce2">
            <text:p>4618.8765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2">
            <text:p>20.928</text:p>
          </table:table-cell>
          <table:table-cell office:value-type="float" office:value="4621.0370000000003" table:style-name="ce2">
            <text:p>4621.037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2">
            <text:p>20.952</text:p>
          </table:table-cell>
          <table:table-cell office:value-type="float" office:value="4623.9179999999997" table:style-name="ce2">
            <text:p>4623.918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2">
            <text:p>20.976</text:p>
          </table:table-cell>
          <table:table-cell office:value-type="float" office:value="4626.799" table:style-name="ce2">
            <text:p>4626.799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4629.6796999999997" table:style-name="ce2">
            <text:p>4629.6797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2">
            <text:p>21.024</text:p>
          </table:table-cell>
          <table:table-cell office:value-type="float" office:value="4632.5604999999996" table:style-name="ce2">
            <text:p>4632.5605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2">
            <text:p>21.048</text:p>
          </table:table-cell>
          <table:table-cell office:value-type="float" office:value="4634.7209999999995" table:style-name="ce2">
            <text:p>4634.721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2">
            <text:p>21.072</text:p>
          </table:table-cell>
          <table:table-cell office:value-type="float" office:value="4637.6019999999999" table:style-name="ce2">
            <text:p>4637.602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2">
            <text:p>21.096</text:p>
          </table:table-cell>
          <table:table-cell office:value-type="float" office:value="4640.4830000000002" table:style-name="ce2">
            <text:p>4640.483</text:p>
          </table:table-cell>
          <table:table-cell table:number-columns-repeated="16382"/>
        </table:table-row>
        <table:table-row table:style-name="ro1">
          <table:table-cell office:value-type="float" office:value="21.12" table:style-name="ce2">
            <text:p>21.12</text:p>
          </table:table-cell>
          <table:table-cell office:value-type="float" office:value="4643.3639999999996" table:style-name="ce2">
            <text:p>4643.364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2">
            <text:p>21.144001</text:p>
          </table:table-cell>
          <table:table-cell office:value-type="float" office:value="4645.5244000000002" table:style-name="ce2">
            <text:p>4645.5244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2">
            <text:p>21.168</text:p>
          </table:table-cell>
          <table:table-cell office:value-type="float" office:value="4647.6850000000004" table:style-name="ce2">
            <text:p>4647.685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2">
            <text:p>21.192</text:p>
          </table:table-cell>
          <table:table-cell office:value-type="float" office:value="4650.5659999999998" table:style-name="ce2">
            <text:p>4650.566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2">
            <text:p>21.216</text:p>
          </table:table-cell>
          <table:table-cell office:value-type="float" office:value="4652.7266" table:style-name="ce2">
            <text:p>4652.7266</text:p>
          </table:table-cell>
          <table:table-cell table:number-columns-repeated="16382"/>
        </table:table-row>
        <table:table-row table:style-name="ro1">
          <table:table-cell office:value-type="float" office:value="21.24" table:style-name="ce2">
            <text:p>21.24</text:p>
          </table:table-cell>
          <table:table-cell office:value-type="float" office:value="4654.8869999999997" table:style-name="ce2">
            <text:p>4654.887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2">
            <text:p>21.264</text:p>
          </table:table-cell>
          <table:table-cell office:value-type="float" office:value="4657.0479999999998" table:style-name="ce2">
            <text:p>4657.048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2">
            <text:p>21.288</text:p>
          </table:table-cell>
          <table:table-cell office:value-type="float" office:value="4659.2084999999997" table:style-name="ce2">
            <text:p>4659.2085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2">
            <text:p>21.312</text:p>
          </table:table-cell>
          <table:table-cell office:value-type="float" office:value="4661.3689999999997" table:style-name="ce2">
            <text:p>4661.369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2">
            <text:p>21.336</text:p>
          </table:table-cell>
          <table:table-cell office:value-type="float" office:value="4663.53" table:style-name="ce2">
            <text:p>4663.53</text:p>
          </table:table-cell>
          <table:table-cell table:number-columns-repeated="16382"/>
        </table:table-row>
        <table:table-row table:style-name="ro1">
          <table:table-cell office:value-type="float" office:value="21.36" table:style-name="ce2">
            <text:p>21.36</text:p>
          </table:table-cell>
          <table:table-cell office:value-type="float" office:value="4665.6904000000004" table:style-name="ce2">
            <text:p>4665.6904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2">
            <text:p>21.384</text:p>
          </table:table-cell>
          <table:table-cell office:value-type="float" office:value="4667.8509999999997" table:style-name="ce2">
            <text:p>4667.851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2">
            <text:p>21.408</text:p>
          </table:table-cell>
          <table:table-cell office:value-type="float" office:value="4691.8744999999999" table:style-name="ce2">
            <text:p>4691.8745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2">
            <text:p>21.432001</text:p>
          </table:table-cell>
          <table:table-cell office:value-type="float" office:value="4694.0349999999999" table:style-name="ce2">
            <text:p>4694.035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2">
            <text:p>21.456</text:p>
          </table:table-cell>
          <table:table-cell office:value-type="float" office:value="4696.1959999999999" table:style-name="ce2">
            <text:p>4696.196</text:p>
          </table:table-cell>
          <table:table-cell table:number-columns-repeated="16382"/>
        </table:table-row>
        <table:table-row table:style-name="ro1">
          <table:table-cell office:value-type="float" office:value="21.48" table:style-name="ce2">
            <text:p>21.48</text:p>
          </table:table-cell>
          <table:table-cell office:value-type="float" office:value="4697.6360000000004" table:style-name="ce2">
            <text:p>4697.636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2">
            <text:p>21.504</text:p>
          </table:table-cell>
          <table:table-cell office:value-type="float" office:value="4699.0766999999996" table:style-name="ce2">
            <text:p>4699.0767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2">
            <text:p>21.528</text:p>
          </table:table-cell>
          <table:table-cell office:value-type="float" office:value="4700.5169999999998" table:style-name="ce2">
            <text:p>4700.517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2">
            <text:p>21.552</text:p>
          </table:table-cell>
          <table:table-cell office:value-type="float" office:value="4702.6777000000002" table:style-name="ce2">
            <text:p>4702.6777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2">
            <text:p>21.576</text:p>
          </table:table-cell>
          <table:table-cell office:value-type="float" office:value="4704.1180000000004" table:style-name="ce2">
            <text:p>4704.118</text:p>
          </table:table-cell>
          <table:table-cell table:number-columns-repeated="16382"/>
        </table:table-row>
        <table:table-row table:style-name="ro1">
          <table:table-cell office:value-type="float" office:value="21.6" table:style-name="ce2">
            <text:p>21.6</text:p>
          </table:table-cell>
          <table:table-cell office:value-type="float" office:value="4706.2790000000005" table:style-name="ce2">
            <text:p>4706.279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2">
            <text:p>21.624</text:p>
          </table:table-cell>
          <table:table-cell office:value-type="float" office:value="4707.7190000000001" table:style-name="ce2">
            <text:p>4707.719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2">
            <text:p>21.648</text:p>
          </table:table-cell>
          <table:table-cell office:value-type="float" office:value="4709.1597000000002" table:style-name="ce2">
            <text:p>4709.1597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2">
            <text:p>21.672</text:p>
          </table:table-cell>
          <table:table-cell office:value-type="float" office:value="4710.6000000000004" table:style-name="ce2">
            <text:p>4710.6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2">
            <text:p>21.696001</text:p>
          </table:table-cell>
          <table:table-cell office:value-type="float" office:value="4712.0405000000001" table:style-name="ce2">
            <text:p>4712.0405</text:p>
          </table:table-cell>
          <table:table-cell table:number-columns-repeated="16382"/>
        </table:table-row>
        <table:table-row table:style-name="ro1">
          <table:table-cell office:value-type="float" office:value="21.72" table:style-name="ce2">
            <text:p>21.72</text:p>
          </table:table-cell>
          <table:table-cell office:value-type="float" office:value="4714.201" table:style-name="ce2">
            <text:p>4714.201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2">
            <text:p>21.744</text:p>
          </table:table-cell>
          <table:table-cell office:value-type="float" office:value="4715.6415999999999" table:style-name="ce2">
            <text:p>4715.6416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2">
            <text:p>21.768</text:p>
          </table:table-cell>
          <table:table-cell office:value-type="float" office:value="4717.8022000000001" table:style-name="ce2">
            <text:p>4717.8022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2">
            <text:p>21.792</text:p>
          </table:table-cell>
          <table:table-cell office:value-type="float" office:value="4719.9629999999997" table:style-name="ce2">
            <text:p>4719.963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2">
            <text:p>21.816</text:p>
          </table:table-cell>
          <table:table-cell office:value-type="float" office:value="4722.1234999999997" table:style-name="ce2">
            <text:p>4722.1235</text:p>
          </table:table-cell>
          <table:table-cell table:number-columns-repeated="16382"/>
        </table:table-row>
        <table:table-row table:style-name="ro1">
          <table:table-cell office:value-type="float" office:value="21.84" table:style-name="ce2">
            <text:p>21.84</text:p>
          </table:table-cell>
          <table:table-cell office:value-type="float" office:value="4724.2839999999997" table:style-name="ce2">
            <text:p>4724.284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2">
            <text:p>21.864</text:p>
          </table:table-cell>
          <table:table-cell office:value-type="float" office:value="4726.4449999999997" table:style-name="ce2">
            <text:p>4726.445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2">
            <text:p>21.888</text:p>
          </table:table-cell>
          <table:table-cell office:value-type="float" office:value="4728.6054999999997" table:style-name="ce2">
            <text:p>4728.6055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2">
            <text:p>21.912</text:p>
          </table:table-cell>
          <table:table-cell office:value-type="float" office:value="4730.0460000000003" table:style-name="ce2">
            <text:p>4730.046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2">
            <text:p>21.936</text:p>
          </table:table-cell>
          <table:table-cell office:value-type="float" office:value="4731.4862999999996" table:style-name="ce2">
            <text:p>4731.4863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2">
            <text:p>21.960001</text:p>
          </table:table-cell>
          <table:table-cell office:value-type="float" office:value="4732.9269999999997" table:style-name="ce2">
            <text:p>4732.927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2">
            <text:p>21.984</text:p>
          </table:table-cell>
          <table:table-cell office:value-type="float" office:value="4734.3670000000002" table:style-name="ce2">
            <text:p>4734.367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2">
            <text:p>22.008</text:p>
          </table:table-cell>
          <table:table-cell office:value-type="float" office:value="4735.8076000000001" table:style-name="ce2">
            <text:p>4735.8076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2">
            <text:p>22.032</text:p>
          </table:table-cell>
          <table:table-cell office:value-type="float" office:value="4737.2479999999996" table:style-name="ce2">
            <text:p>4737.248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2">
            <text:p>22.056</text:p>
          </table:table-cell>
          <table:table-cell office:value-type="float" office:value="4738.6885000000002" table:style-name="ce2">
            <text:p>4738.6885</text:p>
          </table:table-cell>
          <table:table-cell table:number-columns-repeated="16382"/>
        </table:table-row>
        <table:table-row table:style-name="ro1">
          <table:table-cell office:value-type="float" office:value="22.08" table:style-name="ce2">
            <text:p>22.08</text:p>
          </table:table-cell>
          <table:table-cell office:value-type="float" office:value="4740.1289999999999" table:style-name="ce2">
            <text:p>4740.129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2">
            <text:p>22.104</text:p>
          </table:table-cell>
          <table:table-cell office:value-type="float" office:value="4741.5693000000001" table:style-name="ce2">
            <text:p>4741.5693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2">
            <text:p>22.128</text:p>
          </table:table-cell>
          <table:table-cell office:value-type="float" office:value="4743.7299999999996" table:style-name="ce2">
            <text:p>4743.73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2">
            <text:p>22.152</text:p>
          </table:table-cell>
          <table:table-cell office:value-type="float" office:value="4745.8905999999997" table:style-name="ce2">
            <text:p>4745.8906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2">
            <text:p>22.176</text:p>
          </table:table-cell>
          <table:table-cell office:value-type="float" office:value="4748.0513000000001" table:style-name="ce2">
            <text:p>4748.0513</text:p>
          </table:table-cell>
          <table:table-cell table:number-columns-repeated="16382"/>
        </table:table-row>
        <table:table-row table:style-name="ro1">
          <table:table-cell office:value-type="float" office:value="22.2" table:style-name="ce2">
            <text:p>22.2</text:p>
          </table:table-cell>
          <table:table-cell office:value-type="float" office:value="4749.4916999999996" table:style-name="ce2">
            <text:p>4749.4917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2">
            <text:p>22.224</text:p>
          </table:table-cell>
          <table:table-cell office:value-type="float" office:value="4750.9319999999998" table:style-name="ce2">
            <text:p>4750.932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2">
            <text:p>22.248001</text:p>
          </table:table-cell>
          <table:table-cell office:value-type="float" office:value="4752.3725999999997" table:style-name="ce2">
            <text:p>4752.3726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2">
            <text:p>22.272</text:p>
          </table:table-cell>
          <table:table-cell office:value-type="float" office:value="4753.8130000000001" table:style-name="ce2">
            <text:p>4753.813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2">
            <text:p>22.296</text:p>
          </table:table-cell>
          <table:table-cell office:value-type="float" office:value="4755.2533999999996" table:style-name="ce2">
            <text:p>4755.2534</text:p>
          </table:table-cell>
          <table:table-cell table:number-columns-repeated="16382"/>
        </table:table-row>
        <table:table-row table:style-name="ro1">
          <table:table-cell office:value-type="float" office:value="22.32" table:style-name="ce2">
            <text:p>22.32</text:p>
          </table:table-cell>
          <table:table-cell office:value-type="float" office:value="4756.6940000000004" table:style-name="ce2">
            <text:p>4756.694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2">
            <text:p>22.344</text:p>
          </table:table-cell>
          <table:table-cell office:value-type="float" office:value="4757.4139999999998" table:style-name="ce2">
            <text:p>4757.414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2">
            <text:p>22.368</text:p>
          </table:table-cell>
          <table:table-cell office:value-type="float" office:value="4758.1342999999997" table:style-name="ce2">
            <text:p>4758.1343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2">
            <text:p>22.392</text:p>
          </table:table-cell>
          <table:table-cell office:value-type="float" office:value="4758.8545000000004" table:style-name="ce2">
            <text:p>4758.8545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2">
            <text:p>22.416</text:p>
          </table:table-cell>
          <table:table-cell office:value-type="float" office:value="4759.5747000000001" table:style-name="ce2">
            <text:p>4759.5747</text:p>
          </table:table-cell>
          <table:table-cell table:number-columns-repeated="16382"/>
        </table:table-row>
        <table:table-row table:style-name="ro1">
          <table:table-cell office:value-type="float" office:value="22.44" table:style-name="ce2">
            <text:p>22.44</text:p>
          </table:table-cell>
          <table:table-cell office:value-type="float" office:value="4760.2950000000001" table:style-name="ce2">
            <text:p>4760.295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2">
            <text:p>22.464</text:p>
          </table:table-cell>
          <table:table-cell office:value-type="float" office:value="4761.7353999999996" table:style-name="ce2">
            <text:p>4761.7354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2">
            <text:p>22.488</text:p>
          </table:table-cell>
          <table:table-cell office:value-type="float" office:value="4763.1760000000004" table:style-name="ce2">
            <text:p>4763.176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2">
            <text:p>22.512001</text:p>
          </table:table-cell>
          <table:table-cell office:value-type="float" office:value="4764.616" table:style-name="ce2">
            <text:p>4764.616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2">
            <text:p>22.536</text:p>
          </table:table-cell>
          <table:table-cell office:value-type="float" office:value="4766.0565999999999" table:style-name="ce2">
            <text:p>4766.0566</text:p>
          </table:table-cell>
          <table:table-cell table:number-columns-repeated="16382"/>
        </table:table-row>
        <table:table-row table:style-name="ro1">
          <table:table-cell office:value-type="float" office:value="22.56" table:style-name="ce2">
            <text:p>22.56</text:p>
          </table:table-cell>
          <table:table-cell office:value-type="float" office:value="4767.4970000000003" table:style-name="ce2">
            <text:p>4767.497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2">
            <text:p>22.584</text:p>
          </table:table-cell>
          <table:table-cell office:value-type="float" office:value="4768.9375" table:style-name="ce2">
            <text:p>4768.9375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2">
            <text:p>22.608</text:p>
          </table:table-cell>
          <table:table-cell office:value-type="float" office:value="4770.3779999999997" table:style-name="ce2">
            <text:p>4770.378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2">
            <text:p>22.632</text:p>
          </table:table-cell>
          <table:table-cell office:value-type="float" office:value="4772.5385999999999" table:style-name="ce2">
            <text:p>4772.5386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2">
            <text:p>22.656</text:p>
          </table:table-cell>
          <table:table-cell office:value-type="float" office:value="4773.9790000000003" table:style-name="ce2">
            <text:p>4773.979</text:p>
          </table:table-cell>
          <table:table-cell table:number-columns-repeated="16382"/>
        </table:table-row>
        <table:table-row table:style-name="ro1">
          <table:table-cell office:value-type="float" office:value="22.68" table:style-name="ce2">
            <text:p>22.68</text:p>
          </table:table-cell>
          <table:table-cell office:value-type="float" office:value="4775.4193999999998" table:style-name="ce2">
            <text:p>4775.4194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2">
            <text:p>22.704</text:p>
          </table:table-cell>
          <table:table-cell office:value-type="float" office:value="4777.58" table:style-name="ce2">
            <text:p>4777.58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2">
            <text:p>22.728</text:p>
          </table:table-cell>
          <table:table-cell office:value-type="float" office:value="4779.0204999999996" table:style-name="ce2">
            <text:p>4779.0205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2">
            <text:p>22.752</text:p>
          </table:table-cell>
          <table:table-cell office:value-type="float" office:value="4780.4610000000002" table:style-name="ce2">
            <text:p>4780.461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2">
            <text:p>22.776001</text:p>
          </table:table-cell>
          <table:table-cell office:value-type="float" office:value="4781.9013999999997" table:style-name="ce2">
            <text:p>4781.9014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2">
            <text:p>22.800001</text:p>
          </table:table-cell>
          <table:table-cell office:value-type="float" office:value="4783.3419999999996" table:style-name="ce2">
            <text:p>4783.342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2">
            <text:p>22.824</text:p>
          </table:table-cell>
          <table:table-cell office:value-type="float" office:value="4784.7820000000002" table:style-name="ce2">
            <text:p>4784.782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2">
            <text:p>22.848</text:p>
          </table:table-cell>
          <table:table-cell office:value-type="float" office:value="4786.2227000000003" table:style-name="ce2">
            <text:p>4786.2227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2">
            <text:p>22.872</text:p>
          </table:table-cell>
          <table:table-cell office:value-type="float" office:value="4788.3833000000004" table:style-name="ce2">
            <text:p>4788.3833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2">
            <text:p>22.896</text:p>
          </table:table-cell>
          <table:table-cell office:value-type="float" office:value="4790.5439999999999" table:style-name="ce2">
            <text:p>4790.544</text:p>
          </table:table-cell>
          <table:table-cell table:number-columns-repeated="16382"/>
        </table:table-row>
        <table:table-row table:style-name="ro1">
          <table:table-cell office:value-type="float" office:value="22.92" table:style-name="ce2">
            <text:p>22.92</text:p>
          </table:table-cell>
          <table:table-cell office:value-type="float" office:value="4792.7046" table:style-name="ce2">
            <text:p>4792.7046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2">
            <text:p>22.944</text:p>
          </table:table-cell>
          <table:table-cell office:value-type="float" office:value="4794.8649999999998" table:style-name="ce2">
            <text:p>4794.865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2">
            <text:p>22.968</text:p>
          </table:table-cell>
          <table:table-cell office:value-type="float" office:value="4796.3056999999999" table:style-name="ce2">
            <text:p>4796.3057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2">
            <text:p>22.99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2">
            <text:p>23.01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04" table:style-name="ce2">
            <text:p>23.0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2">
            <text:p>23.064001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2">
            <text:p>23.08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2">
            <text:p>23.11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2">
            <text:p>23.13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16" table:style-name="ce2">
            <text:p>23.1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2">
            <text:p>23.18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2">
            <text:p>23.20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2">
            <text:p>23.23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2">
            <text:p>23.25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28" table:style-name="ce2">
            <text:p>23.2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2">
            <text:p>23.30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2">
            <text:p>23.328001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2">
            <text:p>23.35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2">
            <text:p>23.37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4" table:style-name="ce2">
            <text:p>23.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2">
            <text:p>23.42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2">
            <text:p>23.44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2">
            <text:p>23.47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2">
            <text:p>23.49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52" table:style-name="ce2">
            <text:p>23.5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2">
            <text:p>23.54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2">
            <text:p>23.56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2">
            <text:p>23.592001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2">
            <text:p>23.616001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64" table:style-name="ce2">
            <text:p>23.6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2">
            <text:p>23.66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2">
            <text:p>23.68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2">
            <text:p>23.71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2">
            <text:p>23.73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76" table:style-name="ce2">
            <text:p>23.7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2">
            <text:p>23.78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2">
            <text:p>23.80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2">
            <text:p>23.83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2">
            <text:p>23.85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2">
            <text:p>23.880001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2">
            <text:p>23.904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2">
            <text:p>23.928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2">
            <text:p>23.952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2">
            <text:p>23.976</text:p>
          </table:table-cell>
          <table:table-cell office:value-type="float" office:value="4797.7460000000001" table:style-name="ce2">
            <text:p>4797.746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quick-acc-energy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2">
            <text:p>0.0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2">
            <text:p>0.0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2">
            <text:p>0.0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2">
            <text:p>0.0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2">
            <text:p>0.120000005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2">
            <text:p>0.1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2">
            <text:p>0.1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192" table:style-name="ce2">
            <text:p>0.1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216" table:style-name="ce2">
            <text:p>0.2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2">
            <text:p>0.240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2">
            <text:p>0.2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2">
            <text:p>0.2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312" table:style-name="ce2">
            <text:p>0.3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2">
            <text:p>0.3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36" table:style-name="ce2">
            <text:p>0.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2">
            <text:p>0.3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2">
            <text:p>0.4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432" table:style-name="ce2">
            <text:p>0.4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2">
            <text:p>0.4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2">
            <text:p>0.4800000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504" table:style-name="ce2">
            <text:p>0.5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2">
            <text:p>0.5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2">
            <text:p>0.5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2">
            <text:p>0.5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624" table:style-name="ce2">
            <text:p>0.6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2">
            <text:p>0.6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2">
            <text:p>0.6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2">
            <text:p>0.6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72" table:style-name="ce2">
            <text:p>0.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2">
            <text:p>0.7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2">
            <text:p>0.7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2">
            <text:p>0.7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2">
            <text:p>0.8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2">
            <text:p>0.84000003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2">
            <text:p>0.8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2">
            <text:p>0.8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2">
            <text:p>0.9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2">
            <text:p>0.9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2">
            <text:p>0.960000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2">
            <text:p>0.9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008" table:style-name="ce2">
            <text:p>1.0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2">
            <text:p>1.032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056" table:style-name="ce2">
            <text:p>1.0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08" table:style-name="ce2">
            <text:p>1.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2">
            <text:p>1.1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2">
            <text:p>1.1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2">
            <text:p>1.1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2">
            <text:p>1.1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224" table:style-name="ce2">
            <text:p>1.2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248" table:style-name="ce2">
            <text:p>1.2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272" table:style-name="ce2">
            <text:p>1.2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296" table:style-name="ce2">
            <text:p>1.2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32" table:style-name="ce2">
            <text:p>1.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2">
            <text:p>1.3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2">
            <text:p>1.3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2">
            <text:p>1.3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2">
            <text:p>1.4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44" table:style-name="ce2">
            <text:p>1.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464" table:style-name="ce2">
            <text:p>1.4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488" table:style-name="ce2">
            <text:p>1.4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512" table:style-name="ce2">
            <text:p>1.5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536" table:style-name="ce2">
            <text:p>1.5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2">
            <text:p>1.56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2">
            <text:p>1.5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2">
            <text:p>1.6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2">
            <text:p>1.6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2">
            <text:p>1.6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2">
            <text:p>1.68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704" table:style-name="ce2">
            <text:p>1.7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728" table:style-name="ce2">
            <text:p>1.7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752" table:style-name="ce2">
            <text:p>1.7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776" table:style-name="ce2">
            <text:p>1.7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2">
            <text:p>1.80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2">
            <text:p>1.8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2">
            <text:p>1.8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2">
            <text:p>1.8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2">
            <text:p>1.8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2">
            <text:p>1.92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944" table:style-name="ce2">
            <text:p>1.9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968" table:style-name="ce2">
            <text:p>1.9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1.992" table:style-name="ce2">
            <text:p>1.9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016" table:style-name="ce2">
            <text:p>2.0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2">
            <text:p>2.064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2">
            <text:p>2.0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2">
            <text:p>2.1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2">
            <text:p>2.1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16" table:style-name="ce2">
            <text:p>2.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2">
            <text:p>2.1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2">
            <text:p>2.2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2">
            <text:p>2.2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2">
            <text:p>2.2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2">
            <text:p>2.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2">
            <text:p>2.3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2">
            <text:p>2.3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2">
            <text:p>2.3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2">
            <text:p>2.3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4" table:style-name="ce2">
            <text:p>2.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2">
            <text:p>2.4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448" table:style-name="ce2">
            <text:p>2.4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2">
            <text:p>2.472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496" table:style-name="ce2">
            <text:p>2.4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52" table:style-name="ce2">
            <text:p>2.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544" table:style-name="ce2">
            <text:p>2.5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2">
            <text:p>2.5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2">
            <text:p>2.5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2">
            <text:p>2.6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64" table:style-name="ce2">
            <text:p>2.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2">
            <text:p>2.6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2">
            <text:p>2.6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2">
            <text:p>2.712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2">
            <text:p>2.7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2">
            <text:p>2.7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2">
            <text:p>2.8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2">
            <text:p>2.8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2">
            <text:p>2.8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88" table:style-name="ce2">
            <text:p>2.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2">
            <text:p>2.9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2">
            <text:p>2.9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2">
            <text:p>2.952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2.976" table:style-name="ce2">
            <text:p>2.9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024" table:style-name="ce2">
            <text:p>3.0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048" table:style-name="ce2">
            <text:p>3.0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2">
            <text:p>3.0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2">
            <text:p>3.0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2">
            <text:p>3.12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2">
            <text:p>3.1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2">
            <text:p>3.1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2">
            <text:p>3.1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2">
            <text:p>3.2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24" table:style-name="ce2">
            <text:p>3.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2">
            <text:p>3.2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2">
            <text:p>3.2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2">
            <text:p>3.3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2">
            <text:p>3.3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2">
            <text:p>3.36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2">
            <text:p>3.3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2">
            <text:p>3.4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2">
            <text:p>3.4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456" table:style-name="ce2">
            <text:p>3.4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48" table:style-name="ce2">
            <text:p>3.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504" table:style-name="ce2">
            <text:p>3.5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528" table:style-name="ce2">
            <text:p>3.5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552" table:style-name="ce2">
            <text:p>3.5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2">
            <text:p>3.5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2">
            <text:p>3.600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2">
            <text:p>3.6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2">
            <text:p>3.6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2">
            <text:p>3.6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2">
            <text:p>3.6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72" table:style-name="ce2">
            <text:p>3.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2">
            <text:p>3.7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2">
            <text:p>3.7680001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2">
            <text:p>3.7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2">
            <text:p>3.8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2">
            <text:p>3.840000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2">
            <text:p>3.8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2">
            <text:p>3.8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2">
            <text:p>3.9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2">
            <text:p>3.9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96" table:style-name="ce2">
            <text:p>3.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3.984" table:style-name="ce2">
            <text:p>3.9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008" table:style-name="ce2">
            <text:p>4.0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032" table:style-name="ce2">
            <text:p>4.0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056" table:style-name="ce2">
            <text:p>4.0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2">
            <text:p>4.1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2">
            <text:p>4.1280003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2">
            <text:p>4.1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2">
            <text:p>4.1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2">
            <text:p>4.2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2">
            <text:p>4.2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2">
            <text:p>4.2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2">
            <text:p>4.2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32" table:style-name="ce2">
            <text:p>4.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2">
            <text:p>4.3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2">
            <text:p>4.3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2">
            <text:p>4.3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2">
            <text:p>4.4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2">
            <text:p>4.4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2">
            <text:p>4.4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2">
            <text:p>4.4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2">
            <text:p>4.5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2">
            <text:p>4.5360003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2">
            <text:p>4.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2">
            <text:p>4.5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2">
            <text:p>4.6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2">
            <text:p>4.63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2">
            <text:p>4.65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68" table:style-name="ce2">
            <text:p>4.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2">
            <text:p>4.7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2">
            <text:p>4.72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2">
            <text:p>4.75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2">
            <text:p>4.77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8" table:style-name="ce2">
            <text:p>4.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2">
            <text:p>4.82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2">
            <text:p>4.84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2">
            <text:p>4.87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2">
            <text:p>4.89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92" table:style-name="ce2">
            <text:p>4.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2">
            <text:p>4.944000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968" table:style-name="ce2">
            <text:p>4.96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4.992" table:style-name="ce2">
            <text:p>4.99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2">
            <text:p>5.0160003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04" table:style-name="ce2">
            <text:p>5.0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2">
            <text:p>5.06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2">
            <text:p>5.08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2">
            <text:p>5.112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2">
            <text:p>5.13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16" table:style-name="ce2">
            <text:p>5.16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2">
            <text:p>5.184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2">
            <text:p>5.208</text:p>
          </table:table-cell>
          <table:table-cell office:value-type="float" office:value="111.47401000000001" table:style-name="ce2">
            <text:p>111.47401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2">
            <text:p>5.232</text:p>
          </table:table-cell>
          <table:table-cell office:value-type="float" office:value="112.19401000000001" table:style-name="ce2">
            <text:p>112.19401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2">
            <text:p>5.256</text:p>
          </table:table-cell>
          <table:table-cell office:value-type="float" office:value="112.91401" table:style-name="ce2">
            <text:p>112.91401</text:p>
          </table:table-cell>
          <table:table-cell table:number-columns-repeated="16382"/>
        </table:table-row>
        <table:table-row table:style-name="ro1">
          <table:table-cell office:value-type="float" office:value="5.28" table:style-name="ce2">
            <text:p>5.28</text:p>
          </table:table-cell>
          <table:table-cell office:value-type="float" office:value="113.63401" table:style-name="ce2">
            <text:p>113.63401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2">
            <text:p>5.304</text:p>
          </table:table-cell>
          <table:table-cell office:value-type="float" office:value="114.35401" table:style-name="ce2">
            <text:p>114.35401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2">
            <text:p>5.328</text:p>
          </table:table-cell>
          <table:table-cell office:value-type="float" office:value="115.07401" table:style-name="ce2">
            <text:p>115.07401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2">
            <text:p>5.352</text:p>
          </table:table-cell>
          <table:table-cell office:value-type="float" office:value="115.794014" table:style-name="ce2">
            <text:p>115.794014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2">
            <text:p>5.376</text:p>
          </table:table-cell>
          <table:table-cell office:value-type="float" office:value="116.514015" table:style-name="ce2">
            <text:p>116.514015</text:p>
          </table:table-cell>
          <table:table-cell table:number-columns-repeated="16382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float" office:value="117.23402" table:style-name="ce2">
            <text:p>117.23402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2">
            <text:p>5.4240003</text:p>
          </table:table-cell>
          <table:table-cell office:value-type="float" office:value="117.95402" table:style-name="ce2">
            <text:p>117.95402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2">
            <text:p>5.448</text:p>
          </table:table-cell>
          <table:table-cell office:value-type="float" office:value="118.67402" table:style-name="ce2">
            <text:p>118.67402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2">
            <text:p>5.472</text:p>
          </table:table-cell>
          <table:table-cell office:value-type="float" office:value="119.39402" table:style-name="ce2">
            <text:p>119.39402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2">
            <text:p>5.496</text:p>
          </table:table-cell>
          <table:table-cell office:value-type="float" office:value="120.11402" table:style-name="ce2">
            <text:p>120.11402</text:p>
          </table:table-cell>
          <table:table-cell table:number-columns-repeated="16382"/>
        </table:table-row>
        <table:table-row table:style-name="ro1">
          <table:table-cell office:value-type="float" office:value="5.52" table:style-name="ce2">
            <text:p>5.52</text:p>
          </table:table-cell>
          <table:table-cell office:value-type="float" office:value="120.83402" table:style-name="ce2">
            <text:p>120.83402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2">
            <text:p>5.544</text:p>
          </table:table-cell>
          <table:table-cell office:value-type="float" office:value="121.55401999999999" table:style-name="ce2">
            <text:p>121.55402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2">
            <text:p>5.568</text:p>
          </table:table-cell>
          <table:table-cell office:value-type="float" office:value="122.27402499999999" table:style-name="ce2">
            <text:p>122.274025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2">
            <text:p>5.592</text:p>
          </table:table-cell>
          <table:table-cell office:value-type="float" office:value="122.99402600000001" table:style-name="ce2">
            <text:p>122.994026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2">
            <text:p>5.616</text:p>
          </table:table-cell>
          <table:table-cell office:value-type="float" office:value="123.71402999999999" table:style-name="ce2">
            <text:p>123.71403</text:p>
          </table:table-cell>
          <table:table-cell table:number-columns-repeated="16382"/>
        </table:table-row>
        <table:table-row table:style-name="ro1">
          <table:table-cell office:value-type="float" office:value="5.64" table:style-name="ce2">
            <text:p>5.64</text:p>
          </table:table-cell>
          <table:table-cell office:value-type="float" office:value="124.43403000000001" table:style-name="ce2">
            <text:p>124.43403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2">
            <text:p>5.664</text:p>
          </table:table-cell>
          <table:table-cell office:value-type="float" office:value="125.15403000000001" table:style-name="ce2">
            <text:p>125.15403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2">
            <text:p>5.688</text:p>
          </table:table-cell>
          <table:table-cell office:value-type="float" office:value="125.87403" table:style-name="ce2">
            <text:p>125.87403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2">
            <text:p>5.712</text:p>
          </table:table-cell>
          <table:table-cell office:value-type="float" office:value="126.59403" table:style-name="ce2">
            <text:p>126.59403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2">
            <text:p>5.736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76" table:style-name="ce2">
            <text:p>5.76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2">
            <text:p>5.784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2">
            <text:p>5.808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2">
            <text:p>5.8320003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2">
            <text:p>5.856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88" table:style-name="ce2">
            <text:p>5.88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2">
            <text:p>5.9040003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2">
            <text:p>5.928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952" table:style-name="ce2">
            <text:p>5.952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5.976" table:style-name="ce2">
            <text:p>5.976</text:p>
          </table:table-cell>
          <table:table-cell office:value-type="float" office:value="127.31403" table:style-name="ce2">
            <text:p>127.31403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29.47403" table:style-name="ce2">
            <text:p>129.47403</text:p>
          </table:table-cell>
          <table:table-cell table:number-columns-repeated="16382"/>
        </table:table-row>
        <table:table-row table:style-name="ro1">
          <table:table-cell office:value-type="float" office:value="6.024" table:style-name="ce2">
            <text:p>6.024</text:p>
          </table:table-cell>
          <table:table-cell office:value-type="float" office:value="130.91403" table:style-name="ce2">
            <text:p>130.91403</text:p>
          </table:table-cell>
          <table:table-cell table:number-columns-repeated="16382"/>
        </table:table-row>
        <table:table-row table:style-name="ro1">
          <table:table-cell office:value-type="float" office:value="6.048" table:style-name="ce2">
            <text:p>6.048</text:p>
          </table:table-cell>
          <table:table-cell office:value-type="float" office:value="154.21682999999999" table:style-name="ce2">
            <text:p>154.21683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2">
            <text:p>6.072</text:p>
          </table:table-cell>
          <table:table-cell office:value-type="float" office:value="177.51962" table:style-name="ce2">
            <text:p>177.51962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2">
            <text:p>6.096</text:p>
          </table:table-cell>
          <table:table-cell office:value-type="float" office:value="200.82241999999999" table:style-name="ce2">
            <text:p>200.82242</text:p>
          </table:table-cell>
          <table:table-cell table:number-columns-repeated="16382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float" office:value="224.12521000000001" table:style-name="ce2">
            <text:p>224.12521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2">
            <text:p>6.144</text:p>
          </table:table-cell>
          <table:table-cell office:value-type="float" office:value="247.42801" table:style-name="ce2">
            <text:p>247.42801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2">
            <text:p>6.168</text:p>
          </table:table-cell>
          <table:table-cell office:value-type="float" office:value="270.73079999999999" table:style-name="ce2">
            <text:p>270.7308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2">
            <text:p>6.192</text:p>
          </table:table-cell>
          <table:table-cell office:value-type="float" office:value="294.03359999999998" table:style-name="ce2">
            <text:p>294.0336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2">
            <text:p>6.216</text:p>
          </table:table-cell>
          <table:table-cell office:value-type="float" office:value="317.33640000000003" table:style-name="ce2">
            <text:p>317.3364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2">
            <text:p>6.2400002</text:p>
          </table:table-cell>
          <table:table-cell office:value-type="float" office:value="340.63920000000002" table:style-name="ce2">
            <text:p>340.6392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2">
            <text:p>6.264</text:p>
          </table:table-cell>
          <table:table-cell office:value-type="float" office:value="363.94200000000001" table:style-name="ce2">
            <text:p>363.942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2">
            <text:p>6.288</text:p>
          </table:table-cell>
          <table:table-cell office:value-type="float" office:value="365.38200000000001" table:style-name="ce2">
            <text:p>365.382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2">
            <text:p>6.3120003</text:p>
          </table:table-cell>
          <table:table-cell office:value-type="float" office:value="366.822" table:style-name="ce2">
            <text:p>366.822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2">
            <text:p>6.336</text:p>
          </table:table-cell>
          <table:table-cell office:value-type="float" office:value="368.262" table:style-name="ce2">
            <text:p>368.262</text:p>
          </table:table-cell>
          <table:table-cell table:number-columns-repeated="16382"/>
        </table:table-row>
        <table:table-row table:style-name="ro1">
          <table:table-cell office:value-type="float" office:value="6.36" table:style-name="ce2">
            <text:p>6.36</text:p>
          </table:table-cell>
          <table:table-cell office:value-type="float" office:value="369.702" table:style-name="ce2">
            <text:p>369.702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2">
            <text:p>6.384</text:p>
          </table:table-cell>
          <table:table-cell office:value-type="float" office:value="371.142" table:style-name="ce2">
            <text:p>371.142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2">
            <text:p>6.408</text:p>
          </table:table-cell>
          <table:table-cell office:value-type="float" office:value="372.58199999999999" table:style-name="ce2">
            <text:p>372.582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2">
            <text:p>6.432</text:p>
          </table:table-cell>
          <table:table-cell office:value-type="float" office:value="374.02199999999999" table:style-name="ce2">
            <text:p>374.022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2">
            <text:p>6.456</text:p>
          </table:table-cell>
          <table:table-cell office:value-type="float" office:value="375.46199999999999" table:style-name="ce2">
            <text:p>375.462</text:p>
          </table:table-cell>
          <table:table-cell table:number-columns-repeated="16382"/>
        </table:table-row>
        <table:table-row table:style-name="ro1">
          <table:table-cell office:value-type="float" office:value="6.48" table:style-name="ce2">
            <text:p>6.48</text:p>
          </table:table-cell>
          <table:table-cell office:value-type="float" office:value="376.90199999999999" table:style-name="ce2">
            <text:p>376.902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2">
            <text:p>6.504</text:p>
          </table:table-cell>
          <table:table-cell office:value-type="float" office:value="378.34199999999998" table:style-name="ce2">
            <text:p>378.342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2">
            <text:p>6.528</text:p>
          </table:table-cell>
          <table:table-cell office:value-type="float" office:value="380.50200000000001" table:style-name="ce2">
            <text:p>380.502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2">
            <text:p>6.552</text:p>
          </table:table-cell>
          <table:table-cell office:value-type="float" office:value="382.66201999999998" table:style-name="ce2">
            <text:p>382.66202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2">
            <text:p>6.576</text:p>
          </table:table-cell>
          <table:table-cell office:value-type="float" office:value="384.82202000000001" table:style-name="ce2">
            <text:p>384.82202</text:p>
          </table:table-cell>
          <table:table-cell table:number-columns-repeated="16382"/>
        </table:table-row>
        <table:table-row table:style-name="ro1">
          <table:table-cell office:value-type="float" office:value="6.6" table:style-name="ce2">
            <text:p>6.6</text:p>
          </table:table-cell>
          <table:table-cell office:value-type="float" office:value="386.98203000000001" table:style-name="ce2">
            <text:p>386.98203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2">
            <text:p>6.624</text:p>
          </table:table-cell>
          <table:table-cell office:value-type="float" office:value="411.00482" table:style-name="ce2">
            <text:p>411.00482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2">
            <text:p>6.6480002</text:p>
          </table:table-cell>
          <table:table-cell office:value-type="float" office:value="435.02762000000001" table:style-name="ce2">
            <text:p>435.02762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2">
            <text:p>6.672</text:p>
          </table:table-cell>
          <table:table-cell office:value-type="float" office:value="459.05040000000002" table:style-name="ce2">
            <text:p>459.0504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2">
            <text:p>6.696</text:p>
          </table:table-cell>
          <table:table-cell office:value-type="float" office:value="483.07319999999999" table:style-name="ce2">
            <text:p>483.0732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2">
            <text:p>6.7200003</text:p>
          </table:table-cell>
          <table:table-cell office:value-type="float" office:value="507.096" table:style-name="ce2">
            <text:p>507.096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2">
            <text:p>6.744</text:p>
          </table:table-cell>
          <table:table-cell office:value-type="float" office:value="531.11869999999999" table:style-name="ce2">
            <text:p>531.1187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2">
            <text:p>6.768</text:p>
          </table:table-cell>
          <table:table-cell office:value-type="float" office:value="555.14139999999998" table:style-name="ce2">
            <text:p>555.1414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2">
            <text:p>6.7920003</text:p>
          </table:table-cell>
          <table:table-cell office:value-type="float" office:value="557.30133000000001" table:style-name="ce2">
            <text:p>557.30133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2">
            <text:p>6.816</text:p>
          </table:table-cell>
          <table:table-cell office:value-type="float" office:value="559.46123999999998" table:style-name="ce2">
            <text:p>559.46124</text:p>
          </table:table-cell>
          <table:table-cell table:number-columns-repeated="16382"/>
        </table:table-row>
        <table:table-row table:style-name="ro1">
          <table:table-cell office:value-type="float" office:value="6.84" table:style-name="ce2">
            <text:p>6.84</text:p>
          </table:table-cell>
          <table:table-cell office:value-type="float" office:value="561.62114999999994" table:style-name="ce2">
            <text:p>561.62115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2">
            <text:p>6.864</text:p>
          </table:table-cell>
          <table:table-cell office:value-type="float" office:value="563.78107" table:style-name="ce2">
            <text:p>563.78107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2">
            <text:p>6.888</text:p>
          </table:table-cell>
          <table:table-cell office:value-type="float" office:value="565.94100000000003" table:style-name="ce2">
            <text:p>565.941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2">
            <text:p>6.912</text:p>
          </table:table-cell>
          <table:table-cell office:value-type="float" office:value="568.10090000000002" table:style-name="ce2">
            <text:p>568.1009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2">
            <text:p>6.936</text:p>
          </table:table-cell>
          <table:table-cell office:value-type="float" office:value="570.26080000000002" table:style-name="ce2">
            <text:p>570.2608</text:p>
          </table:table-cell>
          <table:table-cell table:number-columns-repeated="16382"/>
        </table:table-row>
        <table:table-row table:style-name="ro1">
          <table:table-cell office:value-type="float" office:value="6.96" table:style-name="ce2">
            <text:p>6.96</text:p>
          </table:table-cell>
          <table:table-cell office:value-type="float" office:value="573.14070000000004" table:style-name="ce2">
            <text:p>573.1407</text:p>
          </table:table-cell>
          <table:table-cell table:number-columns-repeated="16382"/>
        </table:table-row>
        <table:table-row table:style-name="ro1">
          <table:table-cell office:value-type="float" office:value="6.984" table:style-name="ce2">
            <text:p>6.984</text:p>
          </table:table-cell>
          <table:table-cell office:value-type="float" office:value="576.02057000000002" table:style-name="ce2">
            <text:p>576.02057</text:p>
          </table:table-cell>
          <table:table-cell table:number-columns-repeated="16382"/>
        </table:table-row>
        <table:table-row table:style-name="ro1">
          <table:table-cell office:value-type="float" office:value="7.008" table:style-name="ce2">
            <text:p>7.008</text:p>
          </table:table-cell>
          <table:table-cell office:value-type="float" office:value="578.90044999999998" table:style-name="ce2">
            <text:p>578.90045</text:p>
          </table:table-cell>
          <table:table-cell table:number-columns-repeated="16382"/>
        </table:table-row>
        <table:table-row table:style-name="ro1">
          <table:table-cell office:value-type="float" office:value="7.032" table:style-name="ce2">
            <text:p>7.032</text:p>
          </table:table-cell>
          <table:table-cell office:value-type="float" office:value="581.78033000000005" table:style-name="ce2">
            <text:p>581.78033</text:p>
          </table:table-cell>
          <table:table-cell table:number-columns-repeated="16382"/>
        </table:table-row>
        <table:table-row table:style-name="ro1">
          <table:table-cell office:value-type="float" office:value="7.056" table:style-name="ce2">
            <text:p>7.056</text:p>
          </table:table-cell>
          <table:table-cell office:value-type="float" office:value="584.66020000000003" table:style-name="ce2">
            <text:p>584.6602</text:p>
          </table:table-cell>
          <table:table-cell table:number-columns-repeated="16382"/>
        </table:table-row>
        <table:table-row table:style-name="ro1">
          <table:table-cell office:value-type="float" office:value="7.08" table:style-name="ce2">
            <text:p>7.08</text:p>
          </table:table-cell>
          <table:table-cell office:value-type="float" office:value="587.54010000000005" table:style-name="ce2">
            <text:p>587.5401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2">
            <text:p>7.104</text:p>
          </table:table-cell>
          <table:table-cell office:value-type="float" office:value="590.41999999999996" table:style-name="ce2">
            <text:p>590.42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2">
            <text:p>7.1280003</text:p>
          </table:table-cell>
          <table:table-cell office:value-type="float" office:value="593.29987000000006" table:style-name="ce2">
            <text:p>593.29987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2">
            <text:p>7.152</text:p>
          </table:table-cell>
          <table:table-cell office:value-type="float" office:value="596.17975000000001" table:style-name="ce2">
            <text:p>596.17975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2">
            <text:p>7.176</text:p>
          </table:table-cell>
          <table:table-cell office:value-type="float" office:value="599.05962999999997" table:style-name="ce2">
            <text:p>599.05963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2">
            <text:p>7.2000003</text:p>
          </table:table-cell>
          <table:table-cell office:value-type="float" office:value="601.93949999999995" table:style-name="ce2">
            <text:p>601.9395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2">
            <text:p>7.224</text:p>
          </table:table-cell>
          <table:table-cell office:value-type="float" office:value="604.09939999999995" table:style-name="ce2">
            <text:p>604.0994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2">
            <text:p>7.248</text:p>
          </table:table-cell>
          <table:table-cell office:value-type="float" office:value="628.12212999999997" table:style-name="ce2">
            <text:p>628.12213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2">
            <text:p>7.272</text:p>
          </table:table-cell>
          <table:table-cell office:value-type="float" office:value="652.14484000000004" table:style-name="ce2">
            <text:p>652.14484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2">
            <text:p>7.296</text:p>
          </table:table-cell>
          <table:table-cell office:value-type="float" office:value="676.16754000000003" table:style-name="ce2">
            <text:p>676.16754</text:p>
          </table:table-cell>
          <table:table-cell table:number-columns-repeated="16382"/>
        </table:table-row>
        <table:table-row table:style-name="ro1">
          <table:table-cell office:value-type="float" office:value="7.32" table:style-name="ce2">
            <text:p>7.32</text:p>
          </table:table-cell>
          <table:table-cell office:value-type="float" office:value="700.91020000000003" table:style-name="ce2">
            <text:p>700.9102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2">
            <text:p>7.344</text:p>
          </table:table-cell>
          <table:table-cell office:value-type="float" office:value="703.79010000000005" table:style-name="ce2">
            <text:p>703.7901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2">
            <text:p>7.368</text:p>
          </table:table-cell>
          <table:table-cell office:value-type="float" office:value="706.67" table:style-name="ce2">
            <text:p>706.67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2">
            <text:p>7.392</text:p>
          </table:table-cell>
          <table:table-cell office:value-type="float" office:value="709.54987000000006" table:style-name="ce2">
            <text:p>709.54987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2">
            <text:p>7.416</text:p>
          </table:table-cell>
          <table:table-cell office:value-type="float" office:value="712.42975000000001" table:style-name="ce2">
            <text:p>712.42975</text:p>
          </table:table-cell>
          <table:table-cell table:number-columns-repeated="16382"/>
        </table:table-row>
        <table:table-row table:style-name="ro1">
          <table:table-cell office:value-type="float" office:value="7.44" table:style-name="ce2">
            <text:p>7.44</text:p>
          </table:table-cell>
          <table:table-cell office:value-type="float" office:value="715.30962999999997" table:style-name="ce2">
            <text:p>715.30963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2">
            <text:p>7.464</text:p>
          </table:table-cell>
          <table:table-cell office:value-type="float" office:value="718.18949999999995" table:style-name="ce2">
            <text:p>718.1895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2">
            <text:p>7.488</text:p>
          </table:table-cell>
          <table:table-cell office:value-type="float" office:value="721.06939999999997" table:style-name="ce2">
            <text:p>721.0694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2">
            <text:p>7.512</text:p>
          </table:table-cell>
          <table:table-cell office:value-type="float" office:value="745.81209999999999" table:style-name="ce2">
            <text:p>745.8121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2">
            <text:p>7.5360003</text:p>
          </table:table-cell>
          <table:table-cell office:value-type="float" office:value="770.55475000000001" table:style-name="ce2">
            <text:p>770.55475</text:p>
          </table:table-cell>
          <table:table-cell table:number-columns-repeated="16382"/>
        </table:table-row>
        <table:table-row table:style-name="ro1">
          <table:table-cell office:value-type="float" office:value="7.56" table:style-name="ce2">
            <text:p>7.56</text:p>
          </table:table-cell>
          <table:table-cell office:value-type="float" office:value="795.29740000000004" table:style-name="ce2">
            <text:p>795.2974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2">
            <text:p>7.584</text:p>
          </table:table-cell>
          <table:table-cell office:value-type="float" office:value="820.04010000000005" table:style-name="ce2">
            <text:p>820.0401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2">
            <text:p>7.6080003</text:p>
          </table:table-cell>
          <table:table-cell office:value-type="float" office:value="844.78279999999995" table:style-name="ce2">
            <text:p>844.7828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2">
            <text:p>7.632</text:p>
          </table:table-cell>
          <table:table-cell office:value-type="float" office:value="869.52544999999998" table:style-name="ce2">
            <text:p>869.52545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2">
            <text:p>7.656</text:p>
          </table:table-cell>
          <table:table-cell office:value-type="float" office:value="894.2681" table:style-name="ce2">
            <text:p>894.2681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2">
            <text:p>7.6800003</text:p>
          </table:table-cell>
          <table:table-cell office:value-type="float" office:value="918.29083000000003" table:style-name="ce2">
            <text:p>918.29083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2">
            <text:p>7.704</text:p>
          </table:table-cell>
          <table:table-cell office:value-type="float" office:value="942.31353999999999" table:style-name="ce2">
            <text:p>942.31354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2">
            <text:p>7.728</text:p>
          </table:table-cell>
          <table:table-cell office:value-type="float" office:value="966.33623999999998" table:style-name="ce2">
            <text:p>966.33624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2">
            <text:p>7.752</text:p>
          </table:table-cell>
          <table:table-cell office:value-type="float" office:value="990.35895000000005" table:style-name="ce2">
            <text:p>990.35895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2">
            <text:p>7.776</text:p>
          </table:table-cell>
          <table:table-cell office:value-type="float" office:value="1036.2445" table:style-name="ce2">
            <text:p>1036.2445</text:p>
          </table:table-cell>
          <table:table-cell table:number-columns-repeated="16382"/>
        </table:table-row>
        <table:table-row table:style-name="ro1">
          <table:table-cell office:value-type="float" office:value="7.8" table:style-name="ce2">
            <text:p>7.8</text:p>
          </table:table-cell>
          <table:table-cell office:value-type="float" office:value="1060.2672" table:style-name="ce2">
            <text:p>1060.2672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2">
            <text:p>7.824</text:p>
          </table:table-cell>
          <table:table-cell office:value-type="float" office:value="1084.2899" table:style-name="ce2">
            <text:p>1084.2899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2">
            <text:p>7.848</text:p>
          </table:table-cell>
          <table:table-cell office:value-type="float" office:value="1108.3126" table:style-name="ce2">
            <text:p>1108.3126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2">
            <text:p>7.872</text:p>
          </table:table-cell>
          <table:table-cell office:value-type="float" office:value="1132.3353" table:style-name="ce2">
            <text:p>1132.3353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2">
            <text:p>7.896</text:p>
          </table:table-cell>
          <table:table-cell office:value-type="float" office:value="1178.2208000000001" table:style-name="ce2">
            <text:p>1178.2208</text:p>
          </table:table-cell>
          <table:table-cell table:number-columns-repeated="16382"/>
        </table:table-row>
        <table:table-row table:style-name="ro1">
          <table:table-cell office:value-type="float" office:value="7.92" table:style-name="ce2">
            <text:p>7.92</text:p>
          </table:table-cell>
          <table:table-cell office:value-type="float" office:value="1224.1062999999999" table:style-name="ce2">
            <text:p>1224.1063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2">
            <text:p>7.9440002</text:p>
          </table:table-cell>
          <table:table-cell office:value-type="float" office:value="1269.9918" table:style-name="ce2">
            <text:p>1269.9918</text:p>
          </table:table-cell>
          <table:table-cell table:number-columns-repeated="16382"/>
        </table:table-row>
        <table:table-row table:style-name="ro1">
          <table:table-cell office:value-type="float" office:value="7.968" table:style-name="ce2">
            <text:p>7.968</text:p>
          </table:table-cell>
          <table:table-cell office:value-type="float" office:value="1294.0145" table:style-name="ce2">
            <text:p>1294.0145</text:p>
          </table:table-cell>
          <table:table-cell table:number-columns-repeated="16382"/>
        </table:table-row>
        <table:table-row table:style-name="ro1">
          <table:table-cell office:value-type="float" office:value="7.992" table:style-name="ce2">
            <text:p>7.992</text:p>
          </table:table-cell>
          <table:table-cell office:value-type="float" office:value="1318.0372" table:style-name="ce2">
            <text:p>1318.0372</text:p>
          </table:table-cell>
          <table:table-cell table:number-columns-repeated="16382"/>
        </table:table-row>
        <table:table-row table:style-name="ro1">
          <table:table-cell office:value-type="float" office:value="8.016" table:style-name="ce2">
            <text:p>8.016</text:p>
          </table:table-cell>
          <table:table-cell office:value-type="float" office:value="1320.9170999999999" table:style-name="ce2">
            <text:p>1320.9171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2">
            <text:p>8.04</text:p>
          </table:table-cell>
          <table:table-cell office:value-type="float" office:value="1323.077" table:style-name="ce2">
            <text:p>1323.077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2">
            <text:p>8.064</text:p>
          </table:table-cell>
          <table:table-cell office:value-type="float" office:value="1325.2369000000001" table:style-name="ce2">
            <text:p>1325.2369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2">
            <text:p>8.088</text:p>
          </table:table-cell>
          <table:table-cell office:value-type="float" office:value="1327.3969" table:style-name="ce2">
            <text:p>1327.3969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2">
            <text:p>8.112</text:p>
          </table:table-cell>
          <table:table-cell office:value-type="float" office:value="1329.5568000000001" table:style-name="ce2">
            <text:p>1329.5568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2">
            <text:p>8.136</text:p>
          </table:table-cell>
          <table:table-cell office:value-type="float" office:value="1331.7166999999999" table:style-name="ce2">
            <text:p>1331.7167</text:p>
          </table:table-cell>
          <table:table-cell table:number-columns-repeated="16382"/>
        </table:table-row>
        <table:table-row table:style-name="ro1">
          <table:table-cell office:value-type="float" office:value="8.16" table:style-name="ce2">
            <text:p>8.16</text:p>
          </table:table-cell>
          <table:table-cell office:value-type="float" office:value="1333.8766000000001" table:style-name="ce2">
            <text:p>1333.8766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2">
            <text:p>8.184</text:p>
          </table:table-cell>
          <table:table-cell office:value-type="float" office:value="1357.8993" table:style-name="ce2">
            <text:p>1357.8993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2">
            <text:p>8.208</text:p>
          </table:table-cell>
          <table:table-cell office:value-type="float" office:value="1381.922" table:style-name="ce2">
            <text:p>1381.922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2">
            <text:p>8.232</text:p>
          </table:table-cell>
          <table:table-cell office:value-type="float" office:value="1405.9447" table:style-name="ce2">
            <text:p>1405.9447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2">
            <text:p>8.2560005</text:p>
          </table:table-cell>
          <table:table-cell office:value-type="float" office:value="1429.9674" table:style-name="ce2">
            <text:p>1429.9674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2">
            <text:p>8.28</text:p>
          </table:table-cell>
          <table:table-cell office:value-type="float" office:value="1453.9901" table:style-name="ce2">
            <text:p>1453.9901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2">
            <text:p>8.304</text:p>
          </table:table-cell>
          <table:table-cell office:value-type="float" office:value="1478.0128" table:style-name="ce2">
            <text:p>1478.0128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2">
            <text:p>8.328</text:p>
          </table:table-cell>
          <table:table-cell office:value-type="float" office:value="1502.7555" table:style-name="ce2">
            <text:p>1502.7555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2">
            <text:p>8.352</text:p>
          </table:table-cell>
          <table:table-cell office:value-type="float" office:value="1527.4982" table:style-name="ce2">
            <text:p>1527.4982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2">
            <text:p>8.376</text:p>
          </table:table-cell>
          <table:table-cell office:value-type="float" office:value="1552.2408" table:style-name="ce2">
            <text:p>1552.2408</text:p>
          </table:table-cell>
          <table:table-cell table:number-columns-repeated="16382"/>
        </table:table-row>
        <table:table-row table:style-name="ro1">
          <table:table-cell office:value-type="float" office:value="8.4" table:style-name="ce2">
            <text:p>8.4</text:p>
          </table:table-cell>
          <table:table-cell office:value-type="float" office:value="1555.1206999999999" table:style-name="ce2">
            <text:p>1555.1207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2">
            <text:p>8.424</text:p>
          </table:table-cell>
          <table:table-cell office:value-type="float" office:value="1558.7206000000001" table:style-name="ce2">
            <text:p>1558.7206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2">
            <text:p>8.448</text:p>
          </table:table-cell>
          <table:table-cell office:value-type="float" office:value="1563.0404000000001" table:style-name="ce2">
            <text:p>1563.0404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2">
            <text:p>8.472</text:p>
          </table:table-cell>
          <table:table-cell office:value-type="float" office:value="1567.3602000000001" table:style-name="ce2">
            <text:p>1567.3602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2">
            <text:p>8.496</text:p>
          </table:table-cell>
          <table:table-cell office:value-type="float" office:value="1571.68" table:style-name="ce2">
            <text:p>1571.68</text:p>
          </table:table-cell>
          <table:table-cell table:number-columns-repeated="16382"/>
        </table:table-row>
        <table:table-row table:style-name="ro1">
          <table:table-cell office:value-type="float" office:value="8.52" table:style-name="ce2">
            <text:p>8.52</text:p>
          </table:table-cell>
          <table:table-cell office:value-type="float" office:value="1575.2799" table:style-name="ce2">
            <text:p>1575.2799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2">
            <text:p>8.544</text:p>
          </table:table-cell>
          <table:table-cell office:value-type="float" office:value="1578.8797999999999" table:style-name="ce2">
            <text:p>1578.8798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2">
            <text:p>8.568</text:p>
          </table:table-cell>
          <table:table-cell office:value-type="float" office:value="1581.7596000000001" table:style-name="ce2">
            <text:p>1581.7596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2">
            <text:p>8.592</text:p>
          </table:table-cell>
          <table:table-cell office:value-type="float" office:value="1584.6395" table:style-name="ce2">
            <text:p>1584.6395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2">
            <text:p>8.616</text:p>
          </table:table-cell>
          <table:table-cell office:value-type="float" office:value="1587.5193999999999" table:style-name="ce2">
            <text:p>1587.5194</text:p>
          </table:table-cell>
          <table:table-cell table:number-columns-repeated="16382"/>
        </table:table-row>
        <table:table-row table:style-name="ro1">
          <table:table-cell office:value-type="float" office:value="8.64" table:style-name="ce2">
            <text:p>8.64</text:p>
          </table:table-cell>
          <table:table-cell office:value-type="float" office:value="1590.3993" table:style-name="ce2">
            <text:p>1590.3993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2">
            <text:p>8.6640005</text:p>
          </table:table-cell>
          <table:table-cell office:value-type="float" office:value="1593.2791999999999" table:style-name="ce2">
            <text:p>1593.2792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2">
            <text:p>8.688</text:p>
          </table:table-cell>
          <table:table-cell office:value-type="float" office:value="1595.4391000000001" table:style-name="ce2">
            <text:p>1595.4391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2">
            <text:p>8.712</text:p>
          </table:table-cell>
          <table:table-cell office:value-type="float" office:value="1597.5989999999999" table:style-name="ce2">
            <text:p>1597.599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2">
            <text:p>8.736</text:p>
          </table:table-cell>
          <table:table-cell office:value-type="float" office:value="1599.7589" table:style-name="ce2">
            <text:p>1599.7589</text:p>
          </table:table-cell>
          <table:table-cell table:number-columns-repeated="16382"/>
        </table:table-row>
        <table:table-row table:style-name="ro1">
          <table:table-cell office:value-type="float" office:value="8.76" table:style-name="ce2">
            <text:p>8.76</text:p>
          </table:table-cell>
          <table:table-cell office:value-type="float" office:value="1601.9187999999999" table:style-name="ce2">
            <text:p>1601.9188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2">
            <text:p>8.784</text:p>
          </table:table-cell>
          <table:table-cell office:value-type="float" office:value="1604.0787" table:style-name="ce2">
            <text:p>1604.0787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2">
            <text:p>8.808</text:p>
          </table:table-cell>
          <table:table-cell office:value-type="float" office:value="1606.2385999999999" table:style-name="ce2">
            <text:p>1606.2386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2">
            <text:p>8.832</text:p>
          </table:table-cell>
          <table:table-cell office:value-type="float" office:value="1608.3986" table:style-name="ce2">
            <text:p>1608.3986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2">
            <text:p>8.856</text:p>
          </table:table-cell>
          <table:table-cell office:value-type="float" office:value="1610.5585000000001" table:style-name="ce2">
            <text:p>1610.5585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2">
            <text:p>8.88</text:p>
          </table:table-cell>
          <table:table-cell office:value-type="float" office:value="1613.4384" table:style-name="ce2">
            <text:p>1613.4384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2">
            <text:p>8.904</text:p>
          </table:table-cell>
          <table:table-cell office:value-type="float" office:value="1615.5983000000001" table:style-name="ce2">
            <text:p>1615.5983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2">
            <text:p>8.928</text:p>
          </table:table-cell>
          <table:table-cell office:value-type="float" office:value="1617.7582" table:style-name="ce2">
            <text:p>1617.7582</text:p>
          </table:table-cell>
          <table:table-cell table:number-columns-repeated="16382"/>
        </table:table-row>
        <table:table-row table:style-name="ro1">
          <table:table-cell office:value-type="float" office:value="8.952" table:style-name="ce2">
            <text:p>8.952</text:p>
          </table:table-cell>
          <table:table-cell office:value-type="float" office:value="1641.7809" table:style-name="ce2">
            <text:p>1641.7809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2">
            <text:p>8.976</text:p>
          </table:table-cell>
          <table:table-cell office:value-type="float" office:value="1643.9408000000001" table:style-name="ce2">
            <text:p>1643.9408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46.1007" table:style-name="ce2">
            <text:p>1646.1007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2">
            <text:p>9.024</text:p>
          </table:table-cell>
          <table:table-cell office:value-type="float" office:value="1648.2606000000001" table:style-name="ce2">
            <text:p>1648.2606</text:p>
          </table:table-cell>
          <table:table-cell table:number-columns-repeated="16382"/>
        </table:table-row>
        <table:table-row table:style-name="ro1">
          <table:table-cell office:value-type="float" office:value="9.048" table:style-name="ce2">
            <text:p>9.048</text:p>
          </table:table-cell>
          <table:table-cell office:value-type="float" office:value="1650.4204999999999" table:style-name="ce2">
            <text:p>1650.4205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2">
            <text:p>9.0720005</text:p>
          </table:table-cell>
          <table:table-cell office:value-type="float" office:value="1652.5804000000001" table:style-name="ce2">
            <text:p>1652.5804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2">
            <text:p>9.096</text:p>
          </table:table-cell>
          <table:table-cell office:value-type="float" office:value="1654.7403999999999" table:style-name="ce2">
            <text:p>1654.7404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2">
            <text:p>9.12</text:p>
          </table:table-cell>
          <table:table-cell office:value-type="float" office:value="1656.9003" table:style-name="ce2">
            <text:p>1656.9003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2">
            <text:p>9.144</text:p>
          </table:table-cell>
          <table:table-cell office:value-type="float" office:value="1659.0601999999999" table:style-name="ce2">
            <text:p>1659.0602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2">
            <text:p>9.168</text:p>
          </table:table-cell>
          <table:table-cell office:value-type="float" office:value="1661.2201" table:style-name="ce2">
            <text:p>1661.2201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2">
            <text:p>9.192</text:p>
          </table:table-cell>
          <table:table-cell office:value-type="float" office:value="1663.38" table:style-name="ce2">
            <text:p>1663.38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2">
            <text:p>9.216</text:p>
          </table:table-cell>
          <table:table-cell office:value-type="float" office:value="1665.5399" table:style-name="ce2">
            <text:p>1665.5399</text:p>
          </table:table-cell>
          <table:table-cell table:number-columns-repeated="16382"/>
        </table:table-row>
        <table:table-row table:style-name="ro1">
          <table:table-cell office:value-type="float" office:value="9.24" table:style-name="ce2">
            <text:p>9.24</text:p>
          </table:table-cell>
          <table:table-cell office:value-type="float" office:value="1667.6998000000001" table:style-name="ce2">
            <text:p>1667.6998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2">
            <text:p>9.264</text:p>
          </table:table-cell>
          <table:table-cell office:value-type="float" office:value="1669.8597" table:style-name="ce2">
            <text:p>1669.8597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2">
            <text:p>9.288</text:p>
          </table:table-cell>
          <table:table-cell office:value-type="float" office:value="1672.0197000000001" table:style-name="ce2">
            <text:p>1672.0197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2">
            <text:p>9.312</text:p>
          </table:table-cell>
          <table:table-cell office:value-type="float" office:value="1674.1795999999999" table:style-name="ce2">
            <text:p>1674.1796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2">
            <text:p>9.336</text:p>
          </table:table-cell>
          <table:table-cell office:value-type="float" office:value="1676.3395" table:style-name="ce2">
            <text:p>1676.3395</text:p>
          </table:table-cell>
          <table:table-cell table:number-columns-repeated="16382"/>
        </table:table-row>
        <table:table-row table:style-name="ro1">
          <table:table-cell office:value-type="float" office:value="9.36" table:style-name="ce2">
            <text:p>9.36</text:p>
          </table:table-cell>
          <table:table-cell office:value-type="float" office:value="1677.7793999999999" table:style-name="ce2">
            <text:p>1677.7794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2">
            <text:p>9.384</text:p>
          </table:table-cell>
          <table:table-cell office:value-type="float" office:value="1701.0822000000001" table:style-name="ce2">
            <text:p>1701.0822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2">
            <text:p>9.408</text:p>
          </table:table-cell>
          <table:table-cell office:value-type="float" office:value="1724.3849" table:style-name="ce2">
            <text:p>1724.3849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2">
            <text:p>9.432</text:p>
          </table:table-cell>
          <table:table-cell office:value-type="float" office:value="1747.6876" table:style-name="ce2">
            <text:p>1747.6876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2">
            <text:p>9.456</text:p>
          </table:table-cell>
          <table:table-cell office:value-type="float" office:value="1770.9903999999999" table:style-name="ce2">
            <text:p>1770.9904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2">
            <text:p>9.4800005</text:p>
          </table:table-cell>
          <table:table-cell office:value-type="float" office:value="1794.2931000000001" table:style-name="ce2">
            <text:p>1794.2931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2">
            <text:p>9.504</text:p>
          </table:table-cell>
          <table:table-cell office:value-type="float" office:value="1817.5958000000001" table:style-name="ce2">
            <text:p>1817.5958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2">
            <text:p>9.528</text:p>
          </table:table-cell>
          <table:table-cell office:value-type="float" office:value="1840.8986" table:style-name="ce2">
            <text:p>1840.8986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2">
            <text:p>9.552</text:p>
          </table:table-cell>
          <table:table-cell office:value-type="float" office:value="1864.2012999999999" table:style-name="ce2">
            <text:p>1864.2013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2">
            <text:p>9.576</text:p>
          </table:table-cell>
          <table:table-cell office:value-type="float" office:value="1888.2239999999999" table:style-name="ce2">
            <text:p>1888.224</text:p>
          </table:table-cell>
          <table:table-cell table:number-columns-repeated="16382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float" office:value="1912.2466999999999" table:style-name="ce2">
            <text:p>1912.2467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2">
            <text:p>9.624001</text:p>
          </table:table-cell>
          <table:table-cell office:value-type="float" office:value="1914.4066" table:style-name="ce2">
            <text:p>1914.4066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2">
            <text:p>9.648</text:p>
          </table:table-cell>
          <table:table-cell office:value-type="float" office:value="1916.5664999999999" table:style-name="ce2">
            <text:p>1916.5665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2">
            <text:p>9.672</text:p>
          </table:table-cell>
          <table:table-cell office:value-type="float" office:value="1918.7264" table:style-name="ce2">
            <text:p>1918.7264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2">
            <text:p>9.696</text:p>
          </table:table-cell>
          <table:table-cell office:value-type="float" office:value="1920.8864000000001" table:style-name="ce2">
            <text:p>1920.8864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2">
            <text:p>9.72</text:p>
          </table:table-cell>
          <table:table-cell office:value-type="float" office:value="1944.9090000000001" table:style-name="ce2">
            <text:p>1944.909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2">
            <text:p>9.744</text:p>
          </table:table-cell>
          <table:table-cell office:value-type="float" office:value="1968.9318000000001" table:style-name="ce2">
            <text:p>1968.9318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2">
            <text:p>9.768</text:p>
          </table:table-cell>
          <table:table-cell office:value-type="float" office:value="1992.9545000000001" table:style-name="ce2">
            <text:p>1992.954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2">
            <text:p>9.792</text:p>
          </table:table-cell>
          <table:table-cell office:value-type="float" office:value="2016.9772" table:style-name="ce2">
            <text:p>2016.9772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2">
            <text:p>9.816</text:p>
          </table:table-cell>
          <table:table-cell office:value-type="float" office:value="2040.9999" table:style-name="ce2">
            <text:p>2040.9999</text:p>
          </table:table-cell>
          <table:table-cell table:number-columns-repeated="16382"/>
        </table:table-row>
        <table:table-row table:style-name="ro1">
          <table:table-cell office:value-type="float" office:value="9.84" table:style-name="ce2">
            <text:p>9.84</text:p>
          </table:table-cell>
          <table:table-cell office:value-type="float" office:value="2065.0227" table:style-name="ce2">
            <text:p>2065.0227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2">
            <text:p>9.864</text:p>
          </table:table-cell>
          <table:table-cell office:value-type="float" office:value="2089.0454" table:style-name="ce2">
            <text:p>2089.0454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2">
            <text:p>9.8880005</text:p>
          </table:table-cell>
          <table:table-cell office:value-type="float" office:value="2112.3481000000002" table:style-name="ce2">
            <text:p>2112.3481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2">
            <text:p>9.912</text:p>
          </table:table-cell>
          <table:table-cell office:value-type="float" office:value="2135.6509999999998" table:style-name="ce2">
            <text:p>2135.651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2">
            <text:p>9.936</text:p>
          </table:table-cell>
          <table:table-cell office:value-type="float" office:value="2158.9535999999998" table:style-name="ce2">
            <text:p>2158.9536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float" office:value="2182.2563" table:style-name="ce2">
            <text:p>2182.2563</text:p>
          </table:table-cell>
          <table:table-cell table:number-columns-repeated="16382"/>
        </table:table-row>
        <table:table-row table:style-name="ro1">
          <table:table-cell office:value-type="float" office:value="9.984" table:style-name="ce2">
            <text:p>9.984</text:p>
          </table:table-cell>
          <table:table-cell office:value-type="float" office:value="2205.5590000000002" table:style-name="ce2">
            <text:p>2205.559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2">
            <text:p>10.008</text:p>
          </table:table-cell>
          <table:table-cell office:value-type="float" office:value="2228.8618000000001" table:style-name="ce2">
            <text:p>2228.8618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2">
            <text:p>10.032001</text:p>
          </table:table-cell>
          <table:table-cell office:value-type="float" office:value="2252.1646000000001" table:style-name="ce2">
            <text:p>2252.1646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2">
            <text:p>10.056</text:p>
          </table:table-cell>
          <table:table-cell office:value-type="float" office:value="2253.6044999999999" table:style-name="ce2">
            <text:p>2253.6045</text:p>
          </table:table-cell>
          <table:table-cell table:number-columns-repeated="16382"/>
        </table:table-row>
        <table:table-row table:style-name="ro1">
          <table:table-cell office:value-type="float" office:value="10.08" table:style-name="ce2">
            <text:p>10.08</text:p>
          </table:table-cell>
          <table:table-cell office:value-type="float" office:value="2255.0444000000002" table:style-name="ce2">
            <text:p>2255.0444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2">
            <text:p>10.104</text:p>
          </table:table-cell>
          <table:table-cell office:value-type="float" office:value="2278.3472000000002" table:style-name="ce2">
            <text:p>2278.3472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2">
            <text:p>10.128</text:p>
          </table:table-cell>
          <table:table-cell office:value-type="float" office:value="2279.7869999999998" table:style-name="ce2">
            <text:p>2279.787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2">
            <text:p>10.152</text:p>
          </table:table-cell>
          <table:table-cell office:value-type="float" office:value="2303.0898000000002" table:style-name="ce2">
            <text:p>2303.0898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2">
            <text:p>10.176</text:p>
          </table:table-cell>
          <table:table-cell office:value-type="float" office:value="2326.3926000000001" table:style-name="ce2">
            <text:p>2326.3926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float" office:value="2327.8325" table:style-name="ce2">
            <text:p>2327.8325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2">
            <text:p>10.224</text:p>
          </table:table-cell>
          <table:table-cell office:value-type="float" office:value="2329.2725" table:style-name="ce2">
            <text:p>2329.2725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2">
            <text:p>10.248</text:p>
          </table:table-cell>
          <table:table-cell office:value-type="float" office:value="2330.7123999999999" table:style-name="ce2">
            <text:p>2330.7124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2">
            <text:p>10.272</text:p>
          </table:table-cell>
          <table:table-cell office:value-type="float" office:value="2354.0151000000001" table:style-name="ce2">
            <text:p>2354.0151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2">
            <text:p>10.2960005</text:p>
          </table:table-cell>
          <table:table-cell office:value-type="float" office:value="2399.1806999999999" table:style-name="ce2">
            <text:p>2399.1807</text:p>
          </table:table-cell>
          <table:table-cell table:number-columns-repeated="16382"/>
        </table:table-row>
        <table:table-row table:style-name="ro1">
          <table:table-cell office:value-type="float" office:value="10.32" table:style-name="ce2">
            <text:p>10.32</text:p>
          </table:table-cell>
          <table:table-cell office:value-type="float" office:value="2444.3462" table:style-name="ce2">
            <text:p>2444.3462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2">
            <text:p>10.344</text:p>
          </table:table-cell>
          <table:table-cell office:value-type="float" office:value="2489.5117" table:style-name="ce2">
            <text:p>2489.5117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2">
            <text:p>10.368</text:p>
          </table:table-cell>
          <table:table-cell office:value-type="float" office:value="2534.6772000000001" table:style-name="ce2">
            <text:p>2534.6772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2">
            <text:p>10.392</text:p>
          </table:table-cell>
          <table:table-cell office:value-type="float" office:value="2579.8427999999999" table:style-name="ce2">
            <text:p>2579.8428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2">
            <text:p>10.416</text:p>
          </table:table-cell>
          <table:table-cell office:value-type="float" office:value="2624.2883000000002" table:style-name="ce2">
            <text:p>2624.2883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2">
            <text:p>10.440001</text:p>
          </table:table-cell>
          <table:table-cell office:value-type="float" office:value="2668.7339999999999" table:style-name="ce2">
            <text:p>2668.734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2">
            <text:p>10.464</text:p>
          </table:table-cell>
          <table:table-cell office:value-type="float" office:value="2713.1794" table:style-name="ce2">
            <text:p>2713.1794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2">
            <text:p>10.488</text:p>
          </table:table-cell>
          <table:table-cell office:value-type="float" office:value="2735.7622000000001" table:style-name="ce2">
            <text:p>2735.7622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2">
            <text:p>10.512</text:p>
          </table:table-cell>
          <table:table-cell office:value-type="float" office:value="2780.2078000000001" table:style-name="ce2">
            <text:p>2780.2078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2">
            <text:p>10.536</text:p>
          </table:table-cell>
          <table:table-cell office:value-type="float" office:value="2802.7905000000001" table:style-name="ce2">
            <text:p>2802.7905</text:p>
          </table:table-cell>
          <table:table-cell table:number-columns-repeated="16382"/>
        </table:table-row>
        <table:table-row table:style-name="ro1">
          <table:table-cell office:value-type="float" office:value="10.56" table:style-name="ce2">
            <text:p>10.56</text:p>
          </table:table-cell>
          <table:table-cell office:value-type="float" office:value="2803.5104999999999" table:style-name="ce2">
            <text:p>2803.5105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2">
            <text:p>10.584</text:p>
          </table:table-cell>
          <table:table-cell office:value-type="float" office:value="2804.2305000000001" table:style-name="ce2">
            <text:p>2804.2305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2">
            <text:p>10.608</text:p>
          </table:table-cell>
          <table:table-cell office:value-type="float" office:value="2804.9504000000002" table:style-name="ce2">
            <text:p>2804.9504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2">
            <text:p>10.632</text:p>
          </table:table-cell>
          <table:table-cell office:value-type="float" office:value="2805.6704" table:style-name="ce2">
            <text:p>2805.6704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2">
            <text:p>10.656</text:p>
          </table:table-cell>
          <table:table-cell office:value-type="float" office:value="2806.3904000000002" table:style-name="ce2">
            <text:p>2806.3904</text:p>
          </table:table-cell>
          <table:table-cell table:number-columns-repeated="16382"/>
        </table:table-row>
        <table:table-row table:style-name="ro1">
          <table:table-cell office:value-type="float" office:value="10.68" table:style-name="ce2">
            <text:p>10.68</text:p>
          </table:table-cell>
          <table:table-cell office:value-type="float" office:value="2807.8303000000001" table:style-name="ce2">
            <text:p>2807.8303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2">
            <text:p>10.704</text:p>
          </table:table-cell>
          <table:table-cell office:value-type="float" office:value="2809.2703000000001" table:style-name="ce2">
            <text:p>2809.2703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2">
            <text:p>10.728</text:p>
          </table:table-cell>
          <table:table-cell office:value-type="float" office:value="2810.7102" table:style-name="ce2">
            <text:p>2810.7102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2">
            <text:p>10.752</text:p>
          </table:table-cell>
          <table:table-cell office:value-type="float" office:value="2812.1500999999998" table:style-name="ce2">
            <text:p>2812.1501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2">
            <text:p>10.776</text:p>
          </table:table-cell>
          <table:table-cell office:value-type="float" office:value="2813.59" table:style-name="ce2">
            <text:p>2813.59</text:p>
          </table:table-cell>
          <table:table-cell table:number-columns-repeated="16382"/>
        </table:table-row>
        <table:table-row table:style-name="ro1">
          <table:table-cell office:value-type="float" office:value="10.8" table:style-name="ce2">
            <text:p>10.8</text:p>
          </table:table-cell>
          <table:table-cell office:value-type="float" office:value="2815.03" table:style-name="ce2">
            <text:p>2815.03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2">
            <text:p>10.824</text:p>
          </table:table-cell>
          <table:table-cell office:value-type="float" office:value="2816.47" table:style-name="ce2">
            <text:p>2816.47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2">
            <text:p>10.848001</text:p>
          </table:table-cell>
          <table:table-cell office:value-type="float" office:value="2818.63" table:style-name="ce2">
            <text:p>2818.63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2">
            <text:p>10.872</text:p>
          </table:table-cell>
          <table:table-cell office:value-type="float" office:value="2820.7898" table:style-name="ce2">
            <text:p>2820.7898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2">
            <text:p>10.896</text:p>
          </table:table-cell>
          <table:table-cell office:value-type="float" office:value="2822.9497000000001" table:style-name="ce2">
            <text:p>2822.9497</text:p>
          </table:table-cell>
          <table:table-cell table:number-columns-repeated="16382"/>
        </table:table-row>
        <table:table-row table:style-name="ro1">
          <table:table-cell office:value-type="float" office:value="10.92" table:style-name="ce2">
            <text:p>10.92</text:p>
          </table:table-cell>
          <table:table-cell office:value-type="float" office:value="2825.1095999999998" table:style-name="ce2">
            <text:p>2825.1096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2">
            <text:p>10.944</text:p>
          </table:table-cell>
          <table:table-cell office:value-type="float" office:value="2827.2694999999999" table:style-name="ce2">
            <text:p>2827.2695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2">
            <text:p>10.968</text:p>
          </table:table-cell>
          <table:table-cell office:value-type="float" office:value="2828.7094999999999" table:style-name="ce2">
            <text:p>2828.7095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2">
            <text:p>10.992</text:p>
          </table:table-cell>
          <table:table-cell office:value-type="float" office:value="2852.0122000000001" table:style-name="ce2">
            <text:p>2852.0122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2">
            <text:p>11.016</text:p>
          </table:table-cell>
          <table:table-cell office:value-type="float" office:value="2875.3150000000001" table:style-name="ce2">
            <text:p>2875.315</text:p>
          </table:table-cell>
          <table:table-cell table:number-columns-repeated="16382"/>
        </table:table-row>
        <table:table-row table:style-name="ro1">
          <table:table-cell office:value-type="float" office:value="11.04" table:style-name="ce2">
            <text:p>11.04</text:p>
          </table:table-cell>
          <table:table-cell office:value-type="float" office:value="2899.3375999999998" table:style-name="ce2">
            <text:p>2899.3376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2">
            <text:p>11.064</text:p>
          </table:table-cell>
          <table:table-cell office:value-type="float" office:value="2923.3604" table:style-name="ce2">
            <text:p>2923.3604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2">
            <text:p>11.088</text:p>
          </table:table-cell>
          <table:table-cell office:value-type="float" office:value="2947.3829999999998" table:style-name="ce2">
            <text:p>2947.383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2">
            <text:p>11.112</text:p>
          </table:table-cell>
          <table:table-cell office:value-type="float" office:value="2993.2685999999999" table:style-name="ce2">
            <text:p>2993.2686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2">
            <text:p>11.136</text:p>
          </table:table-cell>
          <table:table-cell office:value-type="float" office:value="3017.2912999999999" table:style-name="ce2">
            <text:p>3017.2913</text:p>
          </table:table-cell>
          <table:table-cell table:number-columns-repeated="16382"/>
        </table:table-row>
        <table:table-row table:style-name="ro1">
          <table:table-cell office:value-type="float" office:value="11.16" table:style-name="ce2">
            <text:p>11.16</text:p>
          </table:table-cell>
          <table:table-cell office:value-type="float" office:value="3042.0340000000001" table:style-name="ce2">
            <text:p>3042.034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2">
            <text:p>11.184</text:p>
          </table:table-cell>
          <table:table-cell office:value-type="float" office:value="3066.7766000000001" table:style-name="ce2">
            <text:p>3066.7766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2">
            <text:p>11.208</text:p>
          </table:table-cell>
          <table:table-cell office:value-type="float" office:value="3091.5192999999999" table:style-name="ce2">
            <text:p>3091.5193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2">
            <text:p>11.232</text:p>
          </table:table-cell>
          <table:table-cell office:value-type="float" office:value="3136.6848" table:style-name="ce2">
            <text:p>3136.6848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2">
            <text:p>11.2560005</text:p>
          </table:table-cell>
          <table:table-cell office:value-type="float" office:value="3181.8503000000001" table:style-name="ce2">
            <text:p>3181.8503</text:p>
          </table:table-cell>
          <table:table-cell table:number-columns-repeated="16382"/>
        </table:table-row>
        <table:table-row table:style-name="ro1">
          <table:table-cell office:value-type="float" office:value="11.28" table:style-name="ce2">
            <text:p>11.28</text:p>
          </table:table-cell>
          <table:table-cell office:value-type="float" office:value="3227.0158999999999" table:style-name="ce2">
            <text:p>3227.0159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2">
            <text:p>11.304</text:p>
          </table:table-cell>
          <table:table-cell office:value-type="float" office:value="3250.3186000000001" table:style-name="ce2">
            <text:p>3250.3186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2">
            <text:p>11.328</text:p>
          </table:table-cell>
          <table:table-cell office:value-type="float" office:value="3273.6212999999998" table:style-name="ce2">
            <text:p>3273.6213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2">
            <text:p>11.352</text:p>
          </table:table-cell>
          <table:table-cell office:value-type="float" office:value="3296.924" table:style-name="ce2">
            <text:p>3296.924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2">
            <text:p>11.376</text:p>
          </table:table-cell>
          <table:table-cell office:value-type="float" office:value="3320.2267999999999" table:style-name="ce2">
            <text:p>3320.2268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2">
            <text:p>11.400001</text:p>
          </table:table-cell>
          <table:table-cell office:value-type="float" office:value="3343.5295000000001" table:style-name="ce2">
            <text:p>3343.5295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2">
            <text:p>11.424</text:p>
          </table:table-cell>
          <table:table-cell office:value-type="float" office:value="3366.8323" table:style-name="ce2">
            <text:p>3366.8323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2">
            <text:p>11.448</text:p>
          </table:table-cell>
          <table:table-cell office:value-type="float" office:value="3390.1350000000002" table:style-name="ce2">
            <text:p>3390.135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2">
            <text:p>11.472</text:p>
          </table:table-cell>
          <table:table-cell office:value-type="float" office:value="3413.4376999999999" table:style-name="ce2">
            <text:p>3413.4377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2">
            <text:p>11.496</text:p>
          </table:table-cell>
          <table:table-cell office:value-type="float" office:value="3436.7404999999999" table:style-name="ce2">
            <text:p>3436.7405</text:p>
          </table:table-cell>
          <table:table-cell table:number-columns-repeated="16382"/>
        </table:table-row>
        <table:table-row table:style-name="ro1">
          <table:table-cell office:value-type="float" office:value="11.52" table:style-name="ce2">
            <text:p>11.52</text:p>
          </table:table-cell>
          <table:table-cell office:value-type="float" office:value="3460.0432000000001" table:style-name="ce2">
            <text:p>3460.0432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2">
            <text:p>11.544</text:p>
          </table:table-cell>
          <table:table-cell office:value-type="float" office:value="3461.4832000000001" table:style-name="ce2">
            <text:p>3461.4832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2">
            <text:p>11.568</text:p>
          </table:table-cell>
          <table:table-cell office:value-type="float" office:value="3462.9229999999998" table:style-name="ce2">
            <text:p>3462.923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2">
            <text:p>11.592</text:p>
          </table:table-cell>
          <table:table-cell office:value-type="float" office:value="3464.3629999999998" table:style-name="ce2">
            <text:p>3464.363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2">
            <text:p>11.616</text:p>
          </table:table-cell>
          <table:table-cell office:value-type="float" office:value="3465.8029999999999" table:style-name="ce2">
            <text:p>3465.803</text:p>
          </table:table-cell>
          <table:table-cell table:number-columns-repeated="16382"/>
        </table:table-row>
        <table:table-row table:style-name="ro1">
          <table:table-cell office:value-type="float" office:value="11.64" table:style-name="ce2">
            <text:p>11.64</text:p>
          </table:table-cell>
          <table:table-cell office:value-type="float" office:value="3467.2429999999999" table:style-name="ce2">
            <text:p>3467.243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2">
            <text:p>11.6640005</text:p>
          </table:table-cell>
          <table:table-cell office:value-type="float" office:value="3468.6828999999998" table:style-name="ce2">
            <text:p>3468.6829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2">
            <text:p>11.688</text:p>
          </table:table-cell>
          <table:table-cell office:value-type="float" office:value="3470.1228000000001" table:style-name="ce2">
            <text:p>3470.1228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2">
            <text:p>11.712</text:p>
          </table:table-cell>
          <table:table-cell office:value-type="float" office:value="3471.5626999999999" table:style-name="ce2">
            <text:p>3471.5627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2">
            <text:p>11.736</text:p>
          </table:table-cell>
          <table:table-cell office:value-type="float" office:value="3473.0027" table:style-name="ce2">
            <text:p>3473.0027</text:p>
          </table:table-cell>
          <table:table-cell table:number-columns-repeated="16382"/>
        </table:table-row>
        <table:table-row table:style-name="ro1">
          <table:table-cell office:value-type="float" office:value="11.76" table:style-name="ce2">
            <text:p>11.76</text:p>
          </table:table-cell>
          <table:table-cell office:value-type="float" office:value="3474.4425999999999" table:style-name="ce2">
            <text:p>3474.4426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2">
            <text:p>11.784</text:p>
          </table:table-cell>
          <table:table-cell office:value-type="float" office:value="3475.8825999999999" table:style-name="ce2">
            <text:p>3475.8826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2">
            <text:p>11.808001</text:p>
          </table:table-cell>
          <table:table-cell office:value-type="float" office:value="3477.3225000000002" table:style-name="ce2">
            <text:p>3477.3225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2">
            <text:p>11.832</text:p>
          </table:table-cell>
          <table:table-cell office:value-type="float" office:value="3478.7624999999998" table:style-name="ce2">
            <text:p>3478.7625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2">
            <text:p>11.856</text:p>
          </table:table-cell>
          <table:table-cell office:value-type="float" office:value="3480.9223999999999" table:style-name="ce2">
            <text:p>3480.9224</text:p>
          </table:table-cell>
          <table:table-cell table:number-columns-repeated="16382"/>
        </table:table-row>
        <table:table-row table:style-name="ro1">
          <table:table-cell office:value-type="float" office:value="11.88" table:style-name="ce2">
            <text:p>11.88</text:p>
          </table:table-cell>
          <table:table-cell office:value-type="float" office:value="3483.0823" table:style-name="ce2">
            <text:p>3483.0823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2">
            <text:p>11.904</text:p>
          </table:table-cell>
          <table:table-cell office:value-type="float" office:value="3485.2422000000001" table:style-name="ce2">
            <text:p>3485.2422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2">
            <text:p>11.928</text:p>
          </table:table-cell>
          <table:table-cell office:value-type="float" office:value="3509.2649999999999" table:style-name="ce2">
            <text:p>3509.265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2">
            <text:p>11.952</text:p>
          </table:table-cell>
          <table:table-cell office:value-type="float" office:value="3533.2876000000001" table:style-name="ce2">
            <text:p>3533.2876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2">
            <text:p>11.976</text:p>
          </table:table-cell>
          <table:table-cell office:value-type="float" office:value="3557.3103000000001" table:style-name="ce2">
            <text:p>3557.3103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3581.3330000000001" table:style-name="ce2">
            <text:p>3581.333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2">
            <text:p>12.024</text:p>
          </table:table-cell>
          <table:table-cell office:value-type="float" office:value="3583.4929999999999" table:style-name="ce2">
            <text:p>3583.493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2">
            <text:p>12.048</text:p>
          </table:table-cell>
          <table:table-cell office:value-type="float" office:value="3585.6527999999998" table:style-name="ce2">
            <text:p>3585.6528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2">
            <text:p>12.0720005</text:p>
          </table:table-cell>
          <table:table-cell office:value-type="float" office:value="3587.8126999999999" table:style-name="ce2">
            <text:p>3587.8127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2">
            <text:p>12.096</text:p>
          </table:table-cell>
          <table:table-cell office:value-type="float" office:value="3589.9726999999998" table:style-name="ce2">
            <text:p>3589.9727</text:p>
          </table:table-cell>
          <table:table-cell table:number-columns-repeated="16382"/>
        </table:table-row>
        <table:table-row table:style-name="ro1">
          <table:table-cell office:value-type="float" office:value="12.12" table:style-name="ce2">
            <text:p>12.12</text:p>
          </table:table-cell>
          <table:table-cell office:value-type="float" office:value="3592.1325999999999" table:style-name="ce2">
            <text:p>3592.1326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2">
            <text:p>12.144</text:p>
          </table:table-cell>
          <table:table-cell office:value-type="float" office:value="3594.2925" table:style-name="ce2">
            <text:p>3594.2925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2">
            <text:p>12.168</text:p>
          </table:table-cell>
          <table:table-cell office:value-type="float" office:value="3596.4524000000001" table:style-name="ce2">
            <text:p>3596.4524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2">
            <text:p>12.192</text:p>
          </table:table-cell>
          <table:table-cell office:value-type="float" office:value="3598.6122999999998" table:style-name="ce2">
            <text:p>3598.6123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2">
            <text:p>12.216001</text:p>
          </table:table-cell>
          <table:table-cell office:value-type="float" office:value="3600.7721999999999" table:style-name="ce2">
            <text:p>3600.7722</text:p>
          </table:table-cell>
          <table:table-cell table:number-columns-repeated="16382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float" office:value="3602.9321" table:style-name="ce2">
            <text:p>3602.9321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2">
            <text:p>12.264</text:p>
          </table:table-cell>
          <table:table-cell office:value-type="float" office:value="3605.0920000000001" table:style-name="ce2">
            <text:p>3605.092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2">
            <text:p>12.288</text:p>
          </table:table-cell>
          <table:table-cell office:value-type="float" office:value="3606.5320000000002" table:style-name="ce2">
            <text:p>3606.532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2">
            <text:p>12.312</text:p>
          </table:table-cell>
          <table:table-cell office:value-type="float" office:value="3607.9720000000002" table:style-name="ce2">
            <text:p>3607.972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2">
            <text:p>12.336</text:p>
          </table:table-cell>
          <table:table-cell office:value-type="float" office:value="3609.4119000000001" table:style-name="ce2">
            <text:p>3609.4119</text:p>
          </table:table-cell>
          <table:table-cell table:number-columns-repeated="16382"/>
        </table:table-row>
        <table:table-row table:style-name="ro1">
          <table:table-cell office:value-type="float" office:value="12.36" table:style-name="ce2">
            <text:p>12.36</text:p>
          </table:table-cell>
          <table:table-cell office:value-type="float" office:value="3610.8517999999999" table:style-name="ce2">
            <text:p>3610.8518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2">
            <text:p>12.384</text:p>
          </table:table-cell>
          <table:table-cell office:value-type="float" office:value="3612.2917000000002" table:style-name="ce2">
            <text:p>3612.2917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2">
            <text:p>12.408</text:p>
          </table:table-cell>
          <table:table-cell office:value-type="float" office:value="3613.7316999999998" table:style-name="ce2">
            <text:p>3613.7317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2">
            <text:p>12.432</text:p>
          </table:table-cell>
          <table:table-cell office:value-type="float" office:value="3615.1716000000001" table:style-name="ce2">
            <text:p>3615.1716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2">
            <text:p>12.456</text:p>
          </table:table-cell>
          <table:table-cell office:value-type="float" office:value="3616.6116000000002" table:style-name="ce2">
            <text:p>3616.6116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2">
            <text:p>12.4800005</text:p>
          </table:table-cell>
          <table:table-cell office:value-type="float" office:value="3618.0515" table:style-name="ce2">
            <text:p>3618.0515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2">
            <text:p>12.504</text:p>
          </table:table-cell>
          <table:table-cell office:value-type="float" office:value="3619.4915000000001" table:style-name="ce2">
            <text:p>3619.4915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2">
            <text:p>12.528</text:p>
          </table:table-cell>
          <table:table-cell office:value-type="float" office:value="3620.9313999999999" table:style-name="ce2">
            <text:p>3620.9314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2">
            <text:p>12.552</text:p>
          </table:table-cell>
          <table:table-cell office:value-type="float" office:value="3622.3712999999998" table:style-name="ce2">
            <text:p>3622.3713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2">
            <text:p>12.576</text:p>
          </table:table-cell>
          <table:table-cell office:value-type="float" office:value="3623.8112999999998" table:style-name="ce2">
            <text:p>3623.8113</text:p>
          </table:table-cell>
          <table:table-cell table:number-columns-repeated="16382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float" office:value="3625.2512000000002" table:style-name="ce2">
            <text:p>3625.2512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2">
            <text:p>12.624001</text:p>
          </table:table-cell>
          <table:table-cell office:value-type="float" office:value="3626.6912000000002" table:style-name="ce2">
            <text:p>3626.6912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2">
            <text:p>12.648</text:p>
          </table:table-cell>
          <table:table-cell office:value-type="float" office:value="3628.1309999999999" table:style-name="ce2">
            <text:p>3628.131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2">
            <text:p>12.672</text:p>
          </table:table-cell>
          <table:table-cell office:value-type="float" office:value="3629.5709999999999" table:style-name="ce2">
            <text:p>3629.571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2">
            <text:p>12.696</text:p>
          </table:table-cell>
          <table:table-cell office:value-type="float" office:value="3631.011" table:style-name="ce2">
            <text:p>3631.011</text:p>
          </table:table-cell>
          <table:table-cell table:number-columns-repeated="16382"/>
        </table:table-row>
        <table:table-row table:style-name="ro1">
          <table:table-cell office:value-type="float" office:value="12.72" table:style-name="ce2">
            <text:p>12.72</text:p>
          </table:table-cell>
          <table:table-cell office:value-type="float" office:value="3654.3137000000002" table:style-name="ce2">
            <text:p>3654.3137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2">
            <text:p>12.744</text:p>
          </table:table-cell>
          <table:table-cell office:value-type="float" office:value="3677.6165000000001" table:style-name="ce2">
            <text:p>3677.6165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2">
            <text:p>12.768</text:p>
          </table:table-cell>
          <table:table-cell office:value-type="float" office:value="3700.9191999999998" table:style-name="ce2">
            <text:p>3700.9192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2">
            <text:p>12.792</text:p>
          </table:table-cell>
          <table:table-cell office:value-type="float" office:value="3724.2220000000002" table:style-name="ce2">
            <text:p>3724.222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2">
            <text:p>12.816</text:p>
          </table:table-cell>
          <table:table-cell office:value-type="float" office:value="3747.5246999999999" table:style-name="ce2">
            <text:p>3747.5247</text:p>
          </table:table-cell>
          <table:table-cell table:number-columns-repeated="16382"/>
        </table:table-row>
        <table:table-row table:style-name="ro1">
          <table:table-cell office:value-type="float" office:value="12.84" table:style-name="ce2">
            <text:p>12.84</text:p>
          </table:table-cell>
          <table:table-cell office:value-type="float" office:value="3770.8274000000001" table:style-name="ce2">
            <text:p>3770.8274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2">
            <text:p>12.864</text:p>
          </table:table-cell>
          <table:table-cell office:value-type="float" office:value="3794.1300999999999" table:style-name="ce2">
            <text:p>3794.1301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2">
            <text:p>12.8880005</text:p>
          </table:table-cell>
          <table:table-cell office:value-type="float" office:value="3817.4328999999998" table:style-name="ce2">
            <text:p>3817.4329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2">
            <text:p>12.912</text:p>
          </table:table-cell>
          <table:table-cell office:value-type="float" office:value="3862.5983999999999" table:style-name="ce2">
            <text:p>3862.5984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2">
            <text:p>12.936</text:p>
          </table:table-cell>
          <table:table-cell office:value-type="float" office:value="3907.7640000000001" table:style-name="ce2">
            <text:p>3907.764</text:p>
          </table:table-cell>
          <table:table-cell table:number-columns-repeated="16382"/>
        </table:table-row>
        <table:table-row table:style-name="ro1">
          <table:table-cell office:value-type="float" office:value="12.96" table:style-name="ce2">
            <text:p>12.96</text:p>
          </table:table-cell>
          <table:table-cell office:value-type="float" office:value="3952.9294" table:style-name="ce2">
            <text:p>3952.9294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2">
            <text:p>12.984</text:p>
          </table:table-cell>
          <table:table-cell office:value-type="float" office:value="3976.2321999999999" table:style-name="ce2">
            <text:p>3976.2322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2">
            <text:p>13.008</text:p>
          </table:table-cell>
          <table:table-cell office:value-type="float" office:value="3999.5349999999999" table:style-name="ce2">
            <text:p>3999.535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2">
            <text:p>13.032001</text:p>
          </table:table-cell>
          <table:table-cell office:value-type="float" office:value="4022.8375999999998" table:style-name="ce2">
            <text:p>4022.8376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2">
            <text:p>13.056</text:p>
          </table:table-cell>
          <table:table-cell office:value-type="float" office:value="4046.1404000000002" table:style-name="ce2">
            <text:p>4046.1404</text:p>
          </table:table-cell>
          <table:table-cell table:number-columns-repeated="16382"/>
        </table:table-row>
        <table:table-row table:style-name="ro1">
          <table:table-cell office:value-type="float" office:value="13.08" table:style-name="ce2">
            <text:p>13.08</text:p>
          </table:table-cell>
          <table:table-cell office:value-type="float" office:value="4069.4430000000002" table:style-name="ce2">
            <text:p>4069.443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2">
            <text:p>13.104</text:p>
          </table:table-cell>
          <table:table-cell office:value-type="float" office:value="4092.7458000000001" table:style-name="ce2">
            <text:p>4092.7458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2">
            <text:p>13.128</text:p>
          </table:table-cell>
          <table:table-cell office:value-type="float" office:value="4115.3285999999998" table:style-name="ce2">
            <text:p>4115.3286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2">
            <text:p>13.152</text:p>
          </table:table-cell>
          <table:table-cell office:value-type="float" office:value="4137.9116000000004" table:style-name="ce2">
            <text:p>4137.9116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2">
            <text:p>13.176</text:p>
          </table:table-cell>
          <table:table-cell office:value-type="float" office:value="4160.4946" table:style-name="ce2">
            <text:p>4160.4946</text:p>
          </table:table-cell>
          <table:table-cell table:number-columns-repeated="16382"/>
        </table:table-row>
        <table:table-row table:style-name="ro1">
          <table:table-cell office:value-type="float" office:value="13.2" table:style-name="ce2">
            <text:p>13.2</text:p>
          </table:table-cell>
          <table:table-cell office:value-type="float" office:value="4183.0775999999996" table:style-name="ce2">
            <text:p>4183.0776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2">
            <text:p>13.224</text:p>
          </table:table-cell>
          <table:table-cell office:value-type="float" office:value="4183.7979999999998" table:style-name="ce2">
            <text:p>4183.798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2">
            <text:p>13.248</text:p>
          </table:table-cell>
          <table:table-cell office:value-type="float" office:value="4184.518" table:style-name="ce2">
            <text:p>4184.518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2">
            <text:p>13.272</text:p>
          </table:table-cell>
          <table:table-cell office:value-type="float" office:value="4185.2383" table:style-name="ce2">
            <text:p>4185.2383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2">
            <text:p>13.2960005</text:p>
          </table:table-cell>
          <table:table-cell office:value-type="float" office:value="4185.9584999999997" table:style-name="ce2">
            <text:p>4185.9585</text:p>
          </table:table-cell>
          <table:table-cell table:number-columns-repeated="16382"/>
        </table:table-row>
        <table:table-row table:style-name="ro1">
          <table:table-cell office:value-type="float" office:value="13.32" table:style-name="ce2">
            <text:p>13.32</text:p>
          </table:table-cell>
          <table:table-cell office:value-type="float" office:value="4186.6787000000004" table:style-name="ce2">
            <text:p>4186.6787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2">
            <text:p>13.344</text:p>
          </table:table-cell>
          <table:table-cell office:value-type="float" office:value="4187.3990000000003" table:style-name="ce2">
            <text:p>4187.399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2">
            <text:p>13.368</text:p>
          </table:table-cell>
          <table:table-cell office:value-type="float" office:value="4188.1189999999997" table:style-name="ce2">
            <text:p>4188.119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2">
            <text:p>13.392</text:p>
          </table:table-cell>
          <table:table-cell office:value-type="float" office:value="4188.8393999999998" table:style-name="ce2">
            <text:p>4188.8394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2">
            <text:p>13.416</text:p>
          </table:table-cell>
          <table:table-cell office:value-type="float" office:value="4189.5595999999996" table:style-name="ce2">
            <text:p>4189.5596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2">
            <text:p>13.440001</text:p>
          </table:table-cell>
          <table:table-cell office:value-type="float" office:value="4190.28" table:style-name="ce2">
            <text:p>4190.28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2">
            <text:p>13.464</text:p>
          </table:table-cell>
          <table:table-cell office:value-type="float" office:value="4191" table:style-name="ce2">
            <text:p>4191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2">
            <text:p>13.488</text:p>
          </table:table-cell>
          <table:table-cell office:value-type="float" office:value="4213.5829999999996" table:style-name="ce2">
            <text:p>4213.583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2">
            <text:p>13.512</text:p>
          </table:table-cell>
          <table:table-cell office:value-type="float" office:value="4236.1660000000002" table:style-name="ce2">
            <text:p>4236.166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2">
            <text:p>13.536</text:p>
          </table:table-cell>
          <table:table-cell office:value-type="float" office:value="4236.8860000000004" table:style-name="ce2">
            <text:p>4236.886</text:p>
          </table:table-cell>
          <table:table-cell table:number-columns-repeated="16382"/>
        </table:table-row>
        <table:table-row table:style-name="ro1">
          <table:table-cell office:value-type="float" office:value="13.56" table:style-name="ce2">
            <text:p>13.56</text:p>
          </table:table-cell>
          <table:table-cell office:value-type="float" office:value="4237.6063999999997" table:style-name="ce2">
            <text:p>4237.6064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2">
            <text:p>13.584001</text:p>
          </table:table-cell>
          <table:table-cell office:value-type="float" office:value="4238.3266999999996" table:style-name="ce2">
            <text:p>4238.3267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2">
            <text:p>13.608</text:p>
          </table:table-cell>
          <table:table-cell office:value-type="float" office:value="4239.0469999999996" table:style-name="ce2">
            <text:p>4239.047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2">
            <text:p>13.632</text:p>
          </table:table-cell>
          <table:table-cell office:value-type="float" office:value="4239.7669999999998" table:style-name="ce2">
            <text:p>4239.767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2">
            <text:p>13.656</text:p>
          </table:table-cell>
          <table:table-cell office:value-type="float" office:value="4240.4872999999998" table:style-name="ce2">
            <text:p>4240.4873</text:p>
          </table:table-cell>
          <table:table-cell table:number-columns-repeated="16382"/>
        </table:table-row>
        <table:table-row table:style-name="ro1">
          <table:table-cell office:value-type="float" office:value="13.68" table:style-name="ce2">
            <text:p>13.68</text:p>
          </table:table-cell>
          <table:table-cell office:value-type="float" office:value="4241.9277000000002" table:style-name="ce2">
            <text:p>4241.9277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2">
            <text:p>13.704</text:p>
          </table:table-cell>
          <table:table-cell office:value-type="float" office:value="4243.3680000000004" table:style-name="ce2">
            <text:p>4243.368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2">
            <text:p>13.728</text:p>
          </table:table-cell>
          <table:table-cell office:value-type="float" office:value="4244.8086000000003" table:style-name="ce2">
            <text:p>4244.8086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2">
            <text:p>13.752</text:p>
          </table:table-cell>
          <table:table-cell office:value-type="float" office:value="4246.2489999999998" table:style-name="ce2">
            <text:p>4246.249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2">
            <text:p>13.776</text:p>
          </table:table-cell>
          <table:table-cell office:value-type="float" office:value="4247.6895000000004" table:style-name="ce2">
            <text:p>4247.6895</text:p>
          </table:table-cell>
          <table:table-cell table:number-columns-repeated="16382"/>
        </table:table-row>
        <table:table-row table:style-name="ro1">
          <table:table-cell office:value-type="float" office:value="13.8" table:style-name="ce2">
            <text:p>13.8</text:p>
          </table:table-cell>
          <table:table-cell office:value-type="float" office:value="4249.13" table:style-name="ce2">
            <text:p>4249.13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2">
            <text:p>13.824</text:p>
          </table:table-cell>
          <table:table-cell office:value-type="float" office:value="4250.5703000000003" table:style-name="ce2">
            <text:p>4250.5703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2">
            <text:p>13.848001</text:p>
          </table:table-cell>
          <table:table-cell office:value-type="float" office:value="4252.0106999999998" table:style-name="ce2">
            <text:p>4252.0107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2">
            <text:p>13.872</text:p>
          </table:table-cell>
          <table:table-cell office:value-type="float" office:value="4253.451" table:style-name="ce2">
            <text:p>4253.451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2">
            <text:p>13.896</text:p>
          </table:table-cell>
          <table:table-cell office:value-type="float" office:value="4254.8915999999999" table:style-name="ce2">
            <text:p>4254.8916</text:p>
          </table:table-cell>
          <table:table-cell table:number-columns-repeated="16382"/>
        </table:table-row>
        <table:table-row table:style-name="ro1">
          <table:table-cell office:value-type="float" office:value="13.92" table:style-name="ce2">
            <text:p>13.92</text:p>
          </table:table-cell>
          <table:table-cell office:value-type="float" office:value="4255.6120000000001" table:style-name="ce2">
            <text:p>4255.612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2">
            <text:p>13.944</text:p>
          </table:table-cell>
          <table:table-cell office:value-type="float" office:value="4257.0522000000001" table:style-name="ce2">
            <text:p>4257.0522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2">
            <text:p>13.968</text:p>
          </table:table-cell>
          <table:table-cell office:value-type="float" office:value="4258.4926999999998" table:style-name="ce2">
            <text:p>4258.4927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2">
            <text:p>13.992001</text:p>
          </table:table-cell>
          <table:table-cell office:value-type="float" office:value="4259.933" table:style-name="ce2">
            <text:p>4259.933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2">
            <text:p>14.016</text:p>
          </table:table-cell>
          <table:table-cell office:value-type="float" office:value="4262.0937999999996" table:style-name="ce2">
            <text:p>4262.0938</text:p>
          </table:table-cell>
          <table:table-cell table:number-columns-repeated="16382"/>
        </table:table-row>
        <table:table-row table:style-name="ro1">
          <table:table-cell office:value-type="float" office:value="14.04" table:style-name="ce2">
            <text:p>14.04</text:p>
          </table:table-cell>
          <table:table-cell office:value-type="float" office:value="4264.2543999999998" table:style-name="ce2">
            <text:p>4264.2544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2">
            <text:p>14.064</text:p>
          </table:table-cell>
          <table:table-cell office:value-type="float" office:value="4266.415" table:style-name="ce2">
            <text:p>4266.415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2">
            <text:p>14.088</text:p>
          </table:table-cell>
          <table:table-cell office:value-type="float" office:value="4268.5757000000003" table:style-name="ce2">
            <text:p>4268.5757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2">
            <text:p>14.112</text:p>
          </table:table-cell>
          <table:table-cell office:value-type="float" office:value="4270.7362999999996" table:style-name="ce2">
            <text:p>4270.7363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2">
            <text:p>14.136</text:p>
          </table:table-cell>
          <table:table-cell office:value-type="float" office:value="4272.8969999999999" table:style-name="ce2">
            <text:p>4272.897</text:p>
          </table:table-cell>
          <table:table-cell table:number-columns-repeated="16382"/>
        </table:table-row>
        <table:table-row table:style-name="ro1">
          <table:table-cell office:value-type="float" office:value="14.16" table:style-name="ce2">
            <text:p>14.16</text:p>
          </table:table-cell>
          <table:table-cell office:value-type="float" office:value="4275.0576000000001" table:style-name="ce2">
            <text:p>4275.0576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2">
            <text:p>14.184</text:p>
          </table:table-cell>
          <table:table-cell office:value-type="float" office:value="4277.2183000000005" table:style-name="ce2">
            <text:p>4277.2183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2">
            <text:p>14.208</text:p>
          </table:table-cell>
          <table:table-cell office:value-type="float" office:value="4279.3789999999999" table:style-name="ce2">
            <text:p>4279.379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2">
            <text:p>14.232</text:p>
          </table:table-cell>
          <table:table-cell office:value-type="float" office:value="4281.5396000000001" table:style-name="ce2">
            <text:p>4281.5396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2">
            <text:p>14.2560005</text:p>
          </table:table-cell>
          <table:table-cell office:value-type="float" office:value="4283.7" table:style-name="ce2">
            <text:p>4283.7</text:p>
          </table:table-cell>
          <table:table-cell table:number-columns-repeated="16382"/>
        </table:table-row>
        <table:table-row table:style-name="ro1">
          <table:table-cell office:value-type="float" office:value="14.28" table:style-name="ce2">
            <text:p>14.28</text:p>
          </table:table-cell>
          <table:table-cell office:value-type="float" office:value="4285.8609999999999" table:style-name="ce2">
            <text:p>4285.861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2">
            <text:p>14.304</text:p>
          </table:table-cell>
          <table:table-cell office:value-type="float" office:value="4288.0214999999998" table:style-name="ce2">
            <text:p>4288.0215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2">
            <text:p>14.328</text:p>
          </table:table-cell>
          <table:table-cell office:value-type="float" office:value="4290.1819999999998" table:style-name="ce2">
            <text:p>4290.182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2">
            <text:p>14.352</text:p>
          </table:table-cell>
          <table:table-cell office:value-type="float" office:value="4292.3429999999998" table:style-name="ce2">
            <text:p>4292.343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2">
            <text:p>14.376</text:p>
          </table:table-cell>
          <table:table-cell office:value-type="float" office:value="4294.5033999999996" table:style-name="ce2">
            <text:p>4294.5034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2">
            <text:p>14.400001</text:p>
          </table:table-cell>
          <table:table-cell office:value-type="float" office:value="4296.6639999999998" table:style-name="ce2">
            <text:p>4296.664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2">
            <text:p>14.424</text:p>
          </table:table-cell>
          <table:table-cell office:value-type="float" office:value="4298.8247000000001" table:style-name="ce2">
            <text:p>4298.8247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2">
            <text:p>14.448</text:p>
          </table:table-cell>
          <table:table-cell office:value-type="float" office:value="4300.9853999999996" table:style-name="ce2">
            <text:p>4300.9854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2">
            <text:p>14.472</text:p>
          </table:table-cell>
          <table:table-cell office:value-type="float" office:value="4303.866" table:style-name="ce2">
            <text:p>4303.866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2">
            <text:p>14.496</text:p>
          </table:table-cell>
          <table:table-cell office:value-type="float" office:value="4306.7470000000003" table:style-name="ce2">
            <text:p>4306.747</text:p>
          </table:table-cell>
          <table:table-cell table:number-columns-repeated="16382"/>
        </table:table-row>
        <table:table-row table:style-name="ro1">
          <table:table-cell office:value-type="float" office:value="14.52" table:style-name="ce2">
            <text:p>14.52</text:p>
          </table:table-cell>
          <table:table-cell office:value-type="float" office:value="4309.6279999999997" table:style-name="ce2">
            <text:p>4309.628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2">
            <text:p>14.544</text:p>
          </table:table-cell>
          <table:table-cell office:value-type="float" office:value="4312.509" table:style-name="ce2">
            <text:p>4312.509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2">
            <text:p>14.568</text:p>
          </table:table-cell>
          <table:table-cell office:value-type="float" office:value="4315.3896000000004" table:style-name="ce2">
            <text:p>4315.3896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2">
            <text:p>14.592</text:p>
          </table:table-cell>
          <table:table-cell office:value-type="float" office:value="4318.2704999999996" table:style-name="ce2">
            <text:p>4318.2705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2">
            <text:p>14.616</text:p>
          </table:table-cell>
          <table:table-cell office:value-type="float" office:value="4321.1513999999997" table:style-name="ce2">
            <text:p>4321.1514</text:p>
          </table:table-cell>
          <table:table-cell table:number-columns-repeated="16382"/>
        </table:table-row>
        <table:table-row table:style-name="ro1">
          <table:table-cell office:value-type="float" office:value="14.64" table:style-name="ce2">
            <text:p>14.64</text:p>
          </table:table-cell>
          <table:table-cell office:value-type="float" office:value="4324.0320000000002" table:style-name="ce2">
            <text:p>4324.032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2">
            <text:p>14.6640005</text:p>
          </table:table-cell>
          <table:table-cell office:value-type="float" office:value="4326.9129999999996" table:style-name="ce2">
            <text:p>4326.913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2">
            <text:p>14.688</text:p>
          </table:table-cell>
          <table:table-cell office:value-type="float" office:value="4329.0736999999999" table:style-name="ce2">
            <text:p>4329.0737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2">
            <text:p>14.712</text:p>
          </table:table-cell>
          <table:table-cell office:value-type="float" office:value="4331.2344000000003" table:style-name="ce2">
            <text:p>4331.2344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2">
            <text:p>14.736</text:p>
          </table:table-cell>
          <table:table-cell office:value-type="float" office:value="4333.3950000000004" table:style-name="ce2">
            <text:p>4333.395</text:p>
          </table:table-cell>
          <table:table-cell table:number-columns-repeated="16382"/>
        </table:table-row>
        <table:table-row table:style-name="ro1">
          <table:table-cell office:value-type="float" office:value="14.76" table:style-name="ce2">
            <text:p>14.76</text:p>
          </table:table-cell>
          <table:table-cell office:value-type="float" office:value="4335.5556999999999" table:style-name="ce2">
            <text:p>4335.5557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2">
            <text:p>14.784</text:p>
          </table:table-cell>
          <table:table-cell office:value-type="float" office:value="4337.7163" table:style-name="ce2">
            <text:p>4337.7163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2">
            <text:p>14.808001</text:p>
          </table:table-cell>
          <table:table-cell office:value-type="float" office:value="4339.8770000000004" table:style-name="ce2">
            <text:p>4339.877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2">
            <text:p>14.832</text:p>
          </table:table-cell>
          <table:table-cell office:value-type="float" office:value="4342.0375999999997" table:style-name="ce2">
            <text:p>4342.0376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2">
            <text:p>14.856</text:p>
          </table:table-cell>
          <table:table-cell office:value-type="float" office:value="4344.1980000000003" table:style-name="ce2">
            <text:p>4344.198</text:p>
          </table:table-cell>
          <table:table-cell table:number-columns-repeated="16382"/>
        </table:table-row>
        <table:table-row table:style-name="ro1">
          <table:table-cell office:value-type="float" office:value="14.88" table:style-name="ce2">
            <text:p>14.88</text:p>
          </table:table-cell>
          <table:table-cell office:value-type="float" office:value="4345.6387000000004" table:style-name="ce2">
            <text:p>4345.6387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2">
            <text:p>14.904</text:p>
          </table:table-cell>
          <table:table-cell office:value-type="float" office:value="4347.0789999999997" table:style-name="ce2">
            <text:p>4347.079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2">
            <text:p>14.928</text:p>
          </table:table-cell>
          <table:table-cell office:value-type="float" office:value="4348.5195000000003" table:style-name="ce2">
            <text:p>4348.5195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2">
            <text:p>14.952</text:p>
          </table:table-cell>
          <table:table-cell office:value-type="float" office:value="4349.96" table:style-name="ce2">
            <text:p>4349.96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2">
            <text:p>14.976</text:p>
          </table:table-cell>
          <table:table-cell office:value-type="float" office:value="4351.4004000000004" table:style-name="ce2">
            <text:p>4351.4004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352.8410000000003" table:style-name="ce2">
            <text:p>4352.841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2">
            <text:p>15.024</text:p>
          </table:table-cell>
          <table:table-cell office:value-type="float" office:value="4354.2812999999996" table:style-name="ce2">
            <text:p>4354.2813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2">
            <text:p>15.048</text:p>
          </table:table-cell>
          <table:table-cell office:value-type="float" office:value="4355.7217000000001" table:style-name="ce2">
            <text:p>4355.7217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2">
            <text:p>15.0720005</text:p>
          </table:table-cell>
          <table:table-cell office:value-type="float" office:value="4357.1620000000003" table:style-name="ce2">
            <text:p>4357.162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2">
            <text:p>15.096</text:p>
          </table:table-cell>
          <table:table-cell office:value-type="float" office:value="4357.8823000000002" table:style-name="ce2">
            <text:p>4357.8823</text:p>
          </table:table-cell>
          <table:table-cell table:number-columns-repeated="16382"/>
        </table:table-row>
        <table:table-row table:style-name="ro1">
          <table:table-cell office:value-type="float" office:value="15.12" table:style-name="ce2">
            <text:p>15.12</text:p>
          </table:table-cell>
          <table:table-cell office:value-type="float" office:value="4358.6025" table:style-name="ce2">
            <text:p>4358.6025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2">
            <text:p>15.144</text:p>
          </table:table-cell>
          <table:table-cell office:value-type="float" office:value="4359.3227999999999" table:style-name="ce2">
            <text:p>4359.3228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2">
            <text:p>15.168</text:p>
          </table:table-cell>
          <table:table-cell office:value-type="float" office:value="4360.0429999999997" table:style-name="ce2">
            <text:p>4360.043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2">
            <text:p>15.192</text:p>
          </table:table-cell>
          <table:table-cell office:value-type="float" office:value="4360.7629999999999" table:style-name="ce2">
            <text:p>4360.763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2">
            <text:p>15.216001</text:p>
          </table:table-cell>
          <table:table-cell office:value-type="float" office:value="4361.4834000000001" table:style-name="ce2">
            <text:p>4361.4834</text:p>
          </table:table-cell>
          <table:table-cell table:number-columns-repeated="16382"/>
        </table:table-row>
        <table:table-row table:style-name="ro1">
          <table:table-cell office:value-type="float" office:value="15.24" table:style-name="ce2">
            <text:p>15.24</text:p>
          </table:table-cell>
          <table:table-cell office:value-type="float" office:value="4362.2035999999998" table:style-name="ce2">
            <text:p>4362.2036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2">
            <text:p>15.264</text:p>
          </table:table-cell>
          <table:table-cell office:value-type="float" office:value="4362.924" table:style-name="ce2">
            <text:p>4362.924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2">
            <text:p>15.288</text:p>
          </table:table-cell>
          <table:table-cell office:value-type="float" office:value="4363.6440000000002" table:style-name="ce2">
            <text:p>4363.644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2">
            <text:p>15.312</text:p>
          </table:table-cell>
          <table:table-cell office:value-type="float" office:value="4364.3643000000002" table:style-name="ce2">
            <text:p>4364.3643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2">
            <text:p>15.336</text:p>
          </table:table-cell>
          <table:table-cell office:value-type="float" office:value="4365.0844999999999" table:style-name="ce2">
            <text:p>4365.0845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2">
            <text:p>15.360001</text:p>
          </table:table-cell>
          <table:table-cell office:value-type="float" office:value="4365.8046999999997" table:style-name="ce2">
            <text:p>4365.8047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2">
            <text:p>15.384</text:p>
          </table:table-cell>
          <table:table-cell office:value-type="float" office:value="4366.5249999999996" table:style-name="ce2">
            <text:p>4366.525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2">
            <text:p>15.408</text:p>
          </table:table-cell>
          <table:table-cell office:value-type="float" office:value="4367.2449999999999" table:style-name="ce2">
            <text:p>4367.245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2">
            <text:p>15.432</text:p>
          </table:table-cell>
          <table:table-cell office:value-type="float" office:value="4367.9652999999998" table:style-name="ce2">
            <text:p>4367.9653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2">
            <text:p>15.456</text:p>
          </table:table-cell>
          <table:table-cell office:value-type="float" office:value="4368.6854999999996" table:style-name="ce2">
            <text:p>4368.6855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2">
            <text:p>15.4800005</text:p>
          </table:table-cell>
          <table:table-cell office:value-type="float" office:value="4369.4059999999999" table:style-name="ce2">
            <text:p>4369.406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2">
            <text:p>15.504</text:p>
          </table:table-cell>
          <table:table-cell office:value-type="float" office:value="4370.1260000000002" table:style-name="ce2">
            <text:p>4370.126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2">
            <text:p>15.528</text:p>
          </table:table-cell>
          <table:table-cell office:value-type="float" office:value="4370.8459999999995" table:style-name="ce2">
            <text:p>4370.846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2">
            <text:p>15.552</text:p>
          </table:table-cell>
          <table:table-cell office:value-type="float" office:value="4371.5663999999997" table:style-name="ce2">
            <text:p>4371.5664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2">
            <text:p>15.576</text:p>
          </table:table-cell>
          <table:table-cell office:value-type="float" office:value="4372.2866000000004" table:style-name="ce2">
            <text:p>4372.2866</text:p>
          </table:table-cell>
          <table:table-cell table:number-columns-repeated="16382"/>
        </table:table-row>
        <table:table-row table:style-name="ro1">
          <table:table-cell office:value-type="float" office:value="15.6" table:style-name="ce2">
            <text:p>15.6</text:p>
          </table:table-cell>
          <table:table-cell office:value-type="float" office:value="4394.8696" table:style-name="ce2">
            <text:p>4394.8696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2">
            <text:p>15.624001</text:p>
          </table:table-cell>
          <table:table-cell office:value-type="float" office:value="4417.4525999999996" table:style-name="ce2">
            <text:p>4417.4526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2">
            <text:p>15.648</text:p>
          </table:table-cell>
          <table:table-cell office:value-type="float" office:value="4440.0356000000002" table:style-name="ce2">
            <text:p>4440.0356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2">
            <text:p>15.672</text:p>
          </table:table-cell>
          <table:table-cell office:value-type="float" office:value="4462.6187" table:style-name="ce2">
            <text:p>4462.6187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2">
            <text:p>15.696</text:p>
          </table:table-cell>
          <table:table-cell office:value-type="float" office:value="4485.2016999999996" table:style-name="ce2">
            <text:p>4485.2017</text:p>
          </table:table-cell>
          <table:table-cell table:number-columns-repeated="16382"/>
        </table:table-row>
        <table:table-row table:style-name="ro1">
          <table:table-cell office:value-type="float" office:value="15.72" table:style-name="ce2">
            <text:p>15.72</text:p>
          </table:table-cell>
          <table:table-cell office:value-type="float" office:value="4507.7847000000002" table:style-name="ce2">
            <text:p>4507.7847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2">
            <text:p>15.744</text:p>
          </table:table-cell>
          <table:table-cell office:value-type="float" office:value="4530.3676999999998" table:style-name="ce2">
            <text:p>4530.3677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2">
            <text:p>15.768001</text:p>
          </table:table-cell>
          <table:table-cell office:value-type="float" office:value="4552.9507000000003" table:style-name="ce2">
            <text:p>4552.9507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2">
            <text:p>15.792</text:p>
          </table:table-cell>
          <table:table-cell office:value-type="float" office:value="4575.5337" table:style-name="ce2">
            <text:p>4575.5337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2">
            <text:p>15.816</text:p>
          </table:table-cell>
          <table:table-cell office:value-type="float" office:value="4598.1166999999996" table:style-name="ce2">
            <text:p>4598.1167</text:p>
          </table:table-cell>
          <table:table-cell table:number-columns-repeated="16382"/>
        </table:table-row>
        <table:table-row table:style-name="ro1">
          <table:table-cell office:value-type="float" office:value="15.84" table:style-name="ce2">
            <text:p>15.84</text:p>
          </table:table-cell>
          <table:table-cell office:value-type="float" office:value="4620.6997000000001" table:style-name="ce2">
            <text:p>4620.6997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2">
            <text:p>15.864</text:p>
          </table:table-cell>
          <table:table-cell office:value-type="float" office:value="4643.2826999999997" table:style-name="ce2">
            <text:p>4643.2827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2">
            <text:p>15.8880005</text:p>
          </table:table-cell>
          <table:table-cell office:value-type="float" office:value="4665.8657000000003" table:style-name="ce2">
            <text:p>4665.8657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2">
            <text:p>15.912</text:p>
          </table:table-cell>
          <table:table-cell office:value-type="float" office:value="4688.4486999999999" table:style-name="ce2">
            <text:p>4688.4487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2">
            <text:p>15.936</text:p>
          </table:table-cell>
          <table:table-cell office:value-type="float" office:value="4689.1689999999999" table:style-name="ce2">
            <text:p>4689.169</text:p>
          </table:table-cell>
          <table:table-cell table:number-columns-repeated="16382"/>
        </table:table-row>
        <table:table-row table:style-name="ro1">
          <table:table-cell office:value-type="float" office:value="15.96" table:style-name="ce2">
            <text:p>15.96</text:p>
          </table:table-cell>
          <table:table-cell office:value-type="float" office:value="4690.6094000000003" table:style-name="ce2">
            <text:p>4690.6094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2">
            <text:p>15.984</text:p>
          </table:table-cell>
          <table:table-cell office:value-type="float" office:value="4692.05" table:style-name="ce2">
            <text:p>4692.05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2">
            <text:p>16.008</text:p>
          </table:table-cell>
          <table:table-cell office:value-type="float" office:value="4693.49" table:style-name="ce2">
            <text:p>4693.49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2">
            <text:p>16.032</text:p>
          </table:table-cell>
          <table:table-cell office:value-type="float" office:value="4694.9306999999999" table:style-name="ce2">
            <text:p>4694.9307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2">
            <text:p>16.056</text:p>
          </table:table-cell>
          <table:table-cell office:value-type="float" office:value="4695.6509999999998" table:style-name="ce2">
            <text:p>4695.651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2">
            <text:p>16.08</text:p>
          </table:table-cell>
          <table:table-cell office:value-type="float" office:value="4696.3710000000001" table:style-name="ce2">
            <text:p>4696.371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2">
            <text:p>16.104</text:p>
          </table:table-cell>
          <table:table-cell office:value-type="float" office:value="4697.0913" table:style-name="ce2">
            <text:p>4697.0913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2">
            <text:p>16.128</text:p>
          </table:table-cell>
          <table:table-cell office:value-type="float" office:value="4697.8114999999998" table:style-name="ce2">
            <text:p>4697.8115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2">
            <text:p>16.152</text:p>
          </table:table-cell>
          <table:table-cell office:value-type="float" office:value="4698.5316999999995" table:style-name="ce2">
            <text:p>4698.5317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2">
            <text:p>16.176</text:p>
          </table:table-cell>
          <table:table-cell office:value-type="float" office:value="4699.2520000000004" table:style-name="ce2">
            <text:p>4699.252</text:p>
          </table:table-cell>
          <table:table-cell table:number-columns-repeated="16382"/>
        </table:table-row>
        <table:table-row table:style-name="ro1">
          <table:table-cell office:value-type="float" office:value="16.2" table:style-name="ce2">
            <text:p>16.2</text:p>
          </table:table-cell>
          <table:table-cell office:value-type="float" office:value="4699.9719999999998" table:style-name="ce2">
            <text:p>4699.972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2">
            <text:p>16.224</text:p>
          </table:table-cell>
          <table:table-cell office:value-type="float" office:value="4700.6923999999999" table:style-name="ce2">
            <text:p>4700.6924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2">
            <text:p>16.248</text:p>
          </table:table-cell>
          <table:table-cell office:value-type="float" office:value="4701.4125999999997" table:style-name="ce2">
            <text:p>4701.4126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2">
            <text:p>16.272</text:p>
          </table:table-cell>
          <table:table-cell office:value-type="float" office:value="4702.1329999999998" table:style-name="ce2">
            <text:p>4702.133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2">
            <text:p>16.296</text:p>
          </table:table-cell>
          <table:table-cell office:value-type="float" office:value="4702.8530000000001" table:style-name="ce2">
            <text:p>4702.853</text:p>
          </table:table-cell>
          <table:table-cell table:number-columns-repeated="16382"/>
        </table:table-row>
        <table:table-row table:style-name="ro1">
          <table:table-cell office:value-type="float" office:value="16.32" table:style-name="ce2">
            <text:p>16.32</text:p>
          </table:table-cell>
          <table:table-cell office:value-type="float" office:value="4703.5730000000003" table:style-name="ce2">
            <text:p>4703.573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2">
            <text:p>16.344</text:p>
          </table:table-cell>
          <table:table-cell office:value-type="float" office:value="4705.0137000000004" table:style-name="ce2">
            <text:p>4705.0137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2">
            <text:p>16.368</text:p>
          </table:table-cell>
          <table:table-cell office:value-type="float" office:value="4706.4539999999997" table:style-name="ce2">
            <text:p>4706.454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2">
            <text:p>16.392</text:p>
          </table:table-cell>
          <table:table-cell office:value-type="float" office:value="4707.8945000000003" table:style-name="ce2">
            <text:p>4707.8945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2">
            <text:p>16.416</text:p>
          </table:table-cell>
          <table:table-cell office:value-type="float" office:value="4708.6147000000001" table:style-name="ce2">
            <text:p>4708.6147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2">
            <text:p>16.44</text:p>
          </table:table-cell>
          <table:table-cell office:value-type="float" office:value="4709.335" table:style-name="ce2">
            <text:p>4709.335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2">
            <text:p>16.464</text:p>
          </table:table-cell>
          <table:table-cell office:value-type="float" office:value="4710.0550000000003" table:style-name="ce2">
            <text:p>4710.055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2">
            <text:p>16.488</text:p>
          </table:table-cell>
          <table:table-cell office:value-type="float" office:value="4711.4956000000002" table:style-name="ce2">
            <text:p>4711.4956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2">
            <text:p>16.512001</text:p>
          </table:table-cell>
          <table:table-cell office:value-type="float" office:value="4712.9359999999997" table:style-name="ce2">
            <text:p>4712.936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2">
            <text:p>16.536</text:p>
          </table:table-cell>
          <table:table-cell office:value-type="float" office:value="4714.3765000000003" table:style-name="ce2">
            <text:p>4714.3765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2">
            <text:p>16.56</text:p>
          </table:table-cell>
          <table:table-cell office:value-type="float" office:value="4715.817" table:style-name="ce2">
            <text:p>4715.817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2">
            <text:p>16.584</text:p>
          </table:table-cell>
          <table:table-cell office:value-type="float" office:value="4717.2573000000002" table:style-name="ce2">
            <text:p>4717.2573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2">
            <text:p>16.608</text:p>
          </table:table-cell>
          <table:table-cell office:value-type="float" office:value="4718.6977999999999" table:style-name="ce2">
            <text:p>4718.6978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2">
            <text:p>16.632</text:p>
          </table:table-cell>
          <table:table-cell office:value-type="float" office:value="4720.1379999999999" table:style-name="ce2">
            <text:p>4720.138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2">
            <text:p>16.656</text:p>
          </table:table-cell>
          <table:table-cell office:value-type="float" office:value="4721.5785999999998" table:style-name="ce2">
            <text:p>4721.5786</text:p>
          </table:table-cell>
          <table:table-cell table:number-columns-repeated="16382"/>
        </table:table-row>
        <table:table-row table:style-name="ro1">
          <table:table-cell office:value-type="float" office:value="16.68" table:style-name="ce2">
            <text:p>16.68</text:p>
          </table:table-cell>
          <table:table-cell office:value-type="float" office:value="4723.0190000000002" table:style-name="ce2">
            <text:p>4723.019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2">
            <text:p>16.704</text:p>
          </table:table-cell>
          <table:table-cell office:value-type="float" office:value="4724.4594999999999" table:style-name="ce2">
            <text:p>4724.4595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2">
            <text:p>16.728</text:p>
          </table:table-cell>
          <table:table-cell office:value-type="float" office:value="4725.8999999999996" table:style-name="ce2">
            <text:p>4725.9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2">
            <text:p>16.752</text:p>
          </table:table-cell>
          <table:table-cell office:value-type="float" office:value="4727.3402999999998" table:style-name="ce2">
            <text:p>4727.3403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2">
            <text:p>16.776001</text:p>
          </table:table-cell>
          <table:table-cell office:value-type="float" office:value="4728.7809999999999" table:style-name="ce2">
            <text:p>4728.781</text:p>
          </table:table-cell>
          <table:table-cell table:number-columns-repeated="16382"/>
        </table:table-row>
        <table:table-row table:style-name="ro1">
          <table:table-cell office:value-type="float" office:value="16.8" table:style-name="ce2">
            <text:p>16.8</text:p>
          </table:table-cell>
          <table:table-cell office:value-type="float" office:value="4730.2209999999995" table:style-name="ce2">
            <text:p>4730.221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2">
            <text:p>16.824</text:p>
          </table:table-cell>
          <table:table-cell office:value-type="float" office:value="4753.5244000000002" table:style-name="ce2">
            <text:p>4753.5244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2">
            <text:p>16.848</text:p>
          </table:table-cell>
          <table:table-cell office:value-type="float" office:value="4776.8275999999996" table:style-name="ce2">
            <text:p>4776.8276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2">
            <text:p>16.872</text:p>
          </table:table-cell>
          <table:table-cell office:value-type="float" office:value="4800.1310000000003" table:style-name="ce2">
            <text:p>4800.131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2">
            <text:p>16.896</text:p>
          </table:table-cell>
          <table:table-cell office:value-type="float" office:value="4823.4340000000002" table:style-name="ce2">
            <text:p>4823.434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2">
            <text:p>16.92</text:p>
          </table:table-cell>
          <table:table-cell office:value-type="float" office:value="4846.7372999999998" table:style-name="ce2">
            <text:p>4846.7373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2">
            <text:p>16.944</text:p>
          </table:table-cell>
          <table:table-cell office:value-type="float" office:value="4869.3203000000003" table:style-name="ce2">
            <text:p>4869.3203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2">
            <text:p>16.968</text:p>
          </table:table-cell>
          <table:table-cell office:value-type="float" office:value="4891.9032999999999" table:style-name="ce2">
            <text:p>4891.9033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2">
            <text:p>16.992</text:p>
          </table:table-cell>
          <table:table-cell office:value-type="float" office:value="4914.4862999999996" table:style-name="ce2">
            <text:p>4914.4863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2">
            <text:p>17.016</text:p>
          </table:table-cell>
          <table:table-cell office:value-type="float" office:value="4937.0693000000001" table:style-name="ce2">
            <text:p>4937.0693</text:p>
          </table:table-cell>
          <table:table-cell table:number-columns-repeated="16382"/>
        </table:table-row>
        <table:table-row table:style-name="ro1">
          <table:table-cell office:value-type="float" office:value="17.04" table:style-name="ce2">
            <text:p>17.04</text:p>
          </table:table-cell>
          <table:table-cell office:value-type="float" office:value="4959.6522999999997" table:style-name="ce2">
            <text:p>4959.6523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2">
            <text:p>17.064001</text:p>
          </table:table-cell>
          <table:table-cell office:value-type="float" office:value="4982.2353999999996" table:style-name="ce2">
            <text:p>4982.2354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2">
            <text:p>17.088</text:p>
          </table:table-cell>
          <table:table-cell office:value-type="float" office:value="5004.8184000000001" table:style-name="ce2">
            <text:p>5004.8184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2">
            <text:p>17.112</text:p>
          </table:table-cell>
          <table:table-cell office:value-type="float" office:value="5005.5385999999999" table:style-name="ce2">
            <text:p>5005.5386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2">
            <text:p>17.136</text:p>
          </table:table-cell>
          <table:table-cell office:value-type="float" office:value="5006.259" table:style-name="ce2">
            <text:p>5006.259</text:p>
          </table:table-cell>
          <table:table-cell table:number-columns-repeated="16382"/>
        </table:table-row>
        <table:table-row table:style-name="ro1">
          <table:table-cell office:value-type="float" office:value="17.16" table:style-name="ce2">
            <text:p>17.16</text:p>
          </table:table-cell>
          <table:table-cell office:value-type="float" office:value="5006.9790000000003" table:style-name="ce2">
            <text:p>5006.979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2">
            <text:p>17.184</text:p>
          </table:table-cell>
          <table:table-cell office:value-type="float" office:value="5007.6989999999996" table:style-name="ce2">
            <text:p>5007.699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2">
            <text:p>17.208</text:p>
          </table:table-cell>
          <table:table-cell office:value-type="float" office:value="5008.4193999999998" table:style-name="ce2">
            <text:p>5008.4194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2">
            <text:p>17.232</text:p>
          </table:table-cell>
          <table:table-cell office:value-type="float" office:value="5009.1396000000004" table:style-name="ce2">
            <text:p>5009.1396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2">
            <text:p>17.256</text:p>
          </table:table-cell>
          <table:table-cell office:value-type="float" office:value="5031.7227000000003" table:style-name="ce2">
            <text:p>5031.7227</text:p>
          </table:table-cell>
          <table:table-cell table:number-columns-repeated="16382"/>
        </table:table-row>
        <table:table-row table:style-name="ro1">
          <table:table-cell office:value-type="float" office:value="17.28" table:style-name="ce2">
            <text:p>17.28</text:p>
          </table:table-cell>
          <table:table-cell office:value-type="float" office:value="5032.4430000000002" table:style-name="ce2">
            <text:p>5032.443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2">
            <text:p>17.304</text:p>
          </table:table-cell>
          <table:table-cell office:value-type="float" office:value="5033.1629999999996" table:style-name="ce2">
            <text:p>5033.163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2">
            <text:p>17.328001</text:p>
          </table:table-cell>
          <table:table-cell office:value-type="float" office:value="5033.8833000000004" table:style-name="ce2">
            <text:p>5033.8833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2">
            <text:p>17.352</text:p>
          </table:table-cell>
          <table:table-cell office:value-type="float" office:value="5034.6035000000002" table:style-name="ce2">
            <text:p>5034.6035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2">
            <text:p>17.376</text:p>
          </table:table-cell>
          <table:table-cell office:value-type="float" office:value="5035.3236999999999" table:style-name="ce2">
            <text:p>5035.3237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2">
            <text:p>17.4</text:p>
          </table:table-cell>
          <table:table-cell office:value-type="float" office:value="5036.7640000000001" table:style-name="ce2">
            <text:p>5036.764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2">
            <text:p>17.424</text:p>
          </table:table-cell>
          <table:table-cell office:value-type="float" office:value="5038.9250000000002" table:style-name="ce2">
            <text:p>5038.925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2">
            <text:p>17.448</text:p>
          </table:table-cell>
          <table:table-cell office:value-type="float" office:value="5040.3649999999998" table:style-name="ce2">
            <text:p>5040.365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2">
            <text:p>17.472</text:p>
          </table:table-cell>
          <table:table-cell office:value-type="float" office:value="5041.8056999999999" table:style-name="ce2">
            <text:p>5041.8057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2">
            <text:p>17.496</text:p>
          </table:table-cell>
          <table:table-cell office:value-type="float" office:value="5043.2460000000001" table:style-name="ce2">
            <text:p>5043.246</text:p>
          </table:table-cell>
          <table:table-cell table:number-columns-repeated="16382"/>
        </table:table-row>
        <table:table-row table:style-name="ro1">
          <table:table-cell office:value-type="float" office:value="17.52" table:style-name="ce2">
            <text:p>17.52</text:p>
          </table:table-cell>
          <table:table-cell office:value-type="float" office:value="5044.6864999999998" table:style-name="ce2">
            <text:p>5044.6865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2">
            <text:p>17.544</text:p>
          </table:table-cell>
          <table:table-cell office:value-type="float" office:value="5046.1270000000004" table:style-name="ce2">
            <text:p>5046.127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2">
            <text:p>17.568</text:p>
          </table:table-cell>
          <table:table-cell office:value-type="float" office:value="5047.5673999999999" table:style-name="ce2">
            <text:p>5047.5674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2">
            <text:p>17.592001</text:p>
          </table:table-cell>
          <table:table-cell office:value-type="float" office:value="5049.7280000000001" table:style-name="ce2">
            <text:p>5049.728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2">
            <text:p>17.616</text:p>
          </table:table-cell>
          <table:table-cell office:value-type="float" office:value="5051.1684999999998" table:style-name="ce2">
            <text:p>5051.1685</text:p>
          </table:table-cell>
          <table:table-cell table:number-columns-repeated="16382"/>
        </table:table-row>
        <table:table-row table:style-name="ro1">
          <table:table-cell office:value-type="float" office:value="17.64" table:style-name="ce2">
            <text:p>17.64</text:p>
          </table:table-cell>
          <table:table-cell office:value-type="float" office:value="5052.6090000000004" table:style-name="ce2">
            <text:p>5052.609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2">
            <text:p>17.664</text:p>
          </table:table-cell>
          <table:table-cell office:value-type="float" office:value="5054.0492999999997" table:style-name="ce2">
            <text:p>5054.0493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2">
            <text:p>17.688</text:p>
          </table:table-cell>
          <table:table-cell office:value-type="float" office:value="5055.4897000000001" table:style-name="ce2">
            <text:p>5055.4897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2">
            <text:p>17.712</text:p>
          </table:table-cell>
          <table:table-cell office:value-type="float" office:value="5078.7929999999997" table:style-name="ce2">
            <text:p>5078.793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2">
            <text:p>17.736</text:p>
          </table:table-cell>
          <table:table-cell office:value-type="float" office:value="5102.0959999999995" table:style-name="ce2">
            <text:p>5102.096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2">
            <text:p>17.76</text:p>
          </table:table-cell>
          <table:table-cell office:value-type="float" office:value="5125.3994000000002" table:style-name="ce2">
            <text:p>5125.3994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2">
            <text:p>17.784</text:p>
          </table:table-cell>
          <table:table-cell office:value-type="float" office:value="5148.7025999999996" table:style-name="ce2">
            <text:p>5148.7026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2">
            <text:p>17.808</text:p>
          </table:table-cell>
          <table:table-cell office:value-type="float" office:value="5172.0060000000003" table:style-name="ce2">
            <text:p>5172.006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2">
            <text:p>17.832</text:p>
          </table:table-cell>
          <table:table-cell office:value-type="float" office:value="5195.3090000000002" table:style-name="ce2">
            <text:p>5195.309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2">
            <text:p>17.856</text:p>
          </table:table-cell>
          <table:table-cell office:value-type="float" office:value="5196.0293000000001" table:style-name="ce2">
            <text:p>5196.0293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2">
            <text:p>17.880001</text:p>
          </table:table-cell>
          <table:table-cell office:value-type="float" office:value="5196.7494999999999" table:style-name="ce2">
            <text:p>5196.7495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2">
            <text:p>17.904</text:p>
          </table:table-cell>
          <table:table-cell office:value-type="float" office:value="5197.4696999999996" table:style-name="ce2">
            <text:p>5197.4697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2">
            <text:p>17.928</text:p>
          </table:table-cell>
          <table:table-cell office:value-type="float" office:value="5198.1899999999996" table:style-name="ce2">
            <text:p>5198.19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2">
            <text:p>17.952</text:p>
          </table:table-cell>
          <table:table-cell office:value-type="float" office:value="5198.91" table:style-name="ce2">
            <text:p>5198.91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2">
            <text:p>17.976</text:p>
          </table:table-cell>
          <table:table-cell office:value-type="float" office:value="5199.6304" table:style-name="ce2">
            <text:p>5199.6304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200.3505999999998" table:style-name="ce2">
            <text:p>5200.3506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2">
            <text:p>18.024</text:p>
          </table:table-cell>
          <table:table-cell office:value-type="float" office:value="5201.0709999999999" table:style-name="ce2">
            <text:p>5201.071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2">
            <text:p>18.048</text:p>
          </table:table-cell>
          <table:table-cell office:value-type="float" office:value="5223.6540000000005" table:style-name="ce2">
            <text:p>5223.654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2">
            <text:p>18.072</text:p>
          </table:table-cell>
          <table:table-cell office:value-type="float" office:value="5246.2370000000001" table:style-name="ce2">
            <text:p>5246.237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2">
            <text:p>18.096</text:p>
          </table:table-cell>
          <table:table-cell office:value-type="float" office:value="5268.82" table:style-name="ce2">
            <text:p>5268.82</text:p>
          </table:table-cell>
          <table:table-cell table:number-columns-repeated="16382"/>
        </table:table-row>
        <table:table-row table:style-name="ro1">
          <table:table-cell office:value-type="float" office:value="18.12" table:style-name="ce2">
            <text:p>18.12</text:p>
          </table:table-cell>
          <table:table-cell office:value-type="float" office:value="5291.4030000000002" table:style-name="ce2">
            <text:p>5291.403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2">
            <text:p>18.144001</text:p>
          </table:table-cell>
          <table:table-cell office:value-type="float" office:value="5313.9859999999999" table:style-name="ce2">
            <text:p>5313.986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2">
            <text:p>18.168</text:p>
          </table:table-cell>
          <table:table-cell office:value-type="float" office:value="5336.5690000000004" table:style-name="ce2">
            <text:p>5336.569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2">
            <text:p>18.192</text:p>
          </table:table-cell>
          <table:table-cell office:value-type="float" office:value="5381.0146000000004" table:style-name="ce2">
            <text:p>5381.0146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2">
            <text:p>18.216</text:p>
          </table:table-cell>
          <table:table-cell office:value-type="float" office:value="5403.5977000000003" table:style-name="ce2">
            <text:p>5403.5977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2">
            <text:p>18.24</text:p>
          </table:table-cell>
          <table:table-cell office:value-type="float" office:value="5426.1806999999999" table:style-name="ce2">
            <text:p>5426.1807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2">
            <text:p>18.264</text:p>
          </table:table-cell>
          <table:table-cell office:value-type="float" office:value="5427.6210000000001" table:style-name="ce2">
            <text:p>5427.621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2">
            <text:p>18.288</text:p>
          </table:table-cell>
          <table:table-cell office:value-type="float" office:value="5450.9242999999997" table:style-name="ce2">
            <text:p>5450.9243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2">
            <text:p>18.312</text:p>
          </table:table-cell>
          <table:table-cell office:value-type="float" office:value="5474.2275" table:style-name="ce2">
            <text:p>5474.2275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2">
            <text:p>18.336</text:p>
          </table:table-cell>
          <table:table-cell office:value-type="float" office:value="5475.6679999999997" table:style-name="ce2">
            <text:p>5475.668</text:p>
          </table:table-cell>
          <table:table-cell table:number-columns-repeated="16382"/>
        </table:table-row>
        <table:table-row table:style-name="ro1">
          <table:table-cell office:value-type="float" office:value="18.36" table:style-name="ce2">
            <text:p>18.36</text:p>
          </table:table-cell>
          <table:table-cell office:value-type="float" office:value="5477.1084000000001" table:style-name="ce2">
            <text:p>5477.1084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2">
            <text:p>18.384</text:p>
          </table:table-cell>
          <table:table-cell office:value-type="float" office:value="5477.8285999999998" table:style-name="ce2">
            <text:p>5477.8286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2">
            <text:p>18.408</text:p>
          </table:table-cell>
          <table:table-cell office:value-type="float" office:value="5478.549" table:style-name="ce2">
            <text:p>5478.549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2">
            <text:p>18.432</text:p>
          </table:table-cell>
          <table:table-cell office:value-type="float" office:value="5479.2690000000002" table:style-name="ce2">
            <text:p>5479.269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2">
            <text:p>18.456</text:p>
          </table:table-cell>
          <table:table-cell office:value-type="float" office:value="5479.9893000000002" table:style-name="ce2">
            <text:p>5479.9893</text:p>
          </table:table-cell>
          <table:table-cell table:number-columns-repeated="16382"/>
        </table:table-row>
        <table:table-row table:style-name="ro1">
          <table:table-cell office:value-type="float" office:value="18.48" table:style-name="ce2">
            <text:p>18.48</text:p>
          </table:table-cell>
          <table:table-cell office:value-type="float" office:value="5480.7094999999999" table:style-name="ce2">
            <text:p>5480.7095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2">
            <text:p>18.504</text:p>
          </table:table-cell>
          <table:table-cell office:value-type="float" office:value="5482.15" table:style-name="ce2">
            <text:p>5482.15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2">
            <text:p>18.528</text:p>
          </table:table-cell>
          <table:table-cell office:value-type="float" office:value="5483.5902999999998" table:style-name="ce2">
            <text:p>5483.5903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2">
            <text:p>18.552</text:p>
          </table:table-cell>
          <table:table-cell office:value-type="float" office:value="5485.0309999999999" table:style-name="ce2">
            <text:p>5485.031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2">
            <text:p>18.576</text:p>
          </table:table-cell>
          <table:table-cell office:value-type="float" office:value="5486.4709999999995" table:style-name="ce2">
            <text:p>5486.471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2">
            <text:p>18.6</text:p>
          </table:table-cell>
          <table:table-cell office:value-type="float" office:value="5487.9116000000004" table:style-name="ce2">
            <text:p>5487.9116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2">
            <text:p>18.624</text:p>
          </table:table-cell>
          <table:table-cell office:value-type="float" office:value="5489.3519999999999" table:style-name="ce2">
            <text:p>5489.352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2">
            <text:p>18.648</text:p>
          </table:table-cell>
          <table:table-cell office:value-type="float" office:value="5490.7924999999996" table:style-name="ce2">
            <text:p>5490.7925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2">
            <text:p>18.672</text:p>
          </table:table-cell>
          <table:table-cell office:value-type="float" office:value="5492.2330000000002" table:style-name="ce2">
            <text:p>5492.233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2">
            <text:p>18.696001</text:p>
          </table:table-cell>
          <table:table-cell office:value-type="float" office:value="5492.9530000000004" table:style-name="ce2">
            <text:p>5492.953</text:p>
          </table:table-cell>
          <table:table-cell table:number-columns-repeated="16382"/>
        </table:table-row>
        <table:table-row table:style-name="ro1">
          <table:table-cell office:value-type="float" office:value="18.72" table:style-name="ce2">
            <text:p>18.72</text:p>
          </table:table-cell>
          <table:table-cell office:value-type="float" office:value="5493.6733000000004" table:style-name="ce2">
            <text:p>5493.6733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2">
            <text:p>18.744</text:p>
          </table:table-cell>
          <table:table-cell office:value-type="float" office:value="5494.3936000000003" table:style-name="ce2">
            <text:p>5494.3936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2">
            <text:p>18.768</text:p>
          </table:table-cell>
          <table:table-cell office:value-type="float" office:value="5495.1139999999996" table:style-name="ce2">
            <text:p>5495.114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2">
            <text:p>18.792</text:p>
          </table:table-cell>
          <table:table-cell office:value-type="float" office:value="5495.8339999999998" table:style-name="ce2">
            <text:p>5495.834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2">
            <text:p>18.816</text:p>
          </table:table-cell>
          <table:table-cell office:value-type="float" office:value="5496.5540000000001" table:style-name="ce2">
            <text:p>5496.554</text:p>
          </table:table-cell>
          <table:table-cell table:number-columns-repeated="16382"/>
        </table:table-row>
        <table:table-row table:style-name="ro1">
          <table:table-cell office:value-type="float" office:value="18.84" table:style-name="ce2">
            <text:p>18.84</text:p>
          </table:table-cell>
          <table:table-cell office:value-type="float" office:value="5497.2744000000002" table:style-name="ce2">
            <text:p>5497.2744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2">
            <text:p>18.864</text:p>
          </table:table-cell>
          <table:table-cell office:value-type="float" office:value="5498.7150000000001" table:style-name="ce2">
            <text:p>5498.715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2">
            <text:p>18.888</text:p>
          </table:table-cell>
          <table:table-cell office:value-type="float" office:value="5500.1553000000004" table:style-name="ce2">
            <text:p>5500.1553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2">
            <text:p>18.912</text:p>
          </table:table-cell>
          <table:table-cell office:value-type="float" office:value="5501.5956999999999" table:style-name="ce2">
            <text:p>5501.5957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2">
            <text:p>18.936</text:p>
          </table:table-cell>
          <table:table-cell office:value-type="float" office:value="5503.0360000000001" table:style-name="ce2">
            <text:p>5503.036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2">
            <text:p>18.960001</text:p>
          </table:table-cell>
          <table:table-cell office:value-type="float" office:value="5504.4766" table:style-name="ce2">
            <text:p>5504.4766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2">
            <text:p>18.984</text:p>
          </table:table-cell>
          <table:table-cell office:value-type="float" office:value="5505.9170000000004" table:style-name="ce2">
            <text:p>5505.917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2">
            <text:p>19.008</text:p>
          </table:table-cell>
          <table:table-cell office:value-type="float" office:value="5507.3573999999999" table:style-name="ce2">
            <text:p>5507.3574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2">
            <text:p>19.032</text:p>
          </table:table-cell>
          <table:table-cell office:value-type="float" office:value="5508.0775999999996" table:style-name="ce2">
            <text:p>5508.0776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2">
            <text:p>19.056</text:p>
          </table:table-cell>
          <table:table-cell office:value-type="float" office:value="5508.7979999999998" table:style-name="ce2">
            <text:p>5508.798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2">
            <text:p>19.08</text:p>
          </table:table-cell>
          <table:table-cell office:value-type="float" office:value="5510.9584999999997" table:style-name="ce2">
            <text:p>5510.9585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2">
            <text:p>19.104</text:p>
          </table:table-cell>
          <table:table-cell office:value-type="float" office:value="5513.1189999999997" table:style-name="ce2">
            <text:p>5513.119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2">
            <text:p>19.128</text:p>
          </table:table-cell>
          <table:table-cell office:value-type="float" office:value="5515.28" table:style-name="ce2">
            <text:p>5515.28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2">
            <text:p>19.152</text:p>
          </table:table-cell>
          <table:table-cell office:value-type="float" office:value="5517.4404000000004" table:style-name="ce2">
            <text:p>5517.4404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2">
            <text:p>19.176</text:p>
          </table:table-cell>
          <table:table-cell office:value-type="float" office:value="5519.6009999999997" table:style-name="ce2">
            <text:p>5519.601</text:p>
          </table:table-cell>
          <table:table-cell table:number-columns-repeated="16382"/>
        </table:table-row>
        <table:table-row table:style-name="ro1">
          <table:table-cell office:value-type="float" office:value="19.2" table:style-name="ce2">
            <text:p>19.2</text:p>
          </table:table-cell>
          <table:table-cell office:value-type="float" office:value="5521.7617" table:style-name="ce2">
            <text:p>5521.7617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2">
            <text:p>19.224</text:p>
          </table:table-cell>
          <table:table-cell office:value-type="float" office:value="5523.9224000000004" table:style-name="ce2">
            <text:p>5523.9224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2">
            <text:p>19.248001</text:p>
          </table:table-cell>
          <table:table-cell office:value-type="float" office:value="5525.3630000000003" table:style-name="ce2">
            <text:p>5525.363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2">
            <text:p>19.272</text:p>
          </table:table-cell>
          <table:table-cell office:value-type="float" office:value="5526.8029999999999" table:style-name="ce2">
            <text:p>5526.803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2">
            <text:p>19.296</text:p>
          </table:table-cell>
          <table:table-cell office:value-type="float" office:value="5528.2437" table:style-name="ce2">
            <text:p>5528.2437</text:p>
          </table:table-cell>
          <table:table-cell table:number-columns-repeated="16382"/>
        </table:table-row>
        <table:table-row table:style-name="ro1">
          <table:table-cell office:value-type="float" office:value="19.32" table:style-name="ce2">
            <text:p>19.32</text:p>
          </table:table-cell>
          <table:table-cell office:value-type="float" office:value="5529.6840000000002" table:style-name="ce2">
            <text:p>5529.684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2">
            <text:p>19.344</text:p>
          </table:table-cell>
          <table:table-cell office:value-type="float" office:value="5531.1244999999999" table:style-name="ce2">
            <text:p>5531.1245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2">
            <text:p>19.368</text:p>
          </table:table-cell>
          <table:table-cell office:value-type="float" office:value="5532.5649999999996" table:style-name="ce2">
            <text:p>5532.565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2">
            <text:p>19.392</text:p>
          </table:table-cell>
          <table:table-cell office:value-type="float" office:value="5534.0054" table:style-name="ce2">
            <text:p>5534.0054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2">
            <text:p>19.416</text:p>
          </table:table-cell>
          <table:table-cell office:value-type="float" office:value="5535.4459999999999" table:style-name="ce2">
            <text:p>5535.446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2">
            <text:p>19.44</text:p>
          </table:table-cell>
          <table:table-cell office:value-type="float" office:value="5558.7489999999998" table:style-name="ce2">
            <text:p>5558.749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2">
            <text:p>19.464</text:p>
          </table:table-cell>
          <table:table-cell office:value-type="float" office:value="5582.0522000000001" table:style-name="ce2">
            <text:p>5582.0522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2">
            <text:p>19.488</text:p>
          </table:table-cell>
          <table:table-cell office:value-type="float" office:value="5605.3554999999997" table:style-name="ce2">
            <text:p>5605.3555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2">
            <text:p>19.512001</text:p>
          </table:table-cell>
          <table:table-cell office:value-type="float" office:value="5628.6587" table:style-name="ce2">
            <text:p>5628.6587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2">
            <text:p>19.536</text:p>
          </table:table-cell>
          <table:table-cell office:value-type="float" office:value="5651.9620000000004" table:style-name="ce2">
            <text:p>5651.962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2">
            <text:p>19.56</text:p>
          </table:table-cell>
          <table:table-cell office:value-type="float" office:value="5675.2650000000003" table:style-name="ce2">
            <text:p>5675.265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2">
            <text:p>19.584</text:p>
          </table:table-cell>
          <table:table-cell office:value-type="float" office:value="5698.5684000000001" table:style-name="ce2">
            <text:p>5698.5684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2">
            <text:p>19.608</text:p>
          </table:table-cell>
          <table:table-cell office:value-type="float" office:value="5721.8716000000004" table:style-name="ce2">
            <text:p>5721.8716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2">
            <text:p>19.632</text:p>
          </table:table-cell>
          <table:table-cell office:value-type="float" office:value="5745.8950000000004" table:style-name="ce2">
            <text:p>5745.895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2">
            <text:p>19.656</text:p>
          </table:table-cell>
          <table:table-cell office:value-type="float" office:value="5748.0556999999999" table:style-name="ce2">
            <text:p>5748.0557</text:p>
          </table:table-cell>
          <table:table-cell table:number-columns-repeated="16382"/>
        </table:table-row>
        <table:table-row table:style-name="ro1">
          <table:table-cell office:value-type="float" office:value="19.68" table:style-name="ce2">
            <text:p>19.68</text:p>
          </table:table-cell>
          <table:table-cell office:value-type="float" office:value="5750.2163" table:style-name="ce2">
            <text:p>5750.2163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2">
            <text:p>19.704</text:p>
          </table:table-cell>
          <table:table-cell office:value-type="float" office:value="5752.3770000000004" table:style-name="ce2">
            <text:p>5752.377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2">
            <text:p>19.728</text:p>
          </table:table-cell>
          <table:table-cell office:value-type="float" office:value="5753.8173999999999" table:style-name="ce2">
            <text:p>5753.8174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2">
            <text:p>19.752</text:p>
          </table:table-cell>
          <table:table-cell office:value-type="float" office:value="5755.9780000000001" table:style-name="ce2">
            <text:p>5755.978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2">
            <text:p>19.776001</text:p>
          </table:table-cell>
          <table:table-cell office:value-type="float" office:value="5758.1387000000004" table:style-name="ce2">
            <text:p>5758.1387</text:p>
          </table:table-cell>
          <table:table-cell table:number-columns-repeated="16382"/>
        </table:table-row>
        <table:table-row table:style-name="ro1">
          <table:table-cell office:value-type="float" office:value="19.8" table:style-name="ce2">
            <text:p>19.8</text:p>
          </table:table-cell>
          <table:table-cell office:value-type="float" office:value="5760.2992999999997" table:style-name="ce2">
            <text:p>5760.2993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2">
            <text:p>19.824</text:p>
          </table:table-cell>
          <table:table-cell office:value-type="float" office:value="5762.46" table:style-name="ce2">
            <text:p>5762.46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2">
            <text:p>19.848</text:p>
          </table:table-cell>
          <table:table-cell office:value-type="float" office:value="5764.6206000000002" table:style-name="ce2">
            <text:p>5764.6206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2">
            <text:p>19.872</text:p>
          </table:table-cell>
          <table:table-cell office:value-type="float" office:value="5766.7812999999996" table:style-name="ce2">
            <text:p>5766.7813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2">
            <text:p>19.896</text:p>
          </table:table-cell>
          <table:table-cell office:value-type="float" office:value="5768.942" table:style-name="ce2">
            <text:p>5768.942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2">
            <text:p>19.92</text:p>
          </table:table-cell>
          <table:table-cell office:value-type="float" office:value="5771.1025" table:style-name="ce2">
            <text:p>5771.1025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2">
            <text:p>19.944</text:p>
          </table:table-cell>
          <table:table-cell office:value-type="float" office:value="5773.2629999999999" table:style-name="ce2">
            <text:p>5773.263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2">
            <text:p>19.968</text:p>
          </table:table-cell>
          <table:table-cell office:value-type="float" office:value="5796.5663999999997" table:style-name="ce2">
            <text:p>5796.5664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2">
            <text:p>19.992</text:p>
          </table:table-cell>
          <table:table-cell office:value-type="float" office:value="5819.8696" table:style-name="ce2">
            <text:p>5819.8696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2">
            <text:p>20.016</text:p>
          </table:table-cell>
          <table:table-cell office:value-type="float" office:value="5821.31" table:style-name="ce2">
            <text:p>5821.31</text:p>
          </table:table-cell>
          <table:table-cell table:number-columns-repeated="16382"/>
        </table:table-row>
        <table:table-row table:style-name="ro1">
          <table:table-cell office:value-type="float" office:value="20.04" table:style-name="ce2">
            <text:p>20.04</text:p>
          </table:table-cell>
          <table:table-cell office:value-type="float" office:value="5822.7505000000001" table:style-name="ce2">
            <text:p>5822.7505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2">
            <text:p>20.064001</text:p>
          </table:table-cell>
          <table:table-cell office:value-type="float" office:value="5824.1909999999998" table:style-name="ce2">
            <text:p>5824.191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2">
            <text:p>20.088</text:p>
          </table:table-cell>
          <table:table-cell office:value-type="float" office:value="5825.6313" table:style-name="ce2">
            <text:p>5825.6313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2">
            <text:p>20.112</text:p>
          </table:table-cell>
          <table:table-cell office:value-type="float" office:value="5827.0720000000001" table:style-name="ce2">
            <text:p>5827.072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2">
            <text:p>20.136</text:p>
          </table:table-cell>
          <table:table-cell office:value-type="float" office:value="5828.5119999999997" table:style-name="ce2">
            <text:p>5828.512</text:p>
          </table:table-cell>
          <table:table-cell table:number-columns-repeated="16382"/>
        </table:table-row>
        <table:table-row table:style-name="ro1">
          <table:table-cell office:value-type="float" office:value="20.16" table:style-name="ce2">
            <text:p>20.16</text:p>
          </table:table-cell>
          <table:table-cell office:value-type="float" office:value="5830.6729999999998" table:style-name="ce2">
            <text:p>5830.673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2">
            <text:p>20.184</text:p>
          </table:table-cell>
          <table:table-cell office:value-type="float" office:value="5832.8334999999997" table:style-name="ce2">
            <text:p>5832.8335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2">
            <text:p>20.208</text:p>
          </table:table-cell>
          <table:table-cell office:value-type="float" office:value="5834.9939999999997" table:style-name="ce2">
            <text:p>5834.994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2">
            <text:p>20.232</text:p>
          </table:table-cell>
          <table:table-cell office:value-type="float" office:value="5837.1549999999997" table:style-name="ce2">
            <text:p>5837.155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2">
            <text:p>20.256</text:p>
          </table:table-cell>
          <table:table-cell office:value-type="float" office:value="5861.1779999999999" table:style-name="ce2">
            <text:p>5861.178</text:p>
          </table:table-cell>
          <table:table-cell table:number-columns-repeated="16382"/>
        </table:table-row>
        <table:table-row table:style-name="ro1">
          <table:table-cell office:value-type="float" office:value="20.28" table:style-name="ce2">
            <text:p>20.28</text:p>
          </table:table-cell>
          <table:table-cell office:value-type="float" office:value="5863.3389999999999" table:style-name="ce2">
            <text:p>5863.339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2">
            <text:p>20.304</text:p>
          </table:table-cell>
          <table:table-cell office:value-type="float" office:value="5865.4994999999999" table:style-name="ce2">
            <text:p>5865.4995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2">
            <text:p>20.328001</text:p>
          </table:table-cell>
          <table:table-cell office:value-type="float" office:value="5867.66" table:style-name="ce2">
            <text:p>5867.66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2">
            <text:p>20.352</text:p>
          </table:table-cell>
          <table:table-cell office:value-type="float" office:value="5890.9633999999996" table:style-name="ce2">
            <text:p>5890.9634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2">
            <text:p>20.376</text:p>
          </table:table-cell>
          <table:table-cell office:value-type="float" office:value="5914.2665999999999" table:style-name="ce2">
            <text:p>5914.2666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2">
            <text:p>20.4</text:p>
          </table:table-cell>
          <table:table-cell office:value-type="float" office:value="5936.8495999999996" table:style-name="ce2">
            <text:p>5936.8496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2">
            <text:p>20.424</text:p>
          </table:table-cell>
          <table:table-cell office:value-type="float" office:value="5937.57" table:style-name="ce2">
            <text:p>5937.57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2">
            <text:p>20.448</text:p>
          </table:table-cell>
          <table:table-cell office:value-type="float" office:value="5938.29" table:style-name="ce2">
            <text:p>5938.29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2">
            <text:p>20.472</text:p>
          </table:table-cell>
          <table:table-cell office:value-type="float" office:value="5939.0102999999999" table:style-name="ce2">
            <text:p>5939.0103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2">
            <text:p>20.496</text:p>
          </table:table-cell>
          <table:table-cell office:value-type="float" office:value="5939.7304999999997" table:style-name="ce2">
            <text:p>5939.7305</text:p>
          </table:table-cell>
          <table:table-cell table:number-columns-repeated="16382"/>
        </table:table-row>
        <table:table-row table:style-name="ro1">
          <table:table-cell office:value-type="float" office:value="20.52" table:style-name="ce2">
            <text:p>20.52</text:p>
          </table:table-cell>
          <table:table-cell office:value-type="float" office:value="5940.4507000000003" table:style-name="ce2">
            <text:p>5940.4507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2">
            <text:p>20.544</text:p>
          </table:table-cell>
          <table:table-cell office:value-type="float" office:value="5941.1710000000003" table:style-name="ce2">
            <text:p>5941.171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2">
            <text:p>20.568</text:p>
          </table:table-cell>
          <table:table-cell office:value-type="float" office:value="5942.6112999999996" table:style-name="ce2">
            <text:p>5942.6113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2">
            <text:p>20.592001</text:p>
          </table:table-cell>
          <table:table-cell office:value-type="float" office:value="5944.0519999999997" table:style-name="ce2">
            <text:p>5944.052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2">
            <text:p>20.616001</text:p>
          </table:table-cell>
          <table:table-cell office:value-type="float" office:value="5944.7719999999999" table:style-name="ce2">
            <text:p>5944.772</text:p>
          </table:table-cell>
          <table:table-cell table:number-columns-repeated="16382"/>
        </table:table-row>
        <table:table-row table:style-name="ro1">
          <table:table-cell office:value-type="float" office:value="20.64" table:style-name="ce2">
            <text:p>20.64</text:p>
          </table:table-cell>
          <table:table-cell office:value-type="float" office:value="5945.4920000000002" table:style-name="ce2">
            <text:p>5945.492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2">
            <text:p>20.664</text:p>
          </table:table-cell>
          <table:table-cell office:value-type="float" office:value="5968.0749999999998" table:style-name="ce2">
            <text:p>5968.075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2">
            <text:p>20.688</text:p>
          </table:table-cell>
          <table:table-cell office:value-type="float" office:value="5990.6580000000004" table:style-name="ce2">
            <text:p>5990.658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2">
            <text:p>20.712</text:p>
          </table:table-cell>
          <table:table-cell office:value-type="float" office:value="5991.3783999999996" table:style-name="ce2">
            <text:p>5991.3784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2">
            <text:p>20.736</text:p>
          </table:table-cell>
          <table:table-cell office:value-type="float" office:value="5992.0986000000003" table:style-name="ce2">
            <text:p>5992.0986</text:p>
          </table:table-cell>
          <table:table-cell table:number-columns-repeated="16382"/>
        </table:table-row>
        <table:table-row table:style-name="ro1">
          <table:table-cell office:value-type="float" office:value="20.76" table:style-name="ce2">
            <text:p>20.76</text:p>
          </table:table-cell>
          <table:table-cell office:value-type="float" office:value="5992.8190000000004" table:style-name="ce2">
            <text:p>5992.819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2">
            <text:p>20.784</text:p>
          </table:table-cell>
          <table:table-cell office:value-type="float" office:value="5993.5389999999998" table:style-name="ce2">
            <text:p>5993.539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2">
            <text:p>20.808</text:p>
          </table:table-cell>
          <table:table-cell office:value-type="float" office:value="5994.9795000000004" table:style-name="ce2">
            <text:p>5994.9795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2">
            <text:p>20.832</text:p>
          </table:table-cell>
          <table:table-cell office:value-type="float" office:value="5996.42" table:style-name="ce2">
            <text:p>5996.42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2">
            <text:p>20.856</text:p>
          </table:table-cell>
          <table:table-cell office:value-type="float" office:value="5997.8603999999996" table:style-name="ce2">
            <text:p>5997.8604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2">
            <text:p>20.880001</text:p>
          </table:table-cell>
          <table:table-cell office:value-type="float" office:value="5999.3010000000004" table:style-name="ce2">
            <text:p>5999.301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2">
            <text:p>20.904</text:p>
          </table:table-cell>
          <table:table-cell office:value-type="float" office:value="6000.741" table:style-name="ce2">
            <text:p>6000.741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2">
            <text:p>20.928</text:p>
          </table:table-cell>
          <table:table-cell office:value-type="float" office:value="6002.1815999999999" table:style-name="ce2">
            <text:p>6002.1816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2">
            <text:p>20.952</text:p>
          </table:table-cell>
          <table:table-cell office:value-type="float" office:value="6003.6220000000003" table:style-name="ce2">
            <text:p>6003.622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2">
            <text:p>20.976</text:p>
          </table:table-cell>
          <table:table-cell office:value-type="float" office:value="6005.7826999999997" table:style-name="ce2">
            <text:p>6005.7827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6007.9434000000001" table:style-name="ce2">
            <text:p>6007.9434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2">
            <text:p>21.024</text:p>
          </table:table-cell>
          <table:table-cell office:value-type="float" office:value="6031.9669999999996" table:style-name="ce2">
            <text:p>6031.967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2">
            <text:p>21.048</text:p>
          </table:table-cell>
          <table:table-cell office:value-type="float" office:value="6034.1274000000003" table:style-name="ce2">
            <text:p>6034.1274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2">
            <text:p>21.072</text:p>
          </table:table-cell>
          <table:table-cell office:value-type="float" office:value="6035.5680000000002" table:style-name="ce2">
            <text:p>6035.568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2">
            <text:p>21.096</text:p>
          </table:table-cell>
          <table:table-cell office:value-type="float" office:value="6037.0083000000004" table:style-name="ce2">
            <text:p>6037.0083</text:p>
          </table:table-cell>
          <table:table-cell table:number-columns-repeated="16382"/>
        </table:table-row>
        <table:table-row table:style-name="ro1">
          <table:table-cell office:value-type="float" office:value="21.12" table:style-name="ce2">
            <text:p>21.12</text:p>
          </table:table-cell>
          <table:table-cell office:value-type="float" office:value="6038.4486999999999" table:style-name="ce2">
            <text:p>6038.4487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2">
            <text:p>21.144001</text:p>
          </table:table-cell>
          <table:table-cell office:value-type="float" office:value="6040.6094000000003" table:style-name="ce2">
            <text:p>6040.6094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2">
            <text:p>21.168</text:p>
          </table:table-cell>
          <table:table-cell office:value-type="float" office:value="6043.49" table:style-name="ce2">
            <text:p>6043.49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2">
            <text:p>21.192</text:p>
          </table:table-cell>
          <table:table-cell office:value-type="float" office:value="6046.3710000000001" table:style-name="ce2">
            <text:p>6046.371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2">
            <text:p>21.216</text:p>
          </table:table-cell>
          <table:table-cell office:value-type="float" office:value="6049.2520000000004" table:style-name="ce2">
            <text:p>6049.252</text:p>
          </table:table-cell>
          <table:table-cell table:number-columns-repeated="16382"/>
        </table:table-row>
        <table:table-row table:style-name="ro1">
          <table:table-cell office:value-type="float" office:value="21.24" table:style-name="ce2">
            <text:p>21.24</text:p>
          </table:table-cell>
          <table:table-cell office:value-type="float" office:value="6052.1329999999998" table:style-name="ce2">
            <text:p>6052.133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2">
            <text:p>21.264</text:p>
          </table:table-cell>
          <table:table-cell office:value-type="float" office:value="6055.0137000000004" table:style-name="ce2">
            <text:p>6055.0137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2">
            <text:p>21.288</text:p>
          </table:table-cell>
          <table:table-cell office:value-type="float" office:value="6057.8945000000003" table:style-name="ce2">
            <text:p>6057.8945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2">
            <text:p>21.312</text:p>
          </table:table-cell>
          <table:table-cell office:value-type="float" office:value="6060.0550000000003" table:style-name="ce2">
            <text:p>6060.055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2">
            <text:p>21.336</text:p>
          </table:table-cell>
          <table:table-cell office:value-type="float" office:value="6062.2160000000003" table:style-name="ce2">
            <text:p>6062.216</text:p>
          </table:table-cell>
          <table:table-cell table:number-columns-repeated="16382"/>
        </table:table-row>
        <table:table-row table:style-name="ro1">
          <table:table-cell office:value-type="float" office:value="21.36" table:style-name="ce2">
            <text:p>21.36</text:p>
          </table:table-cell>
          <table:table-cell office:value-type="float" office:value="6063.6562999999996" table:style-name="ce2">
            <text:p>6063.6563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2">
            <text:p>21.384</text:p>
          </table:table-cell>
          <table:table-cell office:value-type="float" office:value="6065.817" table:style-name="ce2">
            <text:p>6065.817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2">
            <text:p>21.408</text:p>
          </table:table-cell>
          <table:table-cell office:value-type="float" office:value="6067.9775" table:style-name="ce2">
            <text:p>6067.9775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2">
            <text:p>21.432001</text:p>
          </table:table-cell>
          <table:table-cell office:value-type="float" office:value="6070.1379999999999" table:style-name="ce2">
            <text:p>6070.138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2">
            <text:p>21.456</text:p>
          </table:table-cell>
          <table:table-cell office:value-type="float" office:value="6072.299" table:style-name="ce2">
            <text:p>6072.299</text:p>
          </table:table-cell>
          <table:table-cell table:number-columns-repeated="16382"/>
        </table:table-row>
        <table:table-row table:style-name="ro1">
          <table:table-cell office:value-type="float" office:value="21.48" table:style-name="ce2">
            <text:p>21.48</text:p>
          </table:table-cell>
          <table:table-cell office:value-type="float" office:value="6074.4594999999999" table:style-name="ce2">
            <text:p>6074.4595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2">
            <text:p>21.504</text:p>
          </table:table-cell>
          <table:table-cell office:value-type="float" office:value="6075.9" table:style-name="ce2">
            <text:p>6075.9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2">
            <text:p>21.528</text:p>
          </table:table-cell>
          <table:table-cell office:value-type="float" office:value="6077.3402999999998" table:style-name="ce2">
            <text:p>6077.3403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2">
            <text:p>21.552</text:p>
          </table:table-cell>
          <table:table-cell office:value-type="float" office:value="6078.7809999999999" table:style-name="ce2">
            <text:p>6078.781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2">
            <text:p>21.576</text:p>
          </table:table-cell>
          <table:table-cell office:value-type="float" office:value="6079.5010000000002" table:style-name="ce2">
            <text:p>6079.501</text:p>
          </table:table-cell>
          <table:table-cell table:number-columns-repeated="16382"/>
        </table:table-row>
        <table:table-row table:style-name="ro1">
          <table:table-cell office:value-type="float" office:value="21.6" table:style-name="ce2">
            <text:p>21.6</text:p>
          </table:table-cell>
          <table:table-cell office:value-type="float" office:value="6080.2209999999995" table:style-name="ce2">
            <text:p>6080.221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2">
            <text:p>21.624</text:p>
          </table:table-cell>
          <table:table-cell office:value-type="float" office:value="6080.9413999999997" table:style-name="ce2">
            <text:p>6080.9414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2">
            <text:p>21.648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2">
            <text:p>21.672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2">
            <text:p>21.696001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72" table:style-name="ce2">
            <text:p>21.72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2">
            <text:p>21.744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2">
            <text:p>21.768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2">
            <text:p>21.792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2">
            <text:p>21.816</text:p>
          </table:table-cell>
          <table:table-cell office:value-type="float" office:value="6081.6616000000004" table:style-name="ce2">
            <text:p>6081.6616</text:p>
          </table:table-cell>
          <table:table-cell table:number-columns-repeated="16382"/>
        </table:table-row>
        <table:table-row table:style-name="ro1">
          <table:table-cell office:value-type="float" office:value="21.84" table:style-name="ce2">
            <text:p>21.84</text:p>
          </table:table-cell>
          <table:table-cell office:value-type="float" office:value="6103.5244000000002" table:style-name="ce2">
            <text:p>6103.5244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2">
            <text:p>21.864</text:p>
          </table:table-cell>
          <table:table-cell office:value-type="float" office:value="6125.3869999999997" table:style-name="ce2">
            <text:p>6125.387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2">
            <text:p>21.888</text:p>
          </table:table-cell>
          <table:table-cell office:value-type="float" office:value="6147.25" table:style-name="ce2">
            <text:p>6147.25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2">
            <text:p>21.912</text:p>
          </table:table-cell>
          <table:table-cell office:value-type="float" office:value="6169.1130000000003" table:style-name="ce2">
            <text:p>6169.113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2">
            <text:p>21.936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2">
            <text:p>21.960001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2">
            <text:p>21.984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2">
            <text:p>22.008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2">
            <text:p>22.032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2">
            <text:p>22.056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08" table:style-name="ce2">
            <text:p>22.08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2">
            <text:p>22.104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2">
            <text:p>22.128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2">
            <text:p>22.152</text:p>
          </table:table-cell>
          <table:table-cell office:value-type="float" office:value="6212.8383999999996" table:style-name="ce2">
            <text:p>6212.8384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2">
            <text:p>22.176</text:p>
          </table:table-cell>
          <table:table-cell office:value-type="float" office:value="6234.701" table:style-name="ce2">
            <text:p>6234.701</text:p>
          </table:table-cell>
          <table:table-cell table:number-columns-repeated="16382"/>
        </table:table-row>
        <table:table-row table:style-name="ro1">
          <table:table-cell office:value-type="float" office:value="22.2" table:style-name="ce2">
            <text:p>22.2</text:p>
          </table:table-cell>
          <table:table-cell office:value-type="float" office:value="6256.5640000000003" table:style-name="ce2">
            <text:p>6256.564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2">
            <text:p>22.224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2">
            <text:p>22.248001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2">
            <text:p>22.272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2">
            <text:p>22.296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32" table:style-name="ce2">
            <text:p>22.32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2">
            <text:p>22.344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2">
            <text:p>22.368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2">
            <text:p>22.392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2">
            <text:p>22.416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44" table:style-name="ce2">
            <text:p>22.44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2">
            <text:p>22.464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2">
            <text:p>22.488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2">
            <text:p>22.512001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2">
            <text:p>22.536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56" table:style-name="ce2">
            <text:p>22.56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2">
            <text:p>22.584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2">
            <text:p>22.608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2">
            <text:p>22.632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2">
            <text:p>22.656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68" table:style-name="ce2">
            <text:p>22.68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2">
            <text:p>22.704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2">
            <text:p>22.728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2">
            <text:p>22.752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2">
            <text:p>22.776001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2">
            <text:p>22.800001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2">
            <text:p>22.824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2">
            <text:p>22.848</text:p>
          </table:table-cell>
          <table:table-cell office:value-type="float" office:value="6278.4269999999997" table:style-name="ce2">
            <text:p>6278.427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2">
            <text:p>22.872</text:p>
          </table:table-cell>
          <table:table-cell office:value-type="float" office:value="6279.1469999999999" table:style-name="ce2">
            <text:p>6279.147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2">
            <text:p>22.896</text:p>
          </table:table-cell>
          <table:table-cell office:value-type="float" office:value="6279.8670000000002" table:style-name="ce2">
            <text:p>6279.867</text:p>
          </table:table-cell>
          <table:table-cell table:number-columns-repeated="16382"/>
        </table:table-row>
        <table:table-row table:style-name="ro1">
          <table:table-cell office:value-type="float" office:value="22.92" table:style-name="ce2">
            <text:p>22.92</text:p>
          </table:table-cell>
          <table:table-cell office:value-type="float" office:value="6302.45" table:style-name="ce2">
            <text:p>6302.45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2">
            <text:p>22.944</text:p>
          </table:table-cell>
          <table:table-cell office:value-type="float" office:value="6302.45" table:style-name="ce2">
            <text:p>6302.45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2">
            <text:p>22.968</text:p>
          </table:table-cell>
          <table:table-cell office:value-type="float" office:value="6302.45" table:style-name="ce2">
            <text:p>6302.45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2">
            <text:p>22.99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2">
            <text:p>23.01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04" table:style-name="ce2">
            <text:p>23.0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2">
            <text:p>23.064001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2">
            <text:p>23.08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2">
            <text:p>23.11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2">
            <text:p>23.13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16" table:style-name="ce2">
            <text:p>23.1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2">
            <text:p>23.18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2">
            <text:p>23.20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2">
            <text:p>23.23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2">
            <text:p>23.25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28" table:style-name="ce2">
            <text:p>23.2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2">
            <text:p>23.30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2">
            <text:p>23.328001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2">
            <text:p>23.35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2">
            <text:p>23.37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4" table:style-name="ce2">
            <text:p>23.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2">
            <text:p>23.42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2">
            <text:p>23.44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2">
            <text:p>23.47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2">
            <text:p>23.49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52" table:style-name="ce2">
            <text:p>23.5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2">
            <text:p>23.54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2">
            <text:p>23.56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2">
            <text:p>23.592001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2">
            <text:p>23.616001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64" table:style-name="ce2">
            <text:p>23.6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2">
            <text:p>23.66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2">
            <text:p>23.68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2">
            <text:p>23.71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2">
            <text:p>23.73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76" table:style-name="ce2">
            <text:p>23.7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2">
            <text:p>23.78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2">
            <text:p>23.80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2">
            <text:p>23.83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2">
            <text:p>23.85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2">
            <text:p>23.880001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2">
            <text:p>23.904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2">
            <text:p>23.928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2">
            <text:p>23.952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2">
            <text:p>23.976</text:p>
          </table:table-cell>
          <table:table-cell office:value-type="float" office:value="6303.1704" table:style-name="ce2">
            <text:p>6303.1704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14T15:05:00Z</dc:date>
    <meta:editing-cycles>12</meta:editing-cycles>
    <meta:editing-duration>PT3171S</meta:editing-duration>
  </office:meta>
</office:document-meta>
</file>